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65.8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put" table:style-name="ta1">
        <table:shapes>
          <draw:frame draw:z-index="0" draw:style-name="gr1" draw:text-style-name="P1" svg:width="453.51pt" svg:height="255.09pt" svg:x="643.75pt" svg:y="2.83pt">
            <loext:p draw:notify-on-update-of-ranges="output.K1:output.K1 output.K2:output.K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ensor type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psi_dot</text:p>
          </table:table-cell>
          <table:table-cell office:value-type="string" calcext:value-type="string">
            <text:p>rmse_x</text:p>
          </table:table-cell>
          <table:table-cell office:value-type="string" calcext:value-type="string">
            <text:p>rmse_y</text:p>
          </table:table-cell>
          <table:table-cell office:value-type="string" calcext:value-type="string">
            <text:p>rmse_vx</text:p>
          </table:table-cell>
          <table:table-cell office:value-type="string" calcext:value-type="string">
            <text:p>rmse_vy</text:p>
          </table:table-cell>
          <table:table-cell office:value-type="string" calcext:value-type="string">
            <text:p>NI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312243" calcext:value-type="float">
            <text:p>0.312243</text:p>
          </table:table-cell>
          <table:table-cell office:value-type="float" office:value="0.58034" calcext:value-type="float">
            <text:p>0.58034</text:p>
          </table:table-cell>
          <table:table-cell office:value-type="float" office:value="0" calcext:value-type="float">
            <text:p>0</text:p>
          </table:table-cell>
          <table:table-cell office:value-type="float" office:value="0.49361" calcext:value-type="float">
            <text:p>0.49361</text:p>
          </table:table-cell>
          <table:table-cell office:value-type="float" office:value="0" calcext:value-type="float">
            <text:p>0</text:p>
          </table:table-cell>
          <table:table-cell office:value-type="float" office:value="0.287757" calcext:value-type="float">
            <text:p>0.287757</text:p>
          </table:table-cell>
          <table:table-cell office:value-type="float" office:value="0.0196602" calcext:value-type="float">
            <text:p>0.0196602</text:p>
          </table:table-cell>
          <table:table-cell office:value-type="float" office:value="5.19994" calcext:value-type="float">
            <text:p>5.199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0.662229" calcext:value-type="float">
            <text:p>0.662229</text:p>
          </table:table-cell>
          <table:table-cell office:value-type="float" office:value="0.550444" calcext:value-type="float">
            <text:p>0.550444</text:p>
          </table:table-cell>
          <table:table-cell office:value-type="float" office:value="2.51356" calcext:value-type="float">
            <text:p>2.51356</text:p>
          </table:table-cell>
          <table:table-cell office:value-type="float" office:value="0.49361" calcext:value-type="float">
            <text:p>0.49361</text:p>
          </table:table-cell>
          <table:table-cell office:value-type="float" office:value="2.31318E-018" calcext:value-type="float">
            <text:p>2.31318E-18</text:p>
          </table:table-cell>
          <table:table-cell office:value-type="float" office:value="0.246897" calcext:value-type="float">
            <text:p>0.246897</text:p>
          </table:table-cell>
          <table:table-cell office:value-type="float" office:value="0.0377281" calcext:value-type="float">
            <text:p>0.0377281</text:p>
          </table:table-cell>
          <table:table-cell office:value-type="float" office:value="4.2401" calcext:value-type="float">
            <text:p>4.2401</text:p>
          </table:table-cell>
          <table:table-cell office:value-type="float" office:value="0.840854" calcext:value-type="float">
            <text:p>0.840854</text:p>
          </table:table-cell>
          <table:table-cell office:value-type="float" office:value="156.456" calcext:value-type="float">
            <text:p>156.4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817948" calcext:value-type="float">
            <text:p>0.817948</text:p>
          </table:table-cell>
          <table:table-cell office:value-type="float" office:value="0.634655" calcext:value-type="float">
            <text:p>0.634655</text:p>
          </table:table-cell>
          <table:table-cell office:value-type="float" office:value="2.54868" calcext:value-type="float">
            <text:p>2.54868</text:p>
          </table:table-cell>
          <table:table-cell office:value-type="float" office:value="0.490934" calcext:value-type="float">
            <text:p>0.490934</text:p>
          </table:table-cell>
          <table:table-cell office:value-type="float" office:value="-0.0115043" calcext:value-type="float">
            <text:p>-0.0115043</text:p>
          </table:table-cell>
          <table:table-cell office:value-type="float" office:value="0.266547" calcext:value-type="float">
            <text:p>0.266547</text:p>
          </table:table-cell>
          <table:table-cell office:value-type="float" office:value="0.036662" calcext:value-type="float">
            <text:p>0.036662</text:p>
          </table:table-cell>
          <table:table-cell office:value-type="float" office:value="3.85875" calcext:value-type="float">
            <text:p>3.85875</text:p>
          </table:table-cell>
          <table:table-cell office:value-type="float" office:value="0.973812" calcext:value-type="float">
            <text:p>0.973812</text:p>
          </table:table-cell>
          <table:table-cell office:value-type="float" office:value="7.22298" calcext:value-type="float">
            <text:p>7.22298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0.936631" calcext:value-type="float">
            <text:p>0.936631</text:p>
          </table:table-cell>
          <table:table-cell office:value-type="float" office:value="0.442618" calcext:value-type="float">
            <text:p>0.442618</text:p>
          </table:table-cell>
          <table:table-cell office:value-type="float" office:value="3.40124" calcext:value-type="float">
            <text:p>3.40124</text:p>
          </table:table-cell>
          <table:table-cell office:value-type="float" office:value="0.465208" calcext:value-type="float">
            <text:p>0.465208</text:p>
          </table:table-cell>
          <table:table-cell office:value-type="float" office:value="-0.10517" calcext:value-type="float">
            <text:p>-0.10517</text:p>
          </table:table-cell>
          <table:table-cell office:value-type="float" office:value="0.320031" calcext:value-type="float">
            <text:p>0.320031</text:p>
          </table:table-cell>
          <table:table-cell office:value-type="float" office:value="0.0851465" calcext:value-type="float">
            <text:p>0.0851465</text:p>
          </table:table-cell>
          <table:table-cell office:value-type="float" office:value="3.51184" calcext:value-type="float">
            <text:p>3.51184</text:p>
          </table:table-cell>
          <table:table-cell office:value-type="float" office:value="1.13361" calcext:value-type="float">
            <text:p>1.13361</text:p>
          </table:table-cell>
          <table:table-cell office:value-type="float" office:value="44.3055" calcext:value-type="float">
            <text:p>44.305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17773" calcext:value-type="float">
            <text:p>1.17773</text:p>
          </table:table-cell>
          <table:table-cell office:value-type="float" office:value="0.587687" calcext:value-type="float">
            <text:p>0.587687</text:p>
          </table:table-cell>
          <table:table-cell office:value-type="float" office:value="3.50853" calcext:value-type="float">
            <text:p>3.50853</text:p>
          </table:table-cell>
          <table:table-cell office:value-type="float" office:value="0.443709" calcext:value-type="float">
            <text:p>0.443709</text:p>
          </table:table-cell>
          <table:table-cell office:value-type="float" office:value="-0.163115" calcext:value-type="float">
            <text:p>-0.163115</text:p>
          </table:table-cell>
          <table:table-cell office:value-type="float" office:value="0.353067" calcext:value-type="float">
            <text:p>0.353067</text:p>
          </table:table-cell>
          <table:table-cell office:value-type="float" office:value="0.076402" calcext:value-type="float">
            <text:p>0.076402</text:p>
          </table:table-cell>
          <table:table-cell office:value-type="float" office:value="3.2696" calcext:value-type="float">
            <text:p>3.2696</text:p>
          </table:table-cell>
          <table:table-cell office:value-type="float" office:value="1.21286" calcext:value-type="float">
            <text:p>1.21286</text:p>
          </table:table-cell>
          <table:table-cell office:value-type="float" office:value="11.9882" calcext:value-type="float">
            <text:p>11.9882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.39754" calcext:value-type="float">
            <text:p>1.39754</text:p>
          </table:table-cell>
          <table:table-cell office:value-type="float" office:value="0.570198" calcext:value-type="float">
            <text:p>0.570198</text:p>
          </table:table-cell>
          <table:table-cell office:value-type="float" office:value="4.11388" calcext:value-type="float">
            <text:p>4.11388</text:p>
          </table:table-cell>
          <table:table-cell office:value-type="float" office:value="0.307598" calcext:value-type="float">
            <text:p>0.307598</text:p>
          </table:table-cell>
          <table:table-cell office:value-type="float" office:value="-0.58745" calcext:value-type="float">
            <text:p>-0.58745</text:p>
          </table:table-cell>
          <table:table-cell office:value-type="float" office:value="0.382007" calcext:value-type="float">
            <text:p>0.382007</text:p>
          </table:table-cell>
          <table:table-cell office:value-type="float" office:value="0.0709786" calcext:value-type="float">
            <text:p>0.0709786</text:p>
          </table:table-cell>
          <table:table-cell office:value-type="float" office:value="3.0299" calcext:value-type="float">
            <text:p>3.0299</text:p>
          </table:table-cell>
          <table:table-cell office:value-type="float" office:value="1.21382" calcext:value-type="float">
            <text:p>1.21382</text:p>
          </table:table-cell>
          <table:table-cell office:value-type="float" office:value="37.2298" calcext:value-type="float">
            <text:p>37.229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68198" calcext:value-type="float">
            <text:p>1.68198</text:p>
          </table:table-cell>
          <table:table-cell office:value-type="float" office:value="0.662437" calcext:value-type="float">
            <text:p>0.662437</text:p>
          </table:table-cell>
          <table:table-cell office:value-type="float" office:value="4.23441" calcext:value-type="float">
            <text:p>4.23441</text:p>
          </table:table-cell>
          <table:table-cell office:value-type="float" office:value="0.229822" calcext:value-type="float">
            <text:p>0.229822</text:p>
          </table:table-cell>
          <table:table-cell office:value-type="float" office:value="-0.724125" calcext:value-type="float">
            <text:p>-0.724125</text:p>
          </table:table-cell>
          <table:table-cell office:value-type="float" office:value="0.397095" calcext:value-type="float">
            <text:p>0.397095</text:p>
          </table:table-cell>
          <table:table-cell office:value-type="float" office:value="0.0693157" calcext:value-type="float">
            <text:p>0.0693157</text:p>
          </table:table-cell>
          <table:table-cell office:value-type="float" office:value="2.83435" calcext:value-type="float">
            <text:p>2.83435</text:p>
          </table:table-cell>
          <table:table-cell office:value-type="float" office:value="1.17712" calcext:value-type="float">
            <text:p>1.17712</text:p>
          </table:table-cell>
          <table:table-cell office:value-type="float" office:value="13.3909" calcext:value-type="float">
            <text:p>13.390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.94019" calcext:value-type="float">
            <text:p>1.94019</text:p>
          </table:table-cell>
          <table:table-cell office:value-type="float" office:value="0.653591" calcext:value-type="float">
            <text:p>0.653591</text:p>
          </table:table-cell>
          <table:table-cell office:value-type="float" office:value="4.52518" calcext:value-type="float">
            <text:p>4.52518</text:p>
          </table:table-cell>
          <table:table-cell office:value-type="float" office:value="0.106295" calcext:value-type="float">
            <text:p>0.106295</text:p>
          </table:table-cell>
          <table:table-cell office:value-type="float" office:value="-0.949496" calcext:value-type="float">
            <text:p>-0.949496</text:p>
          </table:table-cell>
          <table:table-cell office:value-type="float" office:value="0.408284" calcext:value-type="float">
            <text:p>0.408284</text:p>
          </table:table-cell>
          <table:table-cell office:value-type="float" office:value="0.0669614" calcext:value-type="float">
            <text:p>0.0669614</text:p>
          </table:table-cell>
          <table:table-cell office:value-type="float" office:value="2.66268" calcext:value-type="float">
            <text:p>2.66268</text:p>
          </table:table-cell>
          <table:table-cell office:value-type="float" office:value="1.11154" calcext:value-type="float">
            <text:p>1.11154</text:p>
          </table:table-cell>
          <table:table-cell office:value-type="float" office:value="10.5434" calcext:value-type="float">
            <text:p>10.54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2422" calcext:value-type="float">
            <text:p>2.2422</text:p>
          </table:table-cell>
          <table:table-cell office:value-type="float" office:value="0.677425" calcext:value-type="float">
            <text:p>0.677425</text:p>
          </table:table-cell>
          <table:table-cell office:value-type="float" office:value="4.63851" calcext:value-type="float">
            <text:p>4.63851</text:p>
          </table:table-cell>
          <table:table-cell office:value-type="float" office:value="0.00882166" calcext:value-type="float">
            <text:p>0.00882166</text:p>
          </table:table-cell>
          <table:table-cell office:value-type="float" office:value="-1.0621" calcext:value-type="float">
            <text:p>-1.0621</text:p>
          </table:table-cell>
          <table:table-cell office:value-type="float" office:value="0.411589" calcext:value-type="float">
            <text:p>0.411589</text:p>
          </table:table-cell>
          <table:table-cell office:value-type="float" office:value="0.0671081" calcext:value-type="float">
            <text:p>0.0671081</text:p>
          </table:table-cell>
          <table:table-cell office:value-type="float" office:value="2.51724" calcext:value-type="float">
            <text:p>2.51724</text:p>
          </table:table-cell>
          <table:table-cell office:value-type="float" office:value="1.048" calcext:value-type="float">
            <text:p>1.048</text:p>
          </table:table-cell>
          <table:table-cell office:value-type="float" office:value="9.00611" calcext:value-type="float">
            <text:p>9.00611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2.53154" calcext:value-type="float">
            <text:p>2.53154</text:p>
          </table:table-cell>
          <table:table-cell office:value-type="float" office:value="0.647904" calcext:value-type="float">
            <text:p>0.647904</text:p>
          </table:table-cell>
          <table:table-cell office:value-type="float" office:value="4.90686" calcext:value-type="float">
            <text:p>4.90686</text:p>
          </table:table-cell>
          <table:table-cell office:value-type="float" office:value="-0.0804158" calcext:value-type="float">
            <text:p>-0.0804158</text:p>
          </table:table-cell>
          <table:table-cell office:value-type="float" office:value="-1.13236" calcext:value-type="float">
            <text:p>-1.13236</text:p>
          </table:table-cell>
          <table:table-cell office:value-type="float" office:value="0.411182" calcext:value-type="float">
            <text:p>0.411182</text:p>
          </table:table-cell>
          <table:table-cell office:value-type="float" office:value="0.0646257" calcext:value-type="float">
            <text:p>0.0646257</text:p>
          </table:table-cell>
          <table:table-cell office:value-type="float" office:value="2.38997" calcext:value-type="float">
            <text:p>2.38997</text:p>
          </table:table-cell>
          <table:table-cell office:value-type="float" office:value="1.00549" calcext:value-type="float">
            <text:p>1.00549</text:p>
          </table:table-cell>
          <table:table-cell office:value-type="float" office:value="8.42047" calcext:value-type="float">
            <text:p>8.420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81178" calcext:value-type="float">
            <text:p>2.81178</text:p>
          </table:table-cell>
          <table:table-cell office:value-type="float" office:value="0.622101" calcext:value-type="float">
            <text:p>0.622101</text:p>
          </table:table-cell>
          <table:table-cell office:value-type="float" office:value="4.96774" calcext:value-type="float">
            <text:p>4.96774</text:p>
          </table:table-cell>
          <table:table-cell office:value-type="float" office:value="-0.152118" calcext:value-type="float">
            <text:p>-0.152118</text:p>
          </table:table-cell>
          <table:table-cell office:value-type="float" office:value="-1.15921" calcext:value-type="float">
            <text:p>-1.15921</text:p>
          </table:table-cell>
          <table:table-cell office:value-type="float" office:value="0.409035" calcext:value-type="float">
            <text:p>0.409035</text:p>
          </table:table-cell>
          <table:table-cell office:value-type="float" office:value="0.0616354" calcext:value-type="float">
            <text:p>0.0616354</text:p>
          </table:table-cell>
          <table:table-cell office:value-type="float" office:value="2.28033" calcext:value-type="float">
            <text:p>2.28033</text:p>
          </table:table-cell>
          <table:table-cell office:value-type="float" office:value="0.992467" calcext:value-type="float">
            <text:p>0.992467</text:p>
          </table:table-cell>
          <table:table-cell office:value-type="float" office:value="2.12697" calcext:value-type="float">
            <text:p>2.12697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3.11027" calcext:value-type="float">
            <text:p>3.11027</text:p>
          </table:table-cell>
          <table:table-cell office:value-type="float" office:value="0.536077" calcext:value-type="float">
            <text:p>0.536077</text:p>
          </table:table-cell>
          <table:table-cell office:value-type="float" office:value="5.18916" calcext:value-type="float">
            <text:p>5.18916</text:p>
          </table:table-cell>
          <table:table-cell office:value-type="float" office:value="-0.249367" calcext:value-type="float">
            <text:p>-0.249367</text:p>
          </table:table-cell>
          <table:table-cell office:value-type="float" office:value="-1.22407" calcext:value-type="float">
            <text:p>-1.22407</text:p>
          </table:table-cell>
          <table:table-cell office:value-type="float" office:value="0.4043" calcext:value-type="float">
            <text:p>0.4043</text:p>
          </table:table-cell>
          <table:table-cell office:value-type="float" office:value="0.0640893" calcext:value-type="float">
            <text:p>0.0640893</text:p>
          </table:table-cell>
          <table:table-cell office:value-type="float" office:value="2.18374" calcext:value-type="float">
            <text:p>2.18374</text:p>
          </table:table-cell>
          <table:table-cell office:value-type="float" office:value="1.03246" calcext:value-type="float">
            <text:p>1.03246</text:p>
          </table:table-cell>
          <table:table-cell office:value-type="float" office:value="7.15274" calcext:value-type="float">
            <text:p>7.1527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44172" calcext:value-type="float">
            <text:p>3.44172</text:p>
          </table:table-cell>
          <table:table-cell office:value-type="float" office:value="0.428806" calcext:value-type="float">
            <text:p>0.428806</text:p>
          </table:table-cell>
          <table:table-cell office:value-type="float" office:value="5.34199" calcext:value-type="float">
            <text:p>5.34199</text:p>
          </table:table-cell>
          <table:table-cell office:value-type="float" office:value="-0.359391" calcext:value-type="float">
            <text:p>-0.359391</text:p>
          </table:table-cell>
          <table:table-cell office:value-type="float" office:value="-1.30187" calcext:value-type="float">
            <text:p>-1.30187</text:p>
          </table:table-cell>
          <table:table-cell office:value-type="float" office:value="0.39591" calcext:value-type="float">
            <text:p>0.39591</text:p>
          </table:table-cell>
          <table:table-cell office:value-type="float" office:value="0.0829362" calcext:value-type="float">
            <text:p>0.0829362</text:p>
          </table:table-cell>
          <table:table-cell office:value-type="float" office:value="2.09871" calcext:value-type="float">
            <text:p>2.09871</text:p>
          </table:table-cell>
          <table:table-cell office:value-type="float" office:value="1.13901" calcext:value-type="float">
            <text:p>1.13901</text:p>
          </table:table-cell>
          <table:table-cell office:value-type="float" office:value="11.5335" calcext:value-type="float">
            <text:p>11.5335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3.72861" calcext:value-type="float">
            <text:p>3.72861</text:p>
          </table:table-cell>
          <table:table-cell office:value-type="float" office:value="0.453276" calcext:value-type="float">
            <text:p>0.453276</text:p>
          </table:table-cell>
          <table:table-cell office:value-type="float" office:value="5.48761" calcext:value-type="float">
            <text:p>5.48761</text:p>
          </table:table-cell>
          <table:table-cell office:value-type="float" office:value="-0.312436" calcext:value-type="float">
            <text:p>-0.312436</text:p>
          </table:table-cell>
          <table:table-cell office:value-type="float" office:value="-1.1084" calcext:value-type="float">
            <text:p>-1.1084</text:p>
          </table:table-cell>
          <table:table-cell office:value-type="float" office:value="0.387245" calcext:value-type="float">
            <text:p>0.387245</text:p>
          </table:table-cell>
          <table:table-cell office:value-type="float" office:value="0.0937549" calcext:value-type="float">
            <text:p>0.0937549</text:p>
          </table:table-cell>
          <table:table-cell office:value-type="float" office:value="2.02239" calcext:value-type="float">
            <text:p>2.02239</text:p>
          </table:table-cell>
          <table:table-cell office:value-type="float" office:value="1.20375" calcext:value-type="float">
            <text:p>1.20375</text:p>
          </table:table-cell>
          <table:table-cell office:value-type="float" office:value="10.6986" calcext:value-type="float">
            <text:p>10.698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03355" calcext:value-type="float">
            <text:p>4.03355</text:p>
          </table:table-cell>
          <table:table-cell office:value-type="float" office:value="0.40702" calcext:value-type="float">
            <text:p>0.40702</text:p>
          </table:table-cell>
          <table:table-cell office:value-type="float" office:value="5.54454" calcext:value-type="float">
            <text:p>5.54454</text:p>
          </table:table-cell>
          <table:table-cell office:value-type="float" office:value="-0.339189" calcext:value-type="float">
            <text:p>-0.339189</text:p>
          </table:table-cell>
          <table:table-cell office:value-type="float" office:value="-1.0601" calcext:value-type="float">
            <text:p>-1.0601</text:p>
          </table:table-cell>
          <table:table-cell office:value-type="float" office:value="0.377759" calcext:value-type="float">
            <text:p>0.377759</text:p>
          </table:table-cell>
          <table:table-cell office:value-type="float" office:value="0.109517" calcext:value-type="float">
            <text:p>0.109517</text:p>
          </table:table-cell>
          <table:table-cell office:value-type="float" office:value="1.95385" calcext:value-type="float">
            <text:p>1.95385</text:p>
          </table:table-cell>
          <table:table-cell office:value-type="float" office:value="1.27584" calcext:value-type="float">
            <text:p>1.27584</text:p>
          </table:table-cell>
          <table:table-cell office:value-type="float" office:value="5.60718" calcext:value-type="float">
            <text:p>5.60718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4.30624" calcext:value-type="float">
            <text:p>4.30624</text:p>
          </table:table-cell>
          <table:table-cell office:value-type="float" office:value="0.411103" calcext:value-type="float">
            <text:p>0.411103</text:p>
          </table:table-cell>
          <table:table-cell office:value-type="float" office:value="5.53151" calcext:value-type="float">
            <text:p>5.53151</text:p>
          </table:table-cell>
          <table:table-cell office:value-type="float" office:value="-0.321864" calcext:value-type="float">
            <text:p>-0.321864</text:p>
          </table:table-cell>
          <table:table-cell office:value-type="float" office:value="-0.953499" calcext:value-type="float">
            <text:p>-0.953499</text:p>
          </table:table-cell>
          <table:table-cell office:value-type="float" office:value="0.368809" calcext:value-type="float">
            <text:p>0.368809</text:p>
          </table:table-cell>
          <table:table-cell office:value-type="float" office:value="0.122382" calcext:value-type="float">
            <text:p>0.122382</text:p>
          </table:table-cell>
          <table:table-cell office:value-type="float" office:value="1.89188" calcext:value-type="float">
            <text:p>1.89188</text:p>
          </table:table-cell>
          <table:table-cell office:value-type="float" office:value="1.32934" calcext:value-type="float">
            <text:p>1.32934</text:p>
          </table:table-cell>
          <table:table-cell office:value-type="float" office:value="6.02069" calcext:value-type="float">
            <text:p>6.0206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5313" calcext:value-type="float">
            <text:p>4.5313</text:p>
          </table:table-cell>
          <table:table-cell office:value-type="float" office:value="0.457568" calcext:value-type="float">
            <text:p>0.457568</text:p>
          </table:table-cell>
          <table:table-cell office:value-type="float" office:value="5.38863" calcext:value-type="float">
            <text:p>5.38863</text:p>
          </table:table-cell>
          <table:table-cell office:value-type="float" office:value="-0.283043" calcext:value-type="float">
            <text:p>-0.283043</text:p>
          </table:table-cell>
          <table:table-cell office:value-type="float" office:value="-0.83144" calcext:value-type="float">
            <text:p>-0.83144</text:p>
          </table:table-cell>
          <table:table-cell office:value-type="float" office:value="0.361865" calcext:value-type="float">
            <text:p>0.361865</text:p>
          </table:table-cell>
          <table:table-cell office:value-type="float" office:value="0.12913" calcext:value-type="float">
            <text:p>0.12913</text:p>
          </table:table-cell>
          <table:table-cell office:value-type="float" office:value="1.8354" calcext:value-type="float">
            <text:p>1.8354</text:p>
          </table:table-cell>
          <table:table-cell office:value-type="float" office:value="1.35751" calcext:value-type="float">
            <text:p>1.35751</text:p>
          </table:table-cell>
          <table:table-cell office:value-type="float" office:value="13.1332" calcext:value-type="float">
            <text:p>13.1332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4.7947" calcext:value-type="float">
            <text:p>4.7947</text:p>
          </table:table-cell>
          <table:table-cell office:value-type="float" office:value="0.438778" calcext:value-type="float">
            <text:p>0.438778</text:p>
          </table:table-cell>
          <table:table-cell office:value-type="float" office:value="5.33623" calcext:value-type="float">
            <text:p>5.33623</text:p>
          </table:table-cell>
          <table:table-cell office:value-type="float" office:value="-0.290685" calcext:value-type="float">
            <text:p>-0.290685</text:p>
          </table:table-cell>
          <table:table-cell office:value-type="float" office:value="-0.784797" calcext:value-type="float">
            <text:p>-0.784797</text:p>
          </table:table-cell>
          <table:table-cell office:value-type="float" office:value="0.355419" calcext:value-type="float">
            <text:p>0.355419</text:p>
          </table:table-cell>
          <table:table-cell office:value-type="float" office:value="0.137752" calcext:value-type="float">
            <text:p>0.137752</text:p>
          </table:table-cell>
          <table:table-cell office:value-type="float" office:value="1.78374" calcext:value-type="float">
            <text:p>1.78374</text:p>
          </table:table-cell>
          <table:table-cell office:value-type="float" office:value="1.38595" calcext:value-type="float">
            <text:p>1.38595</text:p>
          </table:table-cell>
          <table:table-cell office:value-type="float" office:value="4.28113" calcext:value-type="float">
            <text:p>4.2811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11961" calcext:value-type="float">
            <text:p>5.11961</text:p>
          </table:table-cell>
          <table:table-cell office:value-type="float" office:value="0.429245" calcext:value-type="float">
            <text:p>0.429245</text:p>
          </table:table-cell>
          <table:table-cell office:value-type="float" office:value="5.4064" calcext:value-type="float">
            <text:p>5.4064</text:p>
          </table:table-cell>
          <table:table-cell office:value-type="float" office:value="-0.287813" calcext:value-type="float">
            <text:p>-0.287813</text:p>
          </table:table-cell>
          <table:table-cell office:value-type="float" office:value="-0.72477" calcext:value-type="float">
            <text:p>-0.72477</text:p>
          </table:table-cell>
          <table:table-cell office:value-type="float" office:value="0.347696" calcext:value-type="float">
            <text:p>0.347696</text:p>
          </table:table-cell>
          <table:table-cell office:value-type="float" office:value="0.147216" calcext:value-type="float">
            <text:p>0.147216</text:p>
          </table:table-cell>
          <table:table-cell office:value-type="float" office:value="1.73617" calcext:value-type="float">
            <text:p>1.73617</text:p>
          </table:table-cell>
          <table:table-cell office:value-type="float" office:value="1.41342" calcext:value-type="float">
            <text:p>1.41342</text:p>
          </table:table-cell>
          <table:table-cell office:value-type="float" office:value="11.1824" calcext:value-type="float">
            <text:p>11.1824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5.39259" calcext:value-type="float">
            <text:p>5.39259</text:p>
          </table:table-cell>
          <table:table-cell office:value-type="float" office:value="0.41984" calcext:value-type="float">
            <text:p>0.41984</text:p>
          </table:table-cell>
          <table:table-cell office:value-type="float" office:value="5.46461" calcext:value-type="float">
            <text:p>5.46461</text:p>
          </table:table-cell>
          <table:table-cell office:value-type="float" office:value="-0.280157" calcext:value-type="float">
            <text:p>-0.280157</text:p>
          </table:table-cell>
          <table:table-cell office:value-type="float" office:value="-0.66252" calcext:value-type="float">
            <text:p>-0.66252</text:p>
          </table:table-cell>
          <table:table-cell office:value-type="float" office:value="0.340285" calcext:value-type="float">
            <text:p>0.340285</text:p>
          </table:table-cell>
          <table:table-cell office:value-type="float" office:value="0.157503" calcext:value-type="float">
            <text:p>0.157503</text:p>
          </table:table-cell>
          <table:table-cell office:value-type="float" office:value="1.69232" calcext:value-type="float">
            <text:p>1.69232</text:p>
          </table:table-cell>
          <table:table-cell office:value-type="float" office:value="1.43833" calcext:value-type="float">
            <text:p>1.43833</text:p>
          </table:table-cell>
          <table:table-cell office:value-type="float" office:value="4.4279" calcext:value-type="float">
            <text:p>4.427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71043" calcext:value-type="float">
            <text:p>5.71043</text:p>
          </table:table-cell>
          <table:table-cell office:value-type="float" office:value="0.435369" calcext:value-type="float">
            <text:p>0.435369</text:p>
          </table:table-cell>
          <table:table-cell office:value-type="float" office:value="5.49648" calcext:value-type="float">
            <text:p>5.49648</text:p>
          </table:table-cell>
          <table:table-cell office:value-type="float" office:value="-0.261801" calcext:value-type="float">
            <text:p>-0.261801</text:p>
          </table:table-cell>
          <table:table-cell office:value-type="float" office:value="-0.593592" calcext:value-type="float">
            <text:p>-0.593592</text:p>
          </table:table-cell>
          <table:table-cell office:value-type="float" office:value="0.332518" calcext:value-type="float">
            <text:p>0.332518</text:p>
          </table:table-cell>
          <table:table-cell office:value-type="float" office:value="0.16645" calcext:value-type="float">
            <text:p>0.16645</text:p>
          </table:table-cell>
          <table:table-cell office:value-type="float" office:value="1.65186" calcext:value-type="float">
            <text:p>1.65186</text:p>
          </table:table-cell>
          <table:table-cell office:value-type="float" office:value="1.45733" calcext:value-type="float">
            <text:p>1.45733</text:p>
          </table:table-cell>
          <table:table-cell office:value-type="float" office:value="9.57956" calcext:value-type="float">
            <text:p>9.5795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5.95637" calcext:value-type="float">
            <text:p>5.95637</text:p>
          </table:table-cell>
          <table:table-cell office:value-type="float" office:value="0.361767" calcext:value-type="float">
            <text:p>0.361767</text:p>
          </table:table-cell>
          <table:table-cell office:value-type="float" office:value="5.41818" calcext:value-type="float">
            <text:p>5.41818</text:p>
          </table:table-cell>
          <table:table-cell office:value-type="float" office:value="-0.294619" calcext:value-type="float">
            <text:p>-0.294619</text:p>
          </table:table-cell>
          <table:table-cell office:value-type="float" office:value="-0.600112" calcext:value-type="float">
            <text:p>-0.600112</text:p>
          </table:table-cell>
          <table:table-cell office:value-type="float" office:value="0.325437" calcext:value-type="float">
            <text:p>0.325437</text:p>
          </table:table-cell>
          <table:table-cell office:value-type="float" office:value="0.182249" calcext:value-type="float">
            <text:p>0.182249</text:p>
          </table:table-cell>
          <table:table-cell office:value-type="float" office:value="1.6139" calcext:value-type="float">
            <text:p>1.6139</text:p>
          </table:table-cell>
          <table:table-cell office:value-type="float" office:value="1.48527" calcext:value-type="float">
            <text:p>1.48527</text:p>
          </table:table-cell>
          <table:table-cell office:value-type="float" office:value="0.667278" calcext:value-type="float">
            <text:p>0.6672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23662" calcext:value-type="float">
            <text:p>6.23662</text:p>
          </table:table-cell>
          <table:table-cell office:value-type="float" office:value="0.456542" calcext:value-type="float">
            <text:p>0.456542</text:p>
          </table:table-cell>
          <table:table-cell office:value-type="float" office:value="5.35131" calcext:value-type="float">
            <text:p>5.35131</text:p>
          </table:table-cell>
          <table:table-cell office:value-type="float" office:value="-0.238497" calcext:value-type="float">
            <text:p>-0.238497</text:p>
          </table:table-cell>
          <table:table-cell office:value-type="float" office:value="-0.488507" calcext:value-type="float">
            <text:p>-0.488507</text:p>
          </table:table-cell>
          <table:table-cell office:value-type="float" office:value="0.318591" calcext:value-type="float">
            <text:p>0.318591</text:p>
          </table:table-cell>
          <table:table-cell office:value-type="float" office:value="0.189784" calcext:value-type="float">
            <text:p>0.189784</text:p>
          </table:table-cell>
          <table:table-cell office:value-type="float" office:value="1.57846" calcext:value-type="float">
            <text:p>1.57846</text:p>
          </table:table-cell>
          <table:table-cell office:value-type="float" office:value="1.49587" calcext:value-type="float">
            <text:p>1.49587</text:p>
          </table:table-cell>
          <table:table-cell office:value-type="float" office:value="15.2546" calcext:value-type="float">
            <text:p>15.254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6.49759" calcext:value-type="float">
            <text:p>6.49759</text:p>
          </table:table-cell>
          <table:table-cell office:value-type="float" office:value="0.46248" calcext:value-type="float">
            <text:p>0.46248</text:p>
          </table:table-cell>
          <table:table-cell office:value-type="float" office:value="5.30171" calcext:value-type="float">
            <text:p>5.30171</text:p>
          </table:table-cell>
          <table:table-cell office:value-type="float" office:value="-0.229492" calcext:value-type="float">
            <text:p>-0.229492</text:p>
          </table:table-cell>
          <table:table-cell office:value-type="float" office:value="-0.445925" calcext:value-type="float">
            <text:p>-0.445925</text:p>
          </table:table-cell>
          <table:table-cell office:value-type="float" office:value="0.312153" calcext:value-type="float">
            <text:p>0.312153</text:p>
          </table:table-cell>
          <table:table-cell office:value-type="float" office:value="0.197626" calcext:value-type="float">
            <text:p>0.197626</text:p>
          </table:table-cell>
          <table:table-cell office:value-type="float" office:value="1.54523" calcext:value-type="float">
            <text:p>1.54523</text:p>
          </table:table-cell>
          <table:table-cell office:value-type="float" office:value="1.50466" calcext:value-type="float">
            <text:p>1.50466</text:p>
          </table:table-cell>
          <table:table-cell office:value-type="float" office:value="4.31215" calcext:value-type="float">
            <text:p>4.3121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76041" calcext:value-type="float">
            <text:p>6.76041</text:p>
          </table:table-cell>
          <table:table-cell office:value-type="float" office:value="0.483803" calcext:value-type="float">
            <text:p>0.483803</text:p>
          </table:table-cell>
          <table:table-cell office:value-type="float" office:value="5.26523" calcext:value-type="float">
            <text:p>5.26523</text:p>
          </table:table-cell>
          <table:table-cell office:value-type="float" office:value="-0.212444" calcext:value-type="float">
            <text:p>-0.212444</text:p>
          </table:table-cell>
          <table:table-cell office:value-type="float" office:value="-0.395439" calcext:value-type="float">
            <text:p>-0.395439</text:p>
          </table:table-cell>
          <table:table-cell office:value-type="float" office:value="0.306063" calcext:value-type="float">
            <text:p>0.306063</text:p>
          </table:table-cell>
          <table:table-cell office:value-type="float" office:value="0.204844" calcext:value-type="float">
            <text:p>0.204844</text:p>
          </table:table-cell>
          <table:table-cell office:value-type="float" office:value="1.51401" calcext:value-type="float">
            <text:p>1.51401</text:p>
          </table:table-cell>
          <table:table-cell office:value-type="float" office:value="1.51031" calcext:value-type="float">
            <text:p>1.51031</text:p>
          </table:table-cell>
          <table:table-cell office:value-type="float" office:value="3.24706" calcext:value-type="float">
            <text:p>3.2470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7.00721" calcext:value-type="float">
            <text:p>7.00721</text:p>
          </table:table-cell>
          <table:table-cell office:value-type="float" office:value="0.453636" calcext:value-type="float">
            <text:p>0.453636</text:p>
          </table:table-cell>
          <table:table-cell office:value-type="float" office:value="5.16171" calcext:value-type="float">
            <text:p>5.16171</text:p>
          </table:table-cell>
          <table:table-cell office:value-type="float" office:value="-0.223098" calcext:value-type="float">
            <text:p>-0.223098</text:p>
          </table:table-cell>
          <table:table-cell office:value-type="float" office:value="-0.386855" calcext:value-type="float">
            <text:p>-0.386855</text:p>
          </table:table-cell>
          <table:table-cell office:value-type="float" office:value="0.300411" calcext:value-type="float">
            <text:p>0.300411</text:p>
          </table:table-cell>
          <table:table-cell office:value-type="float" office:value="0.215071" calcext:value-type="float">
            <text:p>0.215071</text:p>
          </table:table-cell>
          <table:table-cell office:value-type="float" office:value="1.48472" calcext:value-type="float">
            <text:p>1.48472</text:p>
          </table:table-cell>
          <table:table-cell office:value-type="float" office:value="1.51871" calcext:value-type="float">
            <text:p>1.51871</text:p>
          </table:table-cell>
          <table:table-cell office:value-type="float" office:value="2.84598" calcext:value-type="float">
            <text:p>2.8459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24222" calcext:value-type="float">
            <text:p>7.24222</text:p>
          </table:table-cell>
          <table:table-cell office:value-type="float" office:value="0.546268" calcext:value-type="float">
            <text:p>0.546268</text:p>
          </table:table-cell>
          <table:table-cell office:value-type="float" office:value="5.06257" calcext:value-type="float">
            <text:p>5.06257</text:p>
          </table:table-cell>
          <table:table-cell office:value-type="float" office:value="-0.174358" calcext:value-type="float">
            <text:p>-0.174358</text:p>
          </table:table-cell>
          <table:table-cell office:value-type="float" office:value="-0.29946" calcext:value-type="float">
            <text:p>-0.29946</text:p>
          </table:table-cell>
          <table:table-cell office:value-type="float" office:value="0.295289" calcext:value-type="float">
            <text:p>0.295289</text:p>
          </table:table-cell>
          <table:table-cell office:value-type="float" office:value="0.220349" calcext:value-type="float">
            <text:p>0.220349</text:p>
          </table:table-cell>
          <table:table-cell office:value-type="float" office:value="1.45719" calcext:value-type="float">
            <text:p>1.45719</text:p>
          </table:table-cell>
          <table:table-cell office:value-type="float" office:value="1.51789" calcext:value-type="float">
            <text:p>1.51789</text:p>
          </table:table-cell>
          <table:table-cell office:value-type="float" office:value="10.8476" calcext:value-type="float">
            <text:p>10.847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7.54438" calcext:value-type="float">
            <text:p>7.54438</text:p>
          </table:table-cell>
          <table:table-cell office:value-type="float" office:value="0.53762" calcext:value-type="float">
            <text:p>0.53762</text:p>
          </table:table-cell>
          <table:table-cell office:value-type="float" office:value="5.22934" calcext:value-type="float">
            <text:p>5.22934</text:p>
          </table:table-cell>
          <table:table-cell office:value-type="float" office:value="-0.1657" calcext:value-type="float">
            <text:p>-0.1657</text:p>
          </table:table-cell>
          <table:table-cell office:value-type="float" office:value="-0.26625" calcext:value-type="float">
            <text:p>-0.26625</text:p>
          </table:table-cell>
          <table:table-cell office:value-type="float" office:value="0.290079" calcext:value-type="float">
            <text:p>0.290079</text:p>
          </table:table-cell>
          <table:table-cell office:value-type="float" office:value="0.227386" calcext:value-type="float">
            <text:p>0.227386</text:p>
          </table:table-cell>
          <table:table-cell office:value-type="float" office:value="1.43096" calcext:value-type="float">
            <text:p>1.43096</text:p>
          </table:table-cell>
          <table:table-cell office:value-type="float" office:value="1.51822" calcext:value-type="float">
            <text:p>1.51822</text:p>
          </table:table-cell>
          <table:table-cell office:value-type="float" office:value="7.42389" calcext:value-type="float">
            <text:p>7.4238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80303" calcext:value-type="float">
            <text:p>7.80303</text:p>
          </table:table-cell>
          <table:table-cell office:value-type="float" office:value="0.555029" calcext:value-type="float">
            <text:p>0.555029</text:p>
          </table:table-cell>
          <table:table-cell office:value-type="float" office:value="5.20367" calcext:value-type="float">
            <text:p>5.20367</text:p>
          </table:table-cell>
          <table:table-cell office:value-type="float" office:value="-0.150707" calcext:value-type="float">
            <text:p>-0.150707</text:p>
          </table:table-cell>
          <table:table-cell office:value-type="float" office:value="-0.230146" calcext:value-type="float">
            <text:p>-0.230146</text:p>
          </table:table-cell>
          <table:table-cell office:value-type="float" office:value="0.285125" calcext:value-type="float">
            <text:p>0.285125</text:p>
          </table:table-cell>
          <table:table-cell office:value-type="float" office:value="0.234696" calcext:value-type="float">
            <text:p>0.234696</text:p>
          </table:table-cell>
          <table:table-cell office:value-type="float" office:value="1.4061" calcext:value-type="float">
            <text:p>1.4061</text:p>
          </table:table-cell>
          <table:table-cell office:value-type="float" office:value="1.51738" calcext:value-type="float">
            <text:p>1.51738</text:p>
          </table:table-cell>
          <table:table-cell office:value-type="float" office:value="1.65133" calcext:value-type="float">
            <text:p>1.65133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8.05697" calcext:value-type="float">
            <text:p>8.05697</text:p>
          </table:table-cell>
          <table:table-cell office:value-type="float" office:value="0.55593" calcext:value-type="float">
            <text:p>0.55593</text:p>
          </table:table-cell>
          <table:table-cell office:value-type="float" office:value="5.11891" calcext:value-type="float">
            <text:p>5.11891</text:p>
          </table:table-cell>
          <table:table-cell office:value-type="float" office:value="-0.145443" calcext:value-type="float">
            <text:p>-0.145443</text:p>
          </table:table-cell>
          <table:table-cell office:value-type="float" office:value="-0.211157" calcext:value-type="float">
            <text:p>-0.211157</text:p>
          </table:table-cell>
          <table:table-cell office:value-type="float" office:value="0.280427" calcext:value-type="float">
            <text:p>0.280427</text:p>
          </table:table-cell>
          <table:table-cell office:value-type="float" office:value="0.243322" calcext:value-type="float">
            <text:p>0.243322</text:p>
          </table:table-cell>
          <table:table-cell office:value-type="float" office:value="1.38247" calcext:value-type="float">
            <text:p>1.38247</text:p>
          </table:table-cell>
          <table:table-cell office:value-type="float" office:value="1.51693" calcext:value-type="float">
            <text:p>1.51693</text:p>
          </table:table-cell>
          <table:table-cell office:value-type="float" office:value="4.0717" calcext:value-type="float">
            <text:p>4.07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30104" calcext:value-type="float">
            <text:p>8.30104</text:p>
          </table:table-cell>
          <table:table-cell office:value-type="float" office:value="0.608036" calcext:value-type="float">
            <text:p>0.608036</text:p>
          </table:table-cell>
          <table:table-cell office:value-type="float" office:value="5.07009" calcext:value-type="float">
            <text:p>5.07009</text:p>
          </table:table-cell>
          <table:table-cell office:value-type="float" office:value="-0.115232" calcext:value-type="float">
            <text:p>-0.115232</text:p>
          </table:table-cell>
          <table:table-cell office:value-type="float" office:value="-0.159041" calcext:value-type="float">
            <text:p>-0.159041</text:p>
          </table:table-cell>
          <table:table-cell office:value-type="float" office:value="0.276013" calcext:value-type="float">
            <text:p>0.276013</text:p>
          </table:table-cell>
          <table:table-cell office:value-type="float" office:value="0.250442" calcext:value-type="float">
            <text:p>0.250442</text:p>
          </table:table-cell>
          <table:table-cell office:value-type="float" office:value="1.36001" calcext:value-type="float">
            <text:p>1.36001</text:p>
          </table:table-cell>
          <table:table-cell office:value-type="float" office:value="1.51317" calcext:value-type="float">
            <text:p>1.51317</text:p>
          </table:table-cell>
          <table:table-cell office:value-type="float" office:value="3.47867" calcext:value-type="float">
            <text:p>3.47867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8.58179" calcext:value-type="float">
            <text:p>8.58179</text:p>
          </table:table-cell>
          <table:table-cell office:value-type="float" office:value="0.667077" calcext:value-type="float">
            <text:p>0.667077</text:p>
          </table:table-cell>
          <table:table-cell office:value-type="float" office:value="5.19948" calcext:value-type="float">
            <text:p>5.19948</text:p>
          </table:table-cell>
          <table:table-cell office:value-type="float" office:value="-0.0780616" calcext:value-type="float">
            <text:p>-0.0780616</text:p>
          </table:table-cell>
          <table:table-cell office:value-type="float" office:value="-0.0983782" calcext:value-type="float">
            <text:p>-0.0983782</text:p>
          </table:table-cell>
          <table:table-cell office:value-type="float" office:value="0.271697" calcext:value-type="float">
            <text:p>0.271697</text:p>
          </table:table-cell>
          <table:table-cell office:value-type="float" office:value="0.256102" calcext:value-type="float">
            <text:p>0.256102</text:p>
          </table:table-cell>
          <table:table-cell office:value-type="float" office:value="1.33876" calcext:value-type="float">
            <text:p>1.33876</text:p>
          </table:table-cell>
          <table:table-cell office:value-type="float" office:value="1.50618" calcext:value-type="float">
            <text:p>1.50618</text:p>
          </table:table-cell>
          <table:table-cell office:value-type="float" office:value="12.5415" calcext:value-type="float">
            <text:p>12.541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82627" calcext:value-type="float">
            <text:p>8.82627</text:p>
          </table:table-cell>
          <table:table-cell office:value-type="float" office:value="0.76171" calcext:value-type="float">
            <text:p>0.76171</text:p>
          </table:table-cell>
          <table:table-cell office:value-type="float" office:value="5.13989" calcext:value-type="float">
            <text:p>5.13989</text:p>
          </table:table-cell>
          <table:table-cell office:value-type="float" office:value="-0.0305762" calcext:value-type="float">
            <text:p>-0.0305762</text:p>
          </table:table-cell>
          <table:table-cell office:value-type="float" office:value="-0.0316617" calcext:value-type="float">
            <text:p>-0.0316617</text:p>
          </table:table-cell>
          <table:table-cell office:value-type="float" office:value="0.267604" calcext:value-type="float">
            <text:p>0.267604</text:p>
          </table:table-cell>
          <table:table-cell office:value-type="float" office:value="0.259165" calcext:value-type="float">
            <text:p>0.259165</text:p>
          </table:table-cell>
          <table:table-cell office:value-type="float" office:value="1.3184" calcext:value-type="float">
            <text:p>1.3184</text:p>
          </table:table-cell>
          <table:table-cell office:value-type="float" office:value="1.49497" calcext:value-type="float">
            <text:p>1.49497</text:p>
          </table:table-cell>
          <table:table-cell office:value-type="float" office:value="5.4674" calcext:value-type="float">
            <text:p>5.4674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9.12117" calcext:value-type="float">
            <text:p>9.12117</text:p>
          </table:table-cell>
          <table:table-cell office:value-type="float" office:value="0.787292" calcext:value-type="float">
            <text:p>0.787292</text:p>
          </table:table-cell>
          <table:table-cell office:value-type="float" office:value="5.2102" calcext:value-type="float">
            <text:p>5.2102</text:p>
          </table:table-cell>
          <table:table-cell office:value-type="float" office:value="-0.0152537" calcext:value-type="float">
            <text:p>-0.0152537</text:p>
          </table:table-cell>
          <table:table-cell office:value-type="float" office:value="-0.0111181" calcext:value-type="float">
            <text:p>-0.0111181</text:p>
          </table:table-cell>
          <table:table-cell office:value-type="float" office:value="0.263647" calcext:value-type="float">
            <text:p>0.263647</text:p>
          </table:table-cell>
          <table:table-cell office:value-type="float" office:value="0.262878" calcext:value-type="float">
            <text:p>0.262878</text:p>
          </table:table-cell>
          <table:table-cell office:value-type="float" office:value="1.2992" calcext:value-type="float">
            <text:p>1.2992</text:p>
          </table:table-cell>
          <table:table-cell office:value-type="float" office:value="1.48387" calcext:value-type="float">
            <text:p>1.48387</text:p>
          </table:table-cell>
          <table:table-cell office:value-type="float" office:value="8.44929" calcext:value-type="float">
            <text:p>8.4492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36151" calcext:value-type="float">
            <text:p>9.36151</text:p>
          </table:table-cell>
          <table:table-cell office:value-type="float" office:value="0.861811" calcext:value-type="float">
            <text:p>0.861811</text:p>
          </table:table-cell>
          <table:table-cell office:value-type="float" office:value="5.16238" calcext:value-type="float">
            <text:p>5.16238</text:p>
          </table:table-cell>
          <table:table-cell office:value-type="float" office:value="0.0200028" calcext:value-type="float">
            <text:p>0.0200028</text:p>
          </table:table-cell>
          <table:table-cell office:value-type="float" office:value="0.0344801" calcext:value-type="float">
            <text:p>0.0344801</text:p>
          </table:table-cell>
          <table:table-cell office:value-type="float" office:value="0.259853" calcext:value-type="float">
            <text:p>0.259853</text:p>
          </table:table-cell>
          <table:table-cell office:value-type="float" office:value="0.265408" calcext:value-type="float">
            <text:p>0.265408</text:p>
          </table:table-cell>
          <table:table-cell office:value-type="float" office:value="1.28072" calcext:value-type="float">
            <text:p>1.28072</text:p>
          </table:table-cell>
          <table:table-cell office:value-type="float" office:value="1.4709" calcext:value-type="float">
            <text:p>1.4709</text:p>
          </table:table-cell>
          <table:table-cell office:value-type="float" office:value="2.80376" calcext:value-type="float">
            <text:p>2.8037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9.64662" calcext:value-type="float">
            <text:p>9.64662</text:p>
          </table:table-cell>
          <table:table-cell office:value-type="float" office:value="0.922362" calcext:value-type="float">
            <text:p>0.922362</text:p>
          </table:table-cell>
          <table:table-cell office:value-type="float" office:value="5.22348" calcext:value-type="float">
            <text:p>5.22348</text:p>
          </table:table-cell>
          <table:table-cell office:value-type="float" office:value="0.0478238" calcext:value-type="float">
            <text:p>0.0478238</text:p>
          </table:table-cell>
          <table:table-cell office:value-type="float" office:value="0.0667295" calcext:value-type="float">
            <text:p>0.0667295</text:p>
          </table:table-cell>
          <table:table-cell office:value-type="float" office:value="0.256281" calcext:value-type="float">
            <text:p>0.256281</text:p>
          </table:table-cell>
          <table:table-cell office:value-type="float" office:value="0.267512" calcext:value-type="float">
            <text:p>0.267512</text:p>
          </table:table-cell>
          <table:table-cell office:value-type="float" office:value="1.2633" calcext:value-type="float">
            <text:p>1.2633</text:p>
          </table:table-cell>
          <table:table-cell office:value-type="float" office:value="1.45705" calcext:value-type="float">
            <text:p>1.45705</text:p>
          </table:table-cell>
          <table:table-cell office:value-type="float" office:value="7.05823" calcext:value-type="float">
            <text:p>7.0582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92559" calcext:value-type="float">
            <text:p>9.92559</text:p>
          </table:table-cell>
          <table:table-cell office:value-type="float" office:value="1.08833" calcext:value-type="float">
            <text:p>1.08833</text:p>
          </table:table-cell>
          <table:table-cell office:value-type="float" office:value="5.23127" calcext:value-type="float">
            <text:p>5.23127</text:p>
          </table:table-cell>
          <table:table-cell office:value-type="float" office:value="0.121899" calcext:value-type="float">
            <text:p>0.121899</text:p>
          </table:table-cell>
          <table:table-cell office:value-type="float" office:value="0.153842" calcext:value-type="float">
            <text:p>0.153842</text:p>
          </table:table-cell>
          <table:table-cell office:value-type="float" office:value="0.253007" calcext:value-type="float">
            <text:p>0.253007</text:p>
          </table:table-cell>
          <table:table-cell office:value-type="float" office:value="0.266403" calcext:value-type="float">
            <text:p>0.266403</text:p>
          </table:table-cell>
          <table:table-cell office:value-type="float" office:value="1.24656" calcext:value-type="float">
            <text:p>1.24656</text:p>
          </table:table-cell>
          <table:table-cell office:value-type="float" office:value="1.43969" calcext:value-type="float">
            <text:p>1.43969</text:p>
          </table:table-cell>
          <table:table-cell office:value-type="float" office:value="8.88958" calcext:value-type="float">
            <text:p>8.88958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0.1763" calcext:value-type="float">
            <text:p>10.1763</text:p>
          </table:table-cell>
          <table:table-cell office:value-type="float" office:value="1.17327" calcext:value-type="float">
            <text:p>1.17327</text:p>
          </table:table-cell>
          <table:table-cell office:value-type="float" office:value="5.13108" calcext:value-type="float">
            <text:p>5.13108</text:p>
          </table:table-cell>
          <table:table-cell office:value-type="float" office:value="0.154535" calcext:value-type="float">
            <text:p>0.154535</text:p>
          </table:table-cell>
          <table:table-cell office:value-type="float" office:value="0.184745" calcext:value-type="float">
            <text:p>0.184745</text:p>
          </table:table-cell>
          <table:table-cell office:value-type="float" office:value="0.249876" calcext:value-type="float">
            <text:p>0.249876</text:p>
          </table:table-cell>
          <table:table-cell office:value-type="float" office:value="0.264807" calcext:value-type="float">
            <text:p>0.264807</text:p>
          </table:table-cell>
          <table:table-cell office:value-type="float" office:value="1.23015" calcext:value-type="float">
            <text:p>1.23015</text:p>
          </table:table-cell>
          <table:table-cell office:value-type="float" office:value="1.42224" calcext:value-type="float">
            <text:p>1.42224</text:p>
          </table:table-cell>
          <table:table-cell office:value-type="float" office:value="6.3319" calcext:value-type="float">
            <text:p>6.331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3993" calcext:value-type="float">
            <text:p>10.3993</text:p>
          </table:table-cell>
          <table:table-cell office:value-type="float" office:value="1.29086" calcext:value-type="float">
            <text:p>1.29086</text:p>
          </table:table-cell>
          <table:table-cell office:value-type="float" office:value="5.08712" calcext:value-type="float">
            <text:p>5.08712</text:p>
          </table:table-cell>
          <table:table-cell office:value-type="float" office:value="0.19993" calcext:value-type="float">
            <text:p>0.19993</text:p>
          </table:table-cell>
          <table:table-cell office:value-type="float" office:value="0.230169" calcext:value-type="float">
            <text:p>0.230169</text:p>
          </table:table-cell>
          <table:table-cell office:value-type="float" office:value="0.246733" calcext:value-type="float">
            <text:p>0.246733</text:p>
          </table:table-cell>
          <table:table-cell office:value-type="float" office:value="0.262366" calcext:value-type="float">
            <text:p>0.262366</text:p>
          </table:table-cell>
          <table:table-cell office:value-type="float" office:value="1.21429" calcext:value-type="float">
            <text:p>1.21429</text:p>
          </table:table-cell>
          <table:table-cell office:value-type="float" office:value="1.4045" calcext:value-type="float">
            <text:p>1.4045</text:p>
          </table:table-cell>
          <table:table-cell office:value-type="float" office:value="3.0343" calcext:value-type="float">
            <text:p>3.0343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0.6314" calcext:value-type="float">
            <text:p>10.6314</text:p>
          </table:table-cell>
          <table:table-cell office:value-type="float" office:value="1.37457" calcext:value-type="float">
            <text:p>1.37457</text:p>
          </table:table-cell>
          <table:table-cell office:value-type="float" office:value="4.96515" calcext:value-type="float">
            <text:p>4.96515</text:p>
          </table:table-cell>
          <table:table-cell office:value-type="float" office:value="0.22851" calcext:value-type="float">
            <text:p>0.22851</text:p>
          </table:table-cell>
          <table:table-cell office:value-type="float" office:value="0.252191" calcext:value-type="float">
            <text:p>0.252191</text:p>
          </table:table-cell>
          <table:table-cell office:value-type="float" office:value="0.24366" calcext:value-type="float">
            <text:p>0.24366</text:p>
          </table:table-cell>
          <table:table-cell office:value-type="float" office:value="0.259791" calcext:value-type="float">
            <text:p>0.259791</text:p>
          </table:table-cell>
          <table:table-cell office:value-type="float" office:value="1.19911" calcext:value-type="float">
            <text:p>1.19911</text:p>
          </table:table-cell>
          <table:table-cell office:value-type="float" office:value="1.38723" calcext:value-type="float">
            <text:p>1.38723</text:p>
          </table:table-cell>
          <table:table-cell office:value-type="float" office:value="4.01801" calcext:value-type="float">
            <text:p>4.018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8506" calcext:value-type="float">
            <text:p>10.8506</text:p>
          </table:table-cell>
          <table:table-cell office:value-type="float" office:value="1.44058" calcext:value-type="float">
            <text:p>1.44058</text:p>
          </table:table-cell>
          <table:table-cell office:value-type="float" office:value="4.93382" calcext:value-type="float">
            <text:p>4.93382</text:p>
          </table:table-cell>
          <table:table-cell office:value-type="float" office:value="0.245954" calcext:value-type="float">
            <text:p>0.245954</text:p>
          </table:table-cell>
          <table:table-cell office:value-type="float" office:value="0.258837" calcext:value-type="float">
            <text:p>0.258837</text:p>
          </table:table-cell>
          <table:table-cell office:value-type="float" office:value="0.24067" calcext:value-type="float">
            <text:p>0.24067</text:p>
          </table:table-cell>
          <table:table-cell office:value-type="float" office:value="0.257343" calcext:value-type="float">
            <text:p>0.257343</text:p>
          </table:table-cell>
          <table:table-cell office:value-type="float" office:value="1.18455" calcext:value-type="float">
            <text:p>1.18455</text:p>
          </table:table-cell>
          <table:table-cell office:value-type="float" office:value="1.37054" calcext:value-type="float">
            <text:p>1.37054</text:p>
          </table:table-cell>
          <table:table-cell office:value-type="float" office:value="0.760467" calcext:value-type="float">
            <text:p>0.760467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1.1177" calcext:value-type="float">
            <text:p>11.1177</text:p>
          </table:table-cell>
          <table:table-cell office:value-type="float" office:value="1.49435" calcext:value-type="float">
            <text:p>1.49435</text:p>
          </table:table-cell>
          <table:table-cell office:value-type="float" office:value="5.0214" calcext:value-type="float">
            <text:p>5.0214</text:p>
          </table:table-cell>
          <table:table-cell office:value-type="float" office:value="0.252645" calcext:value-type="float">
            <text:p>0.252645</text:p>
          </table:table-cell>
          <table:table-cell office:value-type="float" office:value="0.249862" calcext:value-type="float">
            <text:p>0.249862</text:p>
          </table:table-cell>
          <table:table-cell office:value-type="float" office:value="0.237808" calcext:value-type="float">
            <text:p>0.237808</text:p>
          </table:table-cell>
          <table:table-cell office:value-type="float" office:value="0.255212" calcext:value-type="float">
            <text:p>0.255212</text:p>
          </table:table-cell>
          <table:table-cell office:value-type="float" office:value="1.17037" calcext:value-type="float">
            <text:p>1.17037</text:p>
          </table:table-cell>
          <table:table-cell office:value-type="float" office:value="1.35451" calcext:value-type="float">
            <text:p>1.35451</text:p>
          </table:table-cell>
          <table:table-cell office:value-type="float" office:value="2.02502" calcext:value-type="float">
            <text:p>2.025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3939" calcext:value-type="float">
            <text:p>11.3939</text:p>
          </table:table-cell>
          <table:table-cell office:value-type="float" office:value="1.57187" calcext:value-type="float">
            <text:p>1.57187</text:p>
          </table:table-cell>
          <table:table-cell office:value-type="float" office:value="5.07492" calcext:value-type="float">
            <text:p>5.07492</text:p>
          </table:table-cell>
          <table:table-cell office:value-type="float" office:value="0.269019" calcext:value-type="float">
            <text:p>0.269019</text:p>
          </table:table-cell>
          <table:table-cell office:value-type="float" office:value="0.253379" calcext:value-type="float">
            <text:p>0.253379</text:p>
          </table:table-cell>
          <table:table-cell office:value-type="float" office:value="0.235162" calcext:value-type="float">
            <text:p>0.235162</text:p>
          </table:table-cell>
          <table:table-cell office:value-type="float" office:value="0.253128" calcext:value-type="float">
            <text:p>0.253128</text:p>
          </table:table-cell>
          <table:table-cell office:value-type="float" office:value="1.15669" calcext:value-type="float">
            <text:p>1.15669</text:p>
          </table:table-cell>
          <table:table-cell office:value-type="float" office:value="1.33894" calcext:value-type="float">
            <text:p>1.33894</text:p>
          </table:table-cell>
          <table:table-cell office:value-type="float" office:value="2.05286" calcext:value-type="float">
            <text:p>2.0528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1.624" calcext:value-type="float">
            <text:p>11.624</text:p>
          </table:table-cell>
          <table:table-cell office:value-type="float" office:value="1.63508" calcext:value-type="float">
            <text:p>1.63508</text:p>
          </table:table-cell>
          <table:table-cell office:value-type="float" office:value="5.02456" calcext:value-type="float">
            <text:p>5.02456</text:p>
          </table:table-cell>
          <table:table-cell office:value-type="float" office:value="0.280776" calcext:value-type="float">
            <text:p>0.280776</text:p>
          </table:table-cell>
          <table:table-cell office:value-type="float" office:value="0.253068" calcext:value-type="float">
            <text:p>0.253068</text:p>
          </table:table-cell>
          <table:table-cell office:value-type="float" office:value="0.232552" calcext:value-type="float">
            <text:p>0.232552</text:p>
          </table:table-cell>
          <table:table-cell office:value-type="float" office:value="0.251322" calcext:value-type="float">
            <text:p>0.251322</text:p>
          </table:table-cell>
          <table:table-cell office:value-type="float" office:value="1.14347" calcext:value-type="float">
            <text:p>1.14347</text:p>
          </table:table-cell>
          <table:table-cell office:value-type="float" office:value="1.324" calcext:value-type="float">
            <text:p>1.324</text:p>
          </table:table-cell>
          <table:table-cell office:value-type="float" office:value="0.522318" calcext:value-type="float">
            <text:p>0.52231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8505" calcext:value-type="float">
            <text:p>11.8505</text:p>
          </table:table-cell>
          <table:table-cell office:value-type="float" office:value="1.72044" calcext:value-type="float">
            <text:p>1.72044</text:p>
          </table:table-cell>
          <table:table-cell office:value-type="float" office:value="5.00894" calcext:value-type="float">
            <text:p>5.00894</text:p>
          </table:table-cell>
          <table:table-cell office:value-type="float" office:value="0.301102" calcext:value-type="float">
            <text:p>0.301102</text:p>
          </table:table-cell>
          <table:table-cell office:value-type="float" office:value="0.262556" calcext:value-type="float">
            <text:p>0.262556</text:p>
          </table:table-cell>
          <table:table-cell office:value-type="float" office:value="0.229985" calcext:value-type="float">
            <text:p>0.229985</text:p>
          </table:table-cell>
          <table:table-cell office:value-type="float" office:value="0.249531" calcext:value-type="float">
            <text:p>0.249531</text:p>
          </table:table-cell>
          <table:table-cell office:value-type="float" office:value="1.1307" calcext:value-type="float">
            <text:p>1.1307</text:p>
          </table:table-cell>
          <table:table-cell office:value-type="float" office:value="1.30947" calcext:value-type="float">
            <text:p>1.30947</text:p>
          </table:table-cell>
          <table:table-cell office:value-type="float" office:value="0.318302" calcext:value-type="float">
            <text:p>0.318302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2.1079" calcext:value-type="float">
            <text:p>12.1079</text:p>
          </table:table-cell>
          <table:table-cell office:value-type="float" office:value="1.8168" calcext:value-type="float">
            <text:p>1.8168</text:p>
          </table:table-cell>
          <table:table-cell office:value-type="float" office:value="5.11158" calcext:value-type="float">
            <text:p>5.11158</text:p>
          </table:table-cell>
          <table:table-cell office:value-type="float" office:value="0.320112" calcext:value-type="float">
            <text:p>0.320112</text:p>
          </table:table-cell>
          <table:table-cell office:value-type="float" office:value="0.267831" calcext:value-type="float">
            <text:p>0.267831</text:p>
          </table:table-cell>
          <table:table-cell office:value-type="float" office:value="0.22756" calcext:value-type="float">
            <text:p>0.22756</text:p>
          </table:table-cell>
          <table:table-cell office:value-type="float" office:value="0.24766" calcext:value-type="float">
            <text:p>0.24766</text:p>
          </table:table-cell>
          <table:table-cell office:value-type="float" office:value="1.1184" calcext:value-type="float">
            <text:p>1.1184</text:p>
          </table:table-cell>
          <table:table-cell office:value-type="float" office:value="1.29529" calcext:value-type="float">
            <text:p>1.29529</text:p>
          </table:table-cell>
          <table:table-cell office:value-type="float" office:value="1.84577" calcext:value-type="float">
            <text:p>1.8457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3482" calcext:value-type="float">
            <text:p>12.3482</text:p>
          </table:table-cell>
          <table:table-cell office:value-type="float" office:value="1.86285" calcext:value-type="float">
            <text:p>1.86285</text:p>
          </table:table-cell>
          <table:table-cell office:value-type="float" office:value="5.09433" calcext:value-type="float">
            <text:p>5.09433</text:p>
          </table:table-cell>
          <table:table-cell office:value-type="float" office:value="0.317412" calcext:value-type="float">
            <text:p>0.317412</text:p>
          </table:table-cell>
          <table:table-cell office:value-type="float" office:value="0.248915" calcext:value-type="float">
            <text:p>0.248915</text:p>
          </table:table-cell>
          <table:table-cell office:value-type="float" office:value="0.225223" calcext:value-type="float">
            <text:p>0.225223</text:p>
          </table:table-cell>
          <table:table-cell office:value-type="float" office:value="0.246445" calcext:value-type="float">
            <text:p>0.246445</text:p>
          </table:table-cell>
          <table:table-cell office:value-type="float" office:value="1.10652" calcext:value-type="float">
            <text:p>1.10652</text:p>
          </table:table-cell>
          <table:table-cell office:value-type="float" office:value="1.28181" calcext:value-type="float">
            <text:p>1.28181</text:p>
          </table:table-cell>
          <table:table-cell office:value-type="float" office:value="0.436958" calcext:value-type="float">
            <text:p>0.436958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2.6043" calcext:value-type="float">
            <text:p>12.6043</text:p>
          </table:table-cell>
          <table:table-cell office:value-type="float" office:value="1.93372" calcext:value-type="float">
            <text:p>1.93372</text:p>
          </table:table-cell>
          <table:table-cell office:value-type="float" office:value="5.17149" calcext:value-type="float">
            <text:p>5.17149</text:p>
          </table:table-cell>
          <table:table-cell office:value-type="float" office:value="0.3221" calcext:value-type="float">
            <text:p>0.3221</text:p>
          </table:table-cell>
          <table:table-cell office:value-type="float" office:value="0.238137" calcext:value-type="float">
            <text:p>0.238137</text:p>
          </table:table-cell>
          <table:table-cell office:value-type="float" office:value="0.223061" calcext:value-type="float">
            <text:p>0.223061</text:p>
          </table:table-cell>
          <table:table-cell office:value-type="float" office:value="0.245619" calcext:value-type="float">
            <text:p>0.245619</text:p>
          </table:table-cell>
          <table:table-cell office:value-type="float" office:value="1.09529" calcext:value-type="float">
            <text:p>1.09529</text:p>
          </table:table-cell>
          <table:table-cell office:value-type="float" office:value="1.26885" calcext:value-type="float">
            <text:p>1.26885</text:p>
          </table:table-cell>
          <table:table-cell office:value-type="float" office:value="0.990656" calcext:value-type="float">
            <text:p>0.9906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8043" calcext:value-type="float">
            <text:p>12.8043</text:p>
          </table:table-cell>
          <table:table-cell office:value-type="float" office:value="2.0749" calcext:value-type="float">
            <text:p>2.0749</text:p>
          </table:table-cell>
          <table:table-cell office:value-type="float" office:value="5.13553" calcext:value-type="float">
            <text:p>5.13553</text:p>
          </table:table-cell>
          <table:table-cell office:value-type="float" office:value="0.364637" calcext:value-type="float">
            <text:p>0.364637</text:p>
          </table:table-cell>
          <table:table-cell office:value-type="float" office:value="0.274887" calcext:value-type="float">
            <text:p>0.274887</text:p>
          </table:table-cell>
          <table:table-cell office:value-type="float" office:value="0.220815" calcext:value-type="float">
            <text:p>0.220815</text:p>
          </table:table-cell>
          <table:table-cell office:value-type="float" office:value="0.244137" calcext:value-type="float">
            <text:p>0.244137</text:p>
          </table:table-cell>
          <table:table-cell office:value-type="float" office:value="1.08419" calcext:value-type="float">
            <text:p>1.08419</text:p>
          </table:table-cell>
          <table:table-cell office:value-type="float" office:value="1.25594" calcext:value-type="float">
            <text:p>1.25594</text:p>
          </table:table-cell>
          <table:table-cell office:value-type="float" office:value="3.11773" calcext:value-type="float">
            <text:p>3.11773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3.0723" calcext:value-type="float">
            <text:p>13.0723</text:p>
          </table:table-cell>
          <table:table-cell office:value-type="float" office:value="2.19308" calcext:value-type="float">
            <text:p>2.19308</text:p>
          </table:table-cell>
          <table:table-cell office:value-type="float" office:value="5.2723" calcext:value-type="float">
            <text:p>5.2723</text:p>
          </table:table-cell>
          <table:table-cell office:value-type="float" office:value="0.383354" calcext:value-type="float">
            <text:p>0.383354</text:p>
          </table:table-cell>
          <table:table-cell office:value-type="float" office:value="0.277616" calcext:value-type="float">
            <text:p>0.277616</text:p>
          </table:table-cell>
          <table:table-cell office:value-type="float" office:value="0.218788" calcext:value-type="float">
            <text:p>0.218788</text:p>
          </table:table-cell>
          <table:table-cell office:value-type="float" office:value="0.242473" calcext:value-type="float">
            <text:p>0.242473</text:p>
          </table:table-cell>
          <table:table-cell office:value-type="float" office:value="1.07386" calcext:value-type="float">
            <text:p>1.07386</text:p>
          </table:table-cell>
          <table:table-cell office:value-type="float" office:value="1.24333" calcext:value-type="float">
            <text:p>1.24333</text:p>
          </table:table-cell>
          <table:table-cell office:value-type="float" office:value="3.37587" calcext:value-type="float">
            <text:p>3.375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2762" calcext:value-type="float">
            <text:p>13.2762</text:p>
          </table:table-cell>
          <table:table-cell office:value-type="float" office:value="2.3374" calcext:value-type="float">
            <text:p>2.3374</text:p>
          </table:table-cell>
          <table:table-cell office:value-type="float" office:value="5.24061" calcext:value-type="float">
            <text:p>5.24061</text:p>
          </table:table-cell>
          <table:table-cell office:value-type="float" office:value="0.421331" calcext:value-type="float">
            <text:p>0.421331</text:p>
          </table:table-cell>
          <table:table-cell office:value-type="float" office:value="0.306412" calcext:value-type="float">
            <text:p>0.306412</text:p>
          </table:table-cell>
          <table:table-cell office:value-type="float" office:value="0.216695" calcext:value-type="float">
            <text:p>0.216695</text:p>
          </table:table-cell>
          <table:table-cell office:value-type="float" office:value="0.240466" calcext:value-type="float">
            <text:p>0.240466</text:p>
          </table:table-cell>
          <table:table-cell office:value-type="float" office:value="1.06357" calcext:value-type="float">
            <text:p>1.06357</text:p>
          </table:table-cell>
          <table:table-cell office:value-type="float" office:value="1.2311" calcext:value-type="float">
            <text:p>1.2311</text:p>
          </table:table-cell>
          <table:table-cell office:value-type="float" office:value="2.26665" calcext:value-type="float">
            <text:p>2.26665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3.4519" calcext:value-type="float">
            <text:p>13.4519</text:p>
          </table:table-cell>
          <table:table-cell office:value-type="float" office:value="2.48917" calcext:value-type="float">
            <text:p>2.48917</text:p>
          </table:table-cell>
          <table:table-cell office:value-type="float" office:value="5.07927" calcext:value-type="float">
            <text:p>5.07927</text:p>
          </table:table-cell>
          <table:table-cell office:value-type="float" office:value="0.467639" calcext:value-type="float">
            <text:p>0.467639</text:p>
          </table:table-cell>
          <table:table-cell office:value-type="float" office:value="0.347992" calcext:value-type="float">
            <text:p>0.347992</text:p>
          </table:table-cell>
          <table:table-cell office:value-type="float" office:value="0.214613" calcext:value-type="float">
            <text:p>0.214613</text:p>
          </table:table-cell>
          <table:table-cell office:value-type="float" office:value="0.238249" calcext:value-type="float">
            <text:p>0.238249</text:p>
          </table:table-cell>
          <table:table-cell office:value-type="float" office:value="1.0533" calcext:value-type="float">
            <text:p>1.0533</text:p>
          </table:table-cell>
          <table:table-cell office:value-type="float" office:value="1.21934" calcext:value-type="float">
            <text:p>1.21934</text:p>
          </table:table-cell>
          <table:table-cell office:value-type="float" office:value="10.4433" calcext:value-type="float">
            <text:p>10.44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7018" calcext:value-type="float">
            <text:p>13.7018</text:p>
          </table:table-cell>
          <table:table-cell office:value-type="float" office:value="2.60633" calcext:value-type="float">
            <text:p>2.60633</text:p>
          </table:table-cell>
          <table:table-cell office:value-type="float" office:value="5.11373" calcext:value-type="float">
            <text:p>5.11373</text:p>
          </table:table-cell>
          <table:table-cell office:value-type="float" office:value="0.482046" calcext:value-type="float">
            <text:p>0.482046</text:p>
          </table:table-cell>
          <table:table-cell office:value-type="float" office:value="0.344116" calcext:value-type="float">
            <text:p>0.344116</text:p>
          </table:table-cell>
          <table:table-cell office:value-type="float" office:value="0.212581" calcext:value-type="float">
            <text:p>0.212581</text:p>
          </table:table-cell>
          <table:table-cell office:value-type="float" office:value="0.236068" calcext:value-type="float">
            <text:p>0.236068</text:p>
          </table:table-cell>
          <table:table-cell office:value-type="float" office:value="1.04332" calcext:value-type="float">
            <text:p>1.04332</text:p>
          </table:table-cell>
          <table:table-cell office:value-type="float" office:value="1.20792" calcext:value-type="float">
            <text:p>1.20792</text:p>
          </table:table-cell>
          <table:table-cell office:value-type="float" office:value="0.962051" calcext:value-type="float">
            <text:p>0.962051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3.9197" calcext:value-type="float">
            <text:p>13.9197</text:p>
          </table:table-cell>
          <table:table-cell office:value-type="float" office:value="2.72794" calcext:value-type="float">
            <text:p>2.72794</text:p>
          </table:table-cell>
          <table:table-cell office:value-type="float" office:value="5.09305" calcext:value-type="float">
            <text:p>5.09305</text:p>
          </table:table-cell>
          <table:table-cell office:value-type="float" office:value="0.501427" calcext:value-type="float">
            <text:p>0.501427</text:p>
          </table:table-cell>
          <table:table-cell office:value-type="float" office:value="0.347366" calcext:value-type="float">
            <text:p>0.347366</text:p>
          </table:table-cell>
          <table:table-cell office:value-type="float" office:value="0.210603" calcext:value-type="float">
            <text:p>0.210603</text:p>
          </table:table-cell>
          <table:table-cell office:value-type="float" office:value="0.233925" calcext:value-type="float">
            <text:p>0.233925</text:p>
          </table:table-cell>
          <table:table-cell office:value-type="float" office:value="1.03362" calcext:value-type="float">
            <text:p>1.03362</text:p>
          </table:table-cell>
          <table:table-cell office:value-type="float" office:value="1.19682" calcext:value-type="float">
            <text:p>1.19682</text:p>
          </table:table-cell>
          <table:table-cell office:value-type="float" office:value="0.123204" calcext:value-type="float">
            <text:p>0.1232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1493" calcext:value-type="float">
            <text:p>14.1493</text:p>
          </table:table-cell>
          <table:table-cell office:value-type="float" office:value="2.87879" calcext:value-type="float">
            <text:p>2.87879</text:p>
          </table:table-cell>
          <table:table-cell office:value-type="float" office:value="5.12258" calcext:value-type="float">
            <text:p>5.12258</text:p>
          </table:table-cell>
          <table:table-cell office:value-type="float" office:value="0.528862" calcext:value-type="float">
            <text:p>0.528862</text:p>
          </table:table-cell>
          <table:table-cell office:value-type="float" office:value="0.358878" calcext:value-type="float">
            <text:p>0.358878</text:p>
          </table:table-cell>
          <table:table-cell office:value-type="float" office:value="0.208681" calcext:value-type="float">
            <text:p>0.208681</text:p>
          </table:table-cell>
          <table:table-cell office:value-type="float" office:value="0.231789" calcext:value-type="float">
            <text:p>0.231789</text:p>
          </table:table-cell>
          <table:table-cell office:value-type="float" office:value="1.02418" calcext:value-type="float">
            <text:p>1.02418</text:p>
          </table:table-cell>
          <table:table-cell office:value-type="float" office:value="1.1862" calcext:value-type="float">
            <text:p>1.1862</text:p>
          </table:table-cell>
          <table:table-cell office:value-type="float" office:value="0.44065" calcext:value-type="float">
            <text:p>0.44065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4.3989" calcext:value-type="float">
            <text:p>14.3989</text:p>
          </table:table-cell>
          <table:table-cell office:value-type="float" office:value="3.00073" calcext:value-type="float">
            <text:p>3.00073</text:p>
          </table:table-cell>
          <table:table-cell office:value-type="float" office:value="5.23092" calcext:value-type="float">
            <text:p>5.23092</text:p>
          </table:table-cell>
          <table:table-cell office:value-type="float" office:value="0.533809" calcext:value-type="float">
            <text:p>0.533809</text:p>
          </table:table-cell>
          <table:table-cell office:value-type="float" office:value="0.33882" calcext:value-type="float">
            <text:p>0.33882</text:p>
          </table:table-cell>
          <table:table-cell office:value-type="float" office:value="0.20686" calcext:value-type="float">
            <text:p>0.20686</text:p>
          </table:table-cell>
          <table:table-cell office:value-type="float" office:value="0.22971" calcext:value-type="float">
            <text:p>0.22971</text:p>
          </table:table-cell>
          <table:table-cell office:value-type="float" office:value="1.0151" calcext:value-type="float">
            <text:p>1.0151</text:p>
          </table:table-cell>
          <table:table-cell office:value-type="float" office:value="1.17586" calcext:value-type="float">
            <text:p>1.17586</text:p>
          </table:table-cell>
          <table:table-cell office:value-type="float" office:value="1.67773" calcext:value-type="float">
            <text:p>1.6777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6057" calcext:value-type="float">
            <text:p>14.6057</text:p>
          </table:table-cell>
          <table:table-cell office:value-type="float" office:value="3.06789" calcext:value-type="float">
            <text:p>3.06789</text:p>
          </table:table-cell>
          <table:table-cell office:value-type="float" office:value="5.15478" calcext:value-type="float">
            <text:p>5.15478</text:p>
          </table:table-cell>
          <table:table-cell office:value-type="float" office:value="0.525547" calcext:value-type="float">
            <text:p>0.525547</text:p>
          </table:table-cell>
          <table:table-cell office:value-type="float" office:value="0.30998" calcext:value-type="float">
            <text:p>0.30998</text:p>
          </table:table-cell>
          <table:table-cell office:value-type="float" office:value="0.20506" calcext:value-type="float">
            <text:p>0.20506</text:p>
          </table:table-cell>
          <table:table-cell office:value-type="float" office:value="0.227825" calcext:value-type="float">
            <text:p>0.227825</text:p>
          </table:table-cell>
          <table:table-cell office:value-type="float" office:value="1.00628" calcext:value-type="float">
            <text:p>1.00628</text:p>
          </table:table-cell>
          <table:table-cell office:value-type="float" office:value="1.16552" calcext:value-type="float">
            <text:p>1.16552</text:p>
          </table:table-cell>
          <table:table-cell office:value-type="float" office:value="2.65913" calcext:value-type="float">
            <text:p>2.65913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4.8364" calcext:value-type="float">
            <text:p>14.8364</text:p>
          </table:table-cell>
          <table:table-cell office:value-type="float" office:value="3.23195" calcext:value-type="float">
            <text:p>3.23195</text:p>
          </table:table-cell>
          <table:table-cell office:value-type="float" office:value="5.2475" calcext:value-type="float">
            <text:p>5.2475</text:p>
          </table:table-cell>
          <table:table-cell office:value-type="float" office:value="0.550288" calcext:value-type="float">
            <text:p>0.550288</text:p>
          </table:table-cell>
          <table:table-cell office:value-type="float" office:value="0.317552" calcext:value-type="float">
            <text:p>0.317552</text:p>
          </table:table-cell>
          <table:table-cell office:value-type="float" office:value="0.203344" calcext:value-type="float">
            <text:p>0.203344</text:p>
          </table:table-cell>
          <table:table-cell office:value-type="float" office:value="0.225876" calcext:value-type="float">
            <text:p>0.225876</text:p>
          </table:table-cell>
          <table:table-cell office:value-type="float" office:value="0.997858" calcext:value-type="float">
            <text:p>0.997858</text:p>
          </table:table-cell>
          <table:table-cell office:value-type="float" office:value="1.15556" calcext:value-type="float">
            <text:p>1.15556</text:p>
          </table:table-cell>
          <table:table-cell office:value-type="float" office:value="3.45107" calcext:value-type="float">
            <text:p>3.451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0474" calcext:value-type="float">
            <text:p>15.0474</text:p>
          </table:table-cell>
          <table:table-cell office:value-type="float" office:value="3.41655" calcext:value-type="float">
            <text:p>3.41655</text:p>
          </table:table-cell>
          <table:table-cell office:value-type="float" office:value="5.27149" calcext:value-type="float">
            <text:p>5.27149</text:p>
          </table:table-cell>
          <table:table-cell office:value-type="float" office:value="0.586697" calcext:value-type="float">
            <text:p>0.586697</text:p>
          </table:table-cell>
          <table:table-cell office:value-type="float" office:value="0.341385" calcext:value-type="float">
            <text:p>0.341385</text:p>
          </table:table-cell>
          <table:table-cell office:value-type="float" office:value="0.201665" calcext:value-type="float">
            <text:p>0.201665</text:p>
          </table:table-cell>
          <table:table-cell office:value-type="float" office:value="0.223982" calcext:value-type="float">
            <text:p>0.223982</text:p>
          </table:table-cell>
          <table:table-cell office:value-type="float" office:value="0.989565" calcext:value-type="float">
            <text:p>0.989565</text:p>
          </table:table-cell>
          <table:table-cell office:value-type="float" office:value="1.14612" calcext:value-type="float">
            <text:p>1.14612</text:p>
          </table:table-cell>
          <table:table-cell office:value-type="float" office:value="0.575064" calcext:value-type="float">
            <text:p>0.575064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5.2564" calcext:value-type="float">
            <text:p>15.2564</text:p>
          </table:table-cell>
          <table:table-cell office:value-type="float" office:value="3.58895" calcext:value-type="float">
            <text:p>3.58895</text:p>
          </table:table-cell>
          <table:table-cell office:value-type="float" office:value="5.23803" calcext:value-type="float">
            <text:p>5.23803</text:p>
          </table:table-cell>
          <table:table-cell office:value-type="float" office:value="0.618218" calcext:value-type="float">
            <text:p>0.618218</text:p>
          </table:table-cell>
          <table:table-cell office:value-type="float" office:value="0.361428" calcext:value-type="float">
            <text:p>0.361428</text:p>
          </table:table-cell>
          <table:table-cell office:value-type="float" office:value="0.200024" calcext:value-type="float">
            <text:p>0.200024</text:p>
          </table:table-cell>
          <table:table-cell office:value-type="float" office:value="0.222258" calcext:value-type="float">
            <text:p>0.222258</text:p>
          </table:table-cell>
          <table:table-cell office:value-type="float" office:value="0.981347" calcext:value-type="float">
            <text:p>0.981347</text:p>
          </table:table-cell>
          <table:table-cell office:value-type="float" office:value="1.13708" calcext:value-type="float">
            <text:p>1.13708</text:p>
          </table:table-cell>
          <table:table-cell office:value-type="float" office:value="2.36218" calcext:value-type="float">
            <text:p>2.3621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4731" calcext:value-type="float">
            <text:p>15.4731</text:p>
          </table:table-cell>
          <table:table-cell office:value-type="float" office:value="3.76828" calcext:value-type="float">
            <text:p>3.76828</text:p>
          </table:table-cell>
          <table:table-cell office:value-type="float" office:value="5.2679" calcext:value-type="float">
            <text:p>5.2679</text:p>
          </table:table-cell>
          <table:table-cell office:value-type="float" office:value="0.645518" calcext:value-type="float">
            <text:p>0.645518</text:p>
          </table:table-cell>
          <table:table-cell office:value-type="float" office:value="0.372019" calcext:value-type="float">
            <text:p>0.372019</text:p>
          </table:table-cell>
          <table:table-cell office:value-type="float" office:value="0.198453" calcext:value-type="float">
            <text:p>0.198453</text:p>
          </table:table-cell>
          <table:table-cell office:value-type="float" office:value="0.22082" calcext:value-type="float">
            <text:p>0.22082</text:p>
          </table:table-cell>
          <table:table-cell office:value-type="float" office:value="0.973326" calcext:value-type="float">
            <text:p>0.973326</text:p>
          </table:table-cell>
          <table:table-cell office:value-type="float" office:value="1.12852" calcext:value-type="float">
            <text:p>1.12852</text:p>
          </table:table-cell>
          <table:table-cell office:value-type="float" office:value="0.360082" calcext:value-type="float">
            <text:p>0.360082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5.6826" calcext:value-type="float">
            <text:p>15.6826</text:p>
          </table:table-cell>
          <table:table-cell office:value-type="float" office:value="3.90858" calcext:value-type="float">
            <text:p>3.90858</text:p>
          </table:table-cell>
          <table:table-cell office:value-type="float" office:value="5.24606" calcext:value-type="float">
            <text:p>5.24606</text:p>
          </table:table-cell>
          <table:table-cell office:value-type="float" office:value="0.656381" calcext:value-type="float">
            <text:p>0.656381</text:p>
          </table:table-cell>
          <table:table-cell office:value-type="float" office:value="0.363376" calcext:value-type="float">
            <text:p>0.363376</text:p>
          </table:table-cell>
          <table:table-cell office:value-type="float" office:value="0.196936" calcext:value-type="float">
            <text:p>0.196936</text:p>
          </table:table-cell>
          <table:table-cell office:value-type="float" office:value="0.219392" calcext:value-type="float">
            <text:p>0.219392</text:p>
          </table:table-cell>
          <table:table-cell office:value-type="float" office:value="0.965512" calcext:value-type="float">
            <text:p>0.965512</text:p>
          </table:table-cell>
          <table:table-cell office:value-type="float" office:value="1.11998" calcext:value-type="float">
            <text:p>1.11998</text:p>
          </table:table-cell>
          <table:table-cell office:value-type="float" office:value="1.15267" calcext:value-type="float">
            <text:p>1.1526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9068" calcext:value-type="float">
            <text:p>15.9068</text:p>
          </table:table-cell>
          <table:table-cell office:value-type="float" office:value="4.04344" calcext:value-type="float">
            <text:p>4.04344</text:p>
          </table:table-cell>
          <table:table-cell office:value-type="float" office:value="5.24175" calcext:value-type="float">
            <text:p>5.24175</text:p>
          </table:table-cell>
          <table:table-cell office:value-type="float" office:value="0.660485" calcext:value-type="float">
            <text:p>0.660485</text:p>
          </table:table-cell>
          <table:table-cell office:value-type="float" office:value="0.34705" calcext:value-type="float">
            <text:p>0.34705</text:p>
          </table:table-cell>
          <table:table-cell office:value-type="float" office:value="0.195562" calcext:value-type="float">
            <text:p>0.195562</text:p>
          </table:table-cell>
          <table:table-cell office:value-type="float" office:value="0.217915" calcext:value-type="float">
            <text:p>0.217915</text:p>
          </table:table-cell>
          <table:table-cell office:value-type="float" office:value="0.957966" calcext:value-type="float">
            <text:p>0.957966</text:p>
          </table:table-cell>
          <table:table-cell office:value-type="float" office:value="1.11142" calcext:value-type="float">
            <text:p>1.11142</text:p>
          </table:table-cell>
          <table:table-cell office:value-type="float" office:value="0.410144" calcext:value-type="float">
            <text:p>0.410144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6.1007" calcext:value-type="float">
            <text:p>16.1007</text:p>
          </table:table-cell>
          <table:table-cell office:value-type="float" office:value="4.20696" calcext:value-type="float">
            <text:p>4.20696</text:p>
          </table:table-cell>
          <table:table-cell office:value-type="float" office:value="5.16225" calcext:value-type="float">
            <text:p>5.16225</text:p>
          </table:table-cell>
          <table:table-cell office:value-type="float" office:value="0.685427" calcext:value-type="float">
            <text:p>0.685427</text:p>
          </table:table-cell>
          <table:table-cell office:value-type="float" office:value="0.361446" calcext:value-type="float">
            <text:p>0.361446</text:p>
          </table:table-cell>
          <table:table-cell office:value-type="float" office:value="0.194196" calcext:value-type="float">
            <text:p>0.194196</text:p>
          </table:table-cell>
          <table:table-cell office:value-type="float" office:value="0.216556" calcext:value-type="float">
            <text:p>0.216556</text:p>
          </table:table-cell>
          <table:table-cell office:value-type="float" office:value="0.950476" calcext:value-type="float">
            <text:p>0.950476</text:p>
          </table:table-cell>
          <table:table-cell office:value-type="float" office:value="1.103" calcext:value-type="float">
            <text:p>1.103</text:p>
          </table:table-cell>
          <table:table-cell office:value-type="float" office:value="1.6963" calcext:value-type="float">
            <text:p>1.696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3004" calcext:value-type="float">
            <text:p>16.3004</text:p>
          </table:table-cell>
          <table:table-cell office:value-type="float" office:value="4.39398" calcext:value-type="float">
            <text:p>4.39398</text:p>
          </table:table-cell>
          <table:table-cell office:value-type="float" office:value="5.187" calcext:value-type="float">
            <text:p>5.187</text:p>
          </table:table-cell>
          <table:table-cell office:value-type="float" office:value="0.711406" calcext:value-type="float">
            <text:p>0.711406</text:p>
          </table:table-cell>
          <table:table-cell office:value-type="float" office:value="0.37053" calcext:value-type="float">
            <text:p>0.37053</text:p>
          </table:table-cell>
          <table:table-cell office:value-type="float" office:value="0.192884" calcext:value-type="float">
            <text:p>0.192884</text:p>
          </table:table-cell>
          <table:table-cell office:value-type="float" office:value="0.215491" calcext:value-type="float">
            <text:p>0.215491</text:p>
          </table:table-cell>
          <table:table-cell office:value-type="float" office:value="0.943159" calcext:value-type="float">
            <text:p>0.943159</text:p>
          </table:table-cell>
          <table:table-cell office:value-type="float" office:value="1.09492" calcext:value-type="float">
            <text:p>1.09492</text:p>
          </table:table-cell>
          <table:table-cell office:value-type="float" office:value="0.210096" calcext:value-type="float">
            <text:p>0.21009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6.5099" calcext:value-type="float">
            <text:p>16.5099</text:p>
          </table:table-cell>
          <table:table-cell office:value-type="float" office:value="4.56191" calcext:value-type="float">
            <text:p>4.56191</text:p>
          </table:table-cell>
          <table:table-cell office:value-type="float" office:value="5.2143" calcext:value-type="float">
            <text:p>5.2143</text:p>
          </table:table-cell>
          <table:table-cell office:value-type="float" office:value="0.724447" calcext:value-type="float">
            <text:p>0.724447</text:p>
          </table:table-cell>
          <table:table-cell office:value-type="float" office:value="0.362894" calcext:value-type="float">
            <text:p>0.362894</text:p>
          </table:table-cell>
          <table:table-cell office:value-type="float" office:value="0.191707" calcext:value-type="float">
            <text:p>0.191707</text:p>
          </table:table-cell>
          <table:table-cell office:value-type="float" office:value="0.21454" calcext:value-type="float">
            <text:p>0.21454</text:p>
          </table:table-cell>
          <table:table-cell office:value-type="float" office:value="0.936059" calcext:value-type="float">
            <text:p>0.936059</text:p>
          </table:table-cell>
          <table:table-cell office:value-type="float" office:value="1.08701" calcext:value-type="float">
            <text:p>1.08701</text:p>
          </table:table-cell>
          <table:table-cell office:value-type="float" office:value="0.688608" calcext:value-type="float">
            <text:p>0.6886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6897" calcext:value-type="float">
            <text:p>16.6897</text:p>
          </table:table-cell>
          <table:table-cell office:value-type="float" office:value="4.72143" calcext:value-type="float">
            <text:p>4.72143</text:p>
          </table:table-cell>
          <table:table-cell office:value-type="float" office:value="5.18258" calcext:value-type="float">
            <text:p>5.18258</text:p>
          </table:table-cell>
          <table:table-cell office:value-type="float" office:value="0.740122" calcext:value-type="float">
            <text:p>0.740122</text:p>
          </table:table-cell>
          <table:table-cell office:value-type="float" office:value="0.360123" calcext:value-type="float">
            <text:p>0.360123</text:p>
          </table:table-cell>
          <table:table-cell office:value-type="float" office:value="0.190502" calcext:value-type="float">
            <text:p>0.190502</text:p>
          </table:table-cell>
          <table:table-cell office:value-type="float" office:value="0.213585" calcext:value-type="float">
            <text:p>0.213585</text:p>
          </table:table-cell>
          <table:table-cell office:value-type="float" office:value="0.929108" calcext:value-type="float">
            <text:p>0.929108</text:p>
          </table:table-cell>
          <table:table-cell office:value-type="float" office:value="1.07918" calcext:value-type="float">
            <text:p>1.07918</text:p>
          </table:table-cell>
          <table:table-cell office:value-type="float" office:value="0.512665" calcext:value-type="float">
            <text:p>0.512665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6.8426" calcext:value-type="float">
            <text:p>16.8426</text:p>
          </table:table-cell>
          <table:table-cell office:value-type="float" office:value="4.9055" calcext:value-type="float">
            <text:p>4.9055</text:p>
          </table:table-cell>
          <table:table-cell office:value-type="float" office:value="5.02868" calcext:value-type="float">
            <text:p>5.02868</text:p>
          </table:table-cell>
          <table:table-cell office:value-type="float" office:value="0.779423" calcext:value-type="float">
            <text:p>0.779423</text:p>
          </table:table-cell>
          <table:table-cell office:value-type="float" office:value="0.396623" calcext:value-type="float">
            <text:p>0.396623</text:p>
          </table:table-cell>
          <table:table-cell office:value-type="float" office:value="0.189172" calcext:value-type="float">
            <text:p>0.189172</text:p>
          </table:table-cell>
          <table:table-cell office:value-type="float" office:value="0.212835" calcext:value-type="float">
            <text:p>0.212835</text:p>
          </table:table-cell>
          <table:table-cell office:value-type="float" office:value="0.922317" calcext:value-type="float">
            <text:p>0.922317</text:p>
          </table:table-cell>
          <table:table-cell office:value-type="float" office:value="1.07143" calcext:value-type="float">
            <text:p>1.07143</text:p>
          </table:table-cell>
          <table:table-cell office:value-type="float" office:value="4.1397" calcext:value-type="float">
            <text:p>4.139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0081" calcext:value-type="float">
            <text:p>17.0081</text:p>
          </table:table-cell>
          <table:table-cell office:value-type="float" office:value="5.12576" calcext:value-type="float">
            <text:p>5.12576</text:p>
          </table:table-cell>
          <table:table-cell office:value-type="float" office:value="5.06432" calcext:value-type="float">
            <text:p>5.06432</text:p>
          </table:table-cell>
          <table:table-cell office:value-type="float" office:value="0.816922" calcext:value-type="float">
            <text:p>0.816922</text:p>
          </table:table-cell>
          <table:table-cell office:value-type="float" office:value="0.41692" calcext:value-type="float">
            <text:p>0.41692</text:p>
          </table:table-cell>
          <table:table-cell office:value-type="float" office:value="0.187827" calcext:value-type="float">
            <text:p>0.187827</text:p>
          </table:table-cell>
          <table:table-cell office:value-type="float" office:value="0.212724" calcext:value-type="float">
            <text:p>0.212724</text:p>
          </table:table-cell>
          <table:table-cell office:value-type="float" office:value="0.915739" calcext:value-type="float">
            <text:p>0.915739</text:p>
          </table:table-cell>
          <table:table-cell office:value-type="float" office:value="1.06411" calcext:value-type="float">
            <text:p>1.06411</text:p>
          </table:table-cell>
          <table:table-cell office:value-type="float" office:value="0.495019" calcext:value-type="float">
            <text:p>0.49501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7.1784" calcext:value-type="float">
            <text:p>17.1784</text:p>
          </table:table-cell>
          <table:table-cell office:value-type="float" office:value="5.29178" calcext:value-type="float">
            <text:p>5.29178</text:p>
          </table:table-cell>
          <table:table-cell office:value-type="float" office:value="5.02028" calcext:value-type="float">
            <text:p>5.02028</text:p>
          </table:table-cell>
          <table:table-cell office:value-type="float" office:value="0.832646" calcext:value-type="float">
            <text:p>0.832646</text:p>
          </table:table-cell>
          <table:table-cell office:value-type="float" office:value="0.413217" calcext:value-type="float">
            <text:p>0.413217</text:p>
          </table:table-cell>
          <table:table-cell office:value-type="float" office:value="0.186497" calcext:value-type="float">
            <text:p>0.186497</text:p>
          </table:table-cell>
          <table:table-cell office:value-type="float" office:value="0.212516" calcext:value-type="float">
            <text:p>0.212516</text:p>
          </table:table-cell>
          <table:table-cell office:value-type="float" office:value="0.909328" calcext:value-type="float">
            <text:p>0.909328</text:p>
          </table:table-cell>
          <table:table-cell office:value-type="float" office:value="1.05679" calcext:value-type="float">
            <text:p>1.05679</text:p>
          </table:table-cell>
          <table:table-cell office:value-type="float" office:value="1.67928" calcext:value-type="float">
            <text:p>1.679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3379" calcext:value-type="float">
            <text:p>17.3379</text:p>
          </table:table-cell>
          <table:table-cell office:value-type="float" office:value="5.46849" calcext:value-type="float">
            <text:p>5.46849</text:p>
          </table:table-cell>
          <table:table-cell office:value-type="float" office:value="4.99997" calcext:value-type="float">
            <text:p>4.99997</text:p>
          </table:table-cell>
          <table:table-cell office:value-type="float" office:value="0.851405" calcext:value-type="float">
            <text:p>0.851405</text:p>
          </table:table-cell>
          <table:table-cell office:value-type="float" office:value="0.411085" calcext:value-type="float">
            <text:p>0.411085</text:p>
          </table:table-cell>
          <table:table-cell office:value-type="float" office:value="0.18518" calcext:value-type="float">
            <text:p>0.18518</text:p>
          </table:table-cell>
          <table:table-cell office:value-type="float" office:value="0.212313" calcext:value-type="float">
            <text:p>0.212313</text:p>
          </table:table-cell>
          <table:table-cell office:value-type="float" office:value="0.903065" calcext:value-type="float">
            <text:p>0.903065</text:p>
          </table:table-cell>
          <table:table-cell office:value-type="float" office:value="1.04957" calcext:value-type="float">
            <text:p>1.04957</text:p>
          </table:table-cell>
          <table:table-cell office:value-type="float" office:value="0.183988" calcext:value-type="float">
            <text:p>0.183988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7.4949" calcext:value-type="float">
            <text:p>17.4949</text:p>
          </table:table-cell>
          <table:table-cell office:value-type="float" office:value="5.63116" calcext:value-type="float">
            <text:p>5.63116</text:p>
          </table:table-cell>
          <table:table-cell office:value-type="float" office:value="4.93181" calcext:value-type="float">
            <text:p>4.93181</text:p>
          </table:table-cell>
          <table:table-cell office:value-type="float" office:value="0.867" calcext:value-type="float">
            <text:p>0.867</text:p>
          </table:table-cell>
          <table:table-cell office:value-type="float" office:value="0.408811" calcext:value-type="float">
            <text:p>0.408811</text:p>
          </table:table-cell>
          <table:table-cell office:value-type="float" office:value="0.183892" calcext:value-type="float">
            <text:p>0.183892</text:p>
          </table:table-cell>
          <table:table-cell office:value-type="float" office:value="0.211896" calcext:value-type="float">
            <text:p>0.211896</text:p>
          </table:table-cell>
          <table:table-cell office:value-type="float" office:value="0.896989" calcext:value-type="float">
            <text:p>0.896989</text:p>
          </table:table-cell>
          <table:table-cell office:value-type="float" office:value="1.04235" calcext:value-type="float">
            <text:p>1.04235</text:p>
          </table:table-cell>
          <table:table-cell office:value-type="float" office:value="3.08109" calcext:value-type="float">
            <text:p>3.081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6868" calcext:value-type="float">
            <text:p>17.6868</text:p>
          </table:table-cell>
          <table:table-cell office:value-type="float" office:value="5.75177" calcext:value-type="float">
            <text:p>5.75177</text:p>
          </table:table-cell>
          <table:table-cell office:value-type="float" office:value="4.87905" calcext:value-type="float">
            <text:p>4.87905</text:p>
          </table:table-cell>
          <table:table-cell office:value-type="float" office:value="0.855041" calcext:value-type="float">
            <text:p>0.855041</text:p>
          </table:table-cell>
          <table:table-cell office:value-type="float" office:value="0.371896" calcext:value-type="float">
            <text:p>0.371896</text:p>
          </table:table-cell>
          <table:table-cell office:value-type="float" office:value="0.182641" calcext:value-type="float">
            <text:p>0.182641</text:p>
          </table:table-cell>
          <table:table-cell office:value-type="float" office:value="0.210883" calcext:value-type="float">
            <text:p>0.210883</text:p>
          </table:table-cell>
          <table:table-cell office:value-type="float" office:value="0.890867" calcext:value-type="float">
            <text:p>0.890867</text:p>
          </table:table-cell>
          <table:table-cell office:value-type="float" office:value="1.03519" calcext:value-type="float">
            <text:p>1.03519</text:p>
          </table:table-cell>
          <table:table-cell office:value-type="float" office:value="1.68818" calcext:value-type="float">
            <text:p>1.68818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7.8326" calcext:value-type="float">
            <text:p>17.8326</text:p>
          </table:table-cell>
          <table:table-cell office:value-type="float" office:value="5.93984" calcext:value-type="float">
            <text:p>5.93984</text:p>
          </table:table-cell>
          <table:table-cell office:value-type="float" office:value="4.8215" calcext:value-type="float">
            <text:p>4.8215</text:p>
          </table:table-cell>
          <table:table-cell office:value-type="float" office:value="0.88248" calcext:value-type="float">
            <text:p>0.88248</text:p>
          </table:table-cell>
          <table:table-cell office:value-type="float" office:value="0.387443" calcext:value-type="float">
            <text:p>0.387443</text:p>
          </table:table-cell>
          <table:table-cell office:value-type="float" office:value="0.181403" calcext:value-type="float">
            <text:p>0.181403</text:p>
          </table:table-cell>
          <table:table-cell office:value-type="float" office:value="0.209899" calcext:value-type="float">
            <text:p>0.209899</text:p>
          </table:table-cell>
          <table:table-cell office:value-type="float" office:value="0.884954" calcext:value-type="float">
            <text:p>0.884954</text:p>
          </table:table-cell>
          <table:table-cell office:value-type="float" office:value="1.02819" calcext:value-type="float">
            <text:p>1.02819</text:p>
          </table:table-cell>
          <table:table-cell office:value-type="float" office:value="0.872036" calcext:value-type="float">
            <text:p>0.87203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0061" calcext:value-type="float">
            <text:p>18.0061</text:p>
          </table:table-cell>
          <table:table-cell office:value-type="float" office:value="6.132" calcext:value-type="float">
            <text:p>6.132</text:p>
          </table:table-cell>
          <table:table-cell office:value-type="float" office:value="4.84929" calcext:value-type="float">
            <text:p>4.84929</text:p>
          </table:table-cell>
          <table:table-cell office:value-type="float" office:value="0.897211" calcext:value-type="float">
            <text:p>0.897211</text:p>
          </table:table-cell>
          <table:table-cell office:value-type="float" office:value="0.382156" calcext:value-type="float">
            <text:p>0.382156</text:p>
          </table:table-cell>
          <table:table-cell office:value-type="float" office:value="0.180203" calcext:value-type="float">
            <text:p>0.180203</text:p>
          </table:table-cell>
          <table:table-cell office:value-type="float" office:value="0.20895" calcext:value-type="float">
            <text:p>0.20895</text:p>
          </table:table-cell>
          <table:table-cell office:value-type="float" office:value="0.879083" calcext:value-type="float">
            <text:p>0.879083</text:p>
          </table:table-cell>
          <table:table-cell office:value-type="float" office:value="1.02133" calcext:value-type="float">
            <text:p>1.02133</text:p>
          </table:table-cell>
          <table:table-cell office:value-type="float" office:value="0.833531" calcext:value-type="float">
            <text:p>0.833531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8.1577" calcext:value-type="float">
            <text:p>18.1577</text:p>
          </table:table-cell>
          <table:table-cell office:value-type="float" office:value="6.33576" calcext:value-type="float">
            <text:p>6.33576</text:p>
          </table:table-cell>
          <table:table-cell office:value-type="float" office:value="4.87372" calcext:value-type="float">
            <text:p>4.87372</text:p>
          </table:table-cell>
          <table:table-cell office:value-type="float" office:value="0.919399" calcext:value-type="float">
            <text:p>0.919399</text:p>
          </table:table-cell>
          <table:table-cell office:value-type="float" office:value="0.385106" calcext:value-type="float">
            <text:p>0.385106</text:p>
          </table:table-cell>
          <table:table-cell office:value-type="float" office:value="0.179025" calcext:value-type="float">
            <text:p>0.179025</text:p>
          </table:table-cell>
          <table:table-cell office:value-type="float" office:value="0.2081" calcext:value-type="float">
            <text:p>0.2081</text:p>
          </table:table-cell>
          <table:table-cell office:value-type="float" office:value="0.873308" calcext:value-type="float">
            <text:p>0.873308</text:p>
          </table:table-cell>
          <table:table-cell office:value-type="float" office:value="1.01459" calcext:value-type="float">
            <text:p>1.01459</text:p>
          </table:table-cell>
          <table:table-cell office:value-type="float" office:value="0.773648" calcext:value-type="float">
            <text:p>0.77364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2799" calcext:value-type="float">
            <text:p>18.2799</text:p>
          </table:table-cell>
          <table:table-cell office:value-type="float" office:value="6.57622" calcext:value-type="float">
            <text:p>6.57622</text:p>
          </table:table-cell>
          <table:table-cell office:value-type="float" office:value="4.91299" calcext:value-type="float">
            <text:p>4.91299</text:p>
          </table:table-cell>
          <table:table-cell office:value-type="float" office:value="0.960085" calcext:value-type="float">
            <text:p>0.960085</text:p>
          </table:table-cell>
          <table:table-cell office:value-type="float" office:value="0.409444" calcext:value-type="float">
            <text:p>0.409444</text:p>
          </table:table-cell>
          <table:table-cell office:value-type="float" office:value="0.177862" calcext:value-type="float">
            <text:p>0.177862</text:p>
          </table:table-cell>
          <table:table-cell office:value-type="float" office:value="0.207681" calcext:value-type="float">
            <text:p>0.207681</text:p>
          </table:table-cell>
          <table:table-cell office:value-type="float" office:value="0.867704" calcext:value-type="float">
            <text:p>0.867704</text:p>
          </table:table-cell>
          <table:table-cell office:value-type="float" office:value="1.008" calcext:value-type="float">
            <text:p>1.008</text:p>
          </table:table-cell>
          <table:table-cell office:value-type="float" office:value="0.738979" calcext:value-type="float">
            <text:p>0.73897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8.4134" calcext:value-type="float">
            <text:p>18.4134</text:p>
          </table:table-cell>
          <table:table-cell office:value-type="float" office:value="6.78529" calcext:value-type="float">
            <text:p>6.78529</text:p>
          </table:table-cell>
          <table:table-cell office:value-type="float" office:value="4.90249" calcext:value-type="float">
            <text:p>4.90249</text:p>
          </table:table-cell>
          <table:table-cell office:value-type="float" office:value="0.985927" calcext:value-type="float">
            <text:p>0.985927</text:p>
          </table:table-cell>
          <table:table-cell office:value-type="float" office:value="0.417674" calcext:value-type="float">
            <text:p>0.417674</text:p>
          </table:table-cell>
          <table:table-cell office:value-type="float" office:value="0.176731" calcext:value-type="float">
            <text:p>0.176731</text:p>
          </table:table-cell>
          <table:table-cell office:value-type="float" office:value="0.207372" calcext:value-type="float">
            <text:p>0.207372</text:p>
          </table:table-cell>
          <table:table-cell office:value-type="float" office:value="0.862238" calcext:value-type="float">
            <text:p>0.862238</text:p>
          </table:table-cell>
          <table:table-cell office:value-type="float" office:value="1.00154" calcext:value-type="float">
            <text:p>1.00154</text:p>
          </table:table-cell>
          <table:table-cell office:value-type="float" office:value="0.281826" calcext:value-type="float">
            <text:p>0.28182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5602" calcext:value-type="float">
            <text:p>18.5602</text:p>
          </table:table-cell>
          <table:table-cell office:value-type="float" office:value="6.92088" calcext:value-type="float">
            <text:p>6.92088</text:p>
          </table:table-cell>
          <table:table-cell office:value-type="float" office:value="4.81674" calcext:value-type="float">
            <text:p>4.81674</text:p>
          </table:table-cell>
          <table:table-cell office:value-type="float" office:value="0.980818" calcext:value-type="float">
            <text:p>0.980818</text:p>
          </table:table-cell>
          <table:table-cell office:value-type="float" office:value="0.388342" calcext:value-type="float">
            <text:p>0.388342</text:p>
          </table:table-cell>
          <table:table-cell office:value-type="float" office:value="0.175614" calcext:value-type="float">
            <text:p>0.175614</text:p>
          </table:table-cell>
          <table:table-cell office:value-type="float" office:value="0.206457" calcext:value-type="float">
            <text:p>0.206457</text:p>
          </table:table-cell>
          <table:table-cell office:value-type="float" office:value="0.856787" calcext:value-type="float">
            <text:p>0.856787</text:p>
          </table:table-cell>
          <table:table-cell office:value-type="float" office:value="0.995229" calcext:value-type="float">
            <text:p>0.995229</text:p>
          </table:table-cell>
          <table:table-cell office:value-type="float" office:value="1.65209" calcext:value-type="float">
            <text:p>1.6520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8.7107" calcext:value-type="float">
            <text:p>18.7107</text:p>
          </table:table-cell>
          <table:table-cell office:value-type="float" office:value="7.12661" calcext:value-type="float">
            <text:p>7.12661</text:p>
          </table:table-cell>
          <table:table-cell office:value-type="float" office:value="4.8769" calcext:value-type="float">
            <text:p>4.8769</text:p>
          </table:table-cell>
          <table:table-cell office:value-type="float" office:value="0.99144" calcext:value-type="float">
            <text:p>0.99144</text:p>
          </table:table-cell>
          <table:table-cell office:value-type="float" office:value="0.373195" calcext:value-type="float">
            <text:p>0.373195</text:p>
          </table:table-cell>
          <table:table-cell office:value-type="float" office:value="0.174514" calcext:value-type="float">
            <text:p>0.174514</text:p>
          </table:table-cell>
          <table:table-cell office:value-type="float" office:value="0.20556" calcext:value-type="float">
            <text:p>0.20556</text:p>
          </table:table-cell>
          <table:table-cell office:value-type="float" office:value="0.851423" calcext:value-type="float">
            <text:p>0.851423</text:p>
          </table:table-cell>
          <table:table-cell office:value-type="float" office:value="0.989017" calcext:value-type="float">
            <text:p>0.989017</text:p>
          </table:table-cell>
          <table:table-cell office:value-type="float" office:value="0.702053" calcext:value-type="float">
            <text:p>0.70205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9065" calcext:value-type="float">
            <text:p>18.9065</text:p>
          </table:table-cell>
          <table:table-cell office:value-type="float" office:value="7.26713" calcext:value-type="float">
            <text:p>7.26713</text:p>
          </table:table-cell>
          <table:table-cell office:value-type="float" office:value="4.83732" calcext:value-type="float">
            <text:p>4.83732</text:p>
          </table:table-cell>
          <table:table-cell office:value-type="float" office:value="0.9707" calcext:value-type="float">
            <text:p>0.9707</text:p>
          </table:table-cell>
          <table:table-cell office:value-type="float" office:value="0.328921" calcext:value-type="float">
            <text:p>0.328921</text:p>
          </table:table-cell>
          <table:table-cell office:value-type="float" office:value="0.173611" calcext:value-type="float">
            <text:p>0.173611</text:p>
          </table:table-cell>
          <table:table-cell office:value-type="float" office:value="0.204351" calcext:value-type="float">
            <text:p>0.204351</text:p>
          </table:table-cell>
          <table:table-cell office:value-type="float" office:value="0.846422" calcext:value-type="float">
            <text:p>0.846422</text:p>
          </table:table-cell>
          <table:table-cell office:value-type="float" office:value="0.983172" calcext:value-type="float">
            <text:p>0.983172</text:p>
          </table:table-cell>
          <table:table-cell office:value-type="float" office:value="3.74258" calcext:value-type="float">
            <text:p>3.74258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8.9976" calcext:value-type="float">
            <text:p>18.9976</text:p>
          </table:table-cell>
          <table:table-cell office:value-type="float" office:value="7.46037" calcext:value-type="float">
            <text:p>7.46037</text:p>
          </table:table-cell>
          <table:table-cell office:value-type="float" office:value="4.7222" calcext:value-type="float">
            <text:p>4.7222</text:p>
          </table:table-cell>
          <table:table-cell office:value-type="float" office:value="1.00611" calcext:value-type="float">
            <text:p>1.00611</text:p>
          </table:table-cell>
          <table:table-cell office:value-type="float" office:value="0.35917" calcext:value-type="float">
            <text:p>0.35917</text:p>
          </table:table-cell>
          <table:table-cell office:value-type="float" office:value="0.172598" calcext:value-type="float">
            <text:p>0.172598</text:p>
          </table:table-cell>
          <table:table-cell office:value-type="float" office:value="0.203124" calcext:value-type="float">
            <text:p>0.203124</text:p>
          </table:table-cell>
          <table:table-cell office:value-type="float" office:value="0.841303" calcext:value-type="float">
            <text:p>0.841303</text:p>
          </table:table-cell>
          <table:table-cell office:value-type="float" office:value="0.977607" calcext:value-type="float">
            <text:p>0.977607</text:p>
          </table:table-cell>
          <table:table-cell office:value-type="float" office:value="3.8683" calcext:value-type="float">
            <text:p>3.868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0882" calcext:value-type="float">
            <text:p>19.0882</text:p>
          </table:table-cell>
          <table:table-cell office:value-type="float" office:value="7.73066" calcext:value-type="float">
            <text:p>7.73066</text:p>
          </table:table-cell>
          <table:table-cell office:value-type="float" office:value="4.79676" calcext:value-type="float">
            <text:p>4.79676</text:p>
          </table:table-cell>
          <table:table-cell office:value-type="float" office:value="1.05538" calcext:value-type="float">
            <text:p>1.05538</text:p>
          </table:table-cell>
          <table:table-cell office:value-type="float" office:value="0.394403" calcext:value-type="float">
            <text:p>0.394403</text:p>
          </table:table-cell>
          <table:table-cell office:value-type="float" office:value="0.171557" calcext:value-type="float">
            <text:p>0.171557</text:p>
          </table:table-cell>
          <table:table-cell office:value-type="float" office:value="0.202105" calcext:value-type="float">
            <text:p>0.202105</text:p>
          </table:table-cell>
          <table:table-cell office:value-type="float" office:value="0.836226" calcext:value-type="float">
            <text:p>0.836226</text:p>
          </table:table-cell>
          <table:table-cell office:value-type="float" office:value="0.971815" calcext:value-type="float">
            <text:p>0.971815</text:p>
          </table:table-cell>
          <table:table-cell office:value-type="float" office:value="1.63459" calcext:value-type="float">
            <text:p>1.6345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9.2107" calcext:value-type="float">
            <text:p>19.2107</text:p>
          </table:table-cell>
          <table:table-cell office:value-type="float" office:value="7.93438" calcext:value-type="float">
            <text:p>7.93438</text:p>
          </table:table-cell>
          <table:table-cell office:value-type="float" office:value="4.80384" calcext:value-type="float">
            <text:p>4.80384</text:p>
          </table:table-cell>
          <table:table-cell office:value-type="float" office:value="1.0698" calcext:value-type="float">
            <text:p>1.0698</text:p>
          </table:table-cell>
          <table:table-cell office:value-type="float" office:value="0.386741" calcext:value-type="float">
            <text:p>0.386741</text:p>
          </table:table-cell>
          <table:table-cell office:value-type="float" office:value="0.170543" calcext:value-type="float">
            <text:p>0.170543</text:p>
          </table:table-cell>
          <table:table-cell office:value-type="float" office:value="0.201045" calcext:value-type="float">
            <text:p>0.201045</text:p>
          </table:table-cell>
          <table:table-cell office:value-type="float" office:value="0.831277" calcext:value-type="float">
            <text:p>0.831277</text:p>
          </table:table-cell>
          <table:table-cell office:value-type="float" office:value="0.966146" calcext:value-type="float">
            <text:p>0.966146</text:p>
          </table:table-cell>
          <table:table-cell office:value-type="float" office:value="0.246494" calcext:value-type="float">
            <text:p>0.2464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2894" calcext:value-type="float">
            <text:p>19.2894</text:p>
          </table:table-cell>
          <table:table-cell office:value-type="float" office:value="8.15381" calcext:value-type="float">
            <text:p>8.15381</text:p>
          </table:table-cell>
          <table:table-cell office:value-type="float" office:value="4.7904" calcext:value-type="float">
            <text:p>4.7904</text:p>
          </table:table-cell>
          <table:table-cell office:value-type="float" office:value="1.1025" calcext:value-type="float">
            <text:p>1.1025</text:p>
          </table:table-cell>
          <table:table-cell office:value-type="float" office:value="0.401549" calcext:value-type="float">
            <text:p>0.401549</text:p>
          </table:table-cell>
          <table:table-cell office:value-type="float" office:value="0.169543" calcext:value-type="float">
            <text:p>0.169543</text:p>
          </table:table-cell>
          <table:table-cell office:value-type="float" office:value="0.200005" calcext:value-type="float">
            <text:p>0.200005</text:p>
          </table:table-cell>
          <table:table-cell office:value-type="float" office:value="0.826383" calcext:value-type="float">
            <text:p>0.826383</text:p>
          </table:table-cell>
          <table:table-cell office:value-type="float" office:value="0.960555" calcext:value-type="float">
            <text:p>0.960555</text:p>
          </table:table-cell>
          <table:table-cell office:value-type="float" office:value="1.36022" calcext:value-type="float">
            <text:p>1.36022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9.3897" calcext:value-type="float">
            <text:p>19.3897</text:p>
          </table:table-cell>
          <table:table-cell office:value-type="float" office:value="8.36222" calcext:value-type="float">
            <text:p>8.36222</text:p>
          </table:table-cell>
          <table:table-cell office:value-type="float" office:value="4.80388" calcext:value-type="float">
            <text:p>4.80388</text:p>
          </table:table-cell>
          <table:table-cell office:value-type="float" office:value="1.11888" calcext:value-type="float">
            <text:p>1.11888</text:p>
          </table:table-cell>
          <table:table-cell office:value-type="float" office:value="0.392854" calcext:value-type="float">
            <text:p>0.392854</text:p>
          </table:table-cell>
          <table:table-cell office:value-type="float" office:value="0.168564" calcext:value-type="float">
            <text:p>0.168564</text:p>
          </table:table-cell>
          <table:table-cell office:value-type="float" office:value="0.198935" calcext:value-type="float">
            <text:p>0.198935</text:p>
          </table:table-cell>
          <table:table-cell office:value-type="float" office:value="0.821614" calcext:value-type="float">
            <text:p>0.821614</text:p>
          </table:table-cell>
          <table:table-cell office:value-type="float" office:value="0.955062" calcext:value-type="float">
            <text:p>0.955062</text:p>
          </table:table-cell>
          <table:table-cell office:value-type="float" office:value="2.17932" calcext:value-type="float">
            <text:p>2.1793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4838" calcext:value-type="float">
            <text:p>19.4838</text:p>
          </table:table-cell>
          <table:table-cell office:value-type="float" office:value="8.50894" calcext:value-type="float">
            <text:p>8.50894</text:p>
          </table:table-cell>
          <table:table-cell office:value-type="float" office:value="4.69053" calcext:value-type="float">
            <text:p>4.69053</text:p>
          </table:table-cell>
          <table:table-cell office:value-type="float" office:value="1.12245" calcext:value-type="float">
            <text:p>1.12245</text:p>
          </table:table-cell>
          <table:table-cell office:value-type="float" office:value="0.374897" calcext:value-type="float">
            <text:p>0.374897</text:p>
          </table:table-cell>
          <table:table-cell office:value-type="float" office:value="0.167607" calcext:value-type="float">
            <text:p>0.167607</text:p>
          </table:table-cell>
          <table:table-cell office:value-type="float" office:value="0.1978" calcext:value-type="float">
            <text:p>0.1978</text:p>
          </table:table-cell>
          <table:table-cell office:value-type="float" office:value="0.816997" calcext:value-type="float">
            <text:p>0.816997</text:p>
          </table:table-cell>
          <table:table-cell office:value-type="float" office:value="0.950002" calcext:value-type="float">
            <text:p>0.950002</text:p>
          </table:table-cell>
          <table:table-cell office:value-type="float" office:value="3.31622" calcext:value-type="float">
            <text:p>3.31622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9.5773" calcext:value-type="float">
            <text:p>19.5773</text:p>
          </table:table-cell>
          <table:table-cell office:value-type="float" office:value="8.71207" calcext:value-type="float">
            <text:p>8.71207</text:p>
          </table:table-cell>
          <table:table-cell office:value-type="float" office:value="4.65317" calcext:value-type="float">
            <text:p>4.65317</text:p>
          </table:table-cell>
          <table:table-cell office:value-type="float" office:value="1.14352" calcext:value-type="float">
            <text:p>1.14352</text:p>
          </table:table-cell>
          <table:table-cell office:value-type="float" office:value="0.380672" calcext:value-type="float">
            <text:p>0.380672</text:p>
          </table:table-cell>
          <table:table-cell office:value-type="float" office:value="0.166664" calcext:value-type="float">
            <text:p>0.166664</text:p>
          </table:table-cell>
          <table:table-cell office:value-type="float" office:value="0.196726" calcext:value-type="float">
            <text:p>0.196726</text:p>
          </table:table-cell>
          <table:table-cell office:value-type="float" office:value="0.812471" calcext:value-type="float">
            <text:p>0.812471</text:p>
          </table:table-cell>
          <table:table-cell office:value-type="float" office:value="0.945148" calcext:value-type="float">
            <text:p>0.945148</text:p>
          </table:table-cell>
          <table:table-cell office:value-type="float" office:value="0.494267" calcext:value-type="float">
            <text:p>0.49426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7366" calcext:value-type="float">
            <text:p>19.7366</text:p>
          </table:table-cell>
          <table:table-cell office:value-type="float" office:value="8.89123" calcext:value-type="float">
            <text:p>8.89123</text:p>
          </table:table-cell>
          <table:table-cell office:value-type="float" office:value="4.64154" calcext:value-type="float">
            <text:p>4.64154</text:p>
          </table:table-cell>
          <table:table-cell office:value-type="float" office:value="1.13164" calcext:value-type="float">
            <text:p>1.13164</text:p>
          </table:table-cell>
          <table:table-cell office:value-type="float" office:value="0.346691" calcext:value-type="float">
            <text:p>0.346691</text:p>
          </table:table-cell>
          <table:table-cell office:value-type="float" office:value="0.165821" calcext:value-type="float">
            <text:p>0.165821</text:p>
          </table:table-cell>
          <table:table-cell office:value-type="float" office:value="0.195859" calcext:value-type="float">
            <text:p>0.195859</text:p>
          </table:table-cell>
          <table:table-cell office:value-type="float" office:value="0.808499" calcext:value-type="float">
            <text:p>0.808499</text:p>
          </table:table-cell>
          <table:table-cell office:value-type="float" office:value="0.940674" calcext:value-type="float">
            <text:p>0.940674</text:p>
          </table:table-cell>
          <table:table-cell office:value-type="float" office:value="3.95126" calcext:value-type="float">
            <text:p>3.9512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9.8131" calcext:value-type="float">
            <text:p>19.8131</text:p>
          </table:table-cell>
          <table:table-cell office:value-type="float" office:value="9.1067" calcext:value-type="float">
            <text:p>9.1067</text:p>
          </table:table-cell>
          <table:table-cell office:value-type="float" office:value="4.5975" calcext:value-type="float">
            <text:p>4.5975</text:p>
          </table:table-cell>
          <table:table-cell office:value-type="float" office:value="1.16247" calcext:value-type="float">
            <text:p>1.16247</text:p>
          </table:table-cell>
          <table:table-cell office:value-type="float" office:value="0.367987" calcext:value-type="float">
            <text:p>0.367987</text:p>
          </table:table-cell>
          <table:table-cell office:value-type="float" office:value="0.164977" calcext:value-type="float">
            <text:p>0.164977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0.80447" calcext:value-type="float">
            <text:p>0.80447</text:p>
          </table:table-cell>
          <table:table-cell office:value-type="float" office:value="0.936361" calcext:value-type="float">
            <text:p>0.936361</text:p>
          </table:table-cell>
          <table:table-cell office:value-type="float" office:value="1.02103" calcext:value-type="float">
            <text:p>1.021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9407" calcext:value-type="float">
            <text:p>19.9407</text:p>
          </table:table-cell>
          <table:table-cell office:value-type="float" office:value="9.34111" calcext:value-type="float">
            <text:p>9.34111</text:p>
          </table:table-cell>
          <table:table-cell office:value-type="float" office:value="4.65588" calcext:value-type="float">
            <text:p>4.65588</text:p>
          </table:table-cell>
          <table:table-cell office:value-type="float" office:value="1.17298" calcext:value-type="float">
            <text:p>1.17298</text:p>
          </table:table-cell>
          <table:table-cell office:value-type="float" office:value="0.359568" calcext:value-type="float">
            <text:p>0.359568</text:p>
          </table:table-cell>
          <table:table-cell office:value-type="float" office:value="0.164408" calcext:value-type="float">
            <text:p>0.164408</text:p>
          </table:table-cell>
          <table:table-cell office:value-type="float" office:value="0.194318" calcext:value-type="float">
            <text:p>0.194318</text:p>
          </table:table-cell>
          <table:table-cell office:value-type="float" office:value="0.800911" calcext:value-type="float">
            <text:p>0.800911</text:p>
          </table:table-cell>
          <table:table-cell office:value-type="float" office:value="0.931951" calcext:value-type="float">
            <text:p>0.931951</text:p>
          </table:table-cell>
          <table:table-cell office:value-type="float" office:value="3.20127" calcext:value-type="float">
            <text:p>3.20127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9.99" calcext:value-type="float">
            <text:p>19.99</text:p>
          </table:table-cell>
          <table:table-cell office:value-type="float" office:value="9.5544" calcext:value-type="float">
            <text:p>9.5544</text:p>
          </table:table-cell>
          <table:table-cell office:value-type="float" office:value="4.56747" calcext:value-type="float">
            <text:p>4.56747</text:p>
          </table:table-cell>
          <table:table-cell office:value-type="float" office:value="1.21357" calcext:value-type="float">
            <text:p>1.21357</text:p>
          </table:table-cell>
          <table:table-cell office:value-type="float" office:value="0.395665" calcext:value-type="float">
            <text:p>0.395665</text:p>
          </table:table-cell>
          <table:table-cell office:value-type="float" office:value="0.163729" calcext:value-type="float">
            <text:p>0.163729</text:p>
          </table:table-cell>
          <table:table-cell office:value-type="float" office:value="0.193688" calcext:value-type="float">
            <text:p>0.193688</text:p>
          </table:table-cell>
          <table:table-cell office:value-type="float" office:value="0.797036" calcext:value-type="float">
            <text:p>0.797036</text:p>
          </table:table-cell>
          <table:table-cell office:value-type="float" office:value="0.927813" calcext:value-type="float">
            <text:p>0.927813</text:p>
          </table:table-cell>
          <table:table-cell office:value-type="float" office:value="2.60877" calcext:value-type="float">
            <text:p>2.6087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0746" calcext:value-type="float">
            <text:p>20.0746</text:p>
          </table:table-cell>
          <table:table-cell office:value-type="float" office:value="9.80263" calcext:value-type="float">
            <text:p>9.80263</text:p>
          </table:table-cell>
          <table:table-cell office:value-type="float" office:value="4.62528" calcext:value-type="float">
            <text:p>4.62528</text:p>
          </table:table-cell>
          <table:table-cell office:value-type="float" office:value="1.23875" calcext:value-type="float">
            <text:p>1.23875</text:p>
          </table:table-cell>
          <table:table-cell office:value-type="float" office:value="0.401772" calcext:value-type="float">
            <text:p>0.401772</text:p>
          </table:table-cell>
          <table:table-cell office:value-type="float" office:value="0.163188" calcext:value-type="float">
            <text:p>0.163188</text:p>
          </table:table-cell>
          <table:table-cell office:value-type="float" office:value="0.192982" calcext:value-type="float">
            <text:p>0.192982</text:p>
          </table:table-cell>
          <table:table-cell office:value-type="float" office:value="0.79334" calcext:value-type="float">
            <text:p>0.79334</text:p>
          </table:table-cell>
          <table:table-cell office:value-type="float" office:value="0.923468" calcext:value-type="float">
            <text:p>0.923468</text:p>
          </table:table-cell>
          <table:table-cell office:value-type="float" office:value="0.989806" calcext:value-type="float">
            <text:p>0.98980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20.1364" calcext:value-type="float">
            <text:p>20.1364</text:p>
          </table:table-cell>
          <table:table-cell office:value-type="float" office:value="10.0521" calcext:value-type="float">
            <text:p>10.0521</text:p>
          </table:table-cell>
          <table:table-cell office:value-type="float" office:value="4.69084" calcext:value-type="float">
            <text:p>4.69084</text:p>
          </table:table-cell>
          <table:table-cell office:value-type="float" office:value="1.26633" calcext:value-type="float">
            <text:p>1.26633</text:p>
          </table:table-cell>
          <table:table-cell office:value-type="float" office:value="0.405771" calcext:value-type="float">
            <text:p>0.405771</text:p>
          </table:table-cell>
          <table:table-cell office:value-type="float" office:value="0.162686" calcext:value-type="float">
            <text:p>0.162686</text:p>
          </table:table-cell>
          <table:table-cell office:value-type="float" office:value="0.192212" calcext:value-type="float">
            <text:p>0.192212</text:p>
          </table:table-cell>
          <table:table-cell office:value-type="float" office:value="0.789784" calcext:value-type="float">
            <text:p>0.789784</text:p>
          </table:table-cell>
          <table:table-cell office:value-type="float" office:value="0.91893" calcext:value-type="float">
            <text:p>0.91893</text:p>
          </table:table-cell>
          <table:table-cell office:value-type="float" office:value="7.33621" calcext:value-type="float">
            <text:p>7.3362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825" calcext:value-type="float">
            <text:p>20.1825</text:p>
          </table:table-cell>
          <table:table-cell office:value-type="float" office:value="10.3338" calcext:value-type="float">
            <text:p>10.3338</text:p>
          </table:table-cell>
          <table:table-cell office:value-type="float" office:value="4.77515" calcext:value-type="float">
            <text:p>4.77515</text:p>
          </table:table-cell>
          <table:table-cell office:value-type="float" office:value="1.30723" calcext:value-type="float">
            <text:p>1.30723</text:p>
          </table:table-cell>
          <table:table-cell office:value-type="float" office:value="0.428394" calcext:value-type="float">
            <text:p>0.428394</text:p>
          </table:table-cell>
          <table:table-cell office:value-type="float" office:value="0.162158" calcext:value-type="float">
            <text:p>0.162158</text:p>
          </table:table-cell>
          <table:table-cell office:value-type="float" office:value="0.191273" calcext:value-type="float">
            <text:p>0.191273</text:p>
          </table:table-cell>
          <table:table-cell office:value-type="float" office:value="0.786126" calcext:value-type="float">
            <text:p>0.786126</text:p>
          </table:table-cell>
          <table:table-cell office:value-type="float" office:value="0.914204" calcext:value-type="float">
            <text:p>0.914204</text:p>
          </table:table-cell>
          <table:table-cell office:value-type="float" office:value="1.1815" calcext:value-type="float">
            <text:p>1.1815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20.2008" calcext:value-type="float">
            <text:p>20.2008</text:p>
          </table:table-cell>
          <table:table-cell office:value-type="float" office:value="10.5649" calcext:value-type="float">
            <text:p>10.5649</text:p>
          </table:table-cell>
          <table:table-cell office:value-type="float" office:value="4.71163" calcext:value-type="float">
            <text:p>4.71163</text:p>
          </table:table-cell>
          <table:table-cell office:value-type="float" office:value="1.35295" calcext:value-type="float">
            <text:p>1.35295</text:p>
          </table:table-cell>
          <table:table-cell office:value-type="float" office:value="0.465703" calcext:value-type="float">
            <text:p>0.465703</text:p>
          </table:table-cell>
          <table:table-cell office:value-type="float" office:value="0.161487" calcext:value-type="float">
            <text:p>0.161487</text:p>
          </table:table-cell>
          <table:table-cell office:value-type="float" office:value="0.190372" calcext:value-type="float">
            <text:p>0.190372</text:p>
          </table:table-cell>
          <table:table-cell office:value-type="float" office:value="0.782219" calcext:value-type="float">
            <text:p>0.782219</text:p>
          </table:table-cell>
          <table:table-cell office:value-type="float" office:value="0.909608" calcext:value-type="float">
            <text:p>0.909608</text:p>
          </table:table-cell>
          <table:table-cell office:value-type="float" office:value="3.02237" calcext:value-type="float">
            <text:p>3.0223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2569" calcext:value-type="float">
            <text:p>20.2569</text:p>
          </table:table-cell>
          <table:table-cell office:value-type="float" office:value="10.8466" calcext:value-type="float">
            <text:p>10.8466</text:p>
          </table:table-cell>
          <table:table-cell office:value-type="float" office:value="4.80077" calcext:value-type="float">
            <text:p>4.80077</text:p>
          </table:table-cell>
          <table:table-cell office:value-type="float" office:value="1.38339" calcext:value-type="float">
            <text:p>1.38339</text:p>
          </table:table-cell>
          <table:table-cell office:value-type="float" office:value="0.473485" calcext:value-type="float">
            <text:p>0.473485</text:p>
          </table:table-cell>
          <table:table-cell office:value-type="float" office:value="0.160915" calcext:value-type="float">
            <text:p>0.160915</text:p>
          </table:table-cell>
          <table:table-cell office:value-type="float" office:value="0.189397" calcext:value-type="float">
            <text:p>0.189397</text:p>
          </table:table-cell>
          <table:table-cell office:value-type="float" office:value="0.778373" calcext:value-type="float">
            <text:p>0.778373</text:p>
          </table:table-cell>
          <table:table-cell office:value-type="float" office:value="0.904941" calcext:value-type="float">
            <text:p>0.904941</text:p>
          </table:table-cell>
          <table:table-cell office:value-type="float" office:value="2.1946" calcext:value-type="float">
            <text:p>2.194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20.2854" calcext:value-type="float">
            <text:p>20.2854</text:p>
          </table:table-cell>
          <table:table-cell office:value-type="float" office:value="11.105" calcext:value-type="float">
            <text:p>11.105</text:p>
          </table:table-cell>
          <table:table-cell office:value-type="float" office:value="4.84418" calcext:value-type="float">
            <text:p>4.84418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0.478728" calcext:value-type="float">
            <text:p>0.478728</text:p>
          </table:table-cell>
          <table:table-cell office:value-type="float" office:value="0.160328" calcext:value-type="float">
            <text:p>0.160328</text:p>
          </table:table-cell>
          <table:table-cell office:value-type="float" office:value="0.188428" calcext:value-type="float">
            <text:p>0.188428</text:p>
          </table:table-cell>
          <table:table-cell office:value-type="float" office:value="0.774555" calcext:value-type="float">
            <text:p>0.774555</text:p>
          </table:table-cell>
          <table:table-cell office:value-type="float" office:value="0.900315" calcext:value-type="float">
            <text:p>0.900315</text:p>
          </table:table-cell>
          <table:table-cell office:value-type="float" office:value="4.93033" calcext:value-type="float">
            <text:p>4.930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191" calcext:value-type="float">
            <text:p>20.3191</text:p>
          </table:table-cell>
          <table:table-cell office:value-type="float" office:value="11.3458" calcext:value-type="float">
            <text:p>11.3458</text:p>
          </table:table-cell>
          <table:table-cell office:value-type="float" office:value="4.84622" calcext:value-type="float">
            <text:p>4.84622</text:p>
          </table:table-cell>
          <table:table-cell office:value-type="float" office:value="1.43877" calcext:value-type="float">
            <text:p>1.43877</text:p>
          </table:table-cell>
          <table:table-cell office:value-type="float" office:value="0.479391" calcext:value-type="float">
            <text:p>0.479391</text:p>
          </table:table-cell>
          <table:table-cell office:value-type="float" office:value="0.159789" calcext:value-type="float">
            <text:p>0.159789</text:p>
          </table:table-cell>
          <table:table-cell office:value-type="float" office:value="0.187474" calcext:value-type="float">
            <text:p>0.187474</text:p>
          </table:table-cell>
          <table:table-cell office:value-type="float" office:value="0.770812" calcext:value-type="float">
            <text:p>0.770812</text:p>
          </table:table-cell>
          <table:table-cell office:value-type="float" office:value="0.895758" calcext:value-type="float">
            <text:p>0.895758</text:p>
          </table:table-cell>
          <table:table-cell office:value-type="float" office:value="0.000859512" calcext:value-type="float">
            <text:p>0.000859512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20.2679" calcext:value-type="float">
            <text:p>20.2679</text:p>
          </table:table-cell>
          <table:table-cell office:value-type="float" office:value="11.5889" calcext:value-type="float">
            <text:p>11.5889</text:p>
          </table:table-cell>
          <table:table-cell office:value-type="float" office:value="4.75182" calcext:value-type="float">
            <text:p>4.75182</text:p>
          </table:table-cell>
          <table:table-cell office:value-type="float" office:value="1.51247" calcext:value-type="float">
            <text:p>1.51247</text:p>
          </table:table-cell>
          <table:table-cell office:value-type="float" office:value="0.556362" calcext:value-type="float">
            <text:p>0.556362</text:p>
          </table:table-cell>
          <table:table-cell office:value-type="float" office:value="0.159002" calcext:value-type="float">
            <text:p>0.159002</text:p>
          </table:table-cell>
          <table:table-cell office:value-type="float" office:value="0.186535" calcext:value-type="float">
            <text:p>0.186535</text:p>
          </table:table-cell>
          <table:table-cell office:value-type="float" office:value="0.76698" calcext:value-type="float">
            <text:p>0.76698</text:p>
          </table:table-cell>
          <table:table-cell office:value-type="float" office:value="0.891305" calcext:value-type="float">
            <text:p>0.891305</text:p>
          </table:table-cell>
          <table:table-cell office:value-type="float" office:value="10.8658" calcext:value-type="float">
            <text:p>10.865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379" calcext:value-type="float">
            <text:p>20.3379</text:p>
          </table:table-cell>
          <table:table-cell office:value-type="float" office:value="11.8318" calcext:value-type="float">
            <text:p>11.8318</text:p>
          </table:table-cell>
          <table:table-cell office:value-type="float" office:value="4.77132" calcext:value-type="float">
            <text:p>4.77132</text:p>
          </table:table-cell>
          <table:table-cell office:value-type="float" office:value="1.51838" calcext:value-type="float">
            <text:p>1.51838</text:p>
          </table:table-cell>
          <table:table-cell office:value-type="float" office:value="0.532954" calcext:value-type="float">
            <text:p>0.532954</text:p>
          </table:table-cell>
          <table:table-cell office:value-type="float" office:value="0.158399" calcext:value-type="float">
            <text:p>0.158399</text:p>
          </table:table-cell>
          <table:table-cell office:value-type="float" office:value="0.185609" calcext:value-type="float">
            <text:p>0.185609</text:p>
          </table:table-cell>
          <table:table-cell office:value-type="float" office:value="0.763179" calcext:value-type="float">
            <text:p>0.763179</text:p>
          </table:table-cell>
          <table:table-cell office:value-type="float" office:value="0.886906" calcext:value-type="float">
            <text:p>0.886906</text:p>
          </table:table-cell>
          <table:table-cell office:value-type="float" office:value="4.6916" calcext:value-type="float">
            <text:p>4.691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20.3629" calcext:value-type="float">
            <text:p>20.3629</text:p>
          </table:table-cell>
          <table:table-cell office:value-type="float" office:value="12.0671" calcext:value-type="float">
            <text:p>12.0671</text:p>
          </table:table-cell>
          <table:table-cell office:value-type="float" office:value="4.81872" calcext:value-type="float">
            <text:p>4.81872</text:p>
          </table:table-cell>
          <table:table-cell office:value-type="float" office:value="1.52529" calcext:value-type="float">
            <text:p>1.52529</text:p>
          </table:table-cell>
          <table:table-cell office:value-type="float" office:value="0.495052" calcext:value-type="float">
            <text:p>0.495052</text:p>
          </table:table-cell>
          <table:table-cell office:value-type="float" office:value="0.157897" calcext:value-type="float">
            <text:p>0.157897</text:p>
          </table:table-cell>
          <table:table-cell office:value-type="float" office:value="0.184697" calcext:value-type="float">
            <text:p>0.184697</text:p>
          </table:table-cell>
          <table:table-cell office:value-type="float" office:value="0.759531" calcext:value-type="float">
            <text:p>0.759531</text:p>
          </table:table-cell>
          <table:table-cell office:value-type="float" office:value="0.882549" calcext:value-type="float">
            <text:p>0.882549</text:p>
          </table:table-cell>
          <table:table-cell office:value-type="float" office:value="3.63958" calcext:value-type="float">
            <text:p>3.6395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47" calcext:value-type="float">
            <text:p>20.347</text:p>
          </table:table-cell>
          <table:table-cell office:value-type="float" office:value="12.3618" calcext:value-type="float">
            <text:p>12.3618</text:p>
          </table:table-cell>
          <table:table-cell office:value-type="float" office:value="4.91363" calcext:value-type="float">
            <text:p>4.91363</text:p>
          </table:table-cell>
          <table:table-cell office:value-type="float" office:value="1.56555" calcext:value-type="float">
            <text:p>1.56555</text:p>
          </table:table-cell>
          <table:table-cell office:value-type="float" office:value="0.511145" calcext:value-type="float">
            <text:p>0.511145</text:p>
          </table:table-cell>
          <table:table-cell office:value-type="float" office:value="0.157311" calcext:value-type="float">
            <text:p>0.157311</text:p>
          </table:table-cell>
          <table:table-cell office:value-type="float" office:value="0.183867" calcext:value-type="float">
            <text:p>0.183867</text:p>
          </table:table-cell>
          <table:table-cell office:value-type="float" office:value="0.755858" calcext:value-type="float">
            <text:p>0.755858</text:p>
          </table:table-cell>
          <table:table-cell office:value-type="float" office:value="0.878293" calcext:value-type="float">
            <text:p>0.878293</text:p>
          </table:table-cell>
          <table:table-cell office:value-type="float" office:value="1.17329" calcext:value-type="float">
            <text:p>1.1732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20.2988" calcext:value-type="float">
            <text:p>20.2988</text:p>
          </table:table-cell>
          <table:table-cell office:value-type="float" office:value="12.5971" calcext:value-type="float">
            <text:p>12.5971</text:p>
          </table:table-cell>
          <table:table-cell office:value-type="float" office:value="4.84324" calcext:value-type="float">
            <text:p>4.84324</text:p>
          </table:table-cell>
          <table:table-cell office:value-type="float" office:value="1.62219" calcext:value-type="float">
            <text:p>1.62219</text:p>
          </table:table-cell>
          <table:table-cell office:value-type="float" office:value="0.562822" calcext:value-type="float">
            <text:p>0.562822</text:p>
          </table:table-cell>
          <table:table-cell office:value-type="float" office:value="0.156588" calcext:value-type="float">
            <text:p>0.156588</text:p>
          </table:table-cell>
          <table:table-cell office:value-type="float" office:value="0.183034" calcext:value-type="float">
            <text:p>0.183034</text:p>
          </table:table-cell>
          <table:table-cell office:value-type="float" office:value="0.752264" calcext:value-type="float">
            <text:p>0.752264</text:p>
          </table:table-cell>
          <table:table-cell office:value-type="float" office:value="0.874062" calcext:value-type="float">
            <text:p>0.874062</text:p>
          </table:table-cell>
          <table:table-cell office:value-type="float" office:value="3.33053" calcext:value-type="float">
            <text:p>3.3305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236" calcext:value-type="float">
            <text:p>20.3236</text:p>
          </table:table-cell>
          <table:table-cell office:value-type="float" office:value="12.8361" calcext:value-type="float">
            <text:p>12.8361</text:p>
          </table:table-cell>
          <table:table-cell office:value-type="float" office:value="4.83732" calcext:value-type="float">
            <text:p>4.83732</text:p>
          </table:table-cell>
          <table:table-cell office:value-type="float" office:value="1.6345" calcext:value-type="float">
            <text:p>1.6345</text:p>
          </table:table-cell>
          <table:table-cell office:value-type="float" office:value="0.546171" calcext:value-type="float">
            <text:p>0.546171</text:p>
          </table:table-cell>
          <table:table-cell office:value-type="float" office:value="0.155988" calcext:value-type="float">
            <text:p>0.155988</text:p>
          </table:table-cell>
          <table:table-cell office:value-type="float" office:value="0.182208" calcext:value-type="float">
            <text:p>0.182208</text:p>
          </table:table-cell>
          <table:table-cell office:value-type="float" office:value="0.748675" calcext:value-type="float">
            <text:p>0.748675</text:p>
          </table:table-cell>
          <table:table-cell office:value-type="float" office:value="0.86989" calcext:value-type="float">
            <text:p>0.86989</text:p>
          </table:table-cell>
          <table:table-cell office:value-type="float" office:value="1.80366" calcext:value-type="float">
            <text:p>1.8036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20.3125" calcext:value-type="float">
            <text:p>20.3125</text:p>
          </table:table-cell>
          <table:table-cell office:value-type="float" office:value="13.0643" calcext:value-type="float">
            <text:p>13.0643</text:p>
          </table:table-cell>
          <table:table-cell office:value-type="float" office:value="4.80646" calcext:value-type="float">
            <text:p>4.80646</text:p>
          </table:table-cell>
          <table:table-cell office:value-type="float" office:value="1.66001" calcext:value-type="float">
            <text:p>1.66001</text:p>
          </table:table-cell>
          <table:table-cell office:value-type="float" office:value="0.547254" calcext:value-type="float">
            <text:p>0.547254</text:p>
          </table:table-cell>
          <table:table-cell office:value-type="float" office:value="0.155427" calcext:value-type="float">
            <text:p>0.155427</text:p>
          </table:table-cell>
          <table:table-cell office:value-type="float" office:value="0.181371" calcext:value-type="float">
            <text:p>0.181371</text:p>
          </table:table-cell>
          <table:table-cell office:value-type="float" office:value="0.745136" calcext:value-type="float">
            <text:p>0.745136</text:p>
          </table:table-cell>
          <table:table-cell office:value-type="float" office:value="0.865779" calcext:value-type="float">
            <text:p>0.865779</text:p>
          </table:table-cell>
          <table:table-cell office:value-type="float" office:value="2.08357" calcext:value-type="float">
            <text:p>2.083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2783" calcext:value-type="float">
            <text:p>20.2783</text:p>
          </table:table-cell>
          <table:table-cell office:value-type="float" office:value="13.2753" calcext:value-type="float">
            <text:p>13.2753</text:p>
          </table:table-cell>
          <table:table-cell office:value-type="float" office:value="4.75721" calcext:value-type="float">
            <text:p>4.75721</text:p>
          </table:table-cell>
          <table:table-cell office:value-type="float" office:value="1.68906" calcext:value-type="float">
            <text:p>1.68906</text:p>
          </table:table-cell>
          <table:table-cell office:value-type="float" office:value="0.549208" calcext:value-type="float">
            <text:p>0.549208</text:p>
          </table:table-cell>
          <table:table-cell office:value-type="float" office:value="0.154831" calcext:value-type="float">
            <text:p>0.154831</text:p>
          </table:table-cell>
          <table:table-cell office:value-type="float" office:value="0.180521" calcext:value-type="float">
            <text:p>0.180521</text:p>
          </table:table-cell>
          <table:table-cell office:value-type="float" office:value="0.741647" calcext:value-type="float">
            <text:p>0.741647</text:p>
          </table:table-cell>
          <table:table-cell office:value-type="float" office:value="0.861747" calcext:value-type="float">
            <text:p>0.861747</text:p>
          </table:table-cell>
          <table:table-cell office:value-type="float" office:value="0.984544" calcext:value-type="float">
            <text:p>0.984544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20.2405" calcext:value-type="float">
            <text:p>20.2405</text:p>
          </table:table-cell>
          <table:table-cell office:value-type="float" office:value="13.5088" calcext:value-type="float">
            <text:p>13.5088</text:p>
          </table:table-cell>
          <table:table-cell office:value-type="float" office:value="4.76435" calcext:value-type="float">
            <text:p>4.76435</text:p>
          </table:table-cell>
          <table:table-cell office:value-type="float" office:value="1.71556" calcext:value-type="float">
            <text:p>1.71556</text:p>
          </table:table-cell>
          <table:table-cell office:value-type="float" office:value="0.543795" calcext:value-type="float">
            <text:p>0.543795</text:p>
          </table:table-cell>
          <table:table-cell office:value-type="float" office:value="0.154216" calcext:value-type="float">
            <text:p>0.154216</text:p>
          </table:table-cell>
          <table:table-cell office:value-type="float" office:value="0.179684" calcext:value-type="float">
            <text:p>0.179684</text:p>
          </table:table-cell>
          <table:table-cell office:value-type="float" office:value="0.738207" calcext:value-type="float">
            <text:p>0.738207</text:p>
          </table:table-cell>
          <table:table-cell office:value-type="float" office:value="0.857765" calcext:value-type="float">
            <text:p>0.857765</text:p>
          </table:table-cell>
          <table:table-cell office:value-type="float" office:value="1.29431" calcext:value-type="float">
            <text:p>1.294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2175" calcext:value-type="float">
            <text:p>20.2175</text:p>
          </table:table-cell>
          <table:table-cell office:value-type="float" office:value="13.772" calcext:value-type="float">
            <text:p>13.772</text:p>
          </table:table-cell>
          <table:table-cell office:value-type="float" office:value="4.81239" calcext:value-type="float">
            <text:p>4.81239</text:p>
          </table:table-cell>
          <table:table-cell office:value-type="float" office:value="1.73837" calcext:value-type="float">
            <text:p>1.73837</text:p>
          </table:table-cell>
          <table:table-cell office:value-type="float" office:value="0.539042" calcext:value-type="float">
            <text:p>0.539042</text:p>
          </table:table-cell>
          <table:table-cell office:value-type="float" office:value="0.153665" calcext:value-type="float">
            <text:p>0.153665</text:p>
          </table:table-cell>
          <table:table-cell office:value-type="float" office:value="0.178869" calcext:value-type="float">
            <text:p>0.178869</text:p>
          </table:table-cell>
          <table:table-cell office:value-type="float" office:value="0.734813" calcext:value-type="float">
            <text:p>0.734813</text:p>
          </table:table-cell>
          <table:table-cell office:value-type="float" office:value="0.853821" calcext:value-type="float">
            <text:p>0.853821</text:p>
          </table:table-cell>
          <table:table-cell office:value-type="float" office:value="1.34175" calcext:value-type="float">
            <text:p>1.34175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20.1634" calcext:value-type="float">
            <text:p>20.1634</text:p>
          </table:table-cell>
          <table:table-cell office:value-type="float" office:value="13.9966" calcext:value-type="float">
            <text:p>13.9966</text:p>
          </table:table-cell>
          <table:table-cell office:value-type="float" office:value="4.78022" calcext:value-type="float">
            <text:p>4.78022</text:p>
          </table:table-cell>
          <table:table-cell office:value-type="float" office:value="1.77396" calcext:value-type="float">
            <text:p>1.77396</text:p>
          </table:table-cell>
          <table:table-cell office:value-type="float" office:value="0.554852" calcext:value-type="float">
            <text:p>0.554852</text:p>
          </table:table-cell>
          <table:table-cell office:value-type="float" office:value="0.153078" calcext:value-type="float">
            <text:p>0.153078</text:p>
          </table:table-cell>
          <table:table-cell office:value-type="float" office:value="0.178056" calcext:value-type="float">
            <text:p>0.178056</text:p>
          </table:table-cell>
          <table:table-cell office:value-type="float" office:value="0.731474" calcext:value-type="float">
            <text:p>0.731474</text:p>
          </table:table-cell>
          <table:table-cell office:value-type="float" office:value="0.849941" calcext:value-type="float">
            <text:p>0.849941</text:p>
          </table:table-cell>
          <table:table-cell office:value-type="float" office:value="0.853854" calcext:value-type="float">
            <text:p>0.85385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057" calcext:value-type="float">
            <text:p>20.1057</text:p>
          </table:table-cell>
          <table:table-cell office:value-type="float" office:value="14.2564" calcext:value-type="float">
            <text:p>14.2564</text:p>
          </table:table-cell>
          <table:table-cell office:value-type="float" office:value="4.83032" calcext:value-type="float">
            <text:p>4.83032</text:p>
          </table:table-cell>
          <table:table-cell office:value-type="float" office:value="1.80455" calcext:value-type="float">
            <text:p>1.80455</text:p>
          </table:table-cell>
          <table:table-cell office:value-type="float" office:value="0.557669" calcext:value-type="float">
            <text:p>0.557669</text:p>
          </table:table-cell>
          <table:table-cell office:value-type="float" office:value="0.152472" calcext:value-type="float">
            <text:p>0.152472</text:p>
          </table:table-cell>
          <table:table-cell office:value-type="float" office:value="0.17728" calcext:value-type="float">
            <text:p>0.17728</text:p>
          </table:table-cell>
          <table:table-cell office:value-type="float" office:value="0.728197" calcext:value-type="float">
            <text:p>0.728197</text:p>
          </table:table-cell>
          <table:table-cell office:value-type="float" office:value="0.846103" calcext:value-type="float">
            <text:p>0.846103</text:p>
          </table:table-cell>
          <table:table-cell office:value-type="float" office:value="0.39135" calcext:value-type="float">
            <text:p>0.39135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20.0342" calcext:value-type="float">
            <text:p>20.0342</text:p>
          </table:table-cell>
          <table:table-cell office:value-type="float" office:value="14.4845" calcext:value-type="float">
            <text:p>14.4845</text:p>
          </table:table-cell>
          <table:table-cell office:value-type="float" office:value="4.82621" calcext:value-type="float">
            <text:p>4.82621</text:p>
          </table:table-cell>
          <table:table-cell office:value-type="float" office:value="1.83619" calcext:value-type="float">
            <text:p>1.83619</text:p>
          </table:table-cell>
          <table:table-cell office:value-type="float" office:value="0.560496" calcext:value-type="float">
            <text:p>0.560496</text:p>
          </table:table-cell>
          <table:table-cell office:value-type="float" office:value="0.151832" calcext:value-type="float">
            <text:p>0.151832</text:p>
          </table:table-cell>
          <table:table-cell office:value-type="float" office:value="0.176506" calcext:value-type="float">
            <text:p>0.176506</text:p>
          </table:table-cell>
          <table:table-cell office:value-type="float" office:value="0.724983" calcext:value-type="float">
            <text:p>0.724983</text:p>
          </table:table-cell>
          <table:table-cell office:value-type="float" office:value="0.842318" calcext:value-type="float">
            <text:p>0.842318</text:p>
          </table:table-cell>
          <table:table-cell office:value-type="float" office:value="1.3864" calcext:value-type="float">
            <text:p>1.386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9227" calcext:value-type="float">
            <text:p>19.9227</text:p>
          </table:table-cell>
          <table:table-cell office:value-type="float" office:value="14.7448" calcext:value-type="float">
            <text:p>14.7448</text:p>
          </table:table-cell>
          <table:table-cell office:value-type="float" office:value="4.89628" calcext:value-type="float">
            <text:p>4.89628</text:p>
          </table:table-cell>
          <table:table-cell office:value-type="float" office:value="1.88087" calcext:value-type="float">
            <text:p>1.88087</text:p>
          </table:table-cell>
          <table:table-cell office:value-type="float" office:value="0.577592" calcext:value-type="float">
            <text:p>0.577592</text:p>
          </table:table-cell>
          <table:table-cell office:value-type="float" office:value="0.151162" calcext:value-type="float">
            <text:p>0.151162</text:p>
          </table:table-cell>
          <table:table-cell office:value-type="float" office:value="0.1758" calcext:value-type="float">
            <text:p>0.1758</text:p>
          </table:table-cell>
          <table:table-cell office:value-type="float" office:value="0.721982" calcext:value-type="float">
            <text:p>0.721982</text:p>
          </table:table-cell>
          <table:table-cell office:value-type="float" office:value="0.838589" calcext:value-type="float">
            <text:p>0.838589</text:p>
          </table:table-cell>
          <table:table-cell office:value-type="float" office:value="1.24644" calcext:value-type="float">
            <text:p>1.24644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9.8566" calcext:value-type="float">
            <text:p>19.8566</text:p>
          </table:table-cell>
          <table:table-cell office:value-type="float" office:value="14.9615" calcext:value-type="float">
            <text:p>14.9615</text:p>
          </table:table-cell>
          <table:table-cell office:value-type="float" office:value="4.87679" calcext:value-type="float">
            <text:p>4.87679</text:p>
          </table:table-cell>
          <table:table-cell office:value-type="float" office:value="1.89818" calcext:value-type="float">
            <text:p>1.89818</text:p>
          </table:table-cell>
          <table:table-cell office:value-type="float" office:value="0.555478" calcext:value-type="float">
            <text:p>0.555478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17507" calcext:value-type="float">
            <text:p>0.17507</text:p>
          </table:table-cell>
          <table:table-cell office:value-type="float" office:value="0.718922" calcext:value-type="float">
            <text:p>0.718922</text:p>
          </table:table-cell>
          <table:table-cell office:value-type="float" office:value="0.834907" calcext:value-type="float">
            <text:p>0.834907</text:p>
          </table:table-cell>
          <table:table-cell office:value-type="float" office:value="3.38151" calcext:value-type="float">
            <text:p>3.3815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8277" calcext:value-type="float">
            <text:p>19.8277</text:p>
          </table:table-cell>
          <table:table-cell office:value-type="float" office:value="15.1758" calcext:value-type="float">
            <text:p>15.1758</text:p>
          </table:table-cell>
          <table:table-cell office:value-type="float" office:value="4.82254" calcext:value-type="float">
            <text:p>4.82254</text:p>
          </table:table-cell>
          <table:table-cell office:value-type="float" office:value="1.90704" calcext:value-type="float">
            <text:p>1.90704</text:p>
          </table:table-cell>
          <table:table-cell office:value-type="float" office:value="0.536157" calcext:value-type="float">
            <text:p>0.536157</text:p>
          </table:table-cell>
          <table:table-cell office:value-type="float" office:value="0.149884" calcext:value-type="float">
            <text:p>0.149884</text:p>
          </table:table-cell>
          <table:table-cell office:value-type="float" office:value="0.174325" calcext:value-type="float">
            <text:p>0.174325</text:p>
          </table:table-cell>
          <table:table-cell office:value-type="float" office:value="0.715797" calcext:value-type="float">
            <text:p>0.715797</text:p>
          </table:table-cell>
          <table:table-cell office:value-type="float" office:value="0.831269" calcext:value-type="float">
            <text:p>0.831269</text:p>
          </table:table-cell>
          <table:table-cell office:value-type="float" office:value="2.12934" calcext:value-type="float">
            <text:p>2.12934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9.6987" calcext:value-type="float">
            <text:p>19.6987</text:p>
          </table:table-cell>
          <table:table-cell office:value-type="float" office:value="15.3823" calcext:value-type="float">
            <text:p>15.3823</text:p>
          </table:table-cell>
          <table:table-cell office:value-type="float" office:value="4.75879" calcext:value-type="float">
            <text:p>4.75879</text:p>
          </table:table-cell>
          <table:table-cell office:value-type="float" office:value="1.97959" calcext:value-type="float">
            <text:p>1.97959</text:p>
          </table:table-cell>
          <table:table-cell office:value-type="float" office:value="0.62263" calcext:value-type="float">
            <text:p>0.62263</text:p>
          </table:table-cell>
          <table:table-cell office:value-type="float" office:value="0.14924" calcext:value-type="float">
            <text:p>0.14924</text:p>
          </table:table-cell>
          <table:table-cell office:value-type="float" office:value="0.173574" calcext:value-type="float">
            <text:p>0.173574</text:p>
          </table:table-cell>
          <table:table-cell office:value-type="float" office:value="0.712979" calcext:value-type="float">
            <text:p>0.712979</text:p>
          </table:table-cell>
          <table:table-cell office:value-type="float" office:value="0.827774" calcext:value-type="float">
            <text:p>0.827774</text:p>
          </table:table-cell>
          <table:table-cell office:value-type="float" office:value="7.96567" calcext:value-type="float">
            <text:p>7.9656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6733" calcext:value-type="float">
            <text:p>19.6733</text:p>
          </table:table-cell>
          <table:table-cell office:value-type="float" office:value="15.5641" calcext:value-type="float">
            <text:p>15.5641</text:p>
          </table:table-cell>
          <table:table-cell office:value-type="float" office:value="4.65284" calcext:value-type="float">
            <text:p>4.65284</text:p>
          </table:table-cell>
          <table:table-cell office:value-type="float" office:value="1.98627" calcext:value-type="float">
            <text:p>1.98627</text:p>
          </table:table-cell>
          <table:table-cell office:value-type="float" office:value="0.597798" calcext:value-type="float">
            <text:p>0.597798</text:p>
          </table:table-cell>
          <table:table-cell office:value-type="float" office:value="0.148674" calcext:value-type="float">
            <text:p>0.148674</text:p>
          </table:table-cell>
          <table:table-cell office:value-type="float" office:value="0.17286" calcext:value-type="float">
            <text:p>0.17286</text:p>
          </table:table-cell>
          <table:table-cell office:value-type="float" office:value="0.709961" calcext:value-type="float">
            <text:p>0.709961</text:p>
          </table:table-cell>
          <table:table-cell office:value-type="float" office:value="0.82443" calcext:value-type="float">
            <text:p>0.82443</text:p>
          </table:table-cell>
          <table:table-cell office:value-type="float" office:value="3.34879" calcext:value-type="float">
            <text:p>3.3487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9.5829" calcext:value-type="float">
            <text:p>19.5829</text:p>
          </table:table-cell>
          <table:table-cell office:value-type="float" office:value="15.7649" calcext:value-type="float">
            <text:p>15.7649</text:p>
          </table:table-cell>
          <table:table-cell office:value-type="float" office:value="4.63316" calcext:value-type="float">
            <text:p>4.63316</text:p>
          </table:table-cell>
          <table:table-cell office:value-type="float" office:value="2.01231" calcext:value-type="float">
            <text:p>2.01231</text:p>
          </table:table-cell>
          <table:table-cell office:value-type="float" office:value="0.5909" calcext:value-type="float">
            <text:p>0.5909</text:p>
          </table:table-cell>
          <table:table-cell office:value-type="float" office:value="0.148124" calcext:value-type="float">
            <text:p>0.148124</text:p>
          </table:table-cell>
          <table:table-cell office:value-type="float" office:value="0.172202" calcext:value-type="float">
            <text:p>0.172202</text:p>
          </table:table-cell>
          <table:table-cell office:value-type="float" office:value="0.706967" calcext:value-type="float">
            <text:p>0.706967</text:p>
          </table:table-cell>
          <table:table-cell office:value-type="float" office:value="0.821163" calcext:value-type="float">
            <text:p>0.821163</text:p>
          </table:table-cell>
          <table:table-cell office:value-type="float" office:value="1.27572" calcext:value-type="float">
            <text:p>1.275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4766" calcext:value-type="float">
            <text:p>19.4766</text:p>
          </table:table-cell>
          <table:table-cell office:value-type="float" office:value="15.9821" calcext:value-type="float">
            <text:p>15.9821</text:p>
          </table:table-cell>
          <table:table-cell office:value-type="float" office:value="4.65251" calcext:value-type="float">
            <text:p>4.65251</text:p>
          </table:table-cell>
          <table:table-cell office:value-type="float" office:value="2.0426" calcext:value-type="float">
            <text:p>2.0426</text:p>
          </table:table-cell>
          <table:table-cell office:value-type="float" office:value="0.591576" calcext:value-type="float">
            <text:p>0.591576</text:p>
          </table:table-cell>
          <table:table-cell office:value-type="float" office:value="0.14756" calcext:value-type="float">
            <text:p>0.14756</text:p>
          </table:table-cell>
          <table:table-cell office:value-type="float" office:value="0.171556" calcext:value-type="float">
            <text:p>0.171556</text:p>
          </table:table-cell>
          <table:table-cell office:value-type="float" office:value="0.704022" calcext:value-type="float">
            <text:p>0.704022</text:p>
          </table:table-cell>
          <table:table-cell office:value-type="float" office:value="0.817917" calcext:value-type="float">
            <text:p>0.817917</text:p>
          </table:table-cell>
          <table:table-cell office:value-type="float" office:value="0.0463881" calcext:value-type="float">
            <text:p>0.0463881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9.3768" calcext:value-type="float">
            <text:p>19.3768</text:p>
          </table:table-cell>
          <table:table-cell office:value-type="float" office:value="16.1881" calcext:value-type="float">
            <text:p>16.1881</text:p>
          </table:table-cell>
          <table:table-cell office:value-type="float" office:value="4.65866" calcext:value-type="float">
            <text:p>4.65866</text:p>
          </table:table-cell>
          <table:table-cell office:value-type="float" office:value="2.05914" calcext:value-type="float">
            <text:p>2.05914</text:p>
          </table:table-cell>
          <table:table-cell office:value-type="float" office:value="0.564354" calcext:value-type="float">
            <text:p>0.564354</text:p>
          </table:table-cell>
          <table:table-cell office:value-type="float" office:value="0.147018" calcext:value-type="float">
            <text:p>0.147018</text:p>
          </table:table-cell>
          <table:table-cell office:value-type="float" office:value="0.170949" calcext:value-type="float">
            <text:p>0.170949</text:p>
          </table:table-cell>
          <table:table-cell office:value-type="float" office:value="0.701087" calcext:value-type="float">
            <text:p>0.701087</text:p>
          </table:table-cell>
          <table:table-cell office:value-type="float" office:value="0.814657" calcext:value-type="float">
            <text:p>0.814657</text:p>
          </table:table-cell>
          <table:table-cell office:value-type="float" office:value="1.78719" calcext:value-type="float">
            <text:p>1.7871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2677" calcext:value-type="float">
            <text:p>19.2677</text:p>
          </table:table-cell>
          <table:table-cell office:value-type="float" office:value="16.3653" calcext:value-type="float">
            <text:p>16.3653</text:p>
          </table:table-cell>
          <table:table-cell office:value-type="float" office:value="4.61024" calcext:value-type="float">
            <text:p>4.61024</text:p>
          </table:table-cell>
          <table:table-cell office:value-type="float" office:value="2.08897" calcext:value-type="float">
            <text:p>2.08897</text:p>
          </table:table-cell>
          <table:table-cell office:value-type="float" office:value="0.566282" calcext:value-type="float">
            <text:p>0.566282</text:p>
          </table:table-cell>
          <table:table-cell office:value-type="float" office:value="0.146488" calcext:value-type="float">
            <text:p>0.146488</text:p>
          </table:table-cell>
          <table:table-cell office:value-type="float" office:value="0.170496" calcext:value-type="float">
            <text:p>0.170496</text:p>
          </table:table-cell>
          <table:table-cell office:value-type="float" office:value="0.698184" calcext:value-type="float">
            <text:p>0.698184</text:p>
          </table:table-cell>
          <table:table-cell office:value-type="float" office:value="0.811536" calcext:value-type="float">
            <text:p>0.811536</text:p>
          </table:table-cell>
          <table:table-cell office:value-type="float" office:value="0.534083" calcext:value-type="float">
            <text:p>0.534083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9.1525" calcext:value-type="float">
            <text:p>19.1525</text:p>
          </table:table-cell>
          <table:table-cell office:value-type="float" office:value="16.5591" calcext:value-type="float">
            <text:p>16.5591</text:p>
          </table:table-cell>
          <table:table-cell office:value-type="float" office:value="4.59961" calcext:value-type="float">
            <text:p>4.59961</text:p>
          </table:table-cell>
          <table:table-cell office:value-type="float" office:value="2.11844" calcext:value-type="float">
            <text:p>2.11844</text:p>
          </table:table-cell>
          <table:table-cell office:value-type="float" office:value="0.56928" calcext:value-type="float">
            <text:p>0.56928</text:p>
          </table:table-cell>
          <table:table-cell office:value-type="float" office:value="0.14597" calcext:value-type="float">
            <text:p>0.14597</text:p>
          </table:table-cell>
          <table:table-cell office:value-type="float" office:value="0.170135" calcext:value-type="float">
            <text:p>0.170135</text:p>
          </table:table-cell>
          <table:table-cell office:value-type="float" office:value="0.695317" calcext:value-type="float">
            <text:p>0.695317</text:p>
          </table:table-cell>
          <table:table-cell office:value-type="float" office:value="0.808485" calcext:value-type="float">
            <text:p>0.808485</text:p>
          </table:table-cell>
          <table:table-cell office:value-type="float" office:value="0.246436" calcext:value-type="float">
            <text:p>0.24643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0174" calcext:value-type="float">
            <text:p>19.0174</text:p>
          </table:table-cell>
          <table:table-cell office:value-type="float" office:value="16.7758" calcext:value-type="float">
            <text:p>16.7758</text:p>
          </table:table-cell>
          <table:table-cell office:value-type="float" office:value="4.64779" calcext:value-type="float">
            <text:p>4.64779</text:p>
          </table:table-cell>
          <table:table-cell office:value-type="float" office:value="2.14847" calcext:value-type="float">
            <text:p>2.14847</text:p>
          </table:table-cell>
          <table:table-cell office:value-type="float" office:value="0.570624" calcext:value-type="float">
            <text:p>0.570624</text:p>
          </table:table-cell>
          <table:table-cell office:value-type="float" office:value="0.145424" calcext:value-type="float">
            <text:p>0.145424</text:p>
          </table:table-cell>
          <table:table-cell office:value-type="float" office:value="0.169724" calcext:value-type="float">
            <text:p>0.169724</text:p>
          </table:table-cell>
          <table:table-cell office:value-type="float" office:value="0.692491" calcext:value-type="float">
            <text:p>0.692491</text:p>
          </table:table-cell>
          <table:table-cell office:value-type="float" office:value="0.805397" calcext:value-type="float">
            <text:p>0.805397</text:p>
          </table:table-cell>
          <table:table-cell office:value-type="float" office:value="0.255834" calcext:value-type="float">
            <text:p>0.255834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8.8612" calcext:value-type="float">
            <text:p>18.8612</text:p>
          </table:table-cell>
          <table:table-cell office:value-type="float" office:value="16.9682" calcext:value-type="float">
            <text:p>16.9682</text:p>
          </table:table-cell>
          <table:table-cell office:value-type="float" office:value="4.65651" calcext:value-type="float">
            <text:p>4.65651</text:p>
          </table:table-cell>
          <table:table-cell office:value-type="float" office:value="2.20645" calcext:value-type="float">
            <text:p>2.20645</text:p>
          </table:table-cell>
          <table:table-cell office:value-type="float" office:value="0.629422" calcext:value-type="float">
            <text:p>0.629422</text:p>
          </table:table-cell>
          <table:table-cell office:value-type="float" office:value="0.144841" calcext:value-type="float">
            <text:p>0.144841</text:p>
          </table:table-cell>
          <table:table-cell office:value-type="float" office:value="0.169375" calcext:value-type="float">
            <text:p>0.169375</text:p>
          </table:table-cell>
          <table:table-cell office:value-type="float" office:value="0.689823" calcext:value-type="float">
            <text:p>0.689823</text:p>
          </table:table-cell>
          <table:table-cell office:value-type="float" office:value="0.802531" calcext:value-type="float">
            <text:p>0.802531</text:p>
          </table:table-cell>
          <table:table-cell office:value-type="float" office:value="6.71124" calcext:value-type="float">
            <text:p>6.7112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6788" calcext:value-type="float">
            <text:p>18.6788</text:p>
          </table:table-cell>
          <table:table-cell office:value-type="float" office:value="17.2149" calcext:value-type="float">
            <text:p>17.2149</text:p>
          </table:table-cell>
          <table:table-cell office:value-type="float" office:value="4.7967" calcext:value-type="float">
            <text:p>4.7967</text:p>
          </table:table-cell>
          <table:table-cell office:value-type="float" office:value="2.24262" calcext:value-type="float">
            <text:p>2.24262</text:p>
          </table:table-cell>
          <table:table-cell office:value-type="float" office:value="0.633349" calcext:value-type="float">
            <text:p>0.633349</text:p>
          </table:table-cell>
          <table:table-cell office:value-type="float" office:value="0.144295" calcext:value-type="float">
            <text:p>0.144295</text:p>
          </table:table-cell>
          <table:table-cell office:value-type="float" office:value="0.168818" calcext:value-type="float">
            <text:p>0.168818</text:p>
          </table:table-cell>
          <table:table-cell office:value-type="float" office:value="0.687452" calcext:value-type="float">
            <text:p>0.687452</text:p>
          </table:table-cell>
          <table:table-cell office:value-type="float" office:value="0.799508" calcext:value-type="float">
            <text:p>0.799508</text:p>
          </table:table-cell>
          <table:table-cell office:value-type="float" office:value="2.01996" calcext:value-type="float">
            <text:p>2.0199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8.5773" calcext:value-type="float">
            <text:p>18.5773</text:p>
          </table:table-cell>
          <table:table-cell office:value-type="float" office:value="17.4172" calcext:value-type="float">
            <text:p>17.4172</text:p>
          </table:table-cell>
          <table:table-cell office:value-type="float" office:value="4.778" calcext:value-type="float">
            <text:p>4.778</text:p>
          </table:table-cell>
          <table:table-cell office:value-type="float" office:value="2.229" calcext:value-type="float">
            <text:p>2.229</text:p>
          </table:table-cell>
          <table:table-cell office:value-type="float" office:value="0.550304" calcext:value-type="float">
            <text:p>0.550304</text:p>
          </table:table-cell>
          <table:table-cell office:value-type="float" office:value="0.143722" calcext:value-type="float">
            <text:p>0.143722</text:p>
          </table:table-cell>
          <table:table-cell office:value-type="float" office:value="0.168247" calcext:value-type="float">
            <text:p>0.168247</text:p>
          </table:table-cell>
          <table:table-cell office:value-type="float" office:value="0.684765" calcext:value-type="float">
            <text:p>0.684765</text:p>
          </table:table-cell>
          <table:table-cell office:value-type="float" office:value="0.796374" calcext:value-type="float">
            <text:p>0.796374</text:p>
          </table:table-cell>
          <table:table-cell office:value-type="float" office:value="5.97184" calcext:value-type="float">
            <text:p>5.9718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3575" calcext:value-type="float">
            <text:p>18.3575</text:p>
          </table:table-cell>
          <table:table-cell office:value-type="float" office:value="17.6163" calcext:value-type="float">
            <text:p>17.6163</text:p>
          </table:table-cell>
          <table:table-cell office:value-type="float" office:value="4.87061" calcext:value-type="float">
            <text:p>4.87061</text:p>
          </table:table-cell>
          <table:table-cell office:value-type="float" office:value="2.27705" calcext:value-type="float">
            <text:p>2.27705</text:p>
          </table:table-cell>
          <table:table-cell office:value-type="float" office:value="0.570351" calcext:value-type="float">
            <text:p>0.570351</text:p>
          </table:table-cell>
          <table:table-cell office:value-type="float" office:value="0.143303" calcext:value-type="float">
            <text:p>0.143303</text:p>
          </table:table-cell>
          <table:table-cell office:value-type="float" office:value="0.167661" calcext:value-type="float">
            <text:p>0.167661</text:p>
          </table:table-cell>
          <table:table-cell office:value-type="float" office:value="0.68235" calcext:value-type="float">
            <text:p>0.68235</text:p>
          </table:table-cell>
          <table:table-cell office:value-type="float" office:value="0.793273" calcext:value-type="float">
            <text:p>0.793273</text:p>
          </table:table-cell>
          <table:table-cell office:value-type="float" office:value="3.84673" calcext:value-type="float">
            <text:p>3.84673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8.2208" calcext:value-type="float">
            <text:p>18.2208</text:p>
          </table:table-cell>
          <table:table-cell office:value-type="float" office:value="17.8081" calcext:value-type="float">
            <text:p>17.8081</text:p>
          </table:table-cell>
          <table:table-cell office:value-type="float" office:value="4.86163" calcext:value-type="float">
            <text:p>4.86163</text:p>
          </table:table-cell>
          <table:table-cell office:value-type="float" office:value="2.28136" calcext:value-type="float">
            <text:p>2.28136</text:p>
          </table:table-cell>
          <table:table-cell office:value-type="float" office:value="0.523996" calcext:value-type="float">
            <text:p>0.523996</text:p>
          </table:table-cell>
          <table:table-cell office:value-type="float" office:value="0.142842" calcext:value-type="float">
            <text:p>0.142842</text:p>
          </table:table-cell>
          <table:table-cell office:value-type="float" office:value="0.167072" calcext:value-type="float">
            <text:p>0.167072</text:p>
          </table:table-cell>
          <table:table-cell office:value-type="float" office:value="0.679775" calcext:value-type="float">
            <text:p>0.679775</text:p>
          </table:table-cell>
          <table:table-cell office:value-type="float" office:value="0.790172" calcext:value-type="float">
            <text:p>0.790172</text:p>
          </table:table-cell>
          <table:table-cell office:value-type="float" office:value="2.40259" calcext:value-type="float">
            <text:p>2.402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0904" calcext:value-type="float">
            <text:p>18.0904</text:p>
          </table:table-cell>
          <table:table-cell office:value-type="float" office:value="17.992" calcext:value-type="float">
            <text:p>17.992</text:p>
          </table:table-cell>
          <table:table-cell office:value-type="float" office:value="4.83099" calcext:value-type="float">
            <text:p>4.83099</text:p>
          </table:table-cell>
          <table:table-cell office:value-type="float" office:value="2.29798" calcext:value-type="float">
            <text:p>2.29798</text:p>
          </table:table-cell>
          <table:table-cell office:value-type="float" office:value="0.514624" calcext:value-type="float">
            <text:p>0.514624</text:p>
          </table:table-cell>
          <table:table-cell office:value-type="float" office:value="0.142323" calcext:value-type="float">
            <text:p>0.142323</text:p>
          </table:table-cell>
          <table:table-cell office:value-type="float" office:value="0.16649" calcext:value-type="float">
            <text:p>0.16649</text:p>
          </table:table-cell>
          <table:table-cell office:value-type="float" office:value="0.677161" calcext:value-type="float">
            <text:p>0.677161</text:p>
          </table:table-cell>
          <table:table-cell office:value-type="float" office:value="0.787106" calcext:value-type="float">
            <text:p>0.787106</text:p>
          </table:table-cell>
          <table:table-cell office:value-type="float" office:value="0.924673" calcext:value-type="float">
            <text:p>0.924673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7.9156" calcext:value-type="float">
            <text:p>17.9156</text:p>
          </table:table-cell>
          <table:table-cell office:value-type="float" office:value="18.1463" calcext:value-type="float">
            <text:p>18.1463</text:p>
          </table:table-cell>
          <table:table-cell office:value-type="float" office:value="4.80611" calcext:value-type="float">
            <text:p>4.80611</text:p>
          </table:table-cell>
          <table:table-cell office:value-type="float" office:value="2.34036" calcext:value-type="float">
            <text:p>2.34036</text:p>
          </table:table-cell>
          <table:table-cell office:value-type="float" office:value="0.543829" calcext:value-type="float">
            <text:p>0.543829</text:p>
          </table:table-cell>
          <table:table-cell office:value-type="float" office:value="0.141847" calcext:value-type="float">
            <text:p>0.141847</text:p>
          </table:table-cell>
          <table:table-cell office:value-type="float" office:value="0.16599" calcext:value-type="float">
            <text:p>0.16599</text:p>
          </table:table-cell>
          <table:table-cell office:value-type="float" office:value="0.674611" calcext:value-type="float">
            <text:p>0.674611</text:p>
          </table:table-cell>
          <table:table-cell office:value-type="float" office:value="0.784112" calcext:value-type="float">
            <text:p>0.784112</text:p>
          </table:table-cell>
          <table:table-cell office:value-type="float" office:value="1.96713" calcext:value-type="float">
            <text:p>1.9671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7899" calcext:value-type="float">
            <text:p>17.7899</text:p>
          </table:table-cell>
          <table:table-cell office:value-type="float" office:value="18.2827" calcext:value-type="float">
            <text:p>18.2827</text:p>
          </table:table-cell>
          <table:table-cell office:value-type="float" office:value="4.70421" calcext:value-type="float">
            <text:p>4.70421</text:p>
          </table:table-cell>
          <table:table-cell office:value-type="float" office:value="2.36173" calcext:value-type="float">
            <text:p>2.36173</text:p>
          </table:table-cell>
          <table:table-cell office:value-type="float" office:value="0.538691" calcext:value-type="float">
            <text:p>0.538691</text:p>
          </table:table-cell>
          <table:table-cell office:value-type="float" office:value="0.141309" calcext:value-type="float">
            <text:p>0.141309</text:p>
          </table:table-cell>
          <table:table-cell office:value-type="float" office:value="0.16567" calcext:value-type="float">
            <text:p>0.16567</text:p>
          </table:table-cell>
          <table:table-cell office:value-type="float" office:value="0.672032" calcext:value-type="float">
            <text:p>0.672032</text:p>
          </table:table-cell>
          <table:table-cell office:value-type="float" office:value="0.781215" calcext:value-type="float">
            <text:p>0.781215</text:p>
          </table:table-cell>
          <table:table-cell office:value-type="float" office:value="1.05526" calcext:value-type="float">
            <text:p>1.0552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7.6589" calcext:value-type="float">
            <text:p>17.6589</text:p>
          </table:table-cell>
          <table:table-cell office:value-type="float" office:value="18.4613" calcext:value-type="float">
            <text:p>18.4613</text:p>
          </table:table-cell>
          <table:table-cell office:value-type="float" office:value="4.68" calcext:value-type="float">
            <text:p>4.68</text:p>
          </table:table-cell>
          <table:table-cell office:value-type="float" office:value="2.36926" calcext:value-type="float">
            <text:p>2.36926</text:p>
          </table:table-cell>
          <table:table-cell office:value-type="float" office:value="0.511731" calcext:value-type="float">
            <text:p>0.511731</text:p>
          </table:table-cell>
          <table:table-cell office:value-type="float" office:value="0.14079" calcext:value-type="float">
            <text:p>0.14079</text:p>
          </table:table-cell>
          <table:table-cell office:value-type="float" office:value="0.16531" calcext:value-type="float">
            <text:p>0.16531</text:p>
          </table:table-cell>
          <table:table-cell office:value-type="float" office:value="0.669518" calcext:value-type="float">
            <text:p>0.669518</text:p>
          </table:table-cell>
          <table:table-cell office:value-type="float" office:value="0.778293" calcext:value-type="float">
            <text:p>0.778293</text:p>
          </table:table-cell>
          <table:table-cell office:value-type="float" office:value="6.65988" calcext:value-type="float">
            <text:p>6.6598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4585" calcext:value-type="float">
            <text:p>17.4585</text:p>
          </table:table-cell>
          <table:table-cell office:value-type="float" office:value="18.6484" calcext:value-type="float">
            <text:p>18.6484</text:p>
          </table:table-cell>
          <table:table-cell office:value-type="float" office:value="4.7557" calcext:value-type="float">
            <text:p>4.7557</text:p>
          </table:table-cell>
          <table:table-cell office:value-type="float" office:value="2.39769" calcext:value-type="float">
            <text:p>2.39769</text:p>
          </table:table-cell>
          <table:table-cell office:value-type="float" office:value="0.514062" calcext:value-type="float">
            <text:p>0.514062</text:p>
          </table:table-cell>
          <table:table-cell office:value-type="float" office:value="0.14026" calcext:value-type="float">
            <text:p>0.14026</text:p>
          </table:table-cell>
          <table:table-cell office:value-type="float" office:value="0.16486" calcext:value-type="float">
            <text:p>0.16486</text:p>
          </table:table-cell>
          <table:table-cell office:value-type="float" office:value="0.666999" calcext:value-type="float">
            <text:p>0.666999</text:p>
          </table:table-cell>
          <table:table-cell office:value-type="float" office:value="0.775371" calcext:value-type="float">
            <text:p>0.775371</text:p>
          </table:table-cell>
          <table:table-cell office:value-type="float" office:value="0.545778" calcext:value-type="float">
            <text:p>0.545778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7.2797" calcext:value-type="float">
            <text:p>17.2797</text:p>
          </table:table-cell>
          <table:table-cell office:value-type="float" office:value="18.7883" calcext:value-type="float">
            <text:p>18.7883</text:p>
          </table:table-cell>
          <table:table-cell office:value-type="float" office:value="4.7321" calcext:value-type="float">
            <text:p>4.7321</text:p>
          </table:table-cell>
          <table:table-cell office:value-type="float" office:value="2.43208" calcext:value-type="float">
            <text:p>2.43208</text:p>
          </table:table-cell>
          <table:table-cell office:value-type="float" office:value="0.528785" calcext:value-type="float">
            <text:p>0.528785</text:p>
          </table:table-cell>
          <table:table-cell office:value-type="float" office:value="0.139736" calcext:value-type="float">
            <text:p>0.139736</text:p>
          </table:table-cell>
          <table:table-cell office:value-type="float" office:value="0.164508" calcext:value-type="float">
            <text:p>0.164508</text:p>
          </table:table-cell>
          <table:table-cell office:value-type="float" office:value="0.664509" calcext:value-type="float">
            <text:p>0.664509</text:p>
          </table:table-cell>
          <table:table-cell office:value-type="float" office:value="0.772508" calcext:value-type="float">
            <text:p>0.772508</text:p>
          </table:table-cell>
          <table:table-cell office:value-type="float" office:value="1.73303" calcext:value-type="float">
            <text:p>1.733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1208" calcext:value-type="float">
            <text:p>17.1208</text:p>
          </table:table-cell>
          <table:table-cell office:value-type="float" office:value="18.9223" calcext:value-type="float">
            <text:p>18.9223</text:p>
          </table:table-cell>
          <table:table-cell office:value-type="float" office:value="4.6783" calcext:value-type="float">
            <text:p>4.6783</text:p>
          </table:table-cell>
          <table:table-cell office:value-type="float" office:value="2.45667" calcext:value-type="float">
            <text:p>2.45667</text:p>
          </table:table-cell>
          <table:table-cell office:value-type="float" office:value="0.527282" calcext:value-type="float">
            <text:p>0.527282</text:p>
          </table:table-cell>
          <table:table-cell office:value-type="float" office:value="0.139231" calcext:value-type="float">
            <text:p>0.139231</text:p>
          </table:table-cell>
          <table:table-cell office:value-type="float" office:value="0.164277" calcext:value-type="float">
            <text:p>0.164277</text:p>
          </table:table-cell>
          <table:table-cell office:value-type="float" office:value="0.662075" calcext:value-type="float">
            <text:p>0.662075</text:p>
          </table:table-cell>
          <table:table-cell office:value-type="float" office:value="0.769699" calcext:value-type="float">
            <text:p>0.769699</text:p>
          </table:table-cell>
          <table:table-cell office:value-type="float" office:value="0.27774" calcext:value-type="float">
            <text:p>0.27774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6.9535" calcext:value-type="float">
            <text:p>16.9535</text:p>
          </table:table-cell>
          <table:table-cell office:value-type="float" office:value="19.0927" calcext:value-type="float">
            <text:p>19.0927</text:p>
          </table:table-cell>
          <table:table-cell office:value-type="float" office:value="4.68954" calcext:value-type="float">
            <text:p>4.68954</text:p>
          </table:table-cell>
          <table:table-cell office:value-type="float" office:value="2.46891" calcext:value-type="float">
            <text:p>2.46891</text:p>
          </table:table-cell>
          <table:table-cell office:value-type="float" office:value="0.506997" calcext:value-type="float">
            <text:p>0.506997</text:p>
          </table:table-cell>
          <table:table-cell office:value-type="float" office:value="0.138765" calcext:value-type="float">
            <text:p>0.138765</text:p>
          </table:table-cell>
          <table:table-cell office:value-type="float" office:value="0.163945" calcext:value-type="float">
            <text:p>0.163945</text:p>
          </table:table-cell>
          <table:table-cell office:value-type="float" office:value="0.659709" calcext:value-type="float">
            <text:p>0.659709</text:p>
          </table:table-cell>
          <table:table-cell office:value-type="float" office:value="0.766874" calcext:value-type="float">
            <text:p>0.766874</text:p>
          </table:table-cell>
          <table:table-cell office:value-type="float" office:value="3.08363" calcext:value-type="float">
            <text:p>3.0836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7348" calcext:value-type="float">
            <text:p>16.7348</text:p>
          </table:table-cell>
          <table:table-cell office:value-type="float" office:value="19.21" calcext:value-type="float">
            <text:p>19.21</text:p>
          </table:table-cell>
          <table:table-cell office:value-type="float" office:value="4.69929" calcext:value-type="float">
            <text:p>4.69929</text:p>
          </table:table-cell>
          <table:table-cell office:value-type="float" office:value="2.50927" calcext:value-type="float">
            <text:p>2.50927</text:p>
          </table:table-cell>
          <table:table-cell office:value-type="float" office:value="0.522003" calcext:value-type="float">
            <text:p>0.522003</text:p>
          </table:table-cell>
          <table:table-cell office:value-type="float" office:value="0.138264" calcext:value-type="float">
            <text:p>0.138264</text:p>
          </table:table-cell>
          <table:table-cell office:value-type="float" office:value="0.163776" calcext:value-type="float">
            <text:p>0.163776</text:p>
          </table:table-cell>
          <table:table-cell office:value-type="float" office:value="0.657326" calcext:value-type="float">
            <text:p>0.657326</text:p>
          </table:table-cell>
          <table:table-cell office:value-type="float" office:value="0.764107" calcext:value-type="float">
            <text:p>0.764107</text:p>
          </table:table-cell>
          <table:table-cell office:value-type="float" office:value="2.69352" calcext:value-type="float">
            <text:p>2.69352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6.5433" calcext:value-type="float">
            <text:p>16.5433</text:p>
          </table:table-cell>
          <table:table-cell office:value-type="float" office:value="19.3648" calcext:value-type="float">
            <text:p>19.3648</text:p>
          </table:table-cell>
          <table:table-cell office:value-type="float" office:value="4.7258" calcext:value-type="float">
            <text:p>4.7258</text:p>
          </table:table-cell>
          <table:table-cell office:value-type="float" office:value="2.53284" calcext:value-type="float">
            <text:p>2.53284</text:p>
          </table:table-cell>
          <table:table-cell office:value-type="float" office:value="0.522531" calcext:value-type="float">
            <text:p>0.522531</text:p>
          </table:table-cell>
          <table:table-cell office:value-type="float" office:value="0.137771" calcext:value-type="float">
            <text:p>0.137771</text:p>
          </table:table-cell>
          <table:table-cell office:value-type="float" office:value="0.163525" calcext:value-type="float">
            <text:p>0.163525</text:p>
          </table:table-cell>
          <table:table-cell office:value-type="float" office:value="0.654963" calcext:value-type="float">
            <text:p>0.654963</text:p>
          </table:table-cell>
          <table:table-cell office:value-type="float" office:value="0.761349" calcext:value-type="float">
            <text:p>0.761349</text:p>
          </table:table-cell>
          <table:table-cell office:value-type="float" office:value="3.25549" calcext:value-type="float">
            <text:p>3.2554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3114" calcext:value-type="float">
            <text:p>16.3114</text:p>
          </table:table-cell>
          <table:table-cell office:value-type="float" office:value="19.5317" calcext:value-type="float">
            <text:p>19.5317</text:p>
          </table:table-cell>
          <table:table-cell office:value-type="float" office:value="4.82081" calcext:value-type="float">
            <text:p>4.82081</text:p>
          </table:table-cell>
          <table:table-cell office:value-type="float" office:value="2.55847" calcext:value-type="float">
            <text:p>2.55847</text:p>
          </table:table-cell>
          <table:table-cell office:value-type="float" office:value="0.52123" calcext:value-type="float">
            <text:p>0.52123</text:p>
          </table:table-cell>
          <table:table-cell office:value-type="float" office:value="0.13728" calcext:value-type="float">
            <text:p>0.13728</text:p>
          </table:table-cell>
          <table:table-cell office:value-type="float" office:value="0.163127" calcext:value-type="float">
            <text:p>0.163127</text:p>
          </table:table-cell>
          <table:table-cell office:value-type="float" office:value="0.652603" calcext:value-type="float">
            <text:p>0.652603</text:p>
          </table:table-cell>
          <table:table-cell office:value-type="float" office:value="0.758605" calcext:value-type="float">
            <text:p>0.758605</text:p>
          </table:table-cell>
          <table:table-cell office:value-type="float" office:value="0.847289" calcext:value-type="float">
            <text:p>0.84728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6.0897" calcext:value-type="float">
            <text:p>16.0897</text:p>
          </table:table-cell>
          <table:table-cell office:value-type="float" office:value="19.6144" calcext:value-type="float">
            <text:p>19.6144</text:p>
          </table:table-cell>
          <table:table-cell office:value-type="float" office:value="4.79446" calcext:value-type="float">
            <text:p>4.79446</text:p>
          </table:table-cell>
          <table:table-cell office:value-type="float" office:value="2.60834" calcext:value-type="float">
            <text:p>2.60834</text:p>
          </table:table-cell>
          <table:table-cell office:value-type="float" office:value="0.555248" calcext:value-type="float">
            <text:p>0.555248</text:p>
          </table:table-cell>
          <table:table-cell office:value-type="float" office:value="0.136819" calcext:value-type="float">
            <text:p>0.136819</text:p>
          </table:table-cell>
          <table:table-cell office:value-type="float" office:value="0.162974" calcext:value-type="float">
            <text:p>0.162974</text:p>
          </table:table-cell>
          <table:table-cell office:value-type="float" office:value="0.650277" calcext:value-type="float">
            <text:p>0.650277</text:p>
          </table:table-cell>
          <table:table-cell office:value-type="float" office:value="0.755944" calcext:value-type="float">
            <text:p>0.755944</text:p>
          </table:table-cell>
          <table:table-cell office:value-type="float" office:value="10.0752" calcext:value-type="float">
            <text:p>10.07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8823" calcext:value-type="float">
            <text:p>15.8823</text:p>
          </table:table-cell>
          <table:table-cell office:value-type="float" office:value="19.7597" calcext:value-type="float">
            <text:p>19.7597</text:p>
          </table:table-cell>
          <table:table-cell office:value-type="float" office:value="4.82539" calcext:value-type="float">
            <text:p>4.82539</text:p>
          </table:table-cell>
          <table:table-cell office:value-type="float" office:value="2.62861" calcext:value-type="float">
            <text:p>2.62861</text:p>
          </table:table-cell>
          <table:table-cell office:value-type="float" office:value="0.547454" calcext:value-type="float">
            <text:p>0.547454</text:p>
          </table:table-cell>
          <table:table-cell office:value-type="float" office:value="0.136365" calcext:value-type="float">
            <text:p>0.136365</text:p>
          </table:table-cell>
          <table:table-cell office:value-type="float" office:value="0.162705" calcext:value-type="float">
            <text:p>0.162705</text:p>
          </table:table-cell>
          <table:table-cell office:value-type="float" office:value="0.64798" calcext:value-type="float">
            <text:p>0.64798</text:p>
          </table:table-cell>
          <table:table-cell office:value-type="float" office:value="0.753279" calcext:value-type="float">
            <text:p>0.753279</text:p>
          </table:table-cell>
          <table:table-cell office:value-type="float" office:value="0.752379" calcext:value-type="float">
            <text:p>0.75237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5.6958" calcext:value-type="float">
            <text:p>15.6958</text:p>
          </table:table-cell>
          <table:table-cell office:value-type="float" office:value="19.8824" calcext:value-type="float">
            <text:p>19.8824</text:p>
          </table:table-cell>
          <table:table-cell office:value-type="float" office:value="4.77846" calcext:value-type="float">
            <text:p>4.77846</text:p>
          </table:table-cell>
          <table:table-cell office:value-type="float" office:value="2.63499" calcext:value-type="float">
            <text:p>2.63499</text:p>
          </table:table-cell>
          <table:table-cell office:value-type="float" office:value="0.50605" calcext:value-type="float">
            <text:p>0.50605</text:p>
          </table:table-cell>
          <table:table-cell office:value-type="float" office:value="0.135888" calcext:value-type="float">
            <text:p>0.135888</text:p>
          </table:table-cell>
          <table:table-cell office:value-type="float" office:value="0.16242" calcext:value-type="float">
            <text:p>0.16242</text:p>
          </table:table-cell>
          <table:table-cell office:value-type="float" office:value="0.645705" calcext:value-type="float">
            <text:p>0.645705</text:p>
          </table:table-cell>
          <table:table-cell office:value-type="float" office:value="0.750622" calcext:value-type="float">
            <text:p>0.750622</text:p>
          </table:table-cell>
          <table:table-cell office:value-type="float" office:value="3.26806" calcext:value-type="float">
            <text:p>3.268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4592" calcext:value-type="float">
            <text:p>15.4592</text:p>
          </table:table-cell>
          <table:table-cell office:value-type="float" office:value="20.0395" calcext:value-type="float">
            <text:p>20.0395</text:p>
          </table:table-cell>
          <table:table-cell office:value-type="float" office:value="4.86835" calcext:value-type="float">
            <text:p>4.86835</text:p>
          </table:table-cell>
          <table:table-cell office:value-type="float" office:value="2.65277" calcext:value-type="float">
            <text:p>2.65277</text:p>
          </table:table-cell>
          <table:table-cell office:value-type="float" office:value="0.497524" calcext:value-type="float">
            <text:p>0.497524</text:p>
          </table:table-cell>
          <table:table-cell office:value-type="float" office:value="0.135446" calcext:value-type="float">
            <text:p>0.135446</text:p>
          </table:table-cell>
          <table:table-cell office:value-type="float" office:value="0.161962" calcext:value-type="float">
            <text:p>0.161962</text:p>
          </table:table-cell>
          <table:table-cell office:value-type="float" office:value="0.643444" calcext:value-type="float">
            <text:p>0.643444</text:p>
          </table:table-cell>
          <table:table-cell office:value-type="float" office:value="0.748021" calcext:value-type="float">
            <text:p>0.748021</text:p>
          </table:table-cell>
          <table:table-cell office:value-type="float" office:value="1.26447" calcext:value-type="float">
            <text:p>1.26447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5.2436" calcext:value-type="float">
            <text:p>15.2436</text:p>
          </table:table-cell>
          <table:table-cell office:value-type="float" office:value="20.1846" calcext:value-type="float">
            <text:p>20.1846</text:p>
          </table:table-cell>
          <table:table-cell office:value-type="float" office:value="4.90051" calcext:value-type="float">
            <text:p>4.90051</text:p>
          </table:table-cell>
          <table:table-cell office:value-type="float" office:value="2.66386" calcext:value-type="float">
            <text:p>2.66386</text:p>
          </table:table-cell>
          <table:table-cell office:value-type="float" office:value="0.477751" calcext:value-type="float">
            <text:p>0.477751</text:p>
          </table:table-cell>
          <table:table-cell office:value-type="float" office:value="0.135009" calcext:value-type="float">
            <text:p>0.135009</text:p>
          </table:table-cell>
          <table:table-cell office:value-type="float" office:value="0.161423" calcext:value-type="float">
            <text:p>0.161423</text:p>
          </table:table-cell>
          <table:table-cell office:value-type="float" office:value="0.641206" calcext:value-type="float">
            <text:p>0.641206</text:p>
          </table:table-cell>
          <table:table-cell office:value-type="float" office:value="0.745538" calcext:value-type="float">
            <text:p>0.745538</text:p>
          </table:table-cell>
          <table:table-cell office:value-type="float" office:value="5.64804" calcext:value-type="float">
            <text:p>5.648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0589" calcext:value-type="float">
            <text:p>15.0589</text:p>
          </table:table-cell>
          <table:table-cell office:value-type="float" office:value="20.3125" calcext:value-type="float">
            <text:p>20.3125</text:p>
          </table:table-cell>
          <table:table-cell office:value-type="float" office:value="4.86714" calcext:value-type="float">
            <text:p>4.86714</text:p>
          </table:table-cell>
          <table:table-cell office:value-type="float" office:value="2.67611" calcext:value-type="float">
            <text:p>2.67611</text:p>
          </table:table-cell>
          <table:table-cell office:value-type="float" office:value="0.46651" calcext:value-type="float">
            <text:p>0.46651</text:p>
          </table:table-cell>
          <table:table-cell office:value-type="float" office:value="0.134543" calcext:value-type="float">
            <text:p>0.134543</text:p>
          </table:table-cell>
          <table:table-cell office:value-type="float" office:value="0.160867" calcext:value-type="float">
            <text:p>0.160867</text:p>
          </table:table-cell>
          <table:table-cell office:value-type="float" office:value="0.639006" calcext:value-type="float">
            <text:p>0.639006</text:p>
          </table:table-cell>
          <table:table-cell office:value-type="float" office:value="0.743162" calcext:value-type="float">
            <text:p>0.743162</text:p>
          </table:table-cell>
          <table:table-cell office:value-type="float" office:value="1.92837" calcext:value-type="float">
            <text:p>1.92837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4.8277" calcext:value-type="float">
            <text:p>14.8277</text:p>
          </table:table-cell>
          <table:table-cell office:value-type="float" office:value="20.3961" calcext:value-type="float">
            <text:p>20.3961</text:p>
          </table:table-cell>
          <table:table-cell office:value-type="float" office:value="4.86717" calcext:value-type="float">
            <text:p>4.86717</text:p>
          </table:table-cell>
          <table:table-cell office:value-type="float" office:value="2.71254" calcext:value-type="float">
            <text:p>2.71254</text:p>
          </table:table-cell>
          <table:table-cell office:value-type="float" office:value="0.485469" calcext:value-type="float">
            <text:p>0.485469</text:p>
          </table:table-cell>
          <table:table-cell office:value-type="float" office:value="0.134085" calcext:value-type="float">
            <text:p>0.134085</text:p>
          </table:table-cell>
          <table:table-cell office:value-type="float" office:value="0.160324" calcext:value-type="float">
            <text:p>0.160324</text:p>
          </table:table-cell>
          <table:table-cell office:value-type="float" office:value="0.636818" calcext:value-type="float">
            <text:p>0.636818</text:p>
          </table:table-cell>
          <table:table-cell office:value-type="float" office:value="0.740737" calcext:value-type="float">
            <text:p>0.740737</text:p>
          </table:table-cell>
          <table:table-cell office:value-type="float" office:value="2.11061" calcext:value-type="float">
            <text:p>2.110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6128" calcext:value-type="float">
            <text:p>14.6128</text:p>
          </table:table-cell>
          <table:table-cell office:value-type="float" office:value="20.5142" calcext:value-type="float">
            <text:p>20.5142</text:p>
          </table:table-cell>
          <table:table-cell office:value-type="float" office:value="4.87526" calcext:value-type="float">
            <text:p>4.87526</text:p>
          </table:table-cell>
          <table:table-cell office:value-type="float" office:value="2.72954" calcext:value-type="float">
            <text:p>2.72954</text:p>
          </table:table-cell>
          <table:table-cell office:value-type="float" office:value="0.478153" calcext:value-type="float">
            <text:p>0.478153</text:p>
          </table:table-cell>
          <table:table-cell office:value-type="float" office:value="0.133629" calcext:value-type="float">
            <text:p>0.133629</text:p>
          </table:table-cell>
          <table:table-cell office:value-type="float" office:value="0.159779" calcext:value-type="float">
            <text:p>0.159779</text:p>
          </table:table-cell>
          <table:table-cell office:value-type="float" office:value="0.634656" calcext:value-type="float">
            <text:p>0.634656</text:p>
          </table:table-cell>
          <table:table-cell office:value-type="float" office:value="0.738416" calcext:value-type="float">
            <text:p>0.738416</text:p>
          </table:table-cell>
          <table:table-cell office:value-type="float" office:value="0.625385" calcext:value-type="float">
            <text:p>0.625385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4.3731" calcext:value-type="float">
            <text:p>14.3731</text:p>
          </table:table-cell>
          <table:table-cell office:value-type="float" office:value="20.6039" calcext:value-type="float">
            <text:p>20.6039</text:p>
          </table:table-cell>
          <table:table-cell office:value-type="float" office:value="4.90518" calcext:value-type="float">
            <text:p>4.90518</text:p>
          </table:table-cell>
          <table:table-cell office:value-type="float" office:value="2.76432" calcext:value-type="float">
            <text:p>2.76432</text:p>
          </table:table-cell>
          <table:table-cell office:value-type="float" office:value="0.499155" calcext:value-type="float">
            <text:p>0.499155</text:p>
          </table:table-cell>
          <table:table-cell office:value-type="float" office:value="0.133183" calcext:value-type="float">
            <text:p>0.133183</text:p>
          </table:table-cell>
          <table:table-cell office:value-type="float" office:value="0.159242" calcext:value-type="float">
            <text:p>0.159242</text:p>
          </table:table-cell>
          <table:table-cell office:value-type="float" office:value="0.632508" calcext:value-type="float">
            <text:p>0.632508</text:p>
          </table:table-cell>
          <table:table-cell office:value-type="float" office:value="0.736071" calcext:value-type="float">
            <text:p>0.736071</text:p>
          </table:table-cell>
          <table:table-cell office:value-type="float" office:value="1.22801" calcext:value-type="float">
            <text:p>1.228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1274" calcext:value-type="float">
            <text:p>14.1274</text:p>
          </table:table-cell>
          <table:table-cell office:value-type="float" office:value="20.6773" calcext:value-type="float">
            <text:p>20.6773</text:p>
          </table:table-cell>
          <table:table-cell office:value-type="float" office:value="4.91895" calcext:value-type="float">
            <text:p>4.91895</text:p>
          </table:table-cell>
          <table:table-cell office:value-type="float" office:value="2.79626" calcext:value-type="float">
            <text:p>2.79626</text:p>
          </table:table-cell>
          <table:table-cell office:value-type="float" office:value="0.505975" calcext:value-type="float">
            <text:p>0.505975</text:p>
          </table:table-cell>
          <table:table-cell office:value-type="float" office:value="0.132764" calcext:value-type="float">
            <text:p>0.132764</text:p>
          </table:table-cell>
          <table:table-cell office:value-type="float" office:value="0.158708" calcext:value-type="float">
            <text:p>0.158708</text:p>
          </table:table-cell>
          <table:table-cell office:value-type="float" office:value="0.630388" calcext:value-type="float">
            <text:p>0.630388</text:p>
          </table:table-cell>
          <table:table-cell office:value-type="float" office:value="0.733715" calcext:value-type="float">
            <text:p>0.733715</text:p>
          </table:table-cell>
          <table:table-cell office:value-type="float" office:value="0.682133" calcext:value-type="float">
            <text:p>0.682133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3.8879" calcext:value-type="float">
            <text:p>13.8879</text:p>
          </table:table-cell>
          <table:table-cell office:value-type="float" office:value="20.7505" calcext:value-type="float">
            <text:p>20.7505</text:p>
          </table:table-cell>
          <table:table-cell office:value-type="float" office:value="4.93496" calcext:value-type="float">
            <text:p>4.93496</text:p>
          </table:table-cell>
          <table:table-cell office:value-type="float" office:value="2.83048" calcext:value-type="float">
            <text:p>2.83048</text:p>
          </table:table-cell>
          <table:table-cell office:value-type="float" office:value="0.523516" calcext:value-type="float">
            <text:p>0.523516</text:p>
          </table:table-cell>
          <table:table-cell office:value-type="float" office:value="0.132367" calcext:value-type="float">
            <text:p>0.132367</text:p>
          </table:table-cell>
          <table:table-cell office:value-type="float" office:value="0.15818" calcext:value-type="float">
            <text:p>0.15818</text:p>
          </table:table-cell>
          <table:table-cell office:value-type="float" office:value="0.628304" calcext:value-type="float">
            <text:p>0.628304</text:p>
          </table:table-cell>
          <table:table-cell office:value-type="float" office:value="0.731338" calcext:value-type="float">
            <text:p>0.731338</text:p>
          </table:table-cell>
          <table:table-cell office:value-type="float" office:value="0.358312" calcext:value-type="float">
            <text:p>0.3583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6115" calcext:value-type="float">
            <text:p>13.6115</text:p>
          </table:table-cell>
          <table:table-cell office:value-type="float" office:value="20.8157" calcext:value-type="float">
            <text:p>20.8157</text:p>
          </table:table-cell>
          <table:table-cell office:value-type="float" office:value="4.99637" calcext:value-type="float">
            <text:p>4.99637</text:p>
          </table:table-cell>
          <table:table-cell office:value-type="float" office:value="2.86447" calcext:value-type="float">
            <text:p>2.86447</text:p>
          </table:table-cell>
          <table:table-cell office:value-type="float" office:value="0.530598" calcext:value-type="float">
            <text:p>0.530598</text:p>
          </table:table-cell>
          <table:table-cell office:value-type="float" office:value="0.132114" calcext:value-type="float">
            <text:p>0.132114</text:p>
          </table:table-cell>
          <table:table-cell office:value-type="float" office:value="0.157657" calcext:value-type="float">
            <text:p>0.157657</text:p>
          </table:table-cell>
          <table:table-cell office:value-type="float" office:value="0.626312" calcext:value-type="float">
            <text:p>0.626312</text:p>
          </table:table-cell>
          <table:table-cell office:value-type="float" office:value="0.728962" calcext:value-type="float">
            <text:p>0.728962</text:p>
          </table:table-cell>
          <table:table-cell office:value-type="float" office:value="1.55736" calcext:value-type="float">
            <text:p>1.5573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3.3601" calcext:value-type="float">
            <text:p>13.3601</text:p>
          </table:table-cell>
          <table:table-cell office:value-type="float" office:value="20.8488" calcext:value-type="float">
            <text:p>20.8488</text:p>
          </table:table-cell>
          <table:table-cell office:value-type="float" office:value="5.01535" calcext:value-type="float">
            <text:p>5.01535</text:p>
          </table:table-cell>
          <table:table-cell office:value-type="float" office:value="2.91546" calcext:value-type="float">
            <text:p>2.91546</text:p>
          </table:table-cell>
          <table:table-cell office:value-type="float" office:value="0.574907" calcext:value-type="float">
            <text:p>0.574907</text:p>
          </table:table-cell>
          <table:table-cell office:value-type="float" office:value="0.131944" calcext:value-type="float">
            <text:p>0.131944</text:p>
          </table:table-cell>
          <table:table-cell office:value-type="float" office:value="0.157145" calcext:value-type="float">
            <text:p>0.157145</text:p>
          </table:table-cell>
          <table:table-cell office:value-type="float" office:value="0.624419" calcext:value-type="float">
            <text:p>0.624419</text:p>
          </table:table-cell>
          <table:table-cell office:value-type="float" office:value="0.726561" calcext:value-type="float">
            <text:p>0.726561</text:p>
          </table:table-cell>
          <table:table-cell office:value-type="float" office:value="2.44317" calcext:value-type="float">
            <text:p>2.443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1179" calcext:value-type="float">
            <text:p>13.1179</text:p>
          </table:table-cell>
          <table:table-cell office:value-type="float" office:value="20.8875" calcext:value-type="float">
            <text:p>20.8875</text:p>
          </table:table-cell>
          <table:table-cell office:value-type="float" office:value="4.99948" calcext:value-type="float">
            <text:p>4.99948</text:p>
          </table:table-cell>
          <table:table-cell office:value-type="float" office:value="2.94856" calcext:value-type="float">
            <text:p>2.94856</text:p>
          </table:table-cell>
          <table:table-cell office:value-type="float" office:value="0.579477" calcext:value-type="float">
            <text:p>0.579477</text:p>
          </table:table-cell>
          <table:table-cell office:value-type="float" office:value="0.131808" calcext:value-type="float">
            <text:p>0.131808</text:p>
          </table:table-cell>
          <table:table-cell office:value-type="float" office:value="0.156654" calcext:value-type="float">
            <text:p>0.156654</text:p>
          </table:table-cell>
          <table:table-cell office:value-type="float" office:value="0.622522" calcext:value-type="float">
            <text:p>0.622522</text:p>
          </table:table-cell>
          <table:table-cell office:value-type="float" office:value="0.7242" calcext:value-type="float">
            <text:p>0.7242</text:p>
          </table:table-cell>
          <table:table-cell office:value-type="float" office:value="0.190303" calcext:value-type="float">
            <text:p>0.190303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2.8846" calcext:value-type="float">
            <text:p>12.8846</text:p>
          </table:table-cell>
          <table:table-cell office:value-type="float" office:value="20.9466" calcext:value-type="float">
            <text:p>20.9466</text:p>
          </table:table-cell>
          <table:table-cell office:value-type="float" office:value="4.98605" calcext:value-type="float">
            <text:p>4.98605</text:p>
          </table:table-cell>
          <table:table-cell office:value-type="float" office:value="2.97041" calcext:value-type="float">
            <text:p>2.97041</text:p>
          </table:table-cell>
          <table:table-cell office:value-type="float" office:value="0.570986" calcext:value-type="float">
            <text:p>0.570986</text:p>
          </table:table-cell>
          <table:table-cell office:value-type="float" office:value="0.131652" calcext:value-type="float">
            <text:p>0.131652</text:p>
          </table:table-cell>
          <table:table-cell office:value-type="float" office:value="0.156155" calcext:value-type="float">
            <text:p>0.156155</text:p>
          </table:table-cell>
          <table:table-cell office:value-type="float" office:value="0.620609" calcext:value-type="float">
            <text:p>0.620609</text:p>
          </table:table-cell>
          <table:table-cell office:value-type="float" office:value="0.721855" calcext:value-type="float">
            <text:p>0.721855</text:p>
          </table:table-cell>
          <table:table-cell office:value-type="float" office:value="1.78455" calcext:value-type="float">
            <text:p>1.7845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6951" calcext:value-type="float">
            <text:p>12.6951</text:p>
          </table:table-cell>
          <table:table-cell office:value-type="float" office:value="20.9846" calcext:value-type="float">
            <text:p>20.9846</text:p>
          </table:table-cell>
          <table:table-cell office:value-type="float" office:value="4.88736" calcext:value-type="float">
            <text:p>4.88736</text:p>
          </table:table-cell>
          <table:table-cell office:value-type="float" office:value="2.99451" calcext:value-type="float">
            <text:p>2.99451</text:p>
          </table:table-cell>
          <table:table-cell office:value-type="float" office:value="0.568287" calcext:value-type="float">
            <text:p>0.568287</text:p>
          </table:table-cell>
          <table:table-cell office:value-type="float" office:value="0.131302" calcext:value-type="float">
            <text:p>0.131302</text:p>
          </table:table-cell>
          <table:table-cell office:value-type="float" office:value="0.155665" calcext:value-type="float">
            <text:p>0.155665</text:p>
          </table:table-cell>
          <table:table-cell office:value-type="float" office:value="0.618614" calcext:value-type="float">
            <text:p>0.618614</text:p>
          </table:table-cell>
          <table:table-cell office:value-type="float" office:value="0.719538" calcext:value-type="float">
            <text:p>0.719538</text:p>
          </table:table-cell>
          <table:table-cell office:value-type="float" office:value="2.09568" calcext:value-type="float">
            <text:p>2.09568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2.4387" calcext:value-type="float">
            <text:p>12.4387</text:p>
          </table:table-cell>
          <table:table-cell office:value-type="float" office:value="21.0271" calcext:value-type="float">
            <text:p>21.0271</text:p>
          </table:table-cell>
          <table:table-cell office:value-type="float" office:value="4.9245" calcext:value-type="float">
            <text:p>4.9245</text:p>
          </table:table-cell>
          <table:table-cell office:value-type="float" office:value="3.02216" calcext:value-type="float">
            <text:p>3.02216</text:p>
          </table:table-cell>
          <table:table-cell office:value-type="float" office:value="0.569558" calcext:value-type="float">
            <text:p>0.569558</text:p>
          </table:table-cell>
          <table:table-cell office:value-type="float" office:value="0.131007" calcext:value-type="float">
            <text:p>0.131007</text:p>
          </table:table-cell>
          <table:table-cell office:value-type="float" office:value="0.155173" calcext:value-type="float">
            <text:p>0.155173</text:p>
          </table:table-cell>
          <table:table-cell office:value-type="float" office:value="0.616658" calcext:value-type="float">
            <text:p>0.616658</text:p>
          </table:table-cell>
          <table:table-cell office:value-type="float" office:value="0.717248" calcext:value-type="float">
            <text:p>0.717248</text:p>
          </table:table-cell>
          <table:table-cell office:value-type="float" office:value="2.53168" calcext:value-type="float">
            <text:p>2.5316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1934" calcext:value-type="float">
            <text:p>12.1934</text:p>
          </table:table-cell>
          <table:table-cell office:value-type="float" office:value="21.0636" calcext:value-type="float">
            <text:p>21.0636</text:p>
          </table:table-cell>
          <table:table-cell office:value-type="float" office:value="4.93177" calcext:value-type="float">
            <text:p>4.93177</text:p>
          </table:table-cell>
          <table:table-cell office:value-type="float" office:value="3.047" calcext:value-type="float">
            <text:p>3.047</text:p>
          </table:table-cell>
          <table:table-cell office:value-type="float" office:value="0.565735" calcext:value-type="float">
            <text:p>0.565735</text:p>
          </table:table-cell>
          <table:table-cell office:value-type="float" office:value="0.13073" calcext:value-type="float">
            <text:p>0.13073</text:p>
          </table:table-cell>
          <table:table-cell office:value-type="float" office:value="0.154681" calcext:value-type="float">
            <text:p>0.154681</text:p>
          </table:table-cell>
          <table:table-cell office:value-type="float" office:value="0.614722" calcext:value-type="float">
            <text:p>0.614722</text:p>
          </table:table-cell>
          <table:table-cell office:value-type="float" office:value="0.714979" calcext:value-type="float">
            <text:p>0.714979</text:p>
          </table:table-cell>
          <table:table-cell office:value-type="float" office:value="0.124429" calcext:value-type="float">
            <text:p>0.12442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1.9541" calcext:value-type="float">
            <text:p>11.9541</text:p>
          </table:table-cell>
          <table:table-cell office:value-type="float" office:value="21.0836" calcext:value-type="float">
            <text:p>21.0836</text:p>
          </table:table-cell>
          <table:table-cell office:value-type="float" office:value="4.9307" calcext:value-type="float">
            <text:p>4.9307</text:p>
          </table:table-cell>
          <table:table-cell office:value-type="float" office:value="3.07798" calcext:value-type="float">
            <text:p>3.07798</text:p>
          </table:table-cell>
          <table:table-cell office:value-type="float" office:value="0.573471" calcext:value-type="float">
            <text:p>0.573471</text:p>
          </table:table-cell>
          <table:table-cell office:value-type="float" office:value="0.130447" calcext:value-type="float">
            <text:p>0.130447</text:p>
          </table:table-cell>
          <table:table-cell office:value-type="float" office:value="0.154196" calcext:value-type="float">
            <text:p>0.154196</text:p>
          </table:table-cell>
          <table:table-cell office:value-type="float" office:value="0.612801" calcext:value-type="float">
            <text:p>0.612801</text:p>
          </table:table-cell>
          <table:table-cell office:value-type="float" office:value="0.712753" calcext:value-type="float">
            <text:p>0.712753</text:p>
          </table:table-cell>
          <table:table-cell office:value-type="float" office:value="0.980351" calcext:value-type="float">
            <text:p>0.98035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7161" calcext:value-type="float">
            <text:p>11.7161</text:p>
          </table:table-cell>
          <table:table-cell office:value-type="float" office:value="21.0523" calcext:value-type="float">
            <text:p>21.0523</text:p>
          </table:table-cell>
          <table:table-cell office:value-type="float" office:value="4.89396" calcext:value-type="float">
            <text:p>4.89396</text:p>
          </table:table-cell>
          <table:table-cell office:value-type="float" office:value="3.12191" calcext:value-type="float">
            <text:p>3.12191</text:p>
          </table:table-cell>
          <table:table-cell office:value-type="float" office:value="0.589722" calcext:value-type="float">
            <text:p>0.589722</text:p>
          </table:table-cell>
          <table:table-cell office:value-type="float" office:value="0.130151" calcext:value-type="float">
            <text:p>0.130151</text:p>
          </table:table-cell>
          <table:table-cell office:value-type="float" office:value="0.153796" calcext:value-type="float">
            <text:p>0.153796</text:p>
          </table:table-cell>
          <table:table-cell office:value-type="float" office:value="0.610876" calcext:value-type="float">
            <text:p>0.610876</text:p>
          </table:table-cell>
          <table:table-cell office:value-type="float" office:value="0.710669" calcext:value-type="float">
            <text:p>0.710669</text:p>
          </table:table-cell>
          <table:table-cell office:value-type="float" office:value="1.96055" calcext:value-type="float">
            <text:p>1.96055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1.4684" calcext:value-type="float">
            <text:p>11.4684</text:p>
          </table:table-cell>
          <table:table-cell office:value-type="float" office:value="21.039" calcext:value-type="float">
            <text:p>21.039</text:p>
          </table:table-cell>
          <table:table-cell office:value-type="float" office:value="4.89531" calcext:value-type="float">
            <text:p>4.89531</text:p>
          </table:table-cell>
          <table:table-cell office:value-type="float" office:value="3.15739" calcext:value-type="float">
            <text:p>3.15739</text:p>
          </table:table-cell>
          <table:table-cell office:value-type="float" office:value="0.596846" calcext:value-type="float">
            <text:p>0.596846</text:p>
          </table:table-cell>
          <table:table-cell office:value-type="float" office:value="0.129873" calcext:value-type="float">
            <text:p>0.129873</text:p>
          </table:table-cell>
          <table:table-cell office:value-type="float" office:value="0.153477" calcext:value-type="float">
            <text:p>0.153477</text:p>
          </table:table-cell>
          <table:table-cell office:value-type="float" office:value="0.608968" calcext:value-type="float">
            <text:p>0.608968</text:p>
          </table:table-cell>
          <table:table-cell office:value-type="float" office:value="0.708704" calcext:value-type="float">
            <text:p>0.708704</text:p>
          </table:table-cell>
          <table:table-cell office:value-type="float" office:value="1.09384" calcext:value-type="float">
            <text:p>1.0938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259" calcext:value-type="float">
            <text:p>11.259</text:p>
          </table:table-cell>
          <table:table-cell office:value-type="float" office:value="21.0298" calcext:value-type="float">
            <text:p>21.0298</text:p>
          </table:table-cell>
          <table:table-cell office:value-type="float" office:value="4.83191" calcext:value-type="float">
            <text:p>4.83191</text:p>
          </table:table-cell>
          <table:table-cell office:value-type="float" office:value="3.1875" calcext:value-type="float">
            <text:p>3.1875</text:p>
          </table:table-cell>
          <table:table-cell office:value-type="float" office:value="0.598508" calcext:value-type="float">
            <text:p>0.598508</text:p>
          </table:table-cell>
          <table:table-cell office:value-type="float" office:value="0.129506" calcext:value-type="float">
            <text:p>0.129506</text:p>
          </table:table-cell>
          <table:table-cell office:value-type="float" office:value="0.153218" calcext:value-type="float">
            <text:p>0.153218</text:p>
          </table:table-cell>
          <table:table-cell office:value-type="float" office:value="0.607086" calcext:value-type="float">
            <text:p>0.607086</text:p>
          </table:table-cell>
          <table:table-cell office:value-type="float" office:value="0.706811" calcext:value-type="float">
            <text:p>0.706811</text:p>
          </table:table-cell>
          <table:table-cell office:value-type="float" office:value="0.707421" calcext:value-type="float">
            <text:p>0.707421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1.0032" calcext:value-type="float">
            <text:p>11.0032</text:p>
          </table:table-cell>
          <table:table-cell office:value-type="float" office:value="20.9918" calcext:value-type="float">
            <text:p>20.9918</text:p>
          </table:table-cell>
          <table:table-cell office:value-type="float" office:value="4.8533" calcext:value-type="float">
            <text:p>4.8533</text:p>
          </table:table-cell>
          <table:table-cell office:value-type="float" office:value="3.22676" calcext:value-type="float">
            <text:p>3.22676</text:p>
          </table:table-cell>
          <table:table-cell office:value-type="float" office:value="0.608808" calcext:value-type="float">
            <text:p>0.608808</text:p>
          </table:table-cell>
          <table:table-cell office:value-type="float" office:value="0.129168" calcext:value-type="float">
            <text:p>0.129168</text:p>
          </table:table-cell>
          <table:table-cell office:value-type="float" office:value="0.153145" calcext:value-type="float">
            <text:p>0.153145</text:p>
          </table:table-cell>
          <table:table-cell office:value-type="float" office:value="0.605219" calcext:value-type="float">
            <text:p>0.605219</text:p>
          </table:table-cell>
          <table:table-cell office:value-type="float" office:value="0.705121" calcext:value-type="float">
            <text:p>0.705121</text:p>
          </table:table-cell>
          <table:table-cell office:value-type="float" office:value="4.16217" calcext:value-type="float">
            <text:p>4.162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7995" calcext:value-type="float">
            <text:p>10.7995</text:p>
          </table:table-cell>
          <table:table-cell office:value-type="float" office:value="20.9515" calcext:value-type="float">
            <text:p>20.9515</text:p>
          </table:table-cell>
          <table:table-cell office:value-type="float" office:value="4.78112" calcext:value-type="float">
            <text:p>4.78112</text:p>
          </table:table-cell>
          <table:table-cell office:value-type="float" office:value="3.26377" calcext:value-type="float">
            <text:p>3.26377</text:p>
          </table:table-cell>
          <table:table-cell office:value-type="float" office:value="0.617262" calcext:value-type="float">
            <text:p>0.617262</text:p>
          </table:table-cell>
          <table:table-cell office:value-type="float" office:value="0.128774" calcext:value-type="float">
            <text:p>0.128774</text:p>
          </table:table-cell>
          <table:table-cell office:value-type="float" office:value="0.153284" calcext:value-type="float">
            <text:p>0.153284</text:p>
          </table:table-cell>
          <table:table-cell office:value-type="float" office:value="0.603453" calcext:value-type="float">
            <text:p>0.603453</text:p>
          </table:table-cell>
          <table:table-cell office:value-type="float" office:value="0.703605" calcext:value-type="float">
            <text:p>0.703605</text:p>
          </table:table-cell>
          <table:table-cell office:value-type="float" office:value="0.562652" calcext:value-type="float">
            <text:p>0.562652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0.5543" calcext:value-type="float">
            <text:p>10.5543</text:p>
          </table:table-cell>
          <table:table-cell office:value-type="float" office:value="20.9481" calcext:value-type="float">
            <text:p>20.9481</text:p>
          </table:table-cell>
          <table:table-cell office:value-type="float" office:value="4.74819" calcext:value-type="float">
            <text:p>4.74819</text:p>
          </table:table-cell>
          <table:table-cell office:value-type="float" office:value="3.27241" calcext:value-type="float">
            <text:p>3.27241</text:p>
          </table:table-cell>
          <table:table-cell office:value-type="float" office:value="0.576501" calcext:value-type="float">
            <text:p>0.576501</text:p>
          </table:table-cell>
          <table:table-cell office:value-type="float" office:value="0.128385" calcext:value-type="float">
            <text:p>0.128385</text:p>
          </table:table-cell>
          <table:table-cell office:value-type="float" office:value="0.153358" calcext:value-type="float">
            <text:p>0.153358</text:p>
          </table:table-cell>
          <table:table-cell office:value-type="float" office:value="0.601758" calcext:value-type="float">
            <text:p>0.601758</text:p>
          </table:table-cell>
          <table:table-cell office:value-type="float" office:value="0.701856" calcext:value-type="float">
            <text:p>0.701856</text:p>
          </table:table-cell>
          <table:table-cell office:value-type="float" office:value="5.50626" calcext:value-type="float">
            <text:p>5.5062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2648" calcext:value-type="float">
            <text:p>10.2648</text:p>
          </table:table-cell>
          <table:table-cell office:value-type="float" office:value="20.9788" calcext:value-type="float">
            <text:p>20.9788</text:p>
          </table:table-cell>
          <table:table-cell office:value-type="float" office:value="4.8588" calcext:value-type="float">
            <text:p>4.8588</text:p>
          </table:table-cell>
          <table:table-cell office:value-type="float" office:value="3.27448" calcext:value-type="float">
            <text:p>3.27448</text:p>
          </table:table-cell>
          <table:table-cell office:value-type="float" office:value="0.545975" calcext:value-type="float">
            <text:p>0.545975</text:p>
          </table:table-cell>
          <table:table-cell office:value-type="float" office:value="0.128075" calcext:value-type="float">
            <text:p>0.128075</text:p>
          </table:table-cell>
          <table:table-cell office:value-type="float" office:value="0.153157" calcext:value-type="float">
            <text:p>0.153157</text:p>
          </table:table-cell>
          <table:table-cell office:value-type="float" office:value="0.599948" calcext:value-type="float">
            <text:p>0.599948</text:p>
          </table:table-cell>
          <table:table-cell office:value-type="float" office:value="0.699915" calcext:value-type="float">
            <text:p>0.699915</text:p>
          </table:table-cell>
          <table:table-cell office:value-type="float" office:value="3.45785" calcext:value-type="float">
            <text:p>3.45785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0.0275" calcext:value-type="float">
            <text:p>10.0275</text:p>
          </table:table-cell>
          <table:table-cell office:value-type="float" office:value="20.9595" calcext:value-type="float">
            <text:p>20.9595</text:p>
          </table:table-cell>
          <table:table-cell office:value-type="float" office:value="4.84992" calcext:value-type="float">
            <text:p>4.84992</text:p>
          </table:table-cell>
          <table:table-cell office:value-type="float" office:value="3.29446" calcext:value-type="float">
            <text:p>3.29446</text:p>
          </table:table-cell>
          <table:table-cell office:value-type="float" office:value="0.536319" calcext:value-type="float">
            <text:p>0.536319</text:p>
          </table:table-cell>
          <table:table-cell office:value-type="float" office:value="0.127753" calcext:value-type="float">
            <text:p>0.127753</text:p>
          </table:table-cell>
          <table:table-cell office:value-type="float" office:value="0.152934" calcext:value-type="float">
            <text:p>0.152934</text:p>
          </table:table-cell>
          <table:table-cell office:value-type="float" office:value="0.598165" calcext:value-type="float">
            <text:p>0.598165</text:p>
          </table:table-cell>
          <table:table-cell office:value-type="float" office:value="0.697953" calcext:value-type="float">
            <text:p>0.697953</text:p>
          </table:table-cell>
          <table:table-cell office:value-type="float" office:value="1.02107" calcext:value-type="float">
            <text:p>1.021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84225" calcext:value-type="float">
            <text:p>9.84225</text:p>
          </table:table-cell>
          <table:table-cell office:value-type="float" office:value="20.9177" calcext:value-type="float">
            <text:p>20.9177</text:p>
          </table:table-cell>
          <table:table-cell office:value-type="float" office:value="4.75361" calcext:value-type="float">
            <text:p>4.75361</text:p>
          </table:table-cell>
          <table:table-cell office:value-type="float" office:value="3.32536" calcext:value-type="float">
            <text:p>3.32536</text:p>
          </table:table-cell>
          <table:table-cell office:value-type="float" office:value="0.542772" calcext:value-type="float">
            <text:p>0.542772</text:p>
          </table:table-cell>
          <table:table-cell office:value-type="float" office:value="0.12737" calcext:value-type="float">
            <text:p>0.12737</text:p>
          </table:table-cell>
          <table:table-cell office:value-type="float" office:value="0.152765" calcext:value-type="float">
            <text:p>0.152765</text:p>
          </table:table-cell>
          <table:table-cell office:value-type="float" office:value="0.596538" calcext:value-type="float">
            <text:p>0.596538</text:p>
          </table:table-cell>
          <table:table-cell office:value-type="float" office:value="0.696032" calcext:value-type="float">
            <text:p>0.696032</text:p>
          </table:table-cell>
          <table:table-cell office:value-type="float" office:value="1.58869" calcext:value-type="float">
            <text:p>1.5886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9.61588" calcext:value-type="float">
            <text:p>9.61588</text:p>
          </table:table-cell>
          <table:table-cell office:value-type="float" office:value="20.9051" calcext:value-type="float">
            <text:p>20.9051</text:p>
          </table:table-cell>
          <table:table-cell office:value-type="float" office:value="4.68524" calcext:value-type="float">
            <text:p>4.68524</text:p>
          </table:table-cell>
          <table:table-cell office:value-type="float" office:value="3.32851" calcext:value-type="float">
            <text:p>3.32851</text:p>
          </table:table-cell>
          <table:table-cell office:value-type="float" office:value="0.500328" calcext:value-type="float">
            <text:p>0.500328</text:p>
          </table:table-cell>
          <table:table-cell office:value-type="float" office:value="0.127002" calcext:value-type="float">
            <text:p>0.127002</text:p>
          </table:table-cell>
          <table:table-cell office:value-type="float" office:value="0.152496" calcext:value-type="float">
            <text:p>0.152496</text:p>
          </table:table-cell>
          <table:table-cell office:value-type="float" office:value="0.595045" calcext:value-type="float">
            <text:p>0.595045</text:p>
          </table:table-cell>
          <table:table-cell office:value-type="float" office:value="0.693988" calcext:value-type="float">
            <text:p>0.693988</text:p>
          </table:table-cell>
          <table:table-cell office:value-type="float" office:value="2.28392" calcext:value-type="float">
            <text:p>2.2839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42805" calcext:value-type="float">
            <text:p>9.42805</text:p>
          </table:table-cell>
          <table:table-cell office:value-type="float" office:value="20.8525" calcext:value-type="float">
            <text:p>20.8525</text:p>
          </table:table-cell>
          <table:table-cell office:value-type="float" office:value="4.61076" calcext:value-type="float">
            <text:p>4.61076</text:p>
          </table:table-cell>
          <table:table-cell office:value-type="float" office:value="3.35938" calcext:value-type="float">
            <text:p>3.35938</text:p>
          </table:table-cell>
          <table:table-cell office:value-type="float" office:value="0.508038" calcext:value-type="float">
            <text:p>0.508038</text:p>
          </table:table-cell>
          <table:table-cell office:value-type="float" office:value="0.126758" calcext:value-type="float">
            <text:p>0.126758</text:p>
          </table:table-cell>
          <table:table-cell office:value-type="float" office:value="0.152272" calcext:value-type="float">
            <text:p>0.152272</text:p>
          </table:table-cell>
          <table:table-cell office:value-type="float" office:value="0.59381" calcext:value-type="float">
            <text:p>0.59381</text:p>
          </table:table-cell>
          <table:table-cell office:value-type="float" office:value="0.691972" calcext:value-type="float">
            <text:p>0.691972</text:p>
          </table:table-cell>
          <table:table-cell office:value-type="float" office:value="0.77299" calcext:value-type="float">
            <text:p>0.7729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9.21316" calcext:value-type="float">
            <text:p>9.21316</text:p>
          </table:table-cell>
          <table:table-cell office:value-type="float" office:value="20.8084" calcext:value-type="float">
            <text:p>20.8084</text:p>
          </table:table-cell>
          <table:table-cell office:value-type="float" office:value="4.59911" calcext:value-type="float">
            <text:p>4.59911</text:p>
          </table:table-cell>
          <table:table-cell office:value-type="float" office:value="3.38338" calcext:value-type="float">
            <text:p>3.38338</text:p>
          </table:table-cell>
          <table:table-cell office:value-type="float" office:value="0.508364" calcext:value-type="float">
            <text:p>0.508364</text:p>
          </table:table-cell>
          <table:table-cell office:value-type="float" office:value="0.126624" calcext:value-type="float">
            <text:p>0.126624</text:p>
          </table:table-cell>
          <table:table-cell office:value-type="float" office:value="0.152034" calcext:value-type="float">
            <text:p>0.152034</text:p>
          </table:table-cell>
          <table:table-cell office:value-type="float" office:value="0.592648" calcext:value-type="float">
            <text:p>0.592648</text:p>
          </table:table-cell>
          <table:table-cell office:value-type="float" office:value="0.689966" calcext:value-type="float">
            <text:p>0.689966</text:p>
          </table:table-cell>
          <table:table-cell office:value-type="float" office:value="1.42281" calcext:value-type="float">
            <text:p>1.4228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90525" calcext:value-type="float">
            <text:p>8.90525</text:p>
          </table:table-cell>
          <table:table-cell office:value-type="float" office:value="20.7817" calcext:value-type="float">
            <text:p>20.7817</text:p>
          </table:table-cell>
          <table:table-cell office:value-type="float" office:value="4.74974" calcext:value-type="float">
            <text:p>4.74974</text:p>
          </table:table-cell>
          <table:table-cell office:value-type="float" office:value="3.3883" calcext:value-type="float">
            <text:p>3.3883</text:p>
          </table:table-cell>
          <table:table-cell office:value-type="float" office:value="0.483895" calcext:value-type="float">
            <text:p>0.483895</text:p>
          </table:table-cell>
          <table:table-cell office:value-type="float" office:value="0.126279" calcext:value-type="float">
            <text:p>0.126279</text:p>
          </table:table-cell>
          <table:table-cell office:value-type="float" office:value="0.151705" calcext:value-type="float">
            <text:p>0.151705</text:p>
          </table:table-cell>
          <table:table-cell office:value-type="float" office:value="0.591078" calcext:value-type="float">
            <text:p>0.591078</text:p>
          </table:table-cell>
          <table:table-cell office:value-type="float" office:value="0.687951" calcext:value-type="float">
            <text:p>0.687951</text:p>
          </table:table-cell>
          <table:table-cell office:value-type="float" office:value="2.7078" calcext:value-type="float">
            <text:p>2.7078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8.69593" calcext:value-type="float">
            <text:p>8.69593</text:p>
          </table:table-cell>
          <table:table-cell office:value-type="float" office:value="20.7011" calcext:value-type="float">
            <text:p>20.7011</text:p>
          </table:table-cell>
          <table:table-cell office:value-type="float" office:value="4.72208" calcext:value-type="float">
            <text:p>4.72208</text:p>
          </table:table-cell>
          <table:table-cell office:value-type="float" office:value="3.42373" calcext:value-type="float">
            <text:p>3.42373</text:p>
          </table:table-cell>
          <table:table-cell office:value-type="float" office:value="0.498289" calcext:value-type="float">
            <text:p>0.498289</text:p>
          </table:table-cell>
          <table:table-cell office:value-type="float" office:value="0.126002" calcext:value-type="float">
            <text:p>0.126002</text:p>
          </table:table-cell>
          <table:table-cell office:value-type="float" office:value="0.151453" calcext:value-type="float">
            <text:p>0.151453</text:p>
          </table:table-cell>
          <table:table-cell office:value-type="float" office:value="0.589619" calcext:value-type="float">
            <text:p>0.589619</text:p>
          </table:table-cell>
          <table:table-cell office:value-type="float" office:value="0.685973" calcext:value-type="float">
            <text:p>0.685973</text:p>
          </table:table-cell>
          <table:table-cell office:value-type="float" office:value="4.33016" calcext:value-type="float">
            <text:p>4.330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40858" calcext:value-type="float">
            <text:p>8.40858</text:p>
          </table:table-cell>
          <table:table-cell office:value-type="float" office:value="20.6205" calcext:value-type="float">
            <text:p>20.6205</text:p>
          </table:table-cell>
          <table:table-cell office:value-type="float" office:value="4.83234" calcext:value-type="float">
            <text:p>4.83234</text:p>
          </table:table-cell>
          <table:table-cell office:value-type="float" office:value="3.44603" calcext:value-type="float">
            <text:p>3.44603</text:p>
          </table:table-cell>
          <table:table-cell office:value-type="float" office:value="0.493358" calcext:value-type="float">
            <text:p>0.493358</text:p>
          </table:table-cell>
          <table:table-cell office:value-type="float" office:value="0.125641" calcext:value-type="float">
            <text:p>0.125641</text:p>
          </table:table-cell>
          <table:table-cell office:value-type="float" office:value="0.151268" calcext:value-type="float">
            <text:p>0.151268</text:p>
          </table:table-cell>
          <table:table-cell office:value-type="float" office:value="0.587997" calcext:value-type="float">
            <text:p>0.587997</text:p>
          </table:table-cell>
          <table:table-cell office:value-type="float" office:value="0.684031" calcext:value-type="float">
            <text:p>0.684031</text:p>
          </table:table-cell>
          <table:table-cell office:value-type="float" office:value="2.94718" calcext:value-type="float">
            <text:p>2.94718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8.18053" calcext:value-type="float">
            <text:p>8.18053</text:p>
          </table:table-cell>
          <table:table-cell office:value-type="float" office:value="20.5405" calcext:value-type="float">
            <text:p>20.5405</text:p>
          </table:table-cell>
          <table:table-cell office:value-type="float" office:value="4.83939" calcext:value-type="float">
            <text:p>4.83939</text:p>
          </table:table-cell>
          <table:table-cell office:value-type="float" office:value="3.47431" calcext:value-type="float">
            <text:p>3.47431</text:p>
          </table:table-cell>
          <table:table-cell office:value-type="float" office:value="0.499498" calcext:value-type="float">
            <text:p>0.499498</text:p>
          </table:table-cell>
          <table:table-cell office:value-type="float" office:value="0.12529" calcext:value-type="float">
            <text:p>0.12529</text:p>
          </table:table-cell>
          <table:table-cell office:value-type="float" office:value="0.151131" calcext:value-type="float">
            <text:p>0.151131</text:p>
          </table:table-cell>
          <table:table-cell office:value-type="float" office:value="0.586401" calcext:value-type="float">
            <text:p>0.586401</text:p>
          </table:table-cell>
          <table:table-cell office:value-type="float" office:value="0.682129" calcext:value-type="float">
            <text:p>0.682129</text:p>
          </table:table-cell>
          <table:table-cell office:value-type="float" office:value="0.0729615" calcext:value-type="float">
            <text:p>0.072961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93417" calcext:value-type="float">
            <text:p>7.93417</text:p>
          </table:table-cell>
          <table:table-cell office:value-type="float" office:value="20.4613" calcext:value-type="float">
            <text:p>20.4613</text:p>
          </table:table-cell>
          <table:table-cell office:value-type="float" office:value="4.87199" calcext:value-type="float">
            <text:p>4.87199</text:p>
          </table:table-cell>
          <table:table-cell office:value-type="float" office:value="3.49583" calcext:value-type="float">
            <text:p>3.49583</text:p>
          </table:table-cell>
          <table:table-cell office:value-type="float" office:value="0.495262" calcext:value-type="float">
            <text:p>0.495262</text:p>
          </table:table-cell>
          <table:table-cell office:value-type="float" office:value="0.124934" calcext:value-type="float">
            <text:p>0.124934</text:p>
          </table:table-cell>
          <table:table-cell office:value-type="float" office:value="0.151014" calcext:value-type="float">
            <text:p>0.151014</text:p>
          </table:table-cell>
          <table:table-cell office:value-type="float" office:value="0.584788" calcext:value-type="float">
            <text:p>0.584788</text:p>
          </table:table-cell>
          <table:table-cell office:value-type="float" office:value="0.680246" calcext:value-type="float">
            <text:p>0.680246</text:p>
          </table:table-cell>
          <table:table-cell office:value-type="float" office:value="0.147954" calcext:value-type="float">
            <text:p>0.147954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7.71791" calcext:value-type="float">
            <text:p>7.71791</text:p>
          </table:table-cell>
          <table:table-cell office:value-type="float" office:value="20.3756" calcext:value-type="float">
            <text:p>20.3756</text:p>
          </table:table-cell>
          <table:table-cell office:value-type="float" office:value="4.88591" calcext:value-type="float">
            <text:p>4.88591</text:p>
          </table:table-cell>
          <table:table-cell office:value-type="float" office:value="3.5273" calcext:value-type="float">
            <text:p>3.5273</text:p>
          </table:table-cell>
          <table:table-cell office:value-type="float" office:value="0.511085" calcext:value-type="float">
            <text:p>0.511085</text:p>
          </table:table-cell>
          <table:table-cell office:value-type="float" office:value="0.124595" calcext:value-type="float">
            <text:p>0.124595</text:p>
          </table:table-cell>
          <table:table-cell office:value-type="float" office:value="0.150923" calcext:value-type="float">
            <text:p>0.150923</text:p>
          </table:table-cell>
          <table:table-cell office:value-type="float" office:value="0.583202" calcext:value-type="float">
            <text:p>0.583202</text:p>
          </table:table-cell>
          <table:table-cell office:value-type="float" office:value="0.678432" calcext:value-type="float">
            <text:p>0.678432</text:p>
          </table:table-cell>
          <table:table-cell office:value-type="float" office:value="3.42053" calcext:value-type="float">
            <text:p>3.4205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39508" calcext:value-type="float">
            <text:p>7.39508</text:p>
          </table:table-cell>
          <table:table-cell office:value-type="float" office:value="20.3194" calcext:value-type="float">
            <text:p>20.3194</text:p>
          </table:table-cell>
          <table:table-cell office:value-type="float" office:value="5.04589" calcext:value-type="float">
            <text:p>5.04589</text:p>
          </table:table-cell>
          <table:table-cell office:value-type="float" office:value="3.52358" calcext:value-type="float">
            <text:p>3.52358</text:p>
          </table:table-cell>
          <table:table-cell office:value-type="float" office:value="0.477389" calcext:value-type="float">
            <text:p>0.477389</text:p>
          </table:table-cell>
          <table:table-cell office:value-type="float" office:value="0.124336" calcext:value-type="float">
            <text:p>0.124336</text:p>
          </table:table-cell>
          <table:table-cell office:value-type="float" office:value="0.1507" calcext:value-type="float">
            <text:p>0.1507</text:p>
          </table:table-cell>
          <table:table-cell office:value-type="float" office:value="0.581571" calcext:value-type="float">
            <text:p>0.581571</text:p>
          </table:table-cell>
          <table:table-cell office:value-type="float" office:value="0.676562" calcext:value-type="float">
            <text:p>0.676562</text:p>
          </table:table-cell>
          <table:table-cell office:value-type="float" office:value="3.34167" calcext:value-type="float">
            <text:p>3.34167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7.16079" calcext:value-type="float">
            <text:p>7.16079</text:p>
          </table:table-cell>
          <table:table-cell office:value-type="float" office:value="20.2241" calcext:value-type="float">
            <text:p>20.2241</text:p>
          </table:table-cell>
          <table:table-cell office:value-type="float" office:value="5.03512" calcext:value-type="float">
            <text:p>5.03512</text:p>
          </table:table-cell>
          <table:table-cell office:value-type="float" office:value="3.5445" calcext:value-type="float">
            <text:p>3.5445</text:p>
          </table:table-cell>
          <table:table-cell office:value-type="float" office:value="0.470886" calcext:value-type="float">
            <text:p>0.470886</text:p>
          </table:table-cell>
          <table:table-cell office:value-type="float" office:value="0.124093" calcext:value-type="float">
            <text:p>0.124093</text:p>
          </table:table-cell>
          <table:table-cell office:value-type="float" office:value="0.150495" calcext:value-type="float">
            <text:p>0.150495</text:p>
          </table:table-cell>
          <table:table-cell office:value-type="float" office:value="0.579946" calcext:value-type="float">
            <text:p>0.579946</text:p>
          </table:table-cell>
          <table:table-cell office:value-type="float" office:value="0.674701" calcext:value-type="float">
            <text:p>0.674701</text:p>
          </table:table-cell>
          <table:table-cell office:value-type="float" office:value="0.242773" calcext:value-type="float">
            <text:p>0.24277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89285" calcext:value-type="float">
            <text:p>6.89285</text:p>
          </table:table-cell>
          <table:table-cell office:value-type="float" office:value="20.1409" calcext:value-type="float">
            <text:p>20.1409</text:p>
          </table:table-cell>
          <table:table-cell office:value-type="float" office:value="5.09436" calcext:value-type="float">
            <text:p>5.09436</text:p>
          </table:table-cell>
          <table:table-cell office:value-type="float" office:value="3.55526" calcext:value-type="float">
            <text:p>3.55526</text:p>
          </table:table-cell>
          <table:table-cell office:value-type="float" office:value="0.456453" calcext:value-type="float">
            <text:p>0.456453</text:p>
          </table:table-cell>
          <table:table-cell office:value-type="float" office:value="0.124011" calcext:value-type="float">
            <text:p>0.124011</text:p>
          </table:table-cell>
          <table:table-cell office:value-type="float" office:value="0.150244" calcext:value-type="float">
            <text:p>0.150244</text:p>
          </table:table-cell>
          <table:table-cell office:value-type="float" office:value="0.57839" calcext:value-type="float">
            <text:p>0.57839</text:p>
          </table:table-cell>
          <table:table-cell office:value-type="float" office:value="0.672836" calcext:value-type="float">
            <text:p>0.672836</text:p>
          </table:table-cell>
          <table:table-cell office:value-type="float" office:value="0.521833" calcext:value-type="float">
            <text:p>0.521833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6.66681" calcext:value-type="float">
            <text:p>6.66681</text:p>
          </table:table-cell>
          <table:table-cell office:value-type="float" office:value="20.0501" calcext:value-type="float">
            <text:p>20.0501</text:p>
          </table:table-cell>
          <table:table-cell office:value-type="float" office:value="5.06234" calcext:value-type="float">
            <text:p>5.06234</text:p>
          </table:table-cell>
          <table:table-cell office:value-type="float" office:value="3.57121" calcext:value-type="float">
            <text:p>3.57121</text:p>
          </table:table-cell>
          <table:table-cell office:value-type="float" office:value="0.445253" calcext:value-type="float">
            <text:p>0.445253</text:p>
          </table:table-cell>
          <table:table-cell office:value-type="float" office:value="0.123928" calcext:value-type="float">
            <text:p>0.123928</text:p>
          </table:table-cell>
          <table:table-cell office:value-type="float" office:value="0.14996" calcext:value-type="float">
            <text:p>0.14996</text:p>
          </table:table-cell>
          <table:table-cell office:value-type="float" office:value="0.576823" calcext:value-type="float">
            <text:p>0.576823</text:p>
          </table:table-cell>
          <table:table-cell office:value-type="float" office:value="0.67097" calcext:value-type="float">
            <text:p>0.67097</text:p>
          </table:table-cell>
          <table:table-cell office:value-type="float" office:value="0.563531" calcext:value-type="float">
            <text:p>0.5635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4194" calcext:value-type="float">
            <text:p>6.4194</text:p>
          </table:table-cell>
          <table:table-cell office:value-type="float" office:value="19.9578" calcext:value-type="float">
            <text:p>19.9578</text:p>
          </table:table-cell>
          <table:table-cell office:value-type="float" office:value="5.08847" calcext:value-type="float">
            <text:p>5.08847</text:p>
          </table:table-cell>
          <table:table-cell office:value-type="float" office:value="3.58473" calcext:value-type="float">
            <text:p>3.58473</text:p>
          </table:table-cell>
          <table:table-cell office:value-type="float" office:value="0.435703" calcext:value-type="float">
            <text:p>0.435703</text:p>
          </table:table-cell>
          <table:table-cell office:value-type="float" office:value="0.123969" calcext:value-type="float">
            <text:p>0.123969</text:p>
          </table:table-cell>
          <table:table-cell office:value-type="float" office:value="0.149639" calcext:value-type="float">
            <text:p>0.149639</text:p>
          </table:table-cell>
          <table:table-cell office:value-type="float" office:value="0.575308" calcext:value-type="float">
            <text:p>0.575308</text:p>
          </table:table-cell>
          <table:table-cell office:value-type="float" office:value="0.669114" calcext:value-type="float">
            <text:p>0.669114</text:p>
          </table:table-cell>
          <table:table-cell office:value-type="float" office:value="0.242333" calcext:value-type="float">
            <text:p>0.242333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6.20281" calcext:value-type="float">
            <text:p>6.20281</text:p>
          </table:table-cell>
          <table:table-cell office:value-type="float" office:value="19.8647" calcext:value-type="float">
            <text:p>19.8647</text:p>
          </table:table-cell>
          <table:table-cell office:value-type="float" office:value="5.06013" calcext:value-type="float">
            <text:p>5.06013</text:p>
          </table:table-cell>
          <table:table-cell office:value-type="float" office:value="3.60225" calcext:value-type="float">
            <text:p>3.60225</text:p>
          </table:table-cell>
          <table:table-cell office:value-type="float" office:value="0.431654" calcext:value-type="float">
            <text:p>0.431654</text:p>
          </table:table-cell>
          <table:table-cell office:value-type="float" office:value="0.123978" calcext:value-type="float">
            <text:p>0.123978</text:p>
          </table:table-cell>
          <table:table-cell office:value-type="float" office:value="0.14928" calcext:value-type="float">
            <text:p>0.14928</text:p>
          </table:table-cell>
          <table:table-cell office:value-type="float" office:value="0.573779" calcext:value-type="float">
            <text:p>0.573779</text:p>
          </table:table-cell>
          <table:table-cell office:value-type="float" office:value="0.667274" calcext:value-type="float">
            <text:p>0.667274</text:p>
          </table:table-cell>
          <table:table-cell office:value-type="float" office:value="2.94203" calcext:value-type="float">
            <text:p>2.942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93808" calcext:value-type="float">
            <text:p>5.93808</text:p>
          </table:table-cell>
          <table:table-cell office:value-type="float" office:value="19.7705" calcext:value-type="float">
            <text:p>19.7705</text:p>
          </table:table-cell>
          <table:table-cell office:value-type="float" office:value="5.11828" calcext:value-type="float">
            <text:p>5.11828</text:p>
          </table:table-cell>
          <table:table-cell office:value-type="float" office:value="3.60931" calcext:value-type="float">
            <text:p>3.60931</text:p>
          </table:table-cell>
          <table:table-cell office:value-type="float" office:value="0.415512" calcext:value-type="float">
            <text:p>0.415512</text:p>
          </table:table-cell>
          <table:table-cell office:value-type="float" office:value="0.124277" calcext:value-type="float">
            <text:p>0.124277</text:p>
          </table:table-cell>
          <table:table-cell office:value-type="float" office:value="0.148891" calcext:value-type="float">
            <text:p>0.148891</text:p>
          </table:table-cell>
          <table:table-cell office:value-type="float" office:value="0.572375" calcext:value-type="float">
            <text:p>0.572375</text:p>
          </table:table-cell>
          <table:table-cell office:value-type="float" office:value="0.66546" calcext:value-type="float">
            <text:p>0.66546</text:p>
          </table:table-cell>
          <table:table-cell office:value-type="float" office:value="0.612374" calcext:value-type="float">
            <text:p>0.612374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5.70102" calcext:value-type="float">
            <text:p>5.70102</text:p>
          </table:table-cell>
          <table:table-cell office:value-type="float" office:value="19.6268" calcext:value-type="float">
            <text:p>19.6268</text:p>
          </table:table-cell>
          <table:table-cell office:value-type="float" office:value="5.18759" calcext:value-type="float">
            <text:p>5.18759</text:p>
          </table:table-cell>
          <table:table-cell office:value-type="float" office:value="3.6437" calcext:value-type="float">
            <text:p>3.6437</text:p>
          </table:table-cell>
          <table:table-cell office:value-type="float" office:value="0.439264" calcext:value-type="float">
            <text:p>0.439264</text:p>
          </table:table-cell>
          <table:table-cell office:value-type="float" office:value="0.124722" calcext:value-type="float">
            <text:p>0.124722</text:p>
          </table:table-cell>
          <table:table-cell office:value-type="float" office:value="0.148542" calcext:value-type="float">
            <text:p>0.148542</text:p>
          </table:table-cell>
          <table:table-cell office:value-type="float" office:value="0.571027" calcext:value-type="float">
            <text:p>0.571027</text:p>
          </table:table-cell>
          <table:table-cell office:value-type="float" office:value="0.663657" calcext:value-type="float">
            <text:p>0.663657</text:p>
          </table:table-cell>
          <table:table-cell office:value-type="float" office:value="1.76211" calcext:value-type="float">
            <text:p>1.7621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53691" calcext:value-type="float">
            <text:p>5.53691</text:p>
          </table:table-cell>
          <table:table-cell office:value-type="float" office:value="19.5017" calcext:value-type="float">
            <text:p>19.5017</text:p>
          </table:table-cell>
          <table:table-cell office:value-type="float" office:value="5.08312" calcext:value-type="float">
            <text:p>5.08312</text:p>
          </table:table-cell>
          <table:table-cell office:value-type="float" office:value="3.67741" calcext:value-type="float">
            <text:p>3.67741</text:p>
          </table:table-cell>
          <table:table-cell office:value-type="float" office:value="0.453428" calcext:value-type="float">
            <text:p>0.453428</text:p>
          </table:table-cell>
          <table:table-cell office:value-type="float" office:value="0.124796" calcext:value-type="float">
            <text:p>0.124796</text:p>
          </table:table-cell>
          <table:table-cell office:value-type="float" office:value="0.148197" calcext:value-type="float">
            <text:p>0.148197</text:p>
          </table:table-cell>
          <table:table-cell office:value-type="float" office:value="0.569512" calcext:value-type="float">
            <text:p>0.569512</text:p>
          </table:table-cell>
          <table:table-cell office:value-type="float" office:value="0.661873" calcext:value-type="float">
            <text:p>0.661873</text:p>
          </table:table-cell>
          <table:table-cell office:value-type="float" office:value="1.72471" calcext:value-type="float">
            <text:p>1.72471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5.33456" calcext:value-type="float">
            <text:p>5.33456</text:p>
          </table:table-cell>
          <table:table-cell office:value-type="float" office:value="19.3532" calcext:value-type="float">
            <text:p>19.3532</text:p>
          </table:table-cell>
          <table:table-cell office:value-type="float" office:value="5.07628" calcext:value-type="float">
            <text:p>5.07628</text:p>
          </table:table-cell>
          <table:table-cell office:value-type="float" office:value="3.7099" calcext:value-type="float">
            <text:p>3.7099</text:p>
          </table:table-cell>
          <table:table-cell office:value-type="float" office:value="0.466" calcext:value-type="float">
            <text:p>0.466</text:p>
          </table:table-cell>
          <table:table-cell office:value-type="float" office:value="0.124808" calcext:value-type="float">
            <text:p>0.124808</text:p>
          </table:table-cell>
          <table:table-cell office:value-type="float" office:value="0.147901" calcext:value-type="float">
            <text:p>0.147901</text:p>
          </table:table-cell>
          <table:table-cell office:value-type="float" office:value="0.567984" calcext:value-type="float">
            <text:p>0.567984</text:p>
          </table:table-cell>
          <table:table-cell office:value-type="float" office:value="0.660134" calcext:value-type="float">
            <text:p>0.660134</text:p>
          </table:table-cell>
          <table:table-cell office:value-type="float" office:value="1.78716" calcext:value-type="float">
            <text:p>1.787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12593" calcext:value-type="float">
            <text:p>5.12593</text:p>
          </table:table-cell>
          <table:table-cell office:value-type="float" office:value="19.2507" calcext:value-type="float">
            <text:p>19.2507</text:p>
          </table:table-cell>
          <table:table-cell office:value-type="float" office:value="5.05056" calcext:value-type="float">
            <text:p>5.05056</text:p>
          </table:table-cell>
          <table:table-cell office:value-type="float" office:value="3.72216" calcext:value-type="float">
            <text:p>3.72216</text:p>
          </table:table-cell>
          <table:table-cell office:value-type="float" office:value="0.454986" calcext:value-type="float">
            <text:p>0.454986</text:p>
          </table:table-cell>
          <table:table-cell office:value-type="float" office:value="0.124807" calcext:value-type="float">
            <text:p>0.124807</text:p>
          </table:table-cell>
          <table:table-cell office:value-type="float" office:value="0.147541" calcext:value-type="float">
            <text:p>0.147541</text:p>
          </table:table-cell>
          <table:table-cell office:value-type="float" office:value="0.566467" calcext:value-type="float">
            <text:p>0.566467</text:p>
          </table:table-cell>
          <table:table-cell office:value-type="float" office:value="0.658378" calcext:value-type="float">
            <text:p>0.658378</text:p>
          </table:table-cell>
          <table:table-cell office:value-type="float" office:value="1.98585" calcext:value-type="float">
            <text:p>1.98585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4.94152" calcext:value-type="float">
            <text:p>4.94152</text:p>
          </table:table-cell>
          <table:table-cell office:value-type="float" office:value="19.1382" calcext:value-type="float">
            <text:p>19.1382</text:p>
          </table:table-cell>
          <table:table-cell office:value-type="float" office:value="4.9519" calcext:value-type="float">
            <text:p>4.9519</text:p>
          </table:table-cell>
          <table:table-cell office:value-type="float" office:value="3.73597" calcext:value-type="float">
            <text:p>3.73597</text:p>
          </table:table-cell>
          <table:table-cell office:value-type="float" office:value="0.438269" calcext:value-type="float">
            <text:p>0.438269</text:p>
          </table:table-cell>
          <table:table-cell office:value-type="float" office:value="0.124691" calcext:value-type="float">
            <text:p>0.124691</text:p>
          </table:table-cell>
          <table:table-cell office:value-type="float" office:value="0.147154" calcext:value-type="float">
            <text:p>0.147154</text:p>
          </table:table-cell>
          <table:table-cell office:value-type="float" office:value="0.564967" calcext:value-type="float">
            <text:p>0.564967</text:p>
          </table:table-cell>
          <table:table-cell office:value-type="float" office:value="0.656628" calcext:value-type="float">
            <text:p>0.656628</text:p>
          </table:table-cell>
          <table:table-cell office:value-type="float" office:value="4.70068" calcext:value-type="float">
            <text:p>4.7006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78603" calcext:value-type="float">
            <text:p>4.78603</text:p>
          </table:table-cell>
          <table:table-cell office:value-type="float" office:value="18.9878" calcext:value-type="float">
            <text:p>18.9878</text:p>
          </table:table-cell>
          <table:table-cell office:value-type="float" office:value="4.88096" calcext:value-type="float">
            <text:p>4.88096</text:p>
          </table:table-cell>
          <table:table-cell office:value-type="float" office:value="3.77219" calcext:value-type="float">
            <text:p>3.77219</text:p>
          </table:table-cell>
          <table:table-cell office:value-type="float" office:value="0.454886" calcext:value-type="float">
            <text:p>0.454886</text:p>
          </table:table-cell>
          <table:table-cell office:value-type="float" office:value="0.124414" calcext:value-type="float">
            <text:p>0.124414</text:p>
          </table:table-cell>
          <table:table-cell office:value-type="float" office:value="0.146778" calcext:value-type="float">
            <text:p>0.146778</text:p>
          </table:table-cell>
          <table:table-cell office:value-type="float" office:value="0.563579" calcext:value-type="float">
            <text:p>0.563579</text:p>
          </table:table-cell>
          <table:table-cell office:value-type="float" office:value="0.654889" calcext:value-type="float">
            <text:p>0.654889</text:p>
          </table:table-cell>
          <table:table-cell office:value-type="float" office:value="0.723405" calcext:value-type="float">
            <text:p>0.723405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4.57404" calcext:value-type="float">
            <text:p>4.57404</text:p>
          </table:table-cell>
          <table:table-cell office:value-type="float" office:value="18.8378" calcext:value-type="float">
            <text:p>18.8378</text:p>
          </table:table-cell>
          <table:table-cell office:value-type="float" office:value="4.94136" calcext:value-type="float">
            <text:p>4.94136</text:p>
          </table:table-cell>
          <table:table-cell office:value-type="float" office:value="3.79591" calcext:value-type="float">
            <text:p>3.79591</text:p>
          </table:table-cell>
          <table:table-cell office:value-type="float" office:value="0.461026" calcext:value-type="float">
            <text:p>0.461026</text:p>
          </table:table-cell>
          <table:table-cell office:value-type="float" office:value="0.12416" calcext:value-type="float">
            <text:p>0.12416</text:p>
          </table:table-cell>
          <table:table-cell office:value-type="float" office:value="0.146408" calcext:value-type="float">
            <text:p>0.146408</text:p>
          </table:table-cell>
          <table:table-cell office:value-type="float" office:value="0.562164" calcext:value-type="float">
            <text:p>0.562164</text:p>
          </table:table-cell>
          <table:table-cell office:value-type="float" office:value="0.653171" calcext:value-type="float">
            <text:p>0.653171</text:p>
          </table:table-cell>
          <table:table-cell office:value-type="float" office:value="1.53696" calcext:value-type="float">
            <text:p>1.5369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40066" calcext:value-type="float">
            <text:p>4.40066</text:p>
          </table:table-cell>
          <table:table-cell office:value-type="float" office:value="18.7064" calcext:value-type="float">
            <text:p>18.7064</text:p>
          </table:table-cell>
          <table:table-cell office:value-type="float" office:value="4.89474" calcext:value-type="float">
            <text:p>4.89474</text:p>
          </table:table-cell>
          <table:table-cell office:value-type="float" office:value="3.8176" calcext:value-type="float">
            <text:p>3.8176</text:p>
          </table:table-cell>
          <table:table-cell office:value-type="float" office:value="0.460613" calcext:value-type="float">
            <text:p>0.460613</text:p>
          </table:table-cell>
          <table:table-cell office:value-type="float" office:value="0.123856" calcext:value-type="float">
            <text:p>0.123856</text:p>
          </table:table-cell>
          <table:table-cell office:value-type="float" office:value="0.146027" calcext:value-type="float">
            <text:p>0.146027</text:p>
          </table:table-cell>
          <table:table-cell office:value-type="float" office:value="0.560828" calcext:value-type="float">
            <text:p>0.560828</text:p>
          </table:table-cell>
          <table:table-cell office:value-type="float" office:value="0.65146" calcext:value-type="float">
            <text:p>0.65146</text:p>
          </table:table-cell>
          <table:table-cell office:value-type="float" office:value="1.10889" calcext:value-type="float">
            <text:p>1.1088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4.22573" calcext:value-type="float">
            <text:p>4.22573</text:p>
          </table:table-cell>
          <table:table-cell office:value-type="float" office:value="18.5634" calcext:value-type="float">
            <text:p>18.5634</text:p>
          </table:table-cell>
          <table:table-cell office:value-type="float" office:value="4.82402" calcext:value-type="float">
            <text:p>4.82402</text:p>
          </table:table-cell>
          <table:table-cell office:value-type="float" office:value="3.83597" calcext:value-type="float">
            <text:p>3.83597</text:p>
          </table:table-cell>
          <table:table-cell office:value-type="float" office:value="0.449234" calcext:value-type="float">
            <text:p>0.449234</text:p>
          </table:table-cell>
          <table:table-cell office:value-type="float" office:value="0.123534" calcext:value-type="float">
            <text:p>0.123534</text:p>
          </table:table-cell>
          <table:table-cell office:value-type="float" office:value="0.145647" calcext:value-type="float">
            <text:p>0.145647</text:p>
          </table:table-cell>
          <table:table-cell office:value-type="float" office:value="0.559612" calcext:value-type="float">
            <text:p>0.559612</text:p>
          </table:table-cell>
          <table:table-cell office:value-type="float" office:value="0.649766" calcext:value-type="float">
            <text:p>0.649766</text:p>
          </table:table-cell>
          <table:table-cell office:value-type="float" office:value="1.24385" calcext:value-type="float">
            <text:p>1.243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10748" calcext:value-type="float">
            <text:p>4.10748</text:p>
          </table:table-cell>
          <table:table-cell office:value-type="float" office:value="18.4103" calcext:value-type="float">
            <text:p>18.4103</text:p>
          </table:table-cell>
          <table:table-cell office:value-type="float" office:value="4.72341" calcext:value-type="float">
            <text:p>4.72341</text:p>
          </table:table-cell>
          <table:table-cell office:value-type="float" office:value="3.87509" calcext:value-type="float">
            <text:p>3.87509</text:p>
          </table:table-cell>
          <table:table-cell office:value-type="float" office:value="0.469472" calcext:value-type="float">
            <text:p>0.469472</text:p>
          </table:table-cell>
          <table:table-cell office:value-type="float" office:value="0.123313" calcext:value-type="float">
            <text:p>0.123313</text:p>
          </table:table-cell>
          <table:table-cell office:value-type="float" office:value="0.145269" calcext:value-type="float">
            <text:p>0.145269</text:p>
          </table:table-cell>
          <table:table-cell office:value-type="float" office:value="0.558809" calcext:value-type="float">
            <text:p>0.558809</text:p>
          </table:table-cell>
          <table:table-cell office:value-type="float" office:value="0.648084" calcext:value-type="float">
            <text:p>0.648084</text:p>
          </table:table-cell>
          <table:table-cell office:value-type="float" office:value="1.75263" calcext:value-type="float">
            <text:p>1.75263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3.91469" calcext:value-type="float">
            <text:p>3.91469</text:p>
          </table:table-cell>
          <table:table-cell office:value-type="float" office:value="18.2381" calcext:value-type="float">
            <text:p>18.2381</text:p>
          </table:table-cell>
          <table:table-cell office:value-type="float" office:value="4.87205" calcext:value-type="float">
            <text:p>4.87205</text:p>
          </table:table-cell>
          <table:table-cell office:value-type="float" office:value="3.90782" calcext:value-type="float">
            <text:p>3.90782</text:p>
          </table:table-cell>
          <table:table-cell office:value-type="float" office:value="0.495373" calcext:value-type="float">
            <text:p>0.495373</text:p>
          </table:table-cell>
          <table:table-cell office:value-type="float" office:value="0.123093" calcext:value-type="float">
            <text:p>0.123093</text:p>
          </table:table-cell>
          <table:table-cell office:value-type="float" office:value="0.144895" calcext:value-type="float">
            <text:p>0.144895</text:p>
          </table:table-cell>
          <table:table-cell office:value-type="float" office:value="0.557834" calcext:value-type="float">
            <text:p>0.557834</text:p>
          </table:table-cell>
          <table:table-cell office:value-type="float" office:value="0.646462" calcext:value-type="float">
            <text:p>0.646462</text:p>
          </table:table-cell>
          <table:table-cell office:value-type="float" office:value="7.35715" calcext:value-type="float">
            <text:p>7.3571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64962" calcext:value-type="float">
            <text:p>3.64962</text:p>
          </table:table-cell>
          <table:table-cell office:value-type="float" office:value="18.095" calcext:value-type="float">
            <text:p>18.095</text:p>
          </table:table-cell>
          <table:table-cell office:value-type="float" office:value="4.98193" calcext:value-type="float">
            <text:p>4.98193</text:p>
          </table:table-cell>
          <table:table-cell office:value-type="float" office:value="3.89763" calcext:value-type="float">
            <text:p>3.89763</text:p>
          </table:table-cell>
          <table:table-cell office:value-type="float" office:value="0.454758" calcext:value-type="float">
            <text:p>0.454758</text:p>
          </table:table-cell>
          <table:table-cell office:value-type="float" office:value="0.122778" calcext:value-type="float">
            <text:p>0.122778</text:p>
          </table:table-cell>
          <table:table-cell office:value-type="float" office:value="0.144527" calcext:value-type="float">
            <text:p>0.144527</text:p>
          </table:table-cell>
          <table:table-cell office:value-type="float" office:value="0.556504" calcext:value-type="float">
            <text:p>0.556504</text:p>
          </table:table-cell>
          <table:table-cell office:value-type="float" office:value="0.644828" calcext:value-type="float">
            <text:p>0.644828</text:p>
          </table:table-cell>
          <table:table-cell office:value-type="float" office:value="2.7065" calcext:value-type="float">
            <text:p>2.7065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3.49351" calcext:value-type="float">
            <text:p>3.49351</text:p>
          </table:table-cell>
          <table:table-cell office:value-type="float" office:value="17.9448" calcext:value-type="float">
            <text:p>17.9448</text:p>
          </table:table-cell>
          <table:table-cell office:value-type="float" office:value="4.87244" calcext:value-type="float">
            <text:p>4.87244</text:p>
          </table:table-cell>
          <table:table-cell office:value-type="float" office:value="3.91425" calcext:value-type="float">
            <text:p>3.91425</text:p>
          </table:table-cell>
          <table:table-cell office:value-type="float" office:value="0.439973" calcext:value-type="float">
            <text:p>0.439973</text:p>
          </table:table-cell>
          <table:table-cell office:value-type="float" office:value="0.122477" calcext:value-type="float">
            <text:p>0.122477</text:p>
          </table:table-cell>
          <table:table-cell office:value-type="float" office:value="0.144176" calcext:value-type="float">
            <text:p>0.144176</text:p>
          </table:table-cell>
          <table:table-cell office:value-type="float" office:value="0.555324" calcext:value-type="float">
            <text:p>0.555324</text:p>
          </table:table-cell>
          <table:table-cell office:value-type="float" office:value="0.643181" calcext:value-type="float">
            <text:p>0.643181</text:p>
          </table:table-cell>
          <table:table-cell office:value-type="float" office:value="3.42894" calcext:value-type="float">
            <text:p>3.428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2605" calcext:value-type="float">
            <text:p>3.2605</text:p>
          </table:table-cell>
          <table:table-cell office:value-type="float" office:value="17.7767" calcext:value-type="float">
            <text:p>17.7767</text:p>
          </table:table-cell>
          <table:table-cell office:value-type="float" office:value="4.95478" calcext:value-type="float">
            <text:p>4.95478</text:p>
          </table:table-cell>
          <table:table-cell office:value-type="float" office:value="3.91678" calcext:value-type="float">
            <text:p>3.91678</text:p>
          </table:table-cell>
          <table:table-cell office:value-type="float" office:value="0.416908" calcext:value-type="float">
            <text:p>0.416908</text:p>
          </table:table-cell>
          <table:table-cell office:value-type="float" office:value="0.122178" calcext:value-type="float">
            <text:p>0.122178</text:p>
          </table:table-cell>
          <table:table-cell office:value-type="float" office:value="0.143833" calcext:value-type="float">
            <text:p>0.143833</text:p>
          </table:table-cell>
          <table:table-cell office:value-type="float" office:value="0.553982" calcext:value-type="float">
            <text:p>0.553982</text:p>
          </table:table-cell>
          <table:table-cell office:value-type="float" office:value="0.641546" calcext:value-type="float">
            <text:p>0.641546</text:p>
          </table:table-cell>
          <table:table-cell office:value-type="float" office:value="1.20581" calcext:value-type="float">
            <text:p>1.20581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3.07444" calcext:value-type="float">
            <text:p>3.07444</text:p>
          </table:table-cell>
          <table:table-cell office:value-type="float" office:value="17.5933" calcext:value-type="float">
            <text:p>17.5933</text:p>
          </table:table-cell>
          <table:table-cell office:value-type="float" office:value="5.03495" calcext:value-type="float">
            <text:p>5.03495</text:p>
          </table:table-cell>
          <table:table-cell office:value-type="float" office:value="3.94296" calcext:value-type="float">
            <text:p>3.94296</text:p>
          </table:table-cell>
          <table:table-cell office:value-type="float" office:value="0.431395" calcext:value-type="float">
            <text:p>0.431395</text:p>
          </table:table-cell>
          <table:table-cell office:value-type="float" office:value="0.121886" calcext:value-type="float">
            <text:p>0.121886</text:p>
          </table:table-cell>
          <table:table-cell office:value-type="float" office:value="0.143484" calcext:value-type="float">
            <text:p>0.143484</text:p>
          </table:table-cell>
          <table:table-cell office:value-type="float" office:value="0.55263" calcext:value-type="float">
            <text:p>0.55263</text:p>
          </table:table-cell>
          <table:table-cell office:value-type="float" office:value="0.639948" calcext:value-type="float">
            <text:p>0.639948</text:p>
          </table:table-cell>
          <table:table-cell office:value-type="float" office:value="2.27406" calcext:value-type="float">
            <text:p>2.274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90041" calcext:value-type="float">
            <text:p>2.90041</text:p>
          </table:table-cell>
          <table:table-cell office:value-type="float" office:value="17.475" calcext:value-type="float">
            <text:p>17.475</text:p>
          </table:table-cell>
          <table:table-cell office:value-type="float" office:value="4.97777" calcext:value-type="float">
            <text:p>4.97777</text:p>
          </table:table-cell>
          <table:table-cell office:value-type="float" office:value="3.94607" calcext:value-type="float">
            <text:p>3.94607</text:p>
          </table:table-cell>
          <table:table-cell office:value-type="float" office:value="0.412613" calcext:value-type="float">
            <text:p>0.412613</text:p>
          </table:table-cell>
          <table:table-cell office:value-type="float" office:value="0.121591" calcext:value-type="float">
            <text:p>0.121591</text:p>
          </table:table-cell>
          <table:table-cell office:value-type="float" office:value="0.14326" calcext:value-type="float">
            <text:p>0.14326</text:p>
          </table:table-cell>
          <table:table-cell office:value-type="float" office:value="0.551283" calcext:value-type="float">
            <text:p>0.551283</text:p>
          </table:table-cell>
          <table:table-cell office:value-type="float" office:value="0.638339" calcext:value-type="float">
            <text:p>0.638339</text:p>
          </table:table-cell>
          <table:table-cell office:value-type="float" office:value="6.2036" calcext:value-type="float">
            <text:p>6.203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2.7503" calcext:value-type="float">
            <text:p>2.7503</text:p>
          </table:table-cell>
          <table:table-cell office:value-type="float" office:value="17.2596" calcext:value-type="float">
            <text:p>17.2596</text:p>
          </table:table-cell>
          <table:table-cell office:value-type="float" office:value="5.05773" calcext:value-type="float">
            <text:p>5.05773</text:p>
          </table:table-cell>
          <table:table-cell office:value-type="float" office:value="3.99113" calcext:value-type="float">
            <text:p>3.99113</text:p>
          </table:table-cell>
          <table:table-cell office:value-type="float" office:value="0.450978" calcext:value-type="float">
            <text:p>0.450978</text:p>
          </table:table-cell>
          <table:table-cell office:value-type="float" office:value="0.121286" calcext:value-type="float">
            <text:p>0.121286</text:p>
          </table:table-cell>
          <table:table-cell office:value-type="float" office:value="0.142953" calcext:value-type="float">
            <text:p>0.142953</text:p>
          </table:table-cell>
          <table:table-cell office:value-type="float" office:value="0.55001" calcext:value-type="float">
            <text:p>0.55001</text:p>
          </table:table-cell>
          <table:table-cell office:value-type="float" office:value="0.636813" calcext:value-type="float">
            <text:p>0.636813</text:p>
          </table:table-cell>
          <table:table-cell office:value-type="float" office:value="2.94378" calcext:value-type="float">
            <text:p>2.943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57487" calcext:value-type="float">
            <text:p>2.57487</text:p>
          </table:table-cell>
          <table:table-cell office:value-type="float" office:value="17.072" calcext:value-type="float">
            <text:p>17.072</text:p>
          </table:table-cell>
          <table:table-cell office:value-type="float" office:value="5.06843" calcext:value-type="float">
            <text:p>5.06843</text:p>
          </table:table-cell>
          <table:table-cell office:value-type="float" office:value="4.00918" calcext:value-type="float">
            <text:p>4.00918</text:p>
          </table:table-cell>
          <table:table-cell office:value-type="float" office:value="0.445881" calcext:value-type="float">
            <text:p>0.445881</text:p>
          </table:table-cell>
          <table:table-cell office:value-type="float" office:value="0.120984" calcext:value-type="float">
            <text:p>0.120984</text:p>
          </table:table-cell>
          <table:table-cell office:value-type="float" office:value="0.142644" calcext:value-type="float">
            <text:p>0.142644</text:p>
          </table:table-cell>
          <table:table-cell office:value-type="float" office:value="0.548756" calcext:value-type="float">
            <text:p>0.548756</text:p>
          </table:table-cell>
          <table:table-cell office:value-type="float" office:value="0.635308" calcext:value-type="float">
            <text:p>0.635308</text:p>
          </table:table-cell>
          <table:table-cell office:value-type="float" office:value="0.0391567" calcext:value-type="float">
            <text:p>0.0391567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2.41591" calcext:value-type="float">
            <text:p>2.41591</text:p>
          </table:table-cell>
          <table:table-cell office:value-type="float" office:value="16.9068" calcext:value-type="float">
            <text:p>16.9068</text:p>
          </table:table-cell>
          <table:table-cell office:value-type="float" office:value="4.94809" calcext:value-type="float">
            <text:p>4.94809</text:p>
          </table:table-cell>
          <table:table-cell office:value-type="float" office:value="4.01626" calcext:value-type="float">
            <text:p>4.01626</text:p>
          </table:table-cell>
          <table:table-cell office:value-type="float" office:value="0.417737" calcext:value-type="float">
            <text:p>0.417737</text:p>
          </table:table-cell>
          <table:table-cell office:value-type="float" office:value="0.120687" calcext:value-type="float">
            <text:p>0.120687</text:p>
          </table:table-cell>
          <table:table-cell office:value-type="float" office:value="0.142385" calcext:value-type="float">
            <text:p>0.142385</text:p>
          </table:table-cell>
          <table:table-cell office:value-type="float" office:value="0.547591" calcext:value-type="float">
            <text:p>0.547591</text:p>
          </table:table-cell>
          <table:table-cell office:value-type="float" office:value="0.633734" calcext:value-type="float">
            <text:p>0.633734</text:p>
          </table:table-cell>
          <table:table-cell office:value-type="float" office:value="2.21655" calcext:value-type="float">
            <text:p>2.2165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25376" calcext:value-type="float">
            <text:p>2.25376</text:p>
          </table:table-cell>
          <table:table-cell office:value-type="float" office:value="16.7347" calcext:value-type="float">
            <text:p>16.7347</text:p>
          </table:table-cell>
          <table:table-cell office:value-type="float" office:value="4.93621" calcext:value-type="float">
            <text:p>4.93621</text:p>
          </table:table-cell>
          <table:table-cell office:value-type="float" office:value="4.03032" calcext:value-type="float">
            <text:p>4.03032</text:p>
          </table:table-cell>
          <table:table-cell office:value-type="float" office:value="0.410586" calcext:value-type="float">
            <text:p>0.410586</text:p>
          </table:table-cell>
          <table:table-cell office:value-type="float" office:value="0.120395" calcext:value-type="float">
            <text:p>0.120395</text:p>
          </table:table-cell>
          <table:table-cell office:value-type="float" office:value="0.14218" calcext:value-type="float">
            <text:p>0.14218</text:p>
          </table:table-cell>
          <table:table-cell office:value-type="float" office:value="0.546444" calcext:value-type="float">
            <text:p>0.546444</text:p>
          </table:table-cell>
          <table:table-cell office:value-type="float" office:value="0.632172" calcext:value-type="float">
            <text:p>0.632172</text:p>
          </table:table-cell>
          <table:table-cell office:value-type="float" office:value="0.516719" calcext:value-type="float">
            <text:p>0.51671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2.08098" calcext:value-type="float">
            <text:p>2.08098</text:p>
          </table:table-cell>
          <table:table-cell office:value-type="float" office:value="16.5385" calcext:value-type="float">
            <text:p>16.5385</text:p>
          </table:table-cell>
          <table:table-cell office:value-type="float" office:value="4.91318" calcext:value-type="float">
            <text:p>4.91318</text:p>
          </table:table-cell>
          <table:table-cell office:value-type="float" office:value="4.04045" calcext:value-type="float">
            <text:p>4.04045</text:p>
          </table:table-cell>
          <table:table-cell office:value-type="float" office:value="0.391638" calcext:value-type="float">
            <text:p>0.391638</text:p>
          </table:table-cell>
          <table:table-cell office:value-type="float" office:value="0.120101" calcext:value-type="float">
            <text:p>0.120101</text:p>
          </table:table-cell>
          <table:table-cell office:value-type="float" office:value="0.141968" calcext:value-type="float">
            <text:p>0.141968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630628" calcext:value-type="float">
            <text:p>0.630628</text:p>
          </table:table-cell>
          <table:table-cell office:value-type="float" office:value="4.90233" calcext:value-type="float">
            <text:p>4.902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92395" calcext:value-type="float">
            <text:p>1.92395</text:p>
          </table:table-cell>
          <table:table-cell office:value-type="float" office:value="16.3082" calcext:value-type="float">
            <text:p>16.3082</text:p>
          </table:table-cell>
          <table:table-cell office:value-type="float" office:value="4.9593" calcext:value-type="float">
            <text:p>4.9593</text:p>
          </table:table-cell>
          <table:table-cell office:value-type="float" office:value="4.06727" calcext:value-type="float">
            <text:p>4.06727</text:p>
          </table:table-cell>
          <table:table-cell office:value-type="float" office:value="0.398547" calcext:value-type="float">
            <text:p>0.398547</text:p>
          </table:table-cell>
          <table:table-cell office:value-type="float" office:value="0.119812" calcext:value-type="float">
            <text:p>0.119812</text:p>
          </table:table-cell>
          <table:table-cell office:value-type="float" office:value="0.141672" calcext:value-type="float">
            <text:p>0.141672</text:p>
          </table:table-cell>
          <table:table-cell office:value-type="float" office:value="0.544206" calcext:value-type="float">
            <text:p>0.544206</text:p>
          </table:table-cell>
          <table:table-cell office:value-type="float" office:value="0.62909" calcext:value-type="float">
            <text:p>0.62909</text:p>
          </table:table-cell>
          <table:table-cell office:value-type="float" office:value="2.22274" calcext:value-type="float">
            <text:p>2.22274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.7736" calcext:value-type="float">
            <text:p>1.7736</text:p>
          </table:table-cell>
          <table:table-cell office:value-type="float" office:value="16.1322" calcext:value-type="float">
            <text:p>16.1322</text:p>
          </table:table-cell>
          <table:table-cell office:value-type="float" office:value="4.88735" calcext:value-type="float">
            <text:p>4.88735</text:p>
          </table:table-cell>
          <table:table-cell office:value-type="float" office:value="4.07576" calcext:value-type="float">
            <text:p>4.07576</text:p>
          </table:table-cell>
          <table:table-cell office:value-type="float" office:value="0.379746" calcext:value-type="float">
            <text:p>0.379746</text:p>
          </table:table-cell>
          <table:table-cell office:value-type="float" office:value="0.119531" calcext:value-type="float">
            <text:p>0.119531</text:p>
          </table:table-cell>
          <table:table-cell office:value-type="float" office:value="0.141428" calcext:value-type="float">
            <text:p>0.141428</text:p>
          </table:table-cell>
          <table:table-cell office:value-type="float" office:value="0.543166" calcext:value-type="float">
            <text:p>0.543166</text:p>
          </table:table-cell>
          <table:table-cell office:value-type="float" office:value="0.627576" calcext:value-type="float">
            <text:p>0.627576</text:p>
          </table:table-cell>
          <table:table-cell office:value-type="float" office:value="0.952449" calcext:value-type="float">
            <text:p>0.95244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56732" calcext:value-type="float">
            <text:p>1.56732</text:p>
          </table:table-cell>
          <table:table-cell office:value-type="float" office:value="15.9632" calcext:value-type="float">
            <text:p>15.9632</text:p>
          </table:table-cell>
          <table:table-cell office:value-type="float" office:value="4.93301" calcext:value-type="float">
            <text:p>4.93301</text:p>
          </table:table-cell>
          <table:table-cell office:value-type="float" office:value="4.0655" calcext:value-type="float">
            <text:p>4.0655</text:p>
          </table:table-cell>
          <table:table-cell office:value-type="float" office:value="0.346945" calcext:value-type="float">
            <text:p>0.346945</text:p>
          </table:table-cell>
          <table:table-cell office:value-type="float" office:value="0.119257" calcext:value-type="float">
            <text:p>0.119257</text:p>
          </table:table-cell>
          <table:table-cell office:value-type="float" office:value="0.141287" calcext:value-type="float">
            <text:p>0.141287</text:p>
          </table:table-cell>
          <table:table-cell office:value-type="float" office:value="0.541925" calcext:value-type="float">
            <text:p>0.541925</text:p>
          </table:table-cell>
          <table:table-cell office:value-type="float" office:value="0.626101" calcext:value-type="float">
            <text:p>0.626101</text:p>
          </table:table-cell>
          <table:table-cell office:value-type="float" office:value="1.79101" calcext:value-type="float">
            <text:p>1.79101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.43382" calcext:value-type="float">
            <text:p>1.43382</text:p>
          </table:table-cell>
          <table:table-cell office:value-type="float" office:value="15.7322" calcext:value-type="float">
            <text:p>15.7322</text:p>
          </table:table-cell>
          <table:table-cell office:value-type="float" office:value="5.02581" calcext:value-type="float">
            <text:p>5.02581</text:p>
          </table:table-cell>
          <table:table-cell office:value-type="float" office:value="4.10262" calcext:value-type="float">
            <text:p>4.10262</text:p>
          </table:table-cell>
          <table:table-cell office:value-type="float" office:value="0.378311" calcext:value-type="float">
            <text:p>0.378311</text:p>
          </table:table-cell>
          <table:table-cell office:value-type="float" office:value="0.118971" calcext:value-type="float">
            <text:p>0.118971</text:p>
          </table:table-cell>
          <table:table-cell office:value-type="float" office:value="0.141057" calcext:value-type="float">
            <text:p>0.141057</text:p>
          </table:table-cell>
          <table:table-cell office:value-type="float" office:value="0.540747" calcext:value-type="float">
            <text:p>0.540747</text:p>
          </table:table-cell>
          <table:table-cell office:value-type="float" office:value="0.624598" calcext:value-type="float">
            <text:p>0.624598</text:p>
          </table:table-cell>
          <table:table-cell office:value-type="float" office:value="2.02245" calcext:value-type="float">
            <text:p>2.0224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25921" calcext:value-type="float">
            <text:p>1.25921</text:p>
          </table:table-cell>
          <table:table-cell office:value-type="float" office:value="15.5125" calcext:value-type="float">
            <text:p>15.5125</text:p>
          </table:table-cell>
          <table:table-cell office:value-type="float" office:value="5.07899" calcext:value-type="float">
            <text:p>5.07899</text:p>
          </table:table-cell>
          <table:table-cell office:value-type="float" office:value="4.1127" calcext:value-type="float">
            <text:p>4.1127</text:p>
          </table:table-cell>
          <table:table-cell office:value-type="float" office:value="0.367646" calcext:value-type="float">
            <text:p>0.367646</text:p>
          </table:table-cell>
          <table:table-cell office:value-type="float" office:value="0.118706" calcext:value-type="float">
            <text:p>0.118706</text:p>
          </table:table-cell>
          <table:table-cell office:value-type="float" office:value="0.140794" calcext:value-type="float">
            <text:p>0.140794</text:p>
          </table:table-cell>
          <table:table-cell office:value-type="float" office:value="0.539522" calcext:value-type="float">
            <text:p>0.539522</text:p>
          </table:table-cell>
          <table:table-cell office:value-type="float" office:value="0.623115" calcext:value-type="float">
            <text:p>0.623115</text:p>
          </table:table-cell>
          <table:table-cell office:value-type="float" office:value="0.72295" calcext:value-type="float">
            <text:p>0.72295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1.1038" calcext:value-type="float">
            <text:p>1.1038</text:p>
          </table:table-cell>
          <table:table-cell office:value-type="float" office:value="15.3199" calcext:value-type="float">
            <text:p>15.3199</text:p>
          </table:table-cell>
          <table:table-cell office:value-type="float" office:value="5.05023" calcext:value-type="float">
            <text:p>5.05023</text:p>
          </table:table-cell>
          <table:table-cell office:value-type="float" office:value="4.11956" calcext:value-type="float">
            <text:p>4.11956</text:p>
          </table:table-cell>
          <table:table-cell office:value-type="float" office:value="0.351796" calcext:value-type="float">
            <text:p>0.351796</text:p>
          </table:table-cell>
          <table:table-cell office:value-type="float" office:value="0.118452" calcext:value-type="float">
            <text:p>0.118452</text:p>
          </table:table-cell>
          <table:table-cell office:value-type="float" office:value="0.14057" calcext:value-type="float">
            <text:p>0.14057</text:p>
          </table:table-cell>
          <table:table-cell office:value-type="float" office:value="0.538296" calcext:value-type="float">
            <text:p>0.538296</text:p>
          </table:table-cell>
          <table:table-cell office:value-type="float" office:value="0.62163" calcext:value-type="float">
            <text:p>0.62163</text:p>
          </table:table-cell>
          <table:table-cell office:value-type="float" office:value="1.01112" calcext:value-type="float">
            <text:p>1.011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88811" calcext:value-type="float">
            <text:p>0.88811</text:p>
          </table:table-cell>
          <table:table-cell office:value-type="float" office:value="15.0986" calcext:value-type="float">
            <text:p>15.0986</text:p>
          </table:table-cell>
          <table:table-cell office:value-type="float" office:value="5.15157" calcext:value-type="float">
            <text:p>5.15157</text:p>
          </table:table-cell>
          <table:table-cell office:value-type="float" office:value="4.11155" calcext:value-type="float">
            <text:p>4.11155</text:p>
          </table:table-cell>
          <table:table-cell office:value-type="float" office:value="0.32188" calcext:value-type="float">
            <text:p>0.32188</text:p>
          </table:table-cell>
          <table:table-cell office:value-type="float" office:value="0.118406" calcext:value-type="float">
            <text:p>0.118406</text:p>
          </table:table-cell>
          <table:table-cell office:value-type="float" office:value="0.140319" calcext:value-type="float">
            <text:p>0.140319</text:p>
          </table:table-cell>
          <table:table-cell office:value-type="float" office:value="0.537022" calcext:value-type="float">
            <text:p>0.537022</text:p>
          </table:table-cell>
          <table:table-cell office:value-type="float" office:value="0.620159" calcext:value-type="float">
            <text:p>0.620159</text:p>
          </table:table-cell>
          <table:table-cell office:value-type="float" office:value="2.19145" calcext:value-type="float">
            <text:p>2.19145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0.748104" calcext:value-type="float">
            <text:p>0.748104</text:p>
          </table:table-cell>
          <table:table-cell office:value-type="float" office:value="14.9195" calcext:value-type="float">
            <text:p>14.9195</text:p>
          </table:table-cell>
          <table:table-cell office:value-type="float" office:value="5.04571" calcext:value-type="float">
            <text:p>5.04571</text:p>
          </table:table-cell>
          <table:table-cell office:value-type="float" office:value="4.11541" calcext:value-type="float">
            <text:p>4.11541</text:p>
          </table:table-cell>
          <table:table-cell office:value-type="float" office:value="0.30045" calcext:value-type="float">
            <text:p>0.30045</text:p>
          </table:table-cell>
          <table:table-cell office:value-type="float" office:value="0.118349" calcext:value-type="float">
            <text:p>0.118349</text:p>
          </table:table-cell>
          <table:table-cell office:value-type="float" office:value="0.140165" calcext:value-type="float">
            <text:p>0.140165</text:p>
          </table:table-cell>
          <table:table-cell office:value-type="float" office:value="0.535754" calcext:value-type="float">
            <text:p>0.535754</text:p>
          </table:table-cell>
          <table:table-cell office:value-type="float" office:value="0.618723" calcext:value-type="float">
            <text:p>0.618723</text:p>
          </table:table-cell>
          <table:table-cell office:value-type="float" office:value="2.61391" calcext:value-type="float">
            <text:p>2.6139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650004" calcext:value-type="float">
            <text:p>0.650004</text:p>
          </table:table-cell>
          <table:table-cell office:value-type="float" office:value="14.7071" calcext:value-type="float">
            <text:p>14.7071</text:p>
          </table:table-cell>
          <table:table-cell office:value-type="float" office:value="5.00071" calcext:value-type="float">
            <text:p>5.00071</text:p>
          </table:table-cell>
          <table:table-cell office:value-type="float" office:value="4.14662" calcext:value-type="float">
            <text:p>4.14662</text:p>
          </table:table-cell>
          <table:table-cell office:value-type="float" office:value="0.318907" calcext:value-type="float">
            <text:p>0.318907</text:p>
          </table:table-cell>
          <table:table-cell office:value-type="float" office:value="0.11815" calcext:value-type="float">
            <text:p>0.11815</text:p>
          </table:table-cell>
          <table:table-cell office:value-type="float" office:value="0.140018" calcext:value-type="float">
            <text:p>0.140018</text:p>
          </table:table-cell>
          <table:table-cell office:value-type="float" office:value="0.534539" calcext:value-type="float">
            <text:p>0.534539</text:p>
          </table:table-cell>
          <table:table-cell office:value-type="float" office:value="0.617292" calcext:value-type="float">
            <text:p>0.617292</text:p>
          </table:table-cell>
          <table:table-cell office:value-type="float" office:value="0.502779" calcext:value-type="float">
            <text:p>0.50277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0.532725" calcext:value-type="float">
            <text:p>0.532725</text:p>
          </table:table-cell>
          <table:table-cell office:value-type="float" office:value="14.4657" calcext:value-type="float">
            <text:p>14.4657</text:p>
          </table:table-cell>
          <table:table-cell office:value-type="float" office:value="5.07712" calcext:value-type="float">
            <text:p>5.07712</text:p>
          </table:table-cell>
          <table:table-cell office:value-type="float" office:value="4.17967" calcext:value-type="float">
            <text:p>4.17967</text:p>
          </table:table-cell>
          <table:table-cell office:value-type="float" office:value="0.34496" calcext:value-type="float">
            <text:p>0.34496</text:p>
          </table:table-cell>
          <table:table-cell office:value-type="float" office:value="0.11791" calcext:value-type="float">
            <text:p>0.11791</text:p>
          </table:table-cell>
          <table:table-cell office:value-type="float" office:value="0.139793" calcext:value-type="float">
            <text:p>0.139793</text:p>
          </table:table-cell>
          <table:table-cell office:value-type="float" office:value="0.533388" calcext:value-type="float">
            <text:p>0.533388</text:p>
          </table:table-cell>
          <table:table-cell office:value-type="float" office:value="0.615853" calcext:value-type="float">
            <text:p>0.615853</text:p>
          </table:table-cell>
          <table:table-cell office:value-type="float" office:value="1.74555" calcext:value-type="float">
            <text:p>1.7455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356844" calcext:value-type="float">
            <text:p>0.356844</text:p>
          </table:table-cell>
          <table:table-cell office:value-type="float" office:value="14.2416" calcext:value-type="float">
            <text:p>14.2416</text:p>
          </table:table-cell>
          <table:table-cell office:value-type="float" office:value="5.13715" calcext:value-type="float">
            <text:p>5.13715</text:p>
          </table:table-cell>
          <table:table-cell office:value-type="float" office:value="4.17958" calcext:value-type="float">
            <text:p>4.17958</text:p>
          </table:table-cell>
          <table:table-cell office:value-type="float" office:value="0.324896" calcext:value-type="float">
            <text:p>0.324896</text:p>
          </table:table-cell>
          <table:table-cell office:value-type="float" office:value="0.117774" calcext:value-type="float">
            <text:p>0.117774</text:p>
          </table:table-cell>
          <table:table-cell office:value-type="float" office:value="0.139554" calcext:value-type="float">
            <text:p>0.139554</text:p>
          </table:table-cell>
          <table:table-cell office:value-type="float" office:value="0.532167" calcext:value-type="float">
            <text:p>0.532167</text:p>
          </table:table-cell>
          <table:table-cell office:value-type="float" office:value="0.61443" calcext:value-type="float">
            <text:p>0.61443</text:p>
          </table:table-cell>
          <table:table-cell office:value-type="float" office:value="0.774619" calcext:value-type="float">
            <text:p>0.77461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0.224196" calcext:value-type="float">
            <text:p>0.224196</text:p>
          </table:table-cell>
          <table:table-cell office:value-type="float" office:value="13.9883" calcext:value-type="float">
            <text:p>13.9883</text:p>
          </table:table-cell>
          <table:table-cell office:value-type="float" office:value="5.27127" calcext:value-type="float">
            <text:p>5.27127</text:p>
          </table:table-cell>
          <table:table-cell office:value-type="float" office:value="4.20876" calcext:value-type="float">
            <text:p>4.20876</text:p>
          </table:table-cell>
          <table:table-cell office:value-type="float" office:value="0.350238" calcext:value-type="float">
            <text:p>0.350238</text:p>
          </table:table-cell>
          <table:table-cell office:value-type="float" office:value="0.117639" calcext:value-type="float">
            <text:p>0.117639</text:p>
          </table:table-cell>
          <table:table-cell office:value-type="float" office:value="0.139255" calcext:value-type="float">
            <text:p>0.139255</text:p>
          </table:table-cell>
          <table:table-cell office:value-type="float" office:value="0.530966" calcext:value-type="float">
            <text:p>0.530966</text:p>
          </table:table-cell>
          <table:table-cell office:value-type="float" office:value="0.613174" calcext:value-type="float">
            <text:p>0.613174</text:p>
          </table:table-cell>
          <table:table-cell office:value-type="float" office:value="2.67917" calcext:value-type="float">
            <text:p>2.679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217129" calcext:value-type="float">
            <text:p>0.217129</text:p>
          </table:table-cell>
          <table:table-cell office:value-type="float" office:value="13.7421" calcext:value-type="float">
            <text:p>13.7421</text:p>
          </table:table-cell>
          <table:table-cell office:value-type="float" office:value="5.16214" calcext:value-type="float">
            <text:p>5.16214</text:p>
          </table:table-cell>
          <table:table-cell office:value-type="float" office:value="4.27393" calcext:value-type="float">
            <text:p>4.27393</text:p>
          </table:table-cell>
          <table:table-cell office:value-type="float" office:value="0.40467" calcext:value-type="float">
            <text:p>0.40467</text:p>
          </table:table-cell>
          <table:table-cell office:value-type="float" office:value="0.117398" calcext:value-type="float">
            <text:p>0.117398</text:p>
          </table:table-cell>
          <table:table-cell office:value-type="float" office:value="0.138936" calcext:value-type="float">
            <text:p>0.138936</text:p>
          </table:table-cell>
          <table:table-cell office:value-type="float" office:value="0.530402" calcext:value-type="float">
            <text:p>0.530402</text:p>
          </table:table-cell>
          <table:table-cell office:value-type="float" office:value="0.611967" calcext:value-type="float">
            <text:p>0.611967</text:p>
          </table:table-cell>
          <table:table-cell office:value-type="float" office:value="4.05322" calcext:value-type="float">
            <text:p>4.05322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0.107594" calcext:value-type="float">
            <text:p>0.107594</text:p>
          </table:table-cell>
          <table:table-cell office:value-type="float" office:value="13.4985" calcext:value-type="float">
            <text:p>13.4985</text:p>
          </table:table-cell>
          <table:table-cell office:value-type="float" office:value="5.22511" calcext:value-type="float">
            <text:p>5.22511</text:p>
          </table:table-cell>
          <table:table-cell office:value-type="float" office:value="4.29818" calcext:value-type="float">
            <text:p>4.29818</text:p>
          </table:table-cell>
          <table:table-cell office:value-type="float" office:value="0.413835" calcext:value-type="float">
            <text:p>0.413835</text:p>
          </table:table-cell>
          <table:table-cell office:value-type="float" office:value="0.117194" calcext:value-type="float">
            <text:p>0.117194</text:p>
          </table:table-cell>
          <table:table-cell office:value-type="float" office:value="0.138618" calcext:value-type="float">
            <text:p>0.138618</text:p>
          </table:table-cell>
          <table:table-cell office:value-type="float" office:value="0.529988" calcext:value-type="float">
            <text:p>0.529988</text:p>
          </table:table-cell>
          <table:table-cell office:value-type="float" office:value="0.610929" calcext:value-type="float">
            <text:p>0.610929</text:p>
          </table:table-cell>
          <table:table-cell office:value-type="float" office:value="0.808329" calcext:value-type="float">
            <text:p>0.80832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0590962" calcext:value-type="float">
            <text:p>-0.0590962</text:p>
          </table:table-cell>
          <table:table-cell office:value-type="float" office:value="13.2643" calcext:value-type="float">
            <text:p>13.2643</text:p>
          </table:table-cell>
          <table:table-cell office:value-type="float" office:value="5.28081" calcext:value-type="float">
            <text:p>5.28081</text:p>
          </table:table-cell>
          <table:table-cell office:value-type="float" office:value="4.29288" calcext:value-type="float">
            <text:p>4.29288</text:p>
          </table:table-cell>
          <table:table-cell office:value-type="float" office:value="0.383753" calcext:value-type="float">
            <text:p>0.383753</text:p>
          </table:table-cell>
          <table:table-cell office:value-type="float" office:value="0.116932" calcext:value-type="float">
            <text:p>0.116932</text:p>
          </table:table-cell>
          <table:table-cell office:value-type="float" office:value="0.138307" calcext:value-type="float">
            <text:p>0.138307</text:p>
          </table:table-cell>
          <table:table-cell office:value-type="float" office:value="0.529265" calcext:value-type="float">
            <text:p>0.529265</text:p>
          </table:table-cell>
          <table:table-cell office:value-type="float" office:value="0.609921" calcext:value-type="float">
            <text:p>0.609921</text:p>
          </table:table-cell>
          <table:table-cell office:value-type="float" office:value="1.16422" calcext:value-type="float">
            <text:p>1.16422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0.175543" calcext:value-type="float">
            <text:p>-0.175543</text:p>
          </table:table-cell>
          <table:table-cell office:value-type="float" office:value="13.0476" calcext:value-type="float">
            <text:p>13.0476</text:p>
          </table:table-cell>
          <table:table-cell office:value-type="float" office:value="5.19321" calcext:value-type="float">
            <text:p>5.19321</text:p>
          </table:table-cell>
          <table:table-cell office:value-type="float" office:value="4.29866" calcext:value-type="float">
            <text:p>4.29866</text:p>
          </table:table-cell>
          <table:table-cell office:value-type="float" office:value="0.362041" calcext:value-type="float">
            <text:p>0.362041</text:p>
          </table:table-cell>
          <table:table-cell office:value-type="float" office:value="0.116676" calcext:value-type="float">
            <text:p>0.116676</text:p>
          </table:table-cell>
          <table:table-cell office:value-type="float" office:value="0.137994" calcext:value-type="float">
            <text:p>0.137994</text:p>
          </table:table-cell>
          <table:table-cell office:value-type="float" office:value="0.5286" calcext:value-type="float">
            <text:p>0.5286</text:p>
          </table:table-cell>
          <table:table-cell office:value-type="float" office:value="0.608723" calcext:value-type="float">
            <text:p>0.608723</text:p>
          </table:table-cell>
          <table:table-cell office:value-type="float" office:value="1.28452" calcext:value-type="float">
            <text:p>1.284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172548" calcext:value-type="float">
            <text:p>-0.172548</text:p>
          </table:table-cell>
          <table:table-cell office:value-type="float" office:value="12.8262" calcext:value-type="float">
            <text:p>12.8262</text:p>
          </table:table-cell>
          <table:table-cell office:value-type="float" office:value="5.07355" calcext:value-type="float">
            <text:p>5.07355</text:p>
          </table:table-cell>
          <table:table-cell office:value-type="float" office:value="4.35578" calcext:value-type="float">
            <text:p>4.35578</text:p>
          </table:table-cell>
          <table:table-cell office:value-type="float" office:value="0.408213" calcext:value-type="float">
            <text:p>0.408213</text:p>
          </table:table-cell>
          <table:table-cell office:value-type="float" office:value="0.116833" calcext:value-type="float">
            <text:p>0.116833</text:p>
          </table:table-cell>
          <table:table-cell office:value-type="float" office:value="0.137681" calcext:value-type="float">
            <text:p>0.137681</text:p>
          </table:table-cell>
          <table:table-cell office:value-type="float" office:value="0.529082" calcext:value-type="float">
            <text:p>0.529082</text:p>
          </table:table-cell>
          <table:table-cell office:value-type="float" office:value="0.607489" calcext:value-type="float">
            <text:p>0.607489</text:p>
          </table:table-cell>
          <table:table-cell office:value-type="float" office:value="3.70912" calcext:value-type="float">
            <text:p>3.70912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0.286108" calcext:value-type="float">
            <text:p>-0.286108</text:p>
          </table:table-cell>
          <table:table-cell office:value-type="float" office:value="12.6016" calcext:value-type="float">
            <text:p>12.6016</text:p>
          </table:table-cell>
          <table:table-cell office:value-type="float" office:value="5.00086" calcext:value-type="float">
            <text:p>5.00086</text:p>
          </table:table-cell>
          <table:table-cell office:value-type="float" office:value="4.35862" calcext:value-type="float">
            <text:p>4.35862</text:p>
          </table:table-cell>
          <table:table-cell office:value-type="float" office:value="0.381314" calcext:value-type="float">
            <text:p>0.381314</text:p>
          </table:table-cell>
          <table:table-cell office:value-type="float" office:value="0.117019" calcext:value-type="float">
            <text:p>0.117019</text:p>
          </table:table-cell>
          <table:table-cell office:value-type="float" office:value="0.137371" calcext:value-type="float">
            <text:p>0.137371</text:p>
          </table:table-cell>
          <table:table-cell office:value-type="float" office:value="0.529535" calcext:value-type="float">
            <text:p>0.529535</text:p>
          </table:table-cell>
          <table:table-cell office:value-type="float" office:value="0.606163" calcext:value-type="float">
            <text:p>0.606163</text:p>
          </table:table-cell>
          <table:table-cell office:value-type="float" office:value="3.2698" calcext:value-type="float">
            <text:p>3.269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404805" calcext:value-type="float">
            <text:p>-0.404805</text:p>
          </table:table-cell>
          <table:table-cell office:value-type="float" office:value="12.3663" calcext:value-type="float">
            <text:p>12.3663</text:p>
          </table:table-cell>
          <table:table-cell office:value-type="float" office:value="5.03004" calcext:value-type="float">
            <text:p>5.03004</text:p>
          </table:table-cell>
          <table:table-cell office:value-type="float" office:value="4.36373" calcext:value-type="float">
            <text:p>4.36373</text:p>
          </table:table-cell>
          <table:table-cell office:value-type="float" office:value="0.364942" calcext:value-type="float">
            <text:p>0.364942</text:p>
          </table:table-cell>
          <table:table-cell office:value-type="float" office:value="0.11719" calcext:value-type="float">
            <text:p>0.11719</text:p>
          </table:table-cell>
          <table:table-cell office:value-type="float" office:value="0.137063" calcext:value-type="float">
            <text:p>0.137063</text:p>
          </table:table-cell>
          <table:table-cell office:value-type="float" office:value="0.52984" calcext:value-type="float">
            <text:p>0.52984</text:p>
          </table:table-cell>
          <table:table-cell office:value-type="float" office:value="0.604855" calcext:value-type="float">
            <text:p>0.604855</text:p>
          </table:table-cell>
          <table:table-cell office:value-type="float" office:value="0.337945" calcext:value-type="float">
            <text:p>0.337945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0.521945" calcext:value-type="float">
            <text:p>-0.521945</text:p>
          </table:table-cell>
          <table:table-cell office:value-type="float" office:value="12.1585" calcext:value-type="float">
            <text:p>12.1585</text:p>
          </table:table-cell>
          <table:table-cell office:value-type="float" office:value="4.9758" calcext:value-type="float">
            <text:p>4.9758</text:p>
          </table:table-cell>
          <table:table-cell office:value-type="float" office:value="4.36134" calcext:value-type="float">
            <text:p>4.36134</text:p>
          </table:table-cell>
          <table:table-cell office:value-type="float" office:value="0.337804" calcext:value-type="float">
            <text:p>0.337804</text:p>
          </table:table-cell>
          <table:table-cell office:value-type="float" office:value="0.117345" calcext:value-type="float">
            <text:p>0.117345</text:p>
          </table:table-cell>
          <table:table-cell office:value-type="float" office:value="0.136762" calcext:value-type="float">
            <text:p>0.136762</text:p>
          </table:table-cell>
          <table:table-cell office:value-type="float" office:value="0.529978" calcext:value-type="float">
            <text:p>0.529978</text:p>
          </table:table-cell>
          <table:table-cell office:value-type="float" office:value="0.603509" calcext:value-type="float">
            <text:p>0.603509</text:p>
          </table:table-cell>
          <table:table-cell office:value-type="float" office:value="3.66187" calcext:value-type="float">
            <text:p>3.661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598215" calcext:value-type="float">
            <text:p>-0.598215</text:p>
          </table:table-cell>
          <table:table-cell office:value-type="float" office:value="11.942" calcext:value-type="float">
            <text:p>11.942</text:p>
          </table:table-cell>
          <table:table-cell office:value-type="float" office:value="4.94624" calcext:value-type="float">
            <text:p>4.94624</text:p>
          </table:table-cell>
          <table:table-cell office:value-type="float" office:value="4.37883" calcext:value-type="float">
            <text:p>4.37883</text:p>
          </table:table-cell>
          <table:table-cell office:value-type="float" office:value="0.339086" calcext:value-type="float">
            <text:p>0.339086</text:p>
          </table:table-cell>
          <table:table-cell office:value-type="float" office:value="0.117725" calcext:value-type="float">
            <text:p>0.117725</text:p>
          </table:table-cell>
          <table:table-cell office:value-type="float" office:value="0.136476" calcext:value-type="float">
            <text:p>0.136476</text:p>
          </table:table-cell>
          <table:table-cell office:value-type="float" office:value="0.530371" calcext:value-type="float">
            <text:p>0.530371</text:p>
          </table:table-cell>
          <table:table-cell office:value-type="float" office:value="0.602168" calcext:value-type="float">
            <text:p>0.602168</text:p>
          </table:table-cell>
          <table:table-cell office:value-type="float" office:value="0.505305" calcext:value-type="float">
            <text:p>0.505305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0.719183" calcext:value-type="float">
            <text:p>-0.719183</text:p>
          </table:table-cell>
          <table:table-cell office:value-type="float" office:value="11.7133" calcext:value-type="float">
            <text:p>11.7133</text:p>
          </table:table-cell>
          <table:table-cell office:value-type="float" office:value="4.94753" calcext:value-type="float">
            <text:p>4.94753</text:p>
          </table:table-cell>
          <table:table-cell office:value-type="float" office:value="4.37582" calcext:value-type="float">
            <text:p>4.37582</text:p>
          </table:table-cell>
          <table:table-cell office:value-type="float" office:value="0.313632" calcext:value-type="float">
            <text:p>0.313632</text:p>
          </table:table-cell>
          <table:table-cell office:value-type="float" office:value="0.118032" calcext:value-type="float">
            <text:p>0.118032</text:p>
          </table:table-cell>
          <table:table-cell office:value-type="float" office:value="0.136198" calcext:value-type="float">
            <text:p>0.136198</text:p>
          </table:table-cell>
          <table:table-cell office:value-type="float" office:value="0.530501" calcext:value-type="float">
            <text:p>0.530501</text:p>
          </table:table-cell>
          <table:table-cell office:value-type="float" office:value="0.600834" calcext:value-type="float">
            <text:p>0.600834</text:p>
          </table:table-cell>
          <table:table-cell office:value-type="float" office:value="2.78902" calcext:value-type="float">
            <text:p>2.789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917679" calcext:value-type="float">
            <text:p>-0.917679</text:p>
          </table:table-cell>
          <table:table-cell office:value-type="float" office:value="11.4662" calcext:value-type="float">
            <text:p>11.4662</text:p>
          </table:table-cell>
          <table:table-cell office:value-type="float" office:value="5.05637" calcext:value-type="float">
            <text:p>5.05637</text:p>
          </table:table-cell>
          <table:table-cell office:value-type="float" office:value="4.34294" calcext:value-type="float">
            <text:p>4.34294</text:p>
          </table:table-cell>
          <table:table-cell office:value-type="float" office:value="0.256548" calcext:value-type="float">
            <text:p>0.256548</text:p>
          </table:table-cell>
          <table:table-cell office:value-type="float" office:value="0.117903" calcext:value-type="float">
            <text:p>0.117903</text:p>
          </table:table-cell>
          <table:table-cell office:value-type="float" office:value="0.135908" calcext:value-type="float">
            <text:p>0.135908</text:p>
          </table:table-cell>
          <table:table-cell office:value-type="float" office:value="0.529785" calcext:value-type="float">
            <text:p>0.529785</text:p>
          </table:table-cell>
          <table:table-cell office:value-type="float" office:value="0.599511" calcext:value-type="float">
            <text:p>0.599511</text:p>
          </table:table-cell>
          <table:table-cell office:value-type="float" office:value="4.46052" calcext:value-type="float">
            <text:p>4.46052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.01269" calcext:value-type="float">
            <text:p>-1.01269</text:p>
          </table:table-cell>
          <table:table-cell office:value-type="float" office:value="11.2431" calcext:value-type="float">
            <text:p>11.2431</text:p>
          </table:table-cell>
          <table:table-cell office:value-type="float" office:value="4.96148" calcext:value-type="float">
            <text:p>4.96148</text:p>
          </table:table-cell>
          <table:table-cell office:value-type="float" office:value="4.34515" calcext:value-type="float">
            <text:p>4.34515</text:p>
          </table:table-cell>
          <table:table-cell office:value-type="float" office:value="0.235425" calcext:value-type="float">
            <text:p>0.235425</text:p>
          </table:table-cell>
          <table:table-cell office:value-type="float" office:value="0.117815" calcext:value-type="float">
            <text:p>0.117815</text:p>
          </table:table-cell>
          <table:table-cell office:value-type="float" office:value="0.135632" calcext:value-type="float">
            <text:p>0.135632</text:p>
          </table:table-cell>
          <table:table-cell office:value-type="float" office:value="0.529097" calcext:value-type="float">
            <text:p>0.529097</text:p>
          </table:table-cell>
          <table:table-cell office:value-type="float" office:value="0.598221" calcext:value-type="float">
            <text:p>0.598221</text:p>
          </table:table-cell>
          <table:table-cell office:value-type="float" office:value="2.69431" calcext:value-type="float">
            <text:p>2.694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19192" calcext:value-type="float">
            <text:p>-1.19192</text:p>
          </table:table-cell>
          <table:table-cell office:value-type="float" office:value="11.0143" calcext:value-type="float">
            <text:p>11.0143</text:p>
          </table:table-cell>
          <table:table-cell office:value-type="float" office:value="5.02969" calcext:value-type="float">
            <text:p>5.02969</text:p>
          </table:table-cell>
          <table:table-cell office:value-type="float" office:value="4.31771" calcext:value-type="float">
            <text:p>4.31771</text:p>
          </table:table-cell>
          <table:table-cell office:value-type="float" office:value="0.190206" calcext:value-type="float">
            <text:p>0.190206</text:p>
          </table:table-cell>
          <table:table-cell office:value-type="float" office:value="0.117567" calcext:value-type="float">
            <text:p>0.117567</text:p>
          </table:table-cell>
          <table:table-cell office:value-type="float" office:value="0.135368" calcext:value-type="float">
            <text:p>0.135368</text:p>
          </table:table-cell>
          <table:table-cell office:value-type="float" office:value="0.528036" calcext:value-type="float">
            <text:p>0.528036</text:p>
          </table:table-cell>
          <table:table-cell office:value-type="float" office:value="0.596943" calcext:value-type="float">
            <text:p>0.596943</text:p>
          </table:table-cell>
          <table:table-cell office:value-type="float" office:value="2.65086" calcext:value-type="float">
            <text:p>2.6508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.27461" calcext:value-type="float">
            <text:p>-1.27461</text:p>
          </table:table-cell>
          <table:table-cell office:value-type="float" office:value="10.768" calcext:value-type="float">
            <text:p>10.768</text:p>
          </table:table-cell>
          <table:table-cell office:value-type="float" office:value="5.10177" calcext:value-type="float">
            <text:p>5.10177</text:p>
          </table:table-cell>
          <table:table-cell office:value-type="float" office:value="4.34053" calcext:value-type="float">
            <text:p>4.34053</text:p>
          </table:table-cell>
          <table:table-cell office:value-type="float" office:value="0.213157" calcext:value-type="float">
            <text:p>0.213157</text:p>
          </table:table-cell>
          <table:table-cell office:value-type="float" office:value="0.117344" calcext:value-type="float">
            <text:p>0.117344</text:p>
          </table:table-cell>
          <table:table-cell office:value-type="float" office:value="0.135094" calcext:value-type="float">
            <text:p>0.135094</text:p>
          </table:table-cell>
          <table:table-cell office:value-type="float" office:value="0.52705" calcext:value-type="float">
            <text:p>0.52705</text:p>
          </table:table-cell>
          <table:table-cell office:value-type="float" office:value="0.595644" calcext:value-type="float">
            <text:p>0.595644</text:p>
          </table:table-cell>
          <table:table-cell office:value-type="float" office:value="1.27442" calcext:value-type="float">
            <text:p>1.274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40772" calcext:value-type="float">
            <text:p>-1.40772</text:p>
          </table:table-cell>
          <table:table-cell office:value-type="float" office:value="10.5118" calcext:value-type="float">
            <text:p>10.5118</text:p>
          </table:table-cell>
          <table:table-cell office:value-type="float" office:value="5.16211" calcext:value-type="float">
            <text:p>5.16211</text:p>
          </table:table-cell>
          <table:table-cell office:value-type="float" office:value="4.3359" calcext:value-type="float">
            <text:p>4.3359</text:p>
          </table:table-cell>
          <table:table-cell office:value-type="float" office:value="0.195219" calcext:value-type="float">
            <text:p>0.195219</text:p>
          </table:table-cell>
          <table:table-cell office:value-type="float" office:value="0.117092" calcext:value-type="float">
            <text:p>0.117092</text:p>
          </table:table-cell>
          <table:table-cell office:value-type="float" office:value="0.134806" calcext:value-type="float">
            <text:p>0.134806</text:p>
          </table:table-cell>
          <table:table-cell office:value-type="float" office:value="0.525971" calcext:value-type="float">
            <text:p>0.525971</text:p>
          </table:table-cell>
          <table:table-cell office:value-type="float" office:value="0.594358" calcext:value-type="float">
            <text:p>0.594358</text:p>
          </table:table-cell>
          <table:table-cell office:value-type="float" office:value="0.969374" calcext:value-type="float">
            <text:p>0.969374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.50044" calcext:value-type="float">
            <text:p>-1.50044</text:p>
          </table:table-cell>
          <table:table-cell office:value-type="float" office:value="10.2478" calcext:value-type="float">
            <text:p>10.2478</text:p>
          </table:table-cell>
          <table:table-cell office:value-type="float" office:value="5.23865" calcext:value-type="float">
            <text:p>5.23865</text:p>
          </table:table-cell>
          <table:table-cell office:value-type="float" office:value="4.35326" calcext:value-type="float">
            <text:p>4.35326</text:p>
          </table:table-cell>
          <table:table-cell office:value-type="float" office:value="0.208985" calcext:value-type="float">
            <text:p>0.208985</text:p>
          </table:table-cell>
          <table:table-cell office:value-type="float" office:value="0.116846" calcext:value-type="float">
            <text:p>0.116846</text:p>
          </table:table-cell>
          <table:table-cell office:value-type="float" office:value="0.134516" calcext:value-type="float">
            <text:p>0.134516</text:p>
          </table:table-cell>
          <table:table-cell office:value-type="float" office:value="0.524928" calcext:value-type="float">
            <text:p>0.524928</text:p>
          </table:table-cell>
          <table:table-cell office:value-type="float" office:value="0.59313" calcext:value-type="float">
            <text:p>0.59313</text:p>
          </table:table-cell>
          <table:table-cell office:value-type="float" office:value="1.2502" calcext:value-type="float">
            <text:p>1.25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59617" calcext:value-type="float">
            <text:p>-1.59617</text:p>
          </table:table-cell>
          <table:table-cell office:value-type="float" office:value="10.0386" calcext:value-type="float">
            <text:p>10.0386</text:p>
          </table:table-cell>
          <table:table-cell office:value-type="float" office:value="5.19197" calcext:value-type="float">
            <text:p>5.19197</text:p>
          </table:table-cell>
          <table:table-cell office:value-type="float" office:value="4.35742" calcext:value-type="float">
            <text:p>4.35742</text:p>
          </table:table-cell>
          <table:table-cell office:value-type="float" office:value="0.202671" calcext:value-type="float">
            <text:p>0.202671</text:p>
          </table:table-cell>
          <table:table-cell office:value-type="float" office:value="0.116604" calcext:value-type="float">
            <text:p>0.116604</text:p>
          </table:table-cell>
          <table:table-cell office:value-type="float" office:value="0.134235" calcext:value-type="float">
            <text:p>0.134235</text:p>
          </table:table-cell>
          <table:table-cell office:value-type="float" office:value="0.523902" calcext:value-type="float">
            <text:p>0.523902</text:p>
          </table:table-cell>
          <table:table-cell office:value-type="float" office:value="0.591874" calcext:value-type="float">
            <text:p>0.591874</text:p>
          </table:table-cell>
          <table:table-cell office:value-type="float" office:value="2.10242" calcext:value-type="float">
            <text:p>2.10242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.68237" calcext:value-type="float">
            <text:p>-1.68237</text:p>
          </table:table-cell>
          <table:table-cell office:value-type="float" office:value="9.81069" calcext:value-type="float">
            <text:p>9.81069</text:p>
          </table:table-cell>
          <table:table-cell office:value-type="float" office:value="5.13999" calcext:value-type="float">
            <text:p>5.13999</text:p>
          </table:table-cell>
          <table:table-cell office:value-type="float" office:value="4.3643" calcext:value-type="float">
            <text:p>4.3643</text:p>
          </table:table-cell>
          <table:table-cell office:value-type="float" office:value="0.195823" calcext:value-type="float">
            <text:p>0.195823</text:p>
          </table:table-cell>
          <table:table-cell office:value-type="float" office:value="0.116374" calcext:value-type="float">
            <text:p>0.116374</text:p>
          </table:table-cell>
          <table:table-cell office:value-type="float" office:value="0.133966" calcext:value-type="float">
            <text:p>0.133966</text:p>
          </table:table-cell>
          <table:table-cell office:value-type="float" office:value="0.522917" calcext:value-type="float">
            <text:p>0.522917</text:p>
          </table:table-cell>
          <table:table-cell office:value-type="float" office:value="0.59061" calcext:value-type="float">
            <text:p>0.59061</text:p>
          </table:table-cell>
          <table:table-cell office:value-type="float" office:value="0.581446" calcext:value-type="float">
            <text:p>0.5814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75552" calcext:value-type="float">
            <text:p>-1.75552</text:p>
          </table:table-cell>
          <table:table-cell office:value-type="float" office:value="9.59231" calcext:value-type="float">
            <text:p>9.59231</text:p>
          </table:table-cell>
          <table:table-cell office:value-type="float" office:value="5.09549" calcext:value-type="float">
            <text:p>5.09549</text:p>
          </table:table-cell>
          <table:table-cell office:value-type="float" office:value="4.37704" calcext:value-type="float">
            <text:p>4.37704</text:p>
          </table:table-cell>
          <table:table-cell office:value-type="float" office:value="0.199748" calcext:value-type="float">
            <text:p>0.199748</text:p>
          </table:table-cell>
          <table:table-cell office:value-type="float" office:value="0.116184" calcext:value-type="float">
            <text:p>0.116184</text:p>
          </table:table-cell>
          <table:table-cell office:value-type="float" office:value="0.133732" calcext:value-type="float">
            <text:p>0.133732</text:p>
          </table:table-cell>
          <table:table-cell office:value-type="float" office:value="0.522023" calcext:value-type="float">
            <text:p>0.522023</text:p>
          </table:table-cell>
          <table:table-cell office:value-type="float" office:value="0.589353" calcext:value-type="float">
            <text:p>0.589353</text:p>
          </table:table-cell>
          <table:table-cell office:value-type="float" office:value="0.811695" calcext:value-type="float">
            <text:p>0.811695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.87043" calcext:value-type="float">
            <text:p>-1.87043</text:p>
          </table:table-cell>
          <table:table-cell office:value-type="float" office:value="9.33793" calcext:value-type="float">
            <text:p>9.33793</text:p>
          </table:table-cell>
          <table:table-cell office:value-type="float" office:value="5.1828" calcext:value-type="float">
            <text:p>5.1828</text:p>
          </table:table-cell>
          <table:table-cell office:value-type="float" office:value="4.37884" calcext:value-type="float">
            <text:p>4.37884</text:p>
          </table:table-cell>
          <table:table-cell office:value-type="float" office:value="0.195127" calcext:value-type="float">
            <text:p>0.195127</text:p>
          </table:table-cell>
          <table:table-cell office:value-type="float" office:value="0.115961" calcext:value-type="float">
            <text:p>0.115961</text:p>
          </table:table-cell>
          <table:table-cell office:value-type="float" office:value="0.133479" calcext:value-type="float">
            <text:p>0.133479</text:p>
          </table:table-cell>
          <table:table-cell office:value-type="float" office:value="0.52106" calcext:value-type="float">
            <text:p>0.52106</text:p>
          </table:table-cell>
          <table:table-cell office:value-type="float" office:value="0.588117" calcext:value-type="float">
            <text:p>0.588117</text:p>
          </table:table-cell>
          <table:table-cell office:value-type="float" office:value="2.54881" calcext:value-type="float">
            <text:p>2.5488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95672" calcext:value-type="float">
            <text:p>-1.95672</text:p>
          </table:table-cell>
          <table:table-cell office:value-type="float" office:value="9.04247" calcext:value-type="float">
            <text:p>9.04247</text:p>
          </table:table-cell>
          <table:table-cell office:value-type="float" office:value="5.25731" calcext:value-type="float">
            <text:p>5.25731</text:p>
          </table:table-cell>
          <table:table-cell office:value-type="float" office:value="4.39296" calcext:value-type="float">
            <text:p>4.39296</text:p>
          </table:table-cell>
          <table:table-cell office:value-type="float" office:value="0.198915" calcext:value-type="float">
            <text:p>0.198915</text:p>
          </table:table-cell>
          <table:table-cell office:value-type="float" office:value="0.11575" calcext:value-type="float">
            <text:p>0.11575</text:p>
          </table:table-cell>
          <table:table-cell office:value-type="float" office:value="0.133198" calcext:value-type="float">
            <text:p>0.133198</text:p>
          </table:table-cell>
          <table:table-cell office:value-type="float" office:value="0.520141" calcext:value-type="float">
            <text:p>0.520141</text:p>
          </table:table-cell>
          <table:table-cell office:value-type="float" office:value="0.586954" calcext:value-type="float">
            <text:p>0.586954</text:p>
          </table:table-cell>
          <table:table-cell office:value-type="float" office:value="3.917" calcext:value-type="float">
            <text:p>3.917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.03878" calcext:value-type="float">
            <text:p>-2.03878</text:p>
          </table:table-cell>
          <table:table-cell office:value-type="float" office:value="8.8225" calcext:value-type="float">
            <text:p>8.8225</text:p>
          </table:table-cell>
          <table:table-cell office:value-type="float" office:value="5.16582" calcext:value-type="float">
            <text:p>5.16582</text:p>
          </table:table-cell>
          <table:table-cell office:value-type="float" office:value="4.39451" calcext:value-type="float">
            <text:p>4.39451</text:p>
          </table:table-cell>
          <table:table-cell office:value-type="float" office:value="0.183264" calcext:value-type="float">
            <text:p>0.183264</text:p>
          </table:table-cell>
          <table:table-cell office:value-type="float" office:value="0.115559" calcext:value-type="float">
            <text:p>0.115559</text:p>
          </table:table-cell>
          <table:table-cell office:value-type="float" office:value="0.132921" calcext:value-type="float">
            <text:p>0.132921</text:p>
          </table:table-cell>
          <table:table-cell office:value-type="float" office:value="0.519255" calcext:value-type="float">
            <text:p>0.519255</text:p>
          </table:table-cell>
          <table:table-cell office:value-type="float" office:value="0.58573" calcext:value-type="float">
            <text:p>0.58573</text:p>
          </table:table-cell>
          <table:table-cell office:value-type="float" office:value="1.96027" calcext:value-type="float">
            <text:p>1.960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13646" calcext:value-type="float">
            <text:p>-2.13646</text:p>
          </table:table-cell>
          <table:table-cell office:value-type="float" office:value="8.56985" calcext:value-type="float">
            <text:p>8.56985</text:p>
          </table:table-cell>
          <table:table-cell office:value-type="float" office:value="5.19146" calcext:value-type="float">
            <text:p>5.19146</text:p>
          </table:table-cell>
          <table:table-cell office:value-type="float" office:value="4.39695" calcext:value-type="float">
            <text:p>4.39695</text:p>
          </table:table-cell>
          <table:table-cell office:value-type="float" office:value="0.175385" calcext:value-type="float">
            <text:p>0.175385</text:p>
          </table:table-cell>
          <table:table-cell office:value-type="float" office:value="0.115359" calcext:value-type="float">
            <text:p>0.115359</text:p>
          </table:table-cell>
          <table:table-cell office:value-type="float" office:value="0.132642" calcext:value-type="float">
            <text:p>0.132642</text:p>
          </table:table-cell>
          <table:table-cell office:value-type="float" office:value="0.518347" calcext:value-type="float">
            <text:p>0.518347</text:p>
          </table:table-cell>
          <table:table-cell office:value-type="float" office:value="0.584522" calcext:value-type="float">
            <text:p>0.584522</text:p>
          </table:table-cell>
          <table:table-cell office:value-type="float" office:value="0.150629" calcext:value-type="float">
            <text:p>0.15062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.26764" calcext:value-type="float">
            <text:p>-2.26764</text:p>
          </table:table-cell>
          <table:table-cell office:value-type="float" office:value="8.31353" calcext:value-type="float">
            <text:p>8.31353</text:p>
          </table:table-cell>
          <table:table-cell office:value-type="float" office:value="5.24179" calcext:value-type="float">
            <text:p>5.24179</text:p>
          </table:table-cell>
          <table:table-cell office:value-type="float" office:value="4.38436" calcext:value-type="float">
            <text:p>4.38436</text:p>
          </table:table-cell>
          <table:table-cell office:value-type="float" office:value="0.149566" calcext:value-type="float">
            <text:p>0.149566</text:p>
          </table:table-cell>
          <table:table-cell office:value-type="float" office:value="0.115119" calcext:value-type="float">
            <text:p>0.115119</text:p>
          </table:table-cell>
          <table:table-cell office:value-type="float" office:value="0.132368" calcext:value-type="float">
            <text:p>0.132368</text:p>
          </table:table-cell>
          <table:table-cell office:value-type="float" office:value="0.517319" calcext:value-type="float">
            <text:p>0.517319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2.83623" calcext:value-type="float">
            <text:p>2.8362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31087" calcext:value-type="float">
            <text:p>-2.31087</text:p>
          </table:table-cell>
          <table:table-cell office:value-type="float" office:value="8.08343" calcext:value-type="float">
            <text:p>8.08343</text:p>
          </table:table-cell>
          <table:table-cell office:value-type="float" office:value="5.18125" calcext:value-type="float">
            <text:p>5.18125</text:p>
          </table:table-cell>
          <table:table-cell office:value-type="float" office:value="4.40678" calcext:value-type="float">
            <text:p>4.40678</text:p>
          </table:table-cell>
          <table:table-cell office:value-type="float" office:value="0.167097" calcext:value-type="float">
            <text:p>0.167097</text:p>
          </table:table-cell>
          <table:table-cell office:value-type="float" office:value="0.114932" calcext:value-type="float">
            <text:p>0.114932</text:p>
          </table:table-cell>
          <table:table-cell office:value-type="float" office:value="0.132093" calcext:value-type="float">
            <text:p>0.132093</text:p>
          </table:table-cell>
          <table:table-cell office:value-type="float" office:value="0.516454" calcext:value-type="float">
            <text:p>0.516454</text:p>
          </table:table-cell>
          <table:table-cell office:value-type="float" office:value="0.582136" calcext:value-type="float">
            <text:p>0.582136</text:p>
          </table:table-cell>
          <table:table-cell office:value-type="float" office:value="0.815898" calcext:value-type="float">
            <text:p>0.815898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.36828" calcext:value-type="float">
            <text:p>-2.36828</text:p>
          </table:table-cell>
          <table:table-cell office:value-type="float" office:value="7.87462" calcext:value-type="float">
            <text:p>7.87462</text:p>
          </table:table-cell>
          <table:table-cell office:value-type="float" office:value="5.09127" calcext:value-type="float">
            <text:p>5.09127</text:p>
          </table:table-cell>
          <table:table-cell office:value-type="float" office:value="4.41774" calcext:value-type="float">
            <text:p>4.41774</text:p>
          </table:table-cell>
          <table:table-cell office:value-type="float" office:value="0.168467" calcext:value-type="float">
            <text:p>0.168467</text:p>
          </table:table-cell>
          <table:table-cell office:value-type="float" office:value="0.114825" calcext:value-type="float">
            <text:p>0.114825</text:p>
          </table:table-cell>
          <table:table-cell office:value-type="float" office:value="0.131843" calcext:value-type="float">
            <text:p>0.131843</text:p>
          </table:table-cell>
          <table:table-cell office:value-type="float" office:value="0.515732" calcext:value-type="float">
            <text:p>0.515732</text:p>
          </table:table-cell>
          <table:table-cell office:value-type="float" office:value="0.580932" calcext:value-type="float">
            <text:p>0.580932</text:p>
          </table:table-cell>
          <table:table-cell office:value-type="float" office:value="5.48481" calcext:value-type="float">
            <text:p>5.4848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48511" calcext:value-type="float">
            <text:p>-2.48511</text:p>
          </table:table-cell>
          <table:table-cell office:value-type="float" office:value="7.62141" calcext:value-type="float">
            <text:p>7.62141</text:p>
          </table:table-cell>
          <table:table-cell office:value-type="float" office:value="5.14282" calcext:value-type="float">
            <text:p>5.14282</text:p>
          </table:table-cell>
          <table:table-cell office:value-type="float" office:value="4.40892" calcext:value-type="float">
            <text:p>4.40892</text:p>
          </table:table-cell>
          <table:table-cell office:value-type="float" office:value="0.148532" calcext:value-type="float">
            <text:p>0.148532</text:p>
          </table:table-cell>
          <table:table-cell office:value-type="float" office:value="0.114646" calcext:value-type="float">
            <text:p>0.114646</text:p>
          </table:table-cell>
          <table:table-cell office:value-type="float" office:value="0.131585" calcext:value-type="float">
            <text:p>0.131585</text:p>
          </table:table-cell>
          <table:table-cell office:value-type="float" office:value="0.514868" calcext:value-type="float">
            <text:p>0.514868</text:p>
          </table:table-cell>
          <table:table-cell office:value-type="float" office:value="0.579737" calcext:value-type="float">
            <text:p>0.579737</text:p>
          </table:table-cell>
          <table:table-cell office:value-type="float" office:value="0.794513" calcext:value-type="float">
            <text:p>0.794513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.64486" calcext:value-type="float">
            <text:p>-2.64486</text:p>
          </table:table-cell>
          <table:table-cell office:value-type="float" office:value="7.38669" calcext:value-type="float">
            <text:p>7.38669</text:p>
          </table:table-cell>
          <table:table-cell office:value-type="float" office:value="5.12203" calcext:value-type="float">
            <text:p>5.12203</text:p>
          </table:table-cell>
          <table:table-cell office:value-type="float" office:value="4.37134" calcext:value-type="float">
            <text:p>4.37134</text:p>
          </table:table-cell>
          <table:table-cell office:value-type="float" office:value="0.0845303" calcext:value-type="float">
            <text:p>0.0845303</text:p>
          </table:table-cell>
          <table:table-cell office:value-type="float" office:value="0.114415" calcext:value-type="float">
            <text:p>0.114415</text:p>
          </table:table-cell>
          <table:table-cell office:value-type="float" office:value="0.131339" calcext:value-type="float">
            <text:p>0.131339</text:p>
          </table:table-cell>
          <table:table-cell office:value-type="float" office:value="0.513816" calcext:value-type="float">
            <text:p>0.513816</text:p>
          </table:table-cell>
          <table:table-cell office:value-type="float" office:value="0.578564" calcext:value-type="float">
            <text:p>0.578564</text:p>
          </table:table-cell>
          <table:table-cell office:value-type="float" office:value="5.78742" calcext:value-type="float">
            <text:p>5.787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75119" calcext:value-type="float">
            <text:p>-2.75119</text:p>
          </table:table-cell>
          <table:table-cell office:value-type="float" office:value="7.12966" calcext:value-type="float">
            <text:p>7.12966</text:p>
          </table:table-cell>
          <table:table-cell office:value-type="float" office:value="5.1641" calcext:value-type="float">
            <text:p>5.1641</text:p>
          </table:table-cell>
          <table:table-cell office:value-type="float" office:value="4.36829" calcext:value-type="float">
            <text:p>4.36829</text:p>
          </table:table-cell>
          <table:table-cell office:value-type="float" office:value="0.0758791" calcext:value-type="float">
            <text:p>0.0758791</text:p>
          </table:table-cell>
          <table:table-cell office:value-type="float" office:value="0.114203" calcext:value-type="float">
            <text:p>0.114203</text:p>
          </table:table-cell>
          <table:table-cell office:value-type="float" office:value="0.131083" calcext:value-type="float">
            <text:p>0.131083</text:p>
          </table:table-cell>
          <table:table-cell office:value-type="float" office:value="0.512767" calcext:value-type="float">
            <text:p>0.512767</text:p>
          </table:table-cell>
          <table:table-cell office:value-type="float" office:value="0.577387" calcext:value-type="float">
            <text:p>0.577387</text:p>
          </table:table-cell>
          <table:table-cell office:value-type="float" office:value="0.382327" calcext:value-type="float">
            <text:p>0.382327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.81167" calcext:value-type="float">
            <text:p>-2.81167</text:p>
          </table:table-cell>
          <table:table-cell office:value-type="float" office:value="6.89701" calcext:value-type="float">
            <text:p>6.89701</text:p>
          </table:table-cell>
          <table:table-cell office:value-type="float" office:value="5.15302" calcext:value-type="float">
            <text:p>5.15302</text:p>
          </table:table-cell>
          <table:table-cell office:value-type="float" office:value="4.38628" calcext:value-type="float">
            <text:p>4.38628</text:p>
          </table:table-cell>
          <table:table-cell office:value-type="float" office:value="0.0981082" calcext:value-type="float">
            <text:p>0.0981082</text:p>
          </table:table-cell>
          <table:table-cell office:value-type="float" office:value="0.113972" calcext:value-type="float">
            <text:p>0.113972</text:p>
          </table:table-cell>
          <table:table-cell office:value-type="float" office:value="0.13084" calcext:value-type="float">
            <text:p>0.13084</text:p>
          </table:table-cell>
          <table:table-cell office:value-type="float" office:value="0.511748" calcext:value-type="float">
            <text:p>0.511748</text:p>
          </table:table-cell>
          <table:table-cell office:value-type="float" office:value="0.576214" calcext:value-type="float">
            <text:p>0.576214</text:p>
          </table:table-cell>
          <table:table-cell office:value-type="float" office:value="1.60944" calcext:value-type="float">
            <text:p>1.609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8484" calcext:value-type="float">
            <text:p>-2.8484</text:p>
          </table:table-cell>
          <table:table-cell office:value-type="float" office:value="6.69476" calcext:value-type="float">
            <text:p>6.69476</text:p>
          </table:table-cell>
          <table:table-cell office:value-type="float" office:value="5.04757" calcext:value-type="float">
            <text:p>5.04757</text:p>
          </table:table-cell>
          <table:table-cell office:value-type="float" office:value="4.40577" calcext:value-type="float">
            <text:p>4.40577</text:p>
          </table:table-cell>
          <table:table-cell office:value-type="float" office:value="0.115348" calcext:value-type="float">
            <text:p>0.115348</text:p>
          </table:table-cell>
          <table:table-cell office:value-type="float" office:value="0.113771" calcext:value-type="float">
            <text:p>0.113771</text:p>
          </table:table-cell>
          <table:table-cell office:value-type="float" office:value="0.130681" calcext:value-type="float">
            <text:p>0.130681</text:p>
          </table:table-cell>
          <table:table-cell office:value-type="float" office:value="0.510869" calcext:value-type="float">
            <text:p>0.510869</text:p>
          </table:table-cell>
          <table:table-cell office:value-type="float" office:value="0.575077" calcext:value-type="float">
            <text:p>0.575077</text:p>
          </table:table-cell>
          <table:table-cell office:value-type="float" office:value="2.33346" calcext:value-type="float">
            <text:p>2.3334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.90405" calcext:value-type="float">
            <text:p>-2.90405</text:p>
          </table:table-cell>
          <table:table-cell office:value-type="float" office:value="6.47896" calcext:value-type="float">
            <text:p>6.47896</text:p>
          </table:table-cell>
          <table:table-cell office:value-type="float" office:value="4.9288" calcext:value-type="float">
            <text:p>4.9288</text:p>
          </table:table-cell>
          <table:table-cell office:value-type="float" office:value="4.40843" calcext:value-type="float">
            <text:p>4.40843</text:p>
          </table:table-cell>
          <table:table-cell office:value-type="float" office:value="0.100082" calcext:value-type="float">
            <text:p>0.100082</text:p>
          </table:table-cell>
          <table:table-cell office:value-type="float" office:value="0.113632" calcext:value-type="float">
            <text:p>0.113632</text:p>
          </table:table-cell>
          <table:table-cell office:value-type="float" office:value="0.130611" calcext:value-type="float">
            <text:p>0.130611</text:p>
          </table:table-cell>
          <table:table-cell office:value-type="float" office:value="0.510071" calcext:value-type="float">
            <text:p>0.510071</text:p>
          </table:table-cell>
          <table:table-cell office:value-type="float" office:value="0.574064" calcext:value-type="float">
            <text:p>0.574064</text:p>
          </table:table-cell>
          <table:table-cell office:value-type="float" office:value="3.69755" calcext:value-type="float">
            <text:p>3.6975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95957" calcext:value-type="float">
            <text:p>-2.95957</text:p>
          </table:table-cell>
          <table:table-cell office:value-type="float" office:value="6.24438" calcext:value-type="float">
            <text:p>6.24438</text:p>
          </table:table-cell>
          <table:table-cell office:value-type="float" office:value="4.91151" calcext:value-type="float">
            <text:p>4.91151</text:p>
          </table:table-cell>
          <table:table-cell office:value-type="float" office:value="4.42057" calcext:value-type="float">
            <text:p>4.42057</text:p>
          </table:table-cell>
          <table:table-cell office:value-type="float" office:value="0.10809" calcext:value-type="float">
            <text:p>0.10809</text:p>
          </table:table-cell>
          <table:table-cell office:value-type="float" office:value="0.113587" calcext:value-type="float">
            <text:p>0.113587</text:p>
          </table:table-cell>
          <table:table-cell office:value-type="float" office:value="0.130582" calcext:value-type="float">
            <text:p>0.130582</text:p>
          </table:table-cell>
          <table:table-cell office:value-type="float" office:value="0.509404" calcext:value-type="float">
            <text:p>0.509404</text:p>
          </table:table-cell>
          <table:table-cell office:value-type="float" office:value="0.573058" calcext:value-type="float">
            <text:p>0.573058</text:p>
          </table:table-cell>
          <table:table-cell office:value-type="float" office:value="0.200751" calcext:value-type="float">
            <text:p>0.200751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3.08095" calcext:value-type="float">
            <text:p>-3.08095</text:p>
          </table:table-cell>
          <table:table-cell office:value-type="float" office:value="5.99414" calcext:value-type="float">
            <text:p>5.99414</text:p>
          </table:table-cell>
          <table:table-cell office:value-type="float" office:value="4.99339" calcext:value-type="float">
            <text:p>4.99339</text:p>
          </table:table-cell>
          <table:table-cell office:value-type="float" office:value="4.4079" calcext:value-type="float">
            <text:p>4.4079</text:p>
          </table:table-cell>
          <table:table-cell office:value-type="float" office:value="0.0895231" calcext:value-type="float">
            <text:p>0.0895231</text:p>
          </table:table-cell>
          <table:table-cell office:value-type="float" office:value="0.113437" calcext:value-type="float">
            <text:p>0.113437</text:p>
          </table:table-cell>
          <table:table-cell office:value-type="float" office:value="0.130535" calcext:value-type="float">
            <text:p>0.130535</text:p>
          </table:table-cell>
          <table:table-cell office:value-type="float" office:value="0.508568" calcext:value-type="float">
            <text:p>0.508568</text:p>
          </table:table-cell>
          <table:table-cell office:value-type="float" office:value="0.571985" calcext:value-type="float">
            <text:p>0.571985</text:p>
          </table:table-cell>
          <table:table-cell office:value-type="float" office:value="3.79656" calcext:value-type="float">
            <text:p>3.796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16937" calcext:value-type="float">
            <text:p>-3.16937</text:p>
          </table:table-cell>
          <table:table-cell office:value-type="float" office:value="5.71587" calcext:value-type="float">
            <text:p>5.71587</text:p>
          </table:table-cell>
          <table:table-cell office:value-type="float" office:value="5.06988" calcext:value-type="float">
            <text:p>5.06988</text:p>
          </table:table-cell>
          <table:table-cell office:value-type="float" office:value="4.40997" calcext:value-type="float">
            <text:p>4.40997</text:p>
          </table:table-cell>
          <table:table-cell office:value-type="float" office:value="0.0858964" calcext:value-type="float">
            <text:p>0.0858964</text:p>
          </table:table-cell>
          <table:table-cell office:value-type="float" office:value="0.113281" calcext:value-type="float">
            <text:p>0.113281</text:p>
          </table:table-cell>
          <table:table-cell office:value-type="float" office:value="0.130386" calcext:value-type="float">
            <text:p>0.130386</text:p>
          </table:table-cell>
          <table:table-cell office:value-type="float" office:value="0.507715" calcext:value-type="float">
            <text:p>0.507715</text:p>
          </table:table-cell>
          <table:table-cell office:value-type="float" office:value="0.570862" calcext:value-type="float">
            <text:p>0.570862</text:p>
          </table:table-cell>
          <table:table-cell office:value-type="float" office:value="1.85725" calcext:value-type="float">
            <text:p>1.85725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3.2786" calcext:value-type="float">
            <text:p>-3.2786</text:p>
          </table:table-cell>
          <table:table-cell office:value-type="float" office:value="5.46887" calcext:value-type="float">
            <text:p>5.46887</text:p>
          </table:table-cell>
          <table:table-cell office:value-type="float" office:value="5.05848" calcext:value-type="float">
            <text:p>5.05848</text:p>
          </table:table-cell>
          <table:table-cell office:value-type="float" office:value="4.39096" calcext:value-type="float">
            <text:p>4.39096</text:p>
          </table:table-cell>
          <table:table-cell office:value-type="float" office:value="0.0462982" calcext:value-type="float">
            <text:p>0.0462982</text:p>
          </table:table-cell>
          <table:table-cell office:value-type="float" office:value="0.113084" calcext:value-type="float">
            <text:p>0.113084</text:p>
          </table:table-cell>
          <table:table-cell office:value-type="float" office:value="0.130234" calcext:value-type="float">
            <text:p>0.130234</text:p>
          </table:table-cell>
          <table:table-cell office:value-type="float" office:value="0.50676" calcext:value-type="float">
            <text:p>0.50676</text:p>
          </table:table-cell>
          <table:table-cell office:value-type="float" office:value="0.56977" calcext:value-type="float">
            <text:p>0.56977</text:p>
          </table:table-cell>
          <table:table-cell office:value-type="float" office:value="2.40737" calcext:value-type="float">
            <text:p>2.4073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37904" calcext:value-type="float">
            <text:p>-3.37904</text:p>
          </table:table-cell>
          <table:table-cell office:value-type="float" office:value="5.20424" calcext:value-type="float">
            <text:p>5.20424</text:p>
          </table:table-cell>
          <table:table-cell office:value-type="float" office:value="5.11868" calcext:value-type="float">
            <text:p>5.11868</text:p>
          </table:table-cell>
          <table:table-cell office:value-type="float" office:value="4.387" calcext:value-type="float">
            <text:p>4.387</text:p>
          </table:table-cell>
          <table:table-cell office:value-type="float" office:value="0.0388317" calcext:value-type="float">
            <text:p>0.0388317</text:p>
          </table:table-cell>
          <table:table-cell office:value-type="float" office:value="0.112872" calcext:value-type="float">
            <text:p>0.112872</text:p>
          </table:table-cell>
          <table:table-cell office:value-type="float" office:value="0.13004" calcext:value-type="float">
            <text:p>0.13004</text:p>
          </table:table-cell>
          <table:table-cell office:value-type="float" office:value="0.505784" calcext:value-type="float">
            <text:p>0.505784</text:p>
          </table:table-cell>
          <table:table-cell office:value-type="float" office:value="0.568654" calcext:value-type="float">
            <text:p>0.568654</text:p>
          </table:table-cell>
          <table:table-cell office:value-type="float" office:value="0.710509" calcext:value-type="float">
            <text:p>0.71050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3.4476" calcext:value-type="float">
            <text:p>-3.4476</text:p>
          </table:table-cell>
          <table:table-cell office:value-type="float" office:value="4.95881" calcext:value-type="float">
            <text:p>4.95881</text:p>
          </table:table-cell>
          <table:table-cell office:value-type="float" office:value="5.12673" calcext:value-type="float">
            <text:p>5.12673</text:p>
          </table:table-cell>
          <table:table-cell office:value-type="float" office:value="4.39814" calcext:value-type="float">
            <text:p>4.39814</text:p>
          </table:table-cell>
          <table:table-cell office:value-type="float" office:value="0.0540712" calcext:value-type="float">
            <text:p>0.0540712</text:p>
          </table:table-cell>
          <table:table-cell office:value-type="float" office:value="0.112681" calcext:value-type="float">
            <text:p>0.112681</text:p>
          </table:table-cell>
          <table:table-cell office:value-type="float" office:value="0.129847" calcext:value-type="float">
            <text:p>0.129847</text:p>
          </table:table-cell>
          <table:table-cell office:value-type="float" office:value="0.504861" calcext:value-type="float">
            <text:p>0.504861</text:p>
          </table:table-cell>
          <table:table-cell office:value-type="float" office:value="0.567537" calcext:value-type="float">
            <text:p>0.567537</text:p>
          </table:table-cell>
          <table:table-cell office:value-type="float" office:value="0.178033" calcext:value-type="float">
            <text:p>0.1780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5685" calcext:value-type="float">
            <text:p>-3.5685</text:p>
          </table:table-cell>
          <table:table-cell office:value-type="float" office:value="4.67391" calcext:value-type="float">
            <text:p>4.67391</text:p>
          </table:table-cell>
          <table:table-cell office:value-type="float" office:value="5.2378" calcext:value-type="float">
            <text:p>5.2378</text:p>
          </table:table-cell>
          <table:table-cell office:value-type="float" office:value="4.388" calcext:value-type="float">
            <text:p>4.388</text:p>
          </table:table-cell>
          <table:table-cell office:value-type="float" office:value="0.0395442" calcext:value-type="float">
            <text:p>0.0395442</text:p>
          </table:table-cell>
          <table:table-cell office:value-type="float" office:value="0.112461" calcext:value-type="float">
            <text:p>0.112461</text:p>
          </table:table-cell>
          <table:table-cell office:value-type="float" office:value="0.129602" calcext:value-type="float">
            <text:p>0.129602</text:p>
          </table:table-cell>
          <table:table-cell office:value-type="float" office:value="0.503885" calcext:value-type="float">
            <text:p>0.503885</text:p>
          </table:table-cell>
          <table:table-cell office:value-type="float" office:value="0.566436" calcext:value-type="float">
            <text:p>0.566436</text:p>
          </table:table-cell>
          <table:table-cell office:value-type="float" office:value="2.24297" calcext:value-type="float">
            <text:p>2.24297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3.6795" calcext:value-type="float">
            <text:p>-3.6795</text:p>
          </table:table-cell>
          <table:table-cell office:value-type="float" office:value="4.41966" calcext:value-type="float">
            <text:p>4.41966</text:p>
          </table:table-cell>
          <table:table-cell office:value-type="float" office:value="5.23744" calcext:value-type="float">
            <text:p>5.23744</text:p>
          </table:table-cell>
          <table:table-cell office:value-type="float" office:value="4.36874" calcext:value-type="float">
            <text:p>4.36874</text:p>
          </table:table-cell>
          <table:table-cell office:value-type="float" office:value="0.000911929" calcext:value-type="float">
            <text:p>0.000911929</text:p>
          </table:table-cell>
          <table:table-cell office:value-type="float" office:value="0.112246" calcext:value-type="float">
            <text:p>0.112246</text:p>
          </table:table-cell>
          <table:table-cell office:value-type="float" office:value="0.129352" calcext:value-type="float">
            <text:p>0.129352</text:p>
          </table:table-cell>
          <table:table-cell office:value-type="float" office:value="0.502902" calcext:value-type="float">
            <text:p>0.502902</text:p>
          </table:table-cell>
          <table:table-cell office:value-type="float" office:value="0.565332" calcext:value-type="float">
            <text:p>0.565332</text:p>
          </table:table-cell>
          <table:table-cell office:value-type="float" office:value="2.29959" calcext:value-type="float">
            <text:p>2.299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81763" calcext:value-type="float">
            <text:p>-3.81763</text:p>
          </table:table-cell>
          <table:table-cell office:value-type="float" office:value="4.14213" calcext:value-type="float">
            <text:p>4.14213</text:p>
          </table:table-cell>
          <table:table-cell office:value-type="float" office:value="5.34357" calcext:value-type="float">
            <text:p>5.34357</text:p>
          </table:table-cell>
          <table:table-cell office:value-type="float" office:value="4.35297" calcext:value-type="float">
            <text:p>4.35297</text:p>
          </table:table-cell>
          <table:table-cell office:value-type="float" office:value="-0.0159863" calcext:value-type="float">
            <text:p>-0.0159863</text:p>
          </table:table-cell>
          <table:table-cell office:value-type="float" office:value="0.112106" calcext:value-type="float">
            <text:p>0.112106</text:p>
          </table:table-cell>
          <table:table-cell office:value-type="float" office:value="0.129105" calcext:value-type="float">
            <text:p>0.129105</text:p>
          </table:table-cell>
          <table:table-cell office:value-type="float" office:value="0.50199" calcext:value-type="float">
            <text:p>0.50199</text:p>
          </table:table-cell>
          <table:table-cell office:value-type="float" office:value="0.564272" calcext:value-type="float">
            <text:p>0.564272</text:p>
          </table:table-cell>
          <table:table-cell office:value-type="float" office:value="2.46201" calcext:value-type="float">
            <text:p>2.46201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3.89673" calcext:value-type="float">
            <text:p>-3.89673</text:p>
          </table:table-cell>
          <table:table-cell office:value-type="float" office:value="3.90297" calcext:value-type="float">
            <text:p>3.90297</text:p>
          </table:table-cell>
          <table:table-cell office:value-type="float" office:value="5.32481" calcext:value-type="float">
            <text:p>5.32481</text:p>
          </table:table-cell>
          <table:table-cell office:value-type="float" office:value="4.36321" calcext:value-type="float">
            <text:p>4.36321</text:p>
          </table:table-cell>
          <table:table-cell office:value-type="float" office:value="0.00513718" calcext:value-type="float">
            <text:p>0.00513718</text:p>
          </table:table-cell>
          <table:table-cell office:value-type="float" office:value="0.111948" calcext:value-type="float">
            <text:p>0.111948</text:p>
          </table:table-cell>
          <table:table-cell office:value-type="float" office:value="0.128856" calcext:value-type="float">
            <text:p>0.128856</text:p>
          </table:table-cell>
          <table:table-cell office:value-type="float" office:value="0.501032" calcext:value-type="float">
            <text:p>0.501032</text:p>
          </table:table-cell>
          <table:table-cell office:value-type="float" office:value="0.563222" calcext:value-type="float">
            <text:p>0.563222</text:p>
          </table:table-cell>
          <table:table-cell office:value-type="float" office:value="1.21195" calcext:value-type="float">
            <text:p>1.2119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96576" calcext:value-type="float">
            <text:p>-3.96576</text:p>
          </table:table-cell>
          <table:table-cell office:value-type="float" office:value="3.67461" calcext:value-type="float">
            <text:p>3.67461</text:p>
          </table:table-cell>
          <table:table-cell office:value-type="float" office:value="5.2622" calcext:value-type="float">
            <text:p>5.2622</text:p>
          </table:table-cell>
          <table:table-cell office:value-type="float" office:value="4.36907" calcext:value-type="float">
            <text:p>4.36907</text:p>
          </table:table-cell>
          <table:table-cell office:value-type="float" office:value="0.0106234" calcext:value-type="float">
            <text:p>0.0106234</text:p>
          </table:table-cell>
          <table:table-cell office:value-type="float" office:value="0.111758" calcext:value-type="float">
            <text:p>0.111758</text:p>
          </table:table-cell>
          <table:table-cell office:value-type="float" office:value="0.128607" calcext:value-type="float">
            <text:p>0.128607</text:p>
          </table:table-cell>
          <table:table-cell office:value-type="float" office:value="0.500064" calcext:value-type="float">
            <text:p>0.500064</text:p>
          </table:table-cell>
          <table:table-cell office:value-type="float" office:value="0.562151" calcext:value-type="float">
            <text:p>0.562151</text:p>
          </table:table-cell>
          <table:table-cell office:value-type="float" office:value="0.745301" calcext:value-type="float">
            <text:p>0.745301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4.06354" calcext:value-type="float">
            <text:p>-4.06354</text:p>
          </table:table-cell>
          <table:table-cell office:value-type="float" office:value="3.47401" calcext:value-type="float">
            <text:p>3.47401</text:p>
          </table:table-cell>
          <table:table-cell office:value-type="float" office:value="5.16881" calcext:value-type="float">
            <text:p>5.16881</text:p>
          </table:table-cell>
          <table:table-cell office:value-type="float" office:value="4.35312" calcext:value-type="float">
            <text:p>4.35312</text:p>
          </table:table-cell>
          <table:table-cell office:value-type="float" office:value="-0.0194593" calcext:value-type="float">
            <text:p>-0.0194593</text:p>
          </table:table-cell>
          <table:table-cell office:value-type="float" office:value="0.111583" calcext:value-type="float">
            <text:p>0.111583</text:p>
          </table:table-cell>
          <table:table-cell office:value-type="float" office:value="0.128394" calcext:value-type="float">
            <text:p>0.128394</text:p>
          </table:table-cell>
          <table:table-cell office:value-type="float" office:value="0.499105" calcext:value-type="float">
            <text:p>0.499105</text:p>
          </table:table-cell>
          <table:table-cell office:value-type="float" office:value="0.561074" calcext:value-type="float">
            <text:p>0.561074</text:p>
          </table:table-cell>
          <table:table-cell office:value-type="float" office:value="4.25264" calcext:value-type="float">
            <text:p>4.2526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15425" calcext:value-type="float">
            <text:p>-4.15425</text:p>
          </table:table-cell>
          <table:table-cell office:value-type="float" office:value="3.22991" calcext:value-type="float">
            <text:p>3.22991</text:p>
          </table:table-cell>
          <table:table-cell office:value-type="float" office:value="5.17282" calcext:value-type="float">
            <text:p>5.17282</text:p>
          </table:table-cell>
          <table:table-cell office:value-type="float" office:value="4.3525" calcext:value-type="float">
            <text:p>4.3525</text:p>
          </table:table-cell>
          <table:table-cell office:value-type="float" office:value="-0.019076" calcext:value-type="float">
            <text:p>-0.019076</text:p>
          </table:table-cell>
          <table:table-cell office:value-type="float" office:value="0.111411" calcext:value-type="float">
            <text:p>0.111411</text:p>
          </table:table-cell>
          <table:table-cell office:value-type="float" office:value="0.128182" calcext:value-type="float">
            <text:p>0.128182</text:p>
          </table:table-cell>
          <table:table-cell office:value-type="float" office:value="0.498149" calcext:value-type="float">
            <text:p>0.498149</text:p>
          </table:table-cell>
          <table:table-cell office:value-type="float" office:value="0.560001" calcext:value-type="float">
            <text:p>0.560001</text:p>
          </table:table-cell>
          <table:table-cell office:value-type="float" office:value="0.00617642" calcext:value-type="float">
            <text:p>0.00617642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4.27252" calcext:value-type="float">
            <text:p>-4.27252</text:p>
          </table:table-cell>
          <table:table-cell office:value-type="float" office:value="2.97179" calcext:value-type="float">
            <text:p>2.97179</text:p>
          </table:table-cell>
          <table:table-cell office:value-type="float" office:value="5.22291" calcext:value-type="float">
            <text:p>5.22291</text:p>
          </table:table-cell>
          <table:table-cell office:value-type="float" office:value="4.3371" calcext:value-type="float">
            <text:p>4.3371</text:p>
          </table:table-cell>
          <table:table-cell office:value-type="float" office:value="-0.0443042" calcext:value-type="float">
            <text:p>-0.0443042</text:p>
          </table:table-cell>
          <table:table-cell office:value-type="float" office:value="0.111299" calcext:value-type="float">
            <text:p>0.111299</text:p>
          </table:table-cell>
          <table:table-cell office:value-type="float" office:value="0.127953" calcext:value-type="float">
            <text:p>0.127953</text:p>
          </table:table-cell>
          <table:table-cell office:value-type="float" office:value="0.497231" calcext:value-type="float">
            <text:p>0.497231</text:p>
          </table:table-cell>
          <table:table-cell office:value-type="float" office:value="0.558931" calcext:value-type="float">
            <text:p>0.558931</text:p>
          </table:table-cell>
          <table:table-cell office:value-type="float" office:value="0.843694" calcext:value-type="float">
            <text:p>0.8436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36422" calcext:value-type="float">
            <text:p>-4.36422</text:p>
          </table:table-cell>
          <table:table-cell office:value-type="float" office:value="2.69482" calcext:value-type="float">
            <text:p>2.69482</text:p>
          </table:table-cell>
          <table:table-cell office:value-type="float" office:value="5.28302" calcext:value-type="float">
            <text:p>5.28302</text:p>
          </table:table-cell>
          <table:table-cell office:value-type="float" office:value="4.34034" calcext:value-type="float">
            <text:p>4.34034</text:p>
          </table:table-cell>
          <table:table-cell office:value-type="float" office:value="-0.0379932" calcext:value-type="float">
            <text:p>-0.0379932</text:p>
          </table:table-cell>
          <table:table-cell office:value-type="float" office:value="0.111189" calcext:value-type="float">
            <text:p>0.111189</text:p>
          </table:table-cell>
          <table:table-cell office:value-type="float" office:value="0.127709" calcext:value-type="float">
            <text:p>0.127709</text:p>
          </table:table-cell>
          <table:table-cell office:value-type="float" office:value="0.496309" calcext:value-type="float">
            <text:p>0.496309</text:p>
          </table:table-cell>
          <table:table-cell office:value-type="float" office:value="0.557884" calcext:value-type="float">
            <text:p>0.557884</text:p>
          </table:table-cell>
          <table:table-cell office:value-type="float" office:value="1.22534" calcext:value-type="float">
            <text:p>1.22534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4.45065" calcext:value-type="float">
            <text:p>-4.45065</text:p>
          </table:table-cell>
          <table:table-cell office:value-type="float" office:value="2.44602" calcext:value-type="float">
            <text:p>2.44602</text:p>
          </table:table-cell>
          <table:table-cell office:value-type="float" office:value="5.27957" calcext:value-type="float">
            <text:p>5.27957</text:p>
          </table:table-cell>
          <table:table-cell office:value-type="float" office:value="4.34498" calcext:value-type="float">
            <text:p>4.34498</text:p>
          </table:table-cell>
          <table:table-cell office:value-type="float" office:value="-0.0267394" calcext:value-type="float">
            <text:p>-0.0267394</text:p>
          </table:table-cell>
          <table:table-cell office:value-type="float" office:value="0.111063" calcext:value-type="float">
            <text:p>0.111063</text:p>
          </table:table-cell>
          <table:table-cell office:value-type="float" office:value="0.127468" calcext:value-type="float">
            <text:p>0.127468</text:p>
          </table:table-cell>
          <table:table-cell office:value-type="float" office:value="0.495373" calcext:value-type="float">
            <text:p>0.495373</text:p>
          </table:table-cell>
          <table:table-cell office:value-type="float" office:value="0.556851" calcext:value-type="float">
            <text:p>0.556851</text:p>
          </table:table-cell>
          <table:table-cell office:value-type="float" office:value="0.162776" calcext:value-type="float">
            <text:p>0.16277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55703" calcext:value-type="float">
            <text:p>-4.55703</text:p>
          </table:table-cell>
          <table:table-cell office:value-type="float" office:value="2.17797" calcext:value-type="float">
            <text:p>2.17797</text:p>
          </table:table-cell>
          <table:table-cell office:value-type="float" office:value="5.33456" calcext:value-type="float">
            <text:p>5.33456</text:p>
          </table:table-cell>
          <table:table-cell office:value-type="float" office:value="4.34308" calcext:value-type="float">
            <text:p>4.34308</text:p>
          </table:table-cell>
          <table:table-cell office:value-type="float" office:value="-0.0261668" calcext:value-type="float">
            <text:p>-0.0261668</text:p>
          </table:table-cell>
          <table:table-cell office:value-type="float" office:value="0.110972" calcext:value-type="float">
            <text:p>0.110972</text:p>
          </table:table-cell>
          <table:table-cell office:value-type="float" office:value="0.127244" calcext:value-type="float">
            <text:p>0.127244</text:p>
          </table:table-cell>
          <table:table-cell office:value-type="float" office:value="0.494444" calcext:value-type="float">
            <text:p>0.494444</text:p>
          </table:table-cell>
          <table:table-cell office:value-type="float" office:value="0.555869" calcext:value-type="float">
            <text:p>0.555869</text:p>
          </table:table-cell>
          <table:table-cell office:value-type="float" office:value="0.576256" calcext:value-type="float">
            <text:p>0.57625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4.6663" calcext:value-type="float">
            <text:p>-4.6663</text:p>
          </table:table-cell>
          <table:table-cell office:value-type="float" office:value="1.94643" calcext:value-type="float">
            <text:p>1.94643</text:p>
          </table:table-cell>
          <table:table-cell office:value-type="float" office:value="5.3172" calcext:value-type="float">
            <text:p>5.3172</text:p>
          </table:table-cell>
          <table:table-cell office:value-type="float" office:value="4.32013" calcext:value-type="float">
            <text:p>4.32013</text:p>
          </table:table-cell>
          <table:table-cell office:value-type="float" office:value="-0.0725216" calcext:value-type="float">
            <text:p>-0.0725216</text:p>
          </table:table-cell>
          <table:table-cell office:value-type="float" office:value="0.110926" calcext:value-type="float">
            <text:p>0.110926</text:p>
          </table:table-cell>
          <table:table-cell office:value-type="float" office:value="0.127014" calcext:value-type="float">
            <text:p>0.127014</text:p>
          </table:table-cell>
          <table:table-cell office:value-type="float" office:value="0.493572" calcext:value-type="float">
            <text:p>0.493572</text:p>
          </table:table-cell>
          <table:table-cell office:value-type="float" office:value="0.554853" calcext:value-type="float">
            <text:p>0.554853</text:p>
          </table:table-cell>
          <table:table-cell office:value-type="float" office:value="4.17842" calcext:value-type="float">
            <text:p>4.178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78404" calcext:value-type="float">
            <text:p>-4.78404</text:p>
          </table:table-cell>
          <table:table-cell office:value-type="float" office:value="1.66782" calcext:value-type="float">
            <text:p>1.66782</text:p>
          </table:table-cell>
          <table:table-cell office:value-type="float" office:value="5.39971" calcext:value-type="float">
            <text:p>5.39971</text:p>
          </table:table-cell>
          <table:table-cell office:value-type="float" office:value="4.31696" calcext:value-type="float">
            <text:p>4.31696</text:p>
          </table:table-cell>
          <table:table-cell office:value-type="float" office:value="-0.0697364" calcext:value-type="float">
            <text:p>-0.0697364</text:p>
          </table:table-cell>
          <table:table-cell office:value-type="float" office:value="0.11096" calcext:value-type="float">
            <text:p>0.11096</text:p>
          </table:table-cell>
          <table:table-cell office:value-type="float" office:value="0.126833" calcext:value-type="float">
            <text:p>0.126833</text:p>
          </table:table-cell>
          <table:table-cell office:value-type="float" office:value="0.492728" calcext:value-type="float">
            <text:p>0.492728</text:p>
          </table:table-cell>
          <table:table-cell office:value-type="float" office:value="0.553917" calcext:value-type="float">
            <text:p>0.553917</text:p>
          </table:table-cell>
          <table:table-cell office:value-type="float" office:value="1.36238" calcext:value-type="float">
            <text:p>1.36238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4.90833" calcext:value-type="float">
            <text:p>-4.90833</text:p>
          </table:table-cell>
          <table:table-cell office:value-type="float" office:value="1.41565" calcext:value-type="float">
            <text:p>1.41565</text:p>
          </table:table-cell>
          <table:table-cell office:value-type="float" office:value="5.43425" calcext:value-type="float">
            <text:p>5.43425</text:p>
          </table:table-cell>
          <table:table-cell office:value-type="float" office:value="4.30117" calcext:value-type="float">
            <text:p>4.30117</text:p>
          </table:table-cell>
          <table:table-cell office:value-type="float" office:value="-0.0924813" calcext:value-type="float">
            <text:p>-0.0924813</text:p>
          </table:table-cell>
          <table:table-cell office:value-type="float" office:value="0.111113" calcext:value-type="float">
            <text:p>0.111113</text:p>
          </table:table-cell>
          <table:table-cell office:value-type="float" office:value="0.126677" calcext:value-type="float">
            <text:p>0.126677</text:p>
          </table:table-cell>
          <table:table-cell office:value-type="float" office:value="0.491976" calcext:value-type="float">
            <text:p>0.491976</text:p>
          </table:table-cell>
          <table:table-cell office:value-type="float" office:value="0.553001" calcext:value-type="float">
            <text:p>0.553001</text:p>
          </table:table-cell>
          <table:table-cell office:value-type="float" office:value="0.517477" calcext:value-type="float">
            <text:p>0.51747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96462" calcext:value-type="float">
            <text:p>-4.96462</text:p>
          </table:table-cell>
          <table:table-cell office:value-type="float" office:value="1.18917" calcext:value-type="float">
            <text:p>1.18917</text:p>
          </table:table-cell>
          <table:table-cell office:value-type="float" office:value="5.33649" calcext:value-type="float">
            <text:p>5.33649</text:p>
          </table:table-cell>
          <table:table-cell office:value-type="float" office:value="4.30763" calcext:value-type="float">
            <text:p>4.30763</text:p>
          </table:table-cell>
          <table:table-cell office:value-type="float" office:value="-0.0846662" calcext:value-type="float">
            <text:p>-0.0846662</text:p>
          </table:table-cell>
          <table:table-cell office:value-type="float" office:value="0.111088" calcext:value-type="float">
            <text:p>0.111088</text:p>
          </table:table-cell>
          <table:table-cell office:value-type="float" office:value="0.126497" calcext:value-type="float">
            <text:p>0.126497</text:p>
          </table:table-cell>
          <table:table-cell office:value-type="float" office:value="0.491108" calcext:value-type="float">
            <text:p>0.491108</text:p>
          </table:table-cell>
          <table:table-cell office:value-type="float" office:value="0.552025" calcext:value-type="float">
            <text:p>0.552025</text:p>
          </table:table-cell>
          <table:table-cell office:value-type="float" office:value="5.12906" calcext:value-type="float">
            <text:p>5.1290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5.05811" calcext:value-type="float">
            <text:p>-5.05811</text:p>
          </table:table-cell>
          <table:table-cell office:value-type="float" office:value="0.978467" calcext:value-type="float">
            <text:p>0.978467</text:p>
          </table:table-cell>
          <table:table-cell office:value-type="float" office:value="5.25108" calcext:value-type="float">
            <text:p>5.25108</text:p>
          </table:table-cell>
          <table:table-cell office:value-type="float" office:value="4.30342" calcext:value-type="float">
            <text:p>4.30342</text:p>
          </table:table-cell>
          <table:table-cell office:value-type="float" office:value="-0.0831666" calcext:value-type="float">
            <text:p>-0.0831666</text:p>
          </table:table-cell>
          <table:table-cell office:value-type="float" office:value="0.111039" calcext:value-type="float">
            <text:p>0.111039</text:p>
          </table:table-cell>
          <table:table-cell office:value-type="float" office:value="0.126279" calcext:value-type="float">
            <text:p>0.126279</text:p>
          </table:table-cell>
          <table:table-cell office:value-type="float" office:value="0.490215" calcext:value-type="float">
            <text:p>0.490215</text:p>
          </table:table-cell>
          <table:table-cell office:value-type="float" office:value="0.551011" calcext:value-type="float">
            <text:p>0.551011</text:p>
          </table:table-cell>
          <table:table-cell office:value-type="float" office:value="1.18116" calcext:value-type="float">
            <text:p>1.181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11673" calcext:value-type="float">
            <text:p>-5.11673</text:p>
          </table:table-cell>
          <table:table-cell office:value-type="float" office:value="0.752451" calcext:value-type="float">
            <text:p>0.752451</text:p>
          </table:table-cell>
          <table:table-cell office:value-type="float" office:value="5.17785" calcext:value-type="float">
            <text:p>5.17785</text:p>
          </table:table-cell>
          <table:table-cell office:value-type="float" office:value="4.30923" calcext:value-type="float">
            <text:p>4.30923</text:p>
          </table:table-cell>
          <table:table-cell office:value-type="float" office:value="-0.0758312" calcext:value-type="float">
            <text:p>-0.0758312</text:p>
          </table:table-cell>
          <table:table-cell office:value-type="float" office:value="0.110883" calcext:value-type="float">
            <text:p>0.110883</text:p>
          </table:table-cell>
          <table:table-cell office:value-type="float" office:value="0.126052" calcext:value-type="float">
            <text:p>0.126052</text:p>
          </table:table-cell>
          <table:table-cell office:value-type="float" office:value="0.489311" calcext:value-type="float">
            <text:p>0.489311</text:p>
          </table:table-cell>
          <table:table-cell office:value-type="float" office:value="0.549994" calcext:value-type="float">
            <text:p>0.549994</text:p>
          </table:table-cell>
          <table:table-cell office:value-type="float" office:value="3.86787" calcext:value-type="float">
            <text:p>3.86787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5.21372" calcext:value-type="float">
            <text:p>-5.21372</text:p>
          </table:table-cell>
          <table:table-cell office:value-type="float" office:value="0.449485" calcext:value-type="float">
            <text:p>0.449485</text:p>
          </table:table-cell>
          <table:table-cell office:value-type="float" office:value="5.31535" calcext:value-type="float">
            <text:p>5.31535</text:p>
          </table:table-cell>
          <table:table-cell office:value-type="float" office:value="4.31517" calcext:value-type="float">
            <text:p>4.31517</text:p>
          </table:table-cell>
          <table:table-cell office:value-type="float" office:value="-0.0676964" calcext:value-type="float">
            <text:p>-0.0676964</text:p>
          </table:table-cell>
          <table:table-cell office:value-type="float" office:value="0.110716" calcext:value-type="float">
            <text:p>0.110716</text:p>
          </table:table-cell>
          <table:table-cell office:value-type="float" office:value="0.125932" calcext:value-type="float">
            <text:p>0.125932</text:p>
          </table:table-cell>
          <table:table-cell office:value-type="float" office:value="0.488414" calcext:value-type="float">
            <text:p>0.488414</text:p>
          </table:table-cell>
          <table:table-cell office:value-type="float" office:value="0.549079" calcext:value-type="float">
            <text:p>0.549079</text:p>
          </table:table-cell>
          <table:table-cell office:value-type="float" office:value="5.23104" calcext:value-type="float">
            <text:p>5.231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28762" calcext:value-type="float">
            <text:p>-5.28762</text:p>
          </table:table-cell>
          <table:table-cell office:value-type="float" office:value="0.212543" calcext:value-type="float">
            <text:p>0.212543</text:p>
          </table:table-cell>
          <table:table-cell office:value-type="float" office:value="5.27355" calcext:value-type="float">
            <text:p>5.27355</text:p>
          </table:table-cell>
          <table:table-cell office:value-type="float" office:value="4.31826" calcext:value-type="float">
            <text:p>4.31826</text:p>
          </table:table-cell>
          <table:table-cell office:value-type="float" office:value="-0.06258" calcext:value-type="float">
            <text:p>-0.06258</text:p>
          </table:table-cell>
          <table:table-cell office:value-type="float" office:value="0.110518" calcext:value-type="float">
            <text:p>0.110518</text:p>
          </table:table-cell>
          <table:table-cell office:value-type="float" office:value="0.125814" calcext:value-type="float">
            <text:p>0.125814</text:p>
          </table:table-cell>
          <table:table-cell office:value-type="float" office:value="0.487552" calcext:value-type="float">
            <text:p>0.487552</text:p>
          </table:table-cell>
          <table:table-cell office:value-type="float" office:value="0.548154" calcext:value-type="float">
            <text:p>0.548154</text:p>
          </table:table-cell>
          <table:table-cell office:value-type="float" office:value="1.5212" calcext:value-type="float">
            <text:p>1.5212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5.39633" calcext:value-type="float">
            <text:p>-5.39633</text:p>
          </table:table-cell>
          <table:table-cell office:value-type="float" office:value="-0.024583" calcext:value-type="float">
            <text:p>-0.024583</text:p>
          </table:table-cell>
          <table:table-cell office:value-type="float" office:value="5.241" calcext:value-type="float">
            <text:p>5.241</text:p>
          </table:table-cell>
          <table:table-cell office:value-type="float" office:value="4.32025" calcext:value-type="float">
            <text:p>4.32025</text:p>
          </table:table-cell>
          <table:table-cell office:value-type="float" office:value="-0.0444479" calcext:value-type="float">
            <text:p>-0.0444479</text:p>
          </table:table-cell>
          <table:table-cell office:value-type="float" office:value="0.110321" calcext:value-type="float">
            <text:p>0.110321</text:p>
          </table:table-cell>
          <table:table-cell office:value-type="float" office:value="0.125702" calcext:value-type="float">
            <text:p>0.125702</text:p>
          </table:table-cell>
          <table:table-cell office:value-type="float" office:value="0.486748" calcext:value-type="float">
            <text:p>0.486748</text:p>
          </table:table-cell>
          <table:table-cell office:value-type="float" office:value="0.547227" calcext:value-type="float">
            <text:p>0.547227</text:p>
          </table:table-cell>
          <table:table-cell office:value-type="float" office:value="30.3557" calcext:value-type="float">
            <text:p>30.35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46678" calcext:value-type="float">
            <text:p>-5.46678</text:p>
          </table:table-cell>
          <table:table-cell office:value-type="float" office:value="-0.258176" calcext:value-type="float">
            <text:p>-0.258176</text:p>
          </table:table-cell>
          <table:table-cell office:value-type="float" office:value="5.20017" calcext:value-type="float">
            <text:p>5.20017</text:p>
          </table:table-cell>
          <table:table-cell office:value-type="float" office:value="4.32456" calcext:value-type="float">
            <text:p>4.32456</text:p>
          </table:table-cell>
          <table:table-cell office:value-type="float" office:value="-0.0391347" calcext:value-type="float">
            <text:p>-0.0391347</text:p>
          </table:table-cell>
          <table:table-cell office:value-type="float" office:value="0.110127" calcext:value-type="float">
            <text:p>0.110127</text:p>
          </table:table-cell>
          <table:table-cell office:value-type="float" office:value="0.125589" calcext:value-type="float">
            <text:p>0.125589</text:p>
          </table:table-cell>
          <table:table-cell office:value-type="float" office:value="0.486052" calcext:value-type="float">
            <text:p>0.486052</text:p>
          </table:table-cell>
          <table:table-cell office:value-type="float" office:value="0.546297" calcext:value-type="float">
            <text:p>0.546297</text:p>
          </table:table-cell>
          <table:table-cell office:value-type="float" office:value="1.56916" calcext:value-type="float">
            <text:p>1.5691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5.58573" calcext:value-type="float">
            <text:p>-5.58573</text:p>
          </table:table-cell>
          <table:table-cell office:value-type="float" office:value="-0.433584" calcext:value-type="float">
            <text:p>-0.433584</text:p>
          </table:table-cell>
          <table:table-cell office:value-type="float" office:value="5.1042" calcext:value-type="float">
            <text:p>5.1042</text:p>
          </table:table-cell>
          <table:table-cell office:value-type="float" office:value="4.29891" calcext:value-type="float">
            <text:p>4.29891</text:p>
          </table:table-cell>
          <table:table-cell office:value-type="float" office:value="-0.0746418" calcext:value-type="float">
            <text:p>-0.0746418</text:p>
          </table:table-cell>
          <table:table-cell office:value-type="float" office:value="0.10993" calcext:value-type="float">
            <text:p>0.10993</text:p>
          </table:table-cell>
          <table:table-cell office:value-type="float" office:value="0.125376" calcext:value-type="float">
            <text:p>0.125376</text:p>
          </table:table-cell>
          <table:table-cell office:value-type="float" office:value="0.48529" calcext:value-type="float">
            <text:p>0.48529</text:p>
          </table:table-cell>
          <table:table-cell office:value-type="float" office:value="0.545309" calcext:value-type="float">
            <text:p>0.545309</text:p>
          </table:table-cell>
          <table:table-cell office:value-type="float" office:value="3.82427" calcext:value-type="float">
            <text:p>3.824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72037" calcext:value-type="float">
            <text:p>-5.72037</text:p>
          </table:table-cell>
          <table:table-cell office:value-type="float" office:value="-0.612918" calcext:value-type="float">
            <text:p>-0.612918</text:p>
          </table:table-cell>
          <table:table-cell office:value-type="float" office:value="5.02694" calcext:value-type="float">
            <text:p>5.02694</text:p>
          </table:table-cell>
          <table:table-cell office:value-type="float" office:value="4.27358" calcext:value-type="float">
            <text:p>4.27358</text:p>
          </table:table-cell>
          <table:table-cell office:value-type="float" office:value="-0.101902" calcext:value-type="float">
            <text:p>-0.101902</text:p>
          </table:table-cell>
          <table:table-cell office:value-type="float" office:value="0.109733" calcext:value-type="float">
            <text:p>0.109733</text:p>
          </table:table-cell>
          <table:table-cell office:value-type="float" office:value="0.125156" calcext:value-type="float">
            <text:p>0.125156</text:p>
          </table:table-cell>
          <table:table-cell office:value-type="float" office:value="0.484481" calcext:value-type="float">
            <text:p>0.484481</text:p>
          </table:table-cell>
          <table:table-cell office:value-type="float" office:value="0.544344" calcext:value-type="float">
            <text:p>0.544344</text:p>
          </table:table-cell>
          <table:table-cell office:value-type="float" office:value="2.62008" calcext:value-type="float">
            <text:p>2.62008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5.83549" calcext:value-type="float">
            <text:p>-5.83549</text:p>
          </table:table-cell>
          <table:table-cell office:value-type="float" office:value="-0.846636" calcext:value-type="float">
            <text:p>-0.846636</text:p>
          </table:table-cell>
          <table:table-cell office:value-type="float" office:value="5.10857" calcext:value-type="float">
            <text:p>5.10857</text:p>
          </table:table-cell>
          <table:table-cell office:value-type="float" office:value="4.25496" calcext:value-type="float">
            <text:p>4.25496</text:p>
          </table:table-cell>
          <table:table-cell office:value-type="float" office:value="-0.134778" calcext:value-type="float">
            <text:p>-0.134778</text:p>
          </table:table-cell>
          <table:table-cell office:value-type="float" office:value="0.109537" calcext:value-type="float">
            <text:p>0.109537</text:p>
          </table:table-cell>
          <table:table-cell office:value-type="float" office:value="0.124935" calcext:value-type="float">
            <text:p>0.124935</text:p>
          </table:table-cell>
          <table:table-cell office:value-type="float" office:value="0.483619" calcext:value-type="float">
            <text:p>0.483619</text:p>
          </table:table-cell>
          <table:table-cell office:value-type="float" office:value="0.543365" calcext:value-type="float">
            <text:p>0.543365</text:p>
          </table:table-cell>
          <table:table-cell office:value-type="float" office:value="5.64799" calcext:value-type="float">
            <text:p>5.6479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93218" calcext:value-type="float">
            <text:p>-5.93218</text:p>
          </table:table-cell>
          <table:table-cell office:value-type="float" office:value="-1.12002" calcext:value-type="float">
            <text:p>-1.12002</text:p>
          </table:table-cell>
          <table:table-cell office:value-type="float" office:value="5.1778" calcext:value-type="float">
            <text:p>5.1778</text:p>
          </table:table-cell>
          <table:table-cell office:value-type="float" office:value="4.26405" calcext:value-type="float">
            <text:p>4.26405</text:p>
          </table:table-cell>
          <table:table-cell office:value-type="float" office:value="-0.113868" calcext:value-type="float">
            <text:p>-0.113868</text:p>
          </table:table-cell>
          <table:table-cell office:value-type="float" office:value="0.109342" calcext:value-type="float">
            <text:p>0.109342</text:p>
          </table:table-cell>
          <table:table-cell office:value-type="float" office:value="0.12472" calcext:value-type="float">
            <text:p>0.12472</text:p>
          </table:table-cell>
          <table:table-cell office:value-type="float" office:value="0.482795" calcext:value-type="float">
            <text:p>0.482795</text:p>
          </table:table-cell>
          <table:table-cell office:value-type="float" office:value="0.542415" calcext:value-type="float">
            <text:p>0.542415</text:p>
          </table:table-cell>
          <table:table-cell office:value-type="float" office:value="1.44557" calcext:value-type="float">
            <text:p>1.44557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6.02178" calcext:value-type="float">
            <text:p>-6.02178</text:p>
          </table:table-cell>
          <table:table-cell office:value-type="float" office:value="-1.39211" calcext:value-type="float">
            <text:p>-1.39211</text:p>
          </table:table-cell>
          <table:table-cell office:value-type="float" office:value="5.23566" calcext:value-type="float">
            <text:p>5.23566</text:p>
          </table:table-cell>
          <table:table-cell office:value-type="float" office:value="4.27439" calcext:value-type="float">
            <text:p>4.27439</text:p>
          </table:table-cell>
          <table:table-cell office:value-type="float" office:value="-0.094146" calcext:value-type="float">
            <text:p>-0.094146</text:p>
          </table:table-cell>
          <table:table-cell office:value-type="float" office:value="0.109171" calcext:value-type="float">
            <text:p>0.109171</text:p>
          </table:table-cell>
          <table:table-cell office:value-type="float" office:value="0.124566" calcext:value-type="float">
            <text:p>0.124566</text:p>
          </table:table-cell>
          <table:table-cell office:value-type="float" office:value="0.482046" calcext:value-type="float">
            <text:p>0.482046</text:p>
          </table:table-cell>
          <table:table-cell office:value-type="float" office:value="0.541561" calcext:value-type="float">
            <text:p>0.541561</text:p>
          </table:table-cell>
          <table:table-cell office:value-type="float" office:value="2.73446" calcext:value-type="float">
            <text:p>2.734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16011" calcext:value-type="float">
            <text:p>-6.16011</text:p>
          </table:table-cell>
          <table:table-cell office:value-type="float" office:value="-1.59803" calcext:value-type="float">
            <text:p>-1.59803</text:p>
          </table:table-cell>
          <table:table-cell office:value-type="float" office:value="5.19974" calcext:value-type="float">
            <text:p>5.19974</text:p>
          </table:table-cell>
          <table:table-cell office:value-type="float" office:value="4.25379" calcext:value-type="float">
            <text:p>4.25379</text:p>
          </table:table-cell>
          <table:table-cell office:value-type="float" office:value="-0.113928" calcext:value-type="float">
            <text:p>-0.113928</text:p>
          </table:table-cell>
          <table:table-cell office:value-type="float" office:value="0.108983" calcext:value-type="float">
            <text:p>0.108983</text:p>
          </table:table-cell>
          <table:table-cell office:value-type="float" office:value="0.124376" calcext:value-type="float">
            <text:p>0.124376</text:p>
          </table:table-cell>
          <table:table-cell office:value-type="float" office:value="0.481258" calcext:value-type="float">
            <text:p>0.481258</text:p>
          </table:table-cell>
          <table:table-cell office:value-type="float" office:value="0.540658" calcext:value-type="float">
            <text:p>0.540658</text:p>
          </table:table-cell>
          <table:table-cell office:value-type="float" office:value="1.16803" calcext:value-type="float">
            <text:p>1.16803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6.3028" calcext:value-type="float">
            <text:p>-6.3028</text:p>
          </table:table-cell>
          <table:table-cell office:value-type="float" office:value="-1.84414" calcext:value-type="float">
            <text:p>-1.84414</text:p>
          </table:table-cell>
          <table:table-cell office:value-type="float" office:value="5.33415" calcext:value-type="float">
            <text:p>5.33415</text:p>
          </table:table-cell>
          <table:table-cell office:value-type="float" office:value="4.22936" calcext:value-type="float">
            <text:p>4.22936</text:p>
          </table:table-cell>
          <table:table-cell office:value-type="float" office:value="-0.15339" calcext:value-type="float">
            <text:p>-0.15339</text:p>
          </table:table-cell>
          <table:table-cell office:value-type="float" office:value="0.10879" calcext:value-type="float">
            <text:p>0.10879</text:p>
          </table:table-cell>
          <table:table-cell office:value-type="float" office:value="0.124222" calcext:value-type="float">
            <text:p>0.124222</text:p>
          </table:table-cell>
          <table:table-cell office:value-type="float" office:value="0.480405" calcext:value-type="float">
            <text:p>0.480405</text:p>
          </table:table-cell>
          <table:table-cell office:value-type="float" office:value="0.539866" calcext:value-type="float">
            <text:p>0.539866</text:p>
          </table:table-cell>
          <table:table-cell office:value-type="float" office:value="3.94514" calcext:value-type="float">
            <text:p>3.9451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41041" calcext:value-type="float">
            <text:p>-6.41041</text:p>
          </table:table-cell>
          <table:table-cell office:value-type="float" office:value="-2.09566" calcext:value-type="float">
            <text:p>-2.09566</text:p>
          </table:table-cell>
          <table:table-cell office:value-type="float" office:value="5.35021" calcext:value-type="float">
            <text:p>5.35021</text:p>
          </table:table-cell>
          <table:table-cell office:value-type="float" office:value="4.23104" calcext:value-type="float">
            <text:p>4.23104</text:p>
          </table:table-cell>
          <table:table-cell office:value-type="float" office:value="-0.141841" calcext:value-type="float">
            <text:p>-0.141841</text:p>
          </table:table-cell>
          <table:table-cell office:value-type="float" office:value="0.108603" calcext:value-type="float">
            <text:p>0.108603</text:p>
          </table:table-cell>
          <table:table-cell office:value-type="float" office:value="0.124132" calcext:value-type="float">
            <text:p>0.124132</text:p>
          </table:table-cell>
          <table:table-cell office:value-type="float" office:value="0.479566" calcext:value-type="float">
            <text:p>0.479566</text:p>
          </table:table-cell>
          <table:table-cell office:value-type="float" office:value="0.539159" calcext:value-type="float">
            <text:p>0.539159</text:p>
          </table:table-cell>
          <table:table-cell office:value-type="float" office:value="0.377439" calcext:value-type="float">
            <text:p>0.37743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6.56052" calcext:value-type="float">
            <text:p>-6.56052</text:p>
          </table:table-cell>
          <table:table-cell office:value-type="float" office:value="-2.29724" calcext:value-type="float">
            <text:p>-2.29724</text:p>
          </table:table-cell>
          <table:table-cell office:value-type="float" office:value="5.29197" calcext:value-type="float">
            <text:p>5.29197</text:p>
          </table:table-cell>
          <table:table-cell office:value-type="float" office:value="4.20876" calcext:value-type="float">
            <text:p>4.20876</text:p>
          </table:table-cell>
          <table:table-cell office:value-type="float" office:value="-0.158564" calcext:value-type="float">
            <text:p>-0.158564</text:p>
          </table:table-cell>
          <table:table-cell office:value-type="float" office:value="0.108412" calcext:value-type="float">
            <text:p>0.108412</text:p>
          </table:table-cell>
          <table:table-cell office:value-type="float" office:value="0.123992" calcext:value-type="float">
            <text:p>0.123992</text:p>
          </table:table-cell>
          <table:table-cell office:value-type="float" office:value="0.478724" calcext:value-type="float">
            <text:p>0.478724</text:p>
          </table:table-cell>
          <table:table-cell office:value-type="float" office:value="0.538339" calcext:value-type="float">
            <text:p>0.538339</text:p>
          </table:table-cell>
          <table:table-cell office:value-type="float" office:value="3.30232" calcext:value-type="float">
            <text:p>3.3023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7105" calcext:value-type="float">
            <text:p>-6.7105</text:p>
          </table:table-cell>
          <table:table-cell office:value-type="float" office:value="-2.50523" calcext:value-type="float">
            <text:p>-2.50523</text:p>
          </table:table-cell>
          <table:table-cell office:value-type="float" office:value="5.26753" calcext:value-type="float">
            <text:p>5.26753</text:p>
          </table:table-cell>
          <table:table-cell office:value-type="float" office:value="4.18794" calcext:value-type="float">
            <text:p>4.18794</text:p>
          </table:table-cell>
          <table:table-cell office:value-type="float" office:value="-0.174677" calcext:value-type="float">
            <text:p>-0.174677</text:p>
          </table:table-cell>
          <table:table-cell office:value-type="float" office:value="0.10823" calcext:value-type="float">
            <text:p>0.10823</text:p>
          </table:table-cell>
          <table:table-cell office:value-type="float" office:value="0.123828" calcext:value-type="float">
            <text:p>0.123828</text:p>
          </table:table-cell>
          <table:table-cell office:value-type="float" office:value="0.477883" calcext:value-type="float">
            <text:p>0.477883</text:p>
          </table:table-cell>
          <table:table-cell office:value-type="float" office:value="0.537474" calcext:value-type="float">
            <text:p>0.537474</text:p>
          </table:table-cell>
          <table:table-cell office:value-type="float" office:value="0.59875" calcext:value-type="float">
            <text:p>0.59875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6.86553" calcext:value-type="float">
            <text:p>-6.86553</text:p>
          </table:table-cell>
          <table:table-cell office:value-type="float" office:value="-2.71959" calcext:value-type="float">
            <text:p>-2.71959</text:p>
          </table:table-cell>
          <table:table-cell office:value-type="float" office:value="5.27343" calcext:value-type="float">
            <text:p>5.27343</text:p>
          </table:table-cell>
          <table:table-cell office:value-type="float" office:value="4.16742" calcext:value-type="float">
            <text:p>4.16742</text:p>
          </table:table-cell>
          <table:table-cell office:value-type="float" office:value="-0.190678" calcext:value-type="float">
            <text:p>-0.190678</text:p>
          </table:table-cell>
          <table:table-cell office:value-type="float" office:value="0.108074" calcext:value-type="float">
            <text:p>0.108074</text:p>
          </table:table-cell>
          <table:table-cell office:value-type="float" office:value="0.123656" calcext:value-type="float">
            <text:p>0.123656</text:p>
          </table:table-cell>
          <table:table-cell office:value-type="float" office:value="0.477059" calcext:value-type="float">
            <text:p>0.477059</text:p>
          </table:table-cell>
          <table:table-cell office:value-type="float" office:value="0.536598" calcext:value-type="float">
            <text:p>0.536598</text:p>
          </table:table-cell>
          <table:table-cell office:value-type="float" office:value="1.19791" calcext:value-type="float">
            <text:p>1.1979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95956" calcext:value-type="float">
            <text:p>-6.95956</text:p>
          </table:table-cell>
          <table:table-cell office:value-type="float" office:value="-2.99007" calcext:value-type="float">
            <text:p>-2.99007</text:p>
          </table:table-cell>
          <table:table-cell office:value-type="float" office:value="5.31782" calcext:value-type="float">
            <text:p>5.31782</text:p>
          </table:table-cell>
          <table:table-cell office:value-type="float" office:value="4.18408" calcext:value-type="float">
            <text:p>4.18408</text:p>
          </table:table-cell>
          <table:table-cell office:value-type="float" office:value="-0.157981" calcext:value-type="float">
            <text:p>-0.157981</text:p>
          </table:table-cell>
          <table:table-cell office:value-type="float" office:value="0.107886" calcext:value-type="float">
            <text:p>0.107886</text:p>
          </table:table-cell>
          <table:table-cell office:value-type="float" office:value="0.123609" calcext:value-type="float">
            <text:p>0.123609</text:p>
          </table:table-cell>
          <table:table-cell office:value-type="float" office:value="0.476235" calcext:value-type="float">
            <text:p>0.476235</text:p>
          </table:table-cell>
          <table:table-cell office:value-type="float" office:value="0.535883" calcext:value-type="float">
            <text:p>0.535883</text:p>
          </table:table-cell>
          <table:table-cell office:value-type="float" office:value="2.20617" calcext:value-type="float">
            <text:p>2.20617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7.08806" calcext:value-type="float">
            <text:p>-7.08806</text:p>
          </table:table-cell>
          <table:table-cell office:value-type="float" office:value="-3.2124" calcext:value-type="float">
            <text:p>-3.2124</text:p>
          </table:table-cell>
          <table:table-cell office:value-type="float" office:value="5.272" calcext:value-type="float">
            <text:p>5.272</text:p>
          </table:table-cell>
          <table:table-cell office:value-type="float" office:value="4.17933" calcext:value-type="float">
            <text:p>4.17933</text:p>
          </table:table-cell>
          <table:table-cell office:value-type="float" office:value="-0.150507" calcext:value-type="float">
            <text:p>-0.150507</text:p>
          </table:table-cell>
          <table:table-cell office:value-type="float" office:value="0.107699" calcext:value-type="float">
            <text:p>0.107699</text:p>
          </table:table-cell>
          <table:table-cell office:value-type="float" office:value="0.123583" calcext:value-type="float">
            <text:p>0.123583</text:p>
          </table:table-cell>
          <table:table-cell office:value-type="float" office:value="0.475443" calcext:value-type="float">
            <text:p>0.475443</text:p>
          </table:table-cell>
          <table:table-cell office:value-type="float" office:value="0.535147" calcext:value-type="float">
            <text:p>0.535147</text:p>
          </table:table-cell>
          <table:table-cell office:value-type="float" office:value="0.311342" calcext:value-type="float">
            <text:p>0.3113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21291" calcext:value-type="float">
            <text:p>-7.21291</text:p>
          </table:table-cell>
          <table:table-cell office:value-type="float" office:value="-3.40261" calcext:value-type="float">
            <text:p>-3.40261</text:p>
          </table:table-cell>
          <table:table-cell office:value-type="float" office:value="5.20816" calcext:value-type="float">
            <text:p>5.20816</text:p>
          </table:table-cell>
          <table:table-cell office:value-type="float" office:value="4.1646" calcext:value-type="float">
            <text:p>4.1646</text:p>
          </table:table-cell>
          <table:table-cell office:value-type="float" office:value="-0.161316" calcext:value-type="float">
            <text:p>-0.161316</text:p>
          </table:table-cell>
          <table:table-cell office:value-type="float" office:value="0.107519" calcext:value-type="float">
            <text:p>0.107519</text:p>
          </table:table-cell>
          <table:table-cell office:value-type="float" office:value="0.123487" calcext:value-type="float">
            <text:p>0.123487</text:p>
          </table:table-cell>
          <table:table-cell office:value-type="float" office:value="0.474671" calcext:value-type="float">
            <text:p>0.474671</text:p>
          </table:table-cell>
          <table:table-cell office:value-type="float" office:value="0.534337" calcext:value-type="float">
            <text:p>0.534337</text:p>
          </table:table-cell>
          <table:table-cell office:value-type="float" office:value="1.48558" calcext:value-type="float">
            <text:p>1.48558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7.3592" calcext:value-type="float">
            <text:p>-7.3592</text:p>
          </table:table-cell>
          <table:table-cell office:value-type="float" office:value="-3.65357" calcext:value-type="float">
            <text:p>-3.65357</text:p>
          </table:table-cell>
          <table:table-cell office:value-type="float" office:value="5.25717" calcext:value-type="float">
            <text:p>5.25717</text:p>
          </table:table-cell>
          <table:table-cell office:value-type="float" office:value="4.16207" calcext:value-type="float">
            <text:p>4.16207</text:p>
          </table:table-cell>
          <table:table-cell office:value-type="float" office:value="-0.152497" calcext:value-type="float">
            <text:p>-0.152497</text:p>
          </table:table-cell>
          <table:table-cell office:value-type="float" office:value="0.107338" calcext:value-type="float">
            <text:p>0.107338</text:p>
          </table:table-cell>
          <table:table-cell office:value-type="float" office:value="0.123515" calcext:value-type="float">
            <text:p>0.123515</text:p>
          </table:table-cell>
          <table:table-cell office:value-type="float" office:value="0.473916" calcext:value-type="float">
            <text:p>0.473916</text:p>
          </table:table-cell>
          <table:table-cell office:value-type="float" office:value="0.533642" calcext:value-type="float">
            <text:p>0.533642</text:p>
          </table:table-cell>
          <table:table-cell office:value-type="float" office:value="4.3829" calcext:value-type="float">
            <text:p>4.382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51728" calcext:value-type="float">
            <text:p>-7.51728</text:p>
          </table:table-cell>
          <table:table-cell office:value-type="float" office:value="-3.78458" calcext:value-type="float">
            <text:p>-3.78458</text:p>
          </table:table-cell>
          <table:table-cell office:value-type="float" office:value="5.12979" calcext:value-type="float">
            <text:p>5.12979</text:p>
          </table:table-cell>
          <table:table-cell office:value-type="float" office:value="4.12178" calcext:value-type="float">
            <text:p>4.12178</text:p>
          </table:table-cell>
          <table:table-cell office:value-type="float" office:value="-0.195514" calcext:value-type="float">
            <text:p>-0.195514</text:p>
          </table:table-cell>
          <table:table-cell office:value-type="float" office:value="0.107154" calcext:value-type="float">
            <text:p>0.107154</text:p>
          </table:table-cell>
          <table:table-cell office:value-type="float" office:value="0.123341" calcext:value-type="float">
            <text:p>0.123341</text:p>
          </table:table-cell>
          <table:table-cell office:value-type="float" office:value="0.473124" calcext:value-type="float">
            <text:p>0.473124</text:p>
          </table:table-cell>
          <table:table-cell office:value-type="float" office:value="0.532749" calcext:value-type="float">
            <text:p>0.532749</text:p>
          </table:table-cell>
          <table:table-cell office:value-type="float" office:value="5.05021" calcext:value-type="float">
            <text:p>5.05021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7.66187" calcext:value-type="float">
            <text:p>-7.66187</text:p>
          </table:table-cell>
          <table:table-cell office:value-type="float" office:value="-3.99455" calcext:value-type="float">
            <text:p>-3.99455</text:p>
          </table:table-cell>
          <table:table-cell office:value-type="float" office:value="5.14989" calcext:value-type="float">
            <text:p>5.14989</text:p>
          </table:table-cell>
          <table:table-cell office:value-type="float" office:value="4.10938" calcext:value-type="float">
            <text:p>4.10938</text:p>
          </table:table-cell>
          <table:table-cell office:value-type="float" office:value="-0.20106" calcext:value-type="float">
            <text:p>-0.20106</text:p>
          </table:table-cell>
          <table:table-cell office:value-type="float" office:value="0.106971" calcext:value-type="float">
            <text:p>0.106971</text:p>
          </table:table-cell>
          <table:table-cell office:value-type="float" office:value="0.123171" calcext:value-type="float">
            <text:p>0.123171</text:p>
          </table:table-cell>
          <table:table-cell office:value-type="float" office:value="0.472331" calcext:value-type="float">
            <text:p>0.472331</text:p>
          </table:table-cell>
          <table:table-cell office:value-type="float" office:value="0.531876" calcext:value-type="float">
            <text:p>0.531876</text:p>
          </table:table-cell>
          <table:table-cell office:value-type="float" office:value="0.494843" calcext:value-type="float">
            <text:p>0.4948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81697" calcext:value-type="float">
            <text:p>-7.81697</text:p>
          </table:table-cell>
          <table:table-cell office:value-type="float" office:value="-4.22392" calcext:value-type="float">
            <text:p>-4.22392</text:p>
          </table:table-cell>
          <table:table-cell office:value-type="float" office:value="5.18279" calcext:value-type="float">
            <text:p>5.18279</text:p>
          </table:table-cell>
          <table:table-cell office:value-type="float" office:value="4.102" calcext:value-type="float">
            <text:p>4.102</text:p>
          </table:table-cell>
          <table:table-cell office:value-type="float" office:value="-0.196893" calcext:value-type="float">
            <text:p>-0.196893</text:p>
          </table:table-cell>
          <table:table-cell office:value-type="float" office:value="0.106789" calcext:value-type="float">
            <text:p>0.106789</text:p>
          </table:table-cell>
          <table:table-cell office:value-type="float" office:value="0.123046" calcext:value-type="float">
            <text:p>0.123046</text:p>
          </table:table-cell>
          <table:table-cell office:value-type="float" office:value="0.471543" calcext:value-type="float">
            <text:p>0.471543</text:p>
          </table:table-cell>
          <table:table-cell office:value-type="float" office:value="0.531052" calcext:value-type="float">
            <text:p>0.531052</text:p>
          </table:table-cell>
          <table:table-cell office:value-type="float" office:value="0.505103" calcext:value-type="float">
            <text:p>0.505103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7.9681" calcext:value-type="float">
            <text:p>-7.9681</text:p>
          </table:table-cell>
          <table:table-cell office:value-type="float" office:value="-4.44282" calcext:value-type="float">
            <text:p>-4.44282</text:p>
          </table:table-cell>
          <table:table-cell office:value-type="float" office:value="5.18916" calcext:value-type="float">
            <text:p>5.18916</text:p>
          </table:table-cell>
          <table:table-cell office:value-type="float" office:value="4.09416" calcext:value-type="float">
            <text:p>4.09416</text:p>
          </table:table-cell>
          <table:table-cell office:value-type="float" office:value="-0.193601" calcext:value-type="float">
            <text:p>-0.193601</text:p>
          </table:table-cell>
          <table:table-cell office:value-type="float" office:value="0.106608" calcext:value-type="float">
            <text:p>0.106608</text:p>
          </table:table-cell>
          <table:table-cell office:value-type="float" office:value="0.122959" calcext:value-type="float">
            <text:p>0.122959</text:p>
          </table:table-cell>
          <table:table-cell office:value-type="float" office:value="0.47077" calcext:value-type="float">
            <text:p>0.47077</text:p>
          </table:table-cell>
          <table:table-cell office:value-type="float" office:value="0.530265" calcext:value-type="float">
            <text:p>0.530265</text:p>
          </table:table-cell>
          <table:table-cell office:value-type="float" office:value="0.384571" calcext:value-type="float">
            <text:p>0.3845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13069" calcext:value-type="float">
            <text:p>-8.13069</text:p>
          </table:table-cell>
          <table:table-cell office:value-type="float" office:value="-4.68242" calcext:value-type="float">
            <text:p>-4.68242</text:p>
          </table:table-cell>
          <table:table-cell office:value-type="float" office:value="5.23937" calcext:value-type="float">
            <text:p>5.23937</text:p>
          </table:table-cell>
          <table:table-cell office:value-type="float" office:value="4.08943" calcext:value-type="float">
            <text:p>4.08943</text:p>
          </table:table-cell>
          <table:table-cell office:value-type="float" office:value="-0.186325" calcext:value-type="float">
            <text:p>-0.186325</text:p>
          </table:table-cell>
          <table:table-cell office:value-type="float" office:value="0.106427" calcext:value-type="float">
            <text:p>0.106427</text:p>
          </table:table-cell>
          <table:table-cell office:value-type="float" office:value="0.122995" calcext:value-type="float">
            <text:p>0.122995</text:p>
          </table:table-cell>
          <table:table-cell office:value-type="float" office:value="0.470006" calcext:value-type="float">
            <text:p>0.470006</text:p>
          </table:table-cell>
          <table:table-cell office:value-type="float" office:value="0.529592" calcext:value-type="float">
            <text:p>0.529592</text:p>
          </table:table-cell>
          <table:table-cell office:value-type="float" office:value="1.18712" calcext:value-type="float">
            <text:p>1.18712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8.27068" calcext:value-type="float">
            <text:p>-8.27068</text:p>
          </table:table-cell>
          <table:table-cell office:value-type="float" office:value="-4.88015" calcext:value-type="float">
            <text:p>-4.88015</text:p>
          </table:table-cell>
          <table:table-cell office:value-type="float" office:value="5.11821" calcext:value-type="float">
            <text:p>5.11821</text:p>
          </table:table-cell>
          <table:table-cell office:value-type="float" office:value="4.08589" calcext:value-type="float">
            <text:p>4.08589</text:p>
          </table:table-cell>
          <table:table-cell office:value-type="float" office:value="-0.172361" calcext:value-type="float">
            <text:p>-0.172361</text:p>
          </table:table-cell>
          <table:table-cell office:value-type="float" office:value="0.106253" calcext:value-type="float">
            <text:p>0.106253</text:p>
          </table:table-cell>
          <table:table-cell office:value-type="float" office:value="0.123029" calcext:value-type="float">
            <text:p>0.123029</text:p>
          </table:table-cell>
          <table:table-cell office:value-type="float" office:value="0.469367" calcext:value-type="float">
            <text:p>0.469367</text:p>
          </table:table-cell>
          <table:table-cell office:value-type="float" office:value="0.528834" calcext:value-type="float">
            <text:p>0.528834</text:p>
          </table:table-cell>
          <table:table-cell office:value-type="float" office:value="2.37537" calcext:value-type="float">
            <text:p>2.3753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4031" calcext:value-type="float">
            <text:p>-8.4031</text:p>
          </table:table-cell>
          <table:table-cell office:value-type="float" office:value="-5.09712" calcext:value-type="float">
            <text:p>-5.09712</text:p>
          </table:table-cell>
          <table:table-cell office:value-type="float" office:value="5.11847" calcext:value-type="float">
            <text:p>5.11847</text:p>
          </table:table-cell>
          <table:table-cell office:value-type="float" office:value="4.08623" calcext:value-type="float">
            <text:p>4.08623</text:p>
          </table:table-cell>
          <table:table-cell office:value-type="float" office:value="-0.161621" calcext:value-type="float">
            <text:p>-0.161621</text:p>
          </table:table-cell>
          <table:table-cell office:value-type="float" office:value="0.106112" calcext:value-type="float">
            <text:p>0.106112</text:p>
          </table:table-cell>
          <table:table-cell office:value-type="float" office:value="0.123145" calcext:value-type="float">
            <text:p>0.123145</text:p>
          </table:table-cell>
          <table:table-cell office:value-type="float" office:value="0.46883" calcext:value-type="float">
            <text:p>0.46883</text:p>
          </table:table-cell>
          <table:table-cell office:value-type="float" office:value="0.52816" calcext:value-type="float">
            <text:p>0.52816</text:p>
          </table:table-cell>
          <table:table-cell office:value-type="float" office:value="0.265267" calcext:value-type="float">
            <text:p>0.265267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8.55037" calcext:value-type="float">
            <text:p>-8.55037</text:p>
          </table:table-cell>
          <table:table-cell office:value-type="float" office:value="-5.25747" calcext:value-type="float">
            <text:p>-5.25747</text:p>
          </table:table-cell>
          <table:table-cell office:value-type="float" office:value="4.99083" calcext:value-type="float">
            <text:p>4.99083</text:p>
          </table:table-cell>
          <table:table-cell office:value-type="float" office:value="4.06884" calcext:value-type="float">
            <text:p>4.06884</text:p>
          </table:table-cell>
          <table:table-cell office:value-type="float" office:value="-0.169476" calcext:value-type="float">
            <text:p>-0.169476</text:p>
          </table:table-cell>
          <table:table-cell office:value-type="float" office:value="0.106004" calcext:value-type="float">
            <text:p>0.106004</text:p>
          </table:table-cell>
          <table:table-cell office:value-type="float" office:value="0.123139" calcext:value-type="float">
            <text:p>0.123139</text:p>
          </table:table-cell>
          <table:table-cell office:value-type="float" office:value="0.468425" calcext:value-type="float">
            <text:p>0.468425</text:p>
          </table:table-cell>
          <table:table-cell office:value-type="float" office:value="0.527355" calcext:value-type="float">
            <text:p>0.527355</text:p>
          </table:table-cell>
          <table:table-cell office:value-type="float" office:value="3.55636" calcext:value-type="float">
            <text:p>3.5563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73932" calcext:value-type="float">
            <text:p>-8.73932</text:p>
          </table:table-cell>
          <table:table-cell office:value-type="float" office:value="-5.45696" calcext:value-type="float">
            <text:p>-5.45696</text:p>
          </table:table-cell>
          <table:table-cell office:value-type="float" office:value="5.02276" calcext:value-type="float">
            <text:p>5.02276</text:p>
          </table:table-cell>
          <table:table-cell office:value-type="float" office:value="4.04814" calcext:value-type="float">
            <text:p>4.04814</text:p>
          </table:table-cell>
          <table:table-cell office:value-type="float" office:value="-0.18338" calcext:value-type="float">
            <text:p>-0.18338</text:p>
          </table:table-cell>
          <table:table-cell office:value-type="float" office:value="0.105858" calcext:value-type="float">
            <text:p>0.105858</text:p>
          </table:table-cell>
          <table:table-cell office:value-type="float" office:value="0.123163" calcext:value-type="float">
            <text:p>0.123163</text:p>
          </table:table-cell>
          <table:table-cell office:value-type="float" office:value="0.467923" calcext:value-type="float">
            <text:p>0.467923</text:p>
          </table:table-cell>
          <table:table-cell office:value-type="float" office:value="0.526573" calcext:value-type="float">
            <text:p>0.526573</text:p>
          </table:table-cell>
          <table:table-cell office:value-type="float" office:value="1.8344" calcext:value-type="float">
            <text:p>1.8344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8.89965" calcext:value-type="float">
            <text:p>-8.89965</text:p>
          </table:table-cell>
          <table:table-cell office:value-type="float" office:value="-5.65215" calcext:value-type="float">
            <text:p>-5.65215</text:p>
          </table:table-cell>
          <table:table-cell office:value-type="float" office:value="5.01441" calcext:value-type="float">
            <text:p>5.01441</text:p>
          </table:table-cell>
          <table:table-cell office:value-type="float" office:value="4.03737" calcext:value-type="float">
            <text:p>4.03737</text:p>
          </table:table-cell>
          <table:table-cell office:value-type="float" office:value="-0.184597" calcext:value-type="float">
            <text:p>-0.184597</text:p>
          </table:table-cell>
          <table:table-cell office:value-type="float" office:value="0.105729" calcext:value-type="float">
            <text:p>0.105729</text:p>
          </table:table-cell>
          <table:table-cell office:value-type="float" office:value="0.123216" calcext:value-type="float">
            <text:p>0.123216</text:p>
          </table:table-cell>
          <table:table-cell office:value-type="float" office:value="0.467464" calcext:value-type="float">
            <text:p>0.467464</text:p>
          </table:table-cell>
          <table:table-cell office:value-type="float" office:value="0.525816" calcext:value-type="float">
            <text:p>0.525816</text:p>
          </table:table-cell>
          <table:table-cell office:value-type="float" office:value="0.268015" calcext:value-type="float">
            <text:p>0.26801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05542" calcext:value-type="float">
            <text:p>-9.05542</text:p>
          </table:table-cell>
          <table:table-cell office:value-type="float" office:value="-5.83744" calcext:value-type="float">
            <text:p>-5.83744</text:p>
          </table:table-cell>
          <table:table-cell office:value-type="float" office:value="5.00052" calcext:value-type="float">
            <text:p>5.00052</text:p>
          </table:table-cell>
          <table:table-cell office:value-type="float" office:value="4.0257" calcext:value-type="float">
            <text:p>4.0257</text:p>
          </table:table-cell>
          <table:table-cell office:value-type="float" office:value="-0.187783" calcext:value-type="float">
            <text:p>-0.187783</text:p>
          </table:table-cell>
          <table:table-cell office:value-type="float" office:value="0.105636" calcext:value-type="float">
            <text:p>0.105636</text:p>
          </table:table-cell>
          <table:table-cell office:value-type="float" office:value="0.12327" calcext:value-type="float">
            <text:p>0.12327</text:p>
          </table:table-cell>
          <table:table-cell office:value-type="float" office:value="0.467051" calcext:value-type="float">
            <text:p>0.467051</text:p>
          </table:table-cell>
          <table:table-cell office:value-type="float" office:value="0.525078" calcext:value-type="float">
            <text:p>0.525078</text:p>
          </table:table-cell>
          <table:table-cell office:value-type="float" office:value="0.0905025" calcext:value-type="float">
            <text:p>0.0905025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9.19514" calcext:value-type="float">
            <text:p>-9.19514</text:p>
          </table:table-cell>
          <table:table-cell office:value-type="float" office:value="-5.98745" calcext:value-type="float">
            <text:p>-5.98745</text:p>
          </table:table-cell>
          <table:table-cell office:value-type="float" office:value="4.87478" calcext:value-type="float">
            <text:p>4.87478</text:p>
          </table:table-cell>
          <table:table-cell office:value-type="float" office:value="4.01174" calcext:value-type="float">
            <text:p>4.01174</text:p>
          </table:table-cell>
          <table:table-cell office:value-type="float" office:value="-0.191423" calcext:value-type="float">
            <text:p>-0.191423</text:p>
          </table:table-cell>
          <table:table-cell office:value-type="float" office:value="0.105647" calcext:value-type="float">
            <text:p>0.105647</text:p>
          </table:table-cell>
          <table:table-cell office:value-type="float" office:value="0.12322" calcext:value-type="float">
            <text:p>0.12322</text:p>
          </table:table-cell>
          <table:table-cell office:value-type="float" office:value="0.466855" calcext:value-type="float">
            <text:p>0.466855</text:p>
          </table:table-cell>
          <table:table-cell office:value-type="float" office:value="0.52426" calcext:value-type="float">
            <text:p>0.52426</text:p>
          </table:table-cell>
          <table:table-cell office:value-type="float" office:value="5.60193" calcext:value-type="float">
            <text:p>5.601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36908" calcext:value-type="float">
            <text:p>-9.36908</text:p>
          </table:table-cell>
          <table:table-cell office:value-type="float" office:value="-6.08757" calcext:value-type="float">
            <text:p>-6.08757</text:p>
          </table:table-cell>
          <table:table-cell office:value-type="float" office:value="4.77925" calcext:value-type="float">
            <text:p>4.77925</text:p>
          </table:table-cell>
          <table:table-cell office:value-type="float" office:value="3.97022" calcext:value-type="float">
            <text:p>3.97022</text:p>
          </table:table-cell>
          <table:table-cell office:value-type="float" office:value="-0.231118" calcext:value-type="float">
            <text:p>-0.231118</text:p>
          </table:table-cell>
          <table:table-cell office:value-type="float" office:value="0.105674" calcext:value-type="float">
            <text:p>0.105674</text:p>
          </table:table-cell>
          <table:table-cell office:value-type="float" office:value="0.123028" calcext:value-type="float">
            <text:p>0.123028</text:p>
          </table:table-cell>
          <table:table-cell office:value-type="float" office:value="0.466575" calcext:value-type="float">
            <text:p>0.466575</text:p>
          </table:table-cell>
          <table:table-cell office:value-type="float" office:value="0.523395" calcext:value-type="float">
            <text:p>0.523395</text:p>
          </table:table-cell>
          <table:table-cell office:value-type="float" office:value="4.21646" calcext:value-type="float">
            <text:p>4.2164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9.54618" calcext:value-type="float">
            <text:p>-9.54618</text:p>
          </table:table-cell>
          <table:table-cell office:value-type="float" office:value="-6.27031" calcext:value-type="float">
            <text:p>-6.27031</text:p>
          </table:table-cell>
          <table:table-cell office:value-type="float" office:value="4.81668" calcext:value-type="float">
            <text:p>4.81668</text:p>
          </table:table-cell>
          <table:table-cell office:value-type="float" office:value="3.95588" calcext:value-type="float">
            <text:p>3.95588</text:p>
          </table:table-cell>
          <table:table-cell office:value-type="float" office:value="-0.234671" calcext:value-type="float">
            <text:p>-0.234671</text:p>
          </table:table-cell>
          <table:table-cell office:value-type="float" office:value="0.105717" calcext:value-type="float">
            <text:p>0.105717</text:p>
          </table:table-cell>
          <table:table-cell office:value-type="float" office:value="0.122843" calcext:value-type="float">
            <text:p>0.122843</text:p>
          </table:table-cell>
          <table:table-cell office:value-type="float" office:value="0.466245" calcext:value-type="float">
            <text:p>0.466245</text:p>
          </table:table-cell>
          <table:table-cell office:value-type="float" office:value="0.522537" calcext:value-type="float">
            <text:p>0.522537</text:p>
          </table:table-cell>
          <table:table-cell office:value-type="float" office:value="1.06927" calcext:value-type="float">
            <text:p>1.069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68601" calcext:value-type="float">
            <text:p>-9.68601</text:p>
          </table:table-cell>
          <table:table-cell office:value-type="float" office:value="-6.47995" calcext:value-type="float">
            <text:p>-6.47995</text:p>
          </table:table-cell>
          <table:table-cell office:value-type="float" office:value="4.83664" calcext:value-type="float">
            <text:p>4.83664</text:p>
          </table:table-cell>
          <table:table-cell office:value-type="float" office:value="3.9641" calcext:value-type="float">
            <text:p>3.9641</text:p>
          </table:table-cell>
          <table:table-cell office:value-type="float" office:value="-0.210713" calcext:value-type="float">
            <text:p>-0.210713</text:p>
          </table:table-cell>
          <table:table-cell office:value-type="float" office:value="0.105954" calcext:value-type="float">
            <text:p>0.105954</text:p>
          </table:table-cell>
          <table:table-cell office:value-type="float" office:value="0.122715" calcext:value-type="float">
            <text:p>0.122715</text:p>
          </table:table-cell>
          <table:table-cell office:value-type="float" office:value="0.466112" calcext:value-type="float">
            <text:p>0.466112</text:p>
          </table:table-cell>
          <table:table-cell office:value-type="float" office:value="0.521742" calcext:value-type="float">
            <text:p>0.521742</text:p>
          </table:table-cell>
          <table:table-cell office:value-type="float" office:value="0.641345" calcext:value-type="float">
            <text:p>0.641345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9.90848" calcext:value-type="float">
            <text:p>-9.90848</text:p>
          </table:table-cell>
          <table:table-cell office:value-type="float" office:value="-6.64411" calcext:value-type="float">
            <text:p>-6.64411</text:p>
          </table:table-cell>
          <table:table-cell office:value-type="float" office:value="4.94405" calcext:value-type="float">
            <text:p>4.94405</text:p>
          </table:table-cell>
          <table:table-cell office:value-type="float" office:value="3.92899" calcext:value-type="float">
            <text:p>3.92899</text:p>
          </table:table-cell>
          <table:table-cell office:value-type="float" office:value="-0.242282" calcext:value-type="float">
            <text:p>-0.242282</text:p>
          </table:table-cell>
          <table:table-cell office:value-type="float" office:value="0.106032" calcext:value-type="float">
            <text:p>0.106032</text:p>
          </table:table-cell>
          <table:table-cell office:value-type="float" office:value="0.12258" calcext:value-type="float">
            <text:p>0.12258</text:p>
          </table:table-cell>
          <table:table-cell office:value-type="float" office:value="0.465626" calcext:value-type="float">
            <text:p>0.465626</text:p>
          </table:table-cell>
          <table:table-cell office:value-type="float" office:value="0.520979" calcext:value-type="float">
            <text:p>0.520979</text:p>
          </table:table-cell>
          <table:table-cell office:value-type="float" office:value="7.25804" calcext:value-type="float">
            <text:p>7.258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1116" calcext:value-type="float">
            <text:p>-10.1116</text:p>
          </table:table-cell>
          <table:table-cell office:value-type="float" office:value="-6.8115" calcext:value-type="float">
            <text:p>-6.8115</text:p>
          </table:table-cell>
          <table:table-cell office:value-type="float" office:value="4.96274" calcext:value-type="float">
            <text:p>4.96274</text:p>
          </table:table-cell>
          <table:table-cell office:value-type="float" office:value="3.9058" calcext:value-type="float">
            <text:p>3.9058</text:p>
          </table:table-cell>
          <table:table-cell office:value-type="float" office:value="-0.255019" calcext:value-type="float">
            <text:p>-0.255019</text:p>
          </table:table-cell>
          <table:table-cell office:value-type="float" office:value="0.10606" calcext:value-type="float">
            <text:p>0.10606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0.465072" calcext:value-type="float">
            <text:p>0.465072</text:p>
          </table:table-cell>
          <table:table-cell office:value-type="float" office:value="0.520221" calcext:value-type="float">
            <text:p>0.520221</text:p>
          </table:table-cell>
          <table:table-cell office:value-type="float" office:value="0.723706" calcext:value-type="float">
            <text:p>0.72370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0.297" calcext:value-type="float">
            <text:p>-10.297</text:p>
          </table:table-cell>
          <table:table-cell office:value-type="float" office:value="-6.97404" calcext:value-type="float">
            <text:p>-6.97404</text:p>
          </table:table-cell>
          <table:table-cell office:value-type="float" office:value="4.99134" calcext:value-type="float">
            <text:p>4.99134</text:p>
          </table:table-cell>
          <table:table-cell office:value-type="float" office:value="3.88799" calcext:value-type="float">
            <text:p>3.88799</text:p>
          </table:table-cell>
          <table:table-cell office:value-type="float" office:value="-0.262152" calcext:value-type="float">
            <text:p>-0.262152</text:p>
          </table:table-cell>
          <table:table-cell office:value-type="float" office:value="0.106114" calcext:value-type="float">
            <text:p>0.106114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0.464477" calcext:value-type="float">
            <text:p>0.464477</text:p>
          </table:table-cell>
          <table:table-cell office:value-type="float" office:value="0.519499" calcext:value-type="float">
            <text:p>0.519499</text:p>
          </table:table-cell>
          <table:table-cell office:value-type="float" office:value="0.952212" calcext:value-type="float">
            <text:p>0.9522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5279" calcext:value-type="float">
            <text:p>-10.5279</text:p>
          </table:table-cell>
          <table:table-cell office:value-type="float" office:value="-7.15908" calcext:value-type="float">
            <text:p>-7.15908</text:p>
          </table:table-cell>
          <table:table-cell office:value-type="float" office:value="5.05736" calcext:value-type="float">
            <text:p>5.05736</text:p>
          </table:table-cell>
          <table:table-cell office:value-type="float" office:value="3.86593" calcext:value-type="float">
            <text:p>3.86593</text:p>
          </table:table-cell>
          <table:table-cell office:value-type="float" office:value="-0.271584" calcext:value-type="float">
            <text:p>-0.271584</text:p>
          </table:table-cell>
          <table:table-cell office:value-type="float" office:value="0.106055" calcext:value-type="float">
            <text:p>0.106055</text:p>
          </table:table-cell>
          <table:table-cell office:value-type="float" office:value="0.122257" calcext:value-type="float">
            <text:p>0.122257</text:p>
          </table:table-cell>
          <table:table-cell office:value-type="float" office:value="0.463799" calcext:value-type="float">
            <text:p>0.463799</text:p>
          </table:table-cell>
          <table:table-cell office:value-type="float" office:value="0.518831" calcext:value-type="float">
            <text:p>0.518831</text:p>
          </table:table-cell>
          <table:table-cell office:value-type="float" office:value="3.795" calcext:value-type="float">
            <text:p>3.795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0.7332" calcext:value-type="float">
            <text:p>-10.7332</text:p>
          </table:table-cell>
          <table:table-cell office:value-type="float" office:value="-7.30165" calcext:value-type="float">
            <text:p>-7.30165</text:p>
          </table:table-cell>
          <table:table-cell office:value-type="float" office:value="5.06073" calcext:value-type="float">
            <text:p>5.06073</text:p>
          </table:table-cell>
          <table:table-cell office:value-type="float" office:value="3.83936" calcext:value-type="float">
            <text:p>3.83936</text:p>
          </table:table-cell>
          <table:table-cell office:value-type="float" office:value="-0.287496" calcext:value-type="float">
            <text:p>-0.287496</text:p>
          </table:table-cell>
          <table:table-cell office:value-type="float" office:value="0.105979" calcext:value-type="float">
            <text:p>0.105979</text:p>
          </table:table-cell>
          <table:table-cell office:value-type="float" office:value="0.122165" calcext:value-type="float">
            <text:p>0.122165</text:p>
          </table:table-cell>
          <table:table-cell office:value-type="float" office:value="0.463091" calcext:value-type="float">
            <text:p>0.463091</text:p>
          </table:table-cell>
          <table:table-cell office:value-type="float" office:value="0.518134" calcext:value-type="float">
            <text:p>0.518134</text:p>
          </table:table-cell>
          <table:table-cell office:value-type="float" office:value="1.83081" calcext:value-type="float">
            <text:p>1.8308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9811" calcext:value-type="float">
            <text:p>-10.9811</text:p>
          </table:table-cell>
          <table:table-cell office:value-type="float" office:value="-7.46713" calcext:value-type="float">
            <text:p>-7.46713</text:p>
          </table:table-cell>
          <table:table-cell office:value-type="float" office:value="5.12125" calcext:value-type="float">
            <text:p>5.12125</text:p>
          </table:table-cell>
          <table:table-cell office:value-type="float" office:value="3.81029" calcext:value-type="float">
            <text:p>3.81029</text:p>
          </table:table-cell>
          <table:table-cell office:value-type="float" office:value="-0.303772" calcext:value-type="float">
            <text:p>-0.303772</text:p>
          </table:table-cell>
          <table:table-cell office:value-type="float" office:value="0.105824" calcext:value-type="float">
            <text:p>0.105824</text:p>
          </table:table-cell>
          <table:table-cell office:value-type="float" office:value="0.122113" calcext:value-type="float">
            <text:p>0.122113</text:p>
          </table:table-cell>
          <table:table-cell office:value-type="float" office:value="0.462347" calcext:value-type="float">
            <text:p>0.462347</text:p>
          </table:table-cell>
          <table:table-cell office:value-type="float" office:value="0.517443" calcext:value-type="float">
            <text:p>0.517443</text:p>
          </table:table-cell>
          <table:table-cell office:value-type="float" office:value="3.63605" calcext:value-type="float">
            <text:p>3.63605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1.1685" calcext:value-type="float">
            <text:p>-11.1685</text:p>
          </table:table-cell>
          <table:table-cell office:value-type="float" office:value="-7.60584" calcext:value-type="float">
            <text:p>-7.60584</text:p>
          </table:table-cell>
          <table:table-cell office:value-type="float" office:value="5.04831" calcext:value-type="float">
            <text:p>5.04831</text:p>
          </table:table-cell>
          <table:table-cell office:value-type="float" office:value="3.79314" calcext:value-type="float">
            <text:p>3.79314</text:p>
          </table:table-cell>
          <table:table-cell office:value-type="float" office:value="-0.306039" calcext:value-type="float">
            <text:p>-0.306039</text:p>
          </table:table-cell>
          <table:table-cell office:value-type="float" office:value="0.105688" calcext:value-type="float">
            <text:p>0.105688</text:p>
          </table:table-cell>
          <table:table-cell office:value-type="float" office:value="0.122041" calcext:value-type="float">
            <text:p>0.122041</text:p>
          </table:table-cell>
          <table:table-cell office:value-type="float" office:value="0.461626" calcext:value-type="float">
            <text:p>0.461626</text:p>
          </table:table-cell>
          <table:table-cell office:value-type="float" office:value="0.516715" calcext:value-type="float">
            <text:p>0.516715</text:p>
          </table:table-cell>
          <table:table-cell office:value-type="float" office:value="1.31348" calcext:value-type="float">
            <text:p>1.3134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3181" calcext:value-type="float">
            <text:p>-11.3181</text:p>
          </table:table-cell>
          <table:table-cell office:value-type="float" office:value="-7.75888" calcext:value-type="float">
            <text:p>-7.75888</text:p>
          </table:table-cell>
          <table:table-cell office:value-type="float" office:value="4.99288" calcext:value-type="float">
            <text:p>4.99288</text:p>
          </table:table-cell>
          <table:table-cell office:value-type="float" office:value="3.79374" calcext:value-type="float">
            <text:p>3.79374</text:p>
          </table:table-cell>
          <table:table-cell office:value-type="float" office:value="-0.28827" calcext:value-type="float">
            <text:p>-0.28827</text:p>
          </table:table-cell>
          <table:table-cell office:value-type="float" office:value="0.105683" calcext:value-type="float">
            <text:p>0.105683</text:p>
          </table:table-cell>
          <table:table-cell office:value-type="float" office:value="0.121999" calcext:value-type="float">
            <text:p>0.121999</text:p>
          </table:table-cell>
          <table:table-cell office:value-type="float" office:value="0.460991" calcext:value-type="float">
            <text:p>0.460991</text:p>
          </table:table-cell>
          <table:table-cell office:value-type="float" office:value="0.516056" calcext:value-type="float">
            <text:p>0.516056</text:p>
          </table:table-cell>
          <table:table-cell office:value-type="float" office:value="3.04897" calcext:value-type="float">
            <text:p>3.04897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1.5124" calcext:value-type="float">
            <text:p>-11.5124</text:p>
          </table:table-cell>
          <table:table-cell office:value-type="float" office:value="-7.8853" calcext:value-type="float">
            <text:p>-7.8853</text:p>
          </table:table-cell>
          <table:table-cell office:value-type="float" office:value="4.94841" calcext:value-type="float">
            <text:p>4.94841</text:p>
          </table:table-cell>
          <table:table-cell office:value-type="float" office:value="3.77234" calcext:value-type="float">
            <text:p>3.77234</text:p>
          </table:table-cell>
          <table:table-cell office:value-type="float" office:value="-0.296692" calcext:value-type="float">
            <text:p>-0.296692</text:p>
          </table:table-cell>
          <table:table-cell office:value-type="float" office:value="0.105724" calcext:value-type="float">
            <text:p>0.105724</text:p>
          </table:table-cell>
          <table:table-cell office:value-type="float" office:value="0.121927" calcext:value-type="float">
            <text:p>0.121927</text:p>
          </table:table-cell>
          <table:table-cell office:value-type="float" office:value="0.460387" calcext:value-type="float">
            <text:p>0.460387</text:p>
          </table:table-cell>
          <table:table-cell office:value-type="float" office:value="0.515363" calcext:value-type="float">
            <text:p>0.515363</text:p>
          </table:table-cell>
          <table:table-cell office:value-type="float" office:value="1.75186" calcext:value-type="float">
            <text:p>1.7518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6911" calcext:value-type="float">
            <text:p>-11.6911</text:p>
          </table:table-cell>
          <table:table-cell office:value-type="float" office:value="-7.98882" calcext:value-type="float">
            <text:p>-7.98882</text:p>
          </table:table-cell>
          <table:table-cell office:value-type="float" office:value="4.88401" calcext:value-type="float">
            <text:p>4.88401</text:p>
          </table:table-cell>
          <table:table-cell office:value-type="float" office:value="3.74904" calcext:value-type="float">
            <text:p>3.74904</text:p>
          </table:table-cell>
          <table:table-cell office:value-type="float" office:value="-0.307513" calcext:value-type="float">
            <text:p>-0.307513</text:p>
          </table:table-cell>
          <table:table-cell office:value-type="float" office:value="0.105895" calcext:value-type="float">
            <text:p>0.105895</text:p>
          </table:table-cell>
          <table:table-cell office:value-type="float" office:value="0.121792" calcext:value-type="float">
            <text:p>0.121792</text:p>
          </table:table-cell>
          <table:table-cell office:value-type="float" office:value="0.459837" calcext:value-type="float">
            <text:p>0.459837</text:p>
          </table:table-cell>
          <table:table-cell office:value-type="float" office:value="0.514624" calcext:value-type="float">
            <text:p>0.514624</text:p>
          </table:table-cell>
          <table:table-cell office:value-type="float" office:value="2.90573" calcext:value-type="float">
            <text:p>2.90573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1.8816" calcext:value-type="float">
            <text:p>-11.8816</text:p>
          </table:table-cell>
          <table:table-cell office:value-type="float" office:value="-8.10133" calcext:value-type="float">
            <text:p>-8.10133</text:p>
          </table:table-cell>
          <table:table-cell office:value-type="float" office:value="4.77296" calcext:value-type="float">
            <text:p>4.77296</text:p>
          </table:table-cell>
          <table:table-cell office:value-type="float" office:value="3.72713" calcext:value-type="float">
            <text:p>3.72713</text:p>
          </table:table-cell>
          <table:table-cell office:value-type="float" office:value="-0.315271" calcext:value-type="float">
            <text:p>-0.315271</text:p>
          </table:table-cell>
          <table:table-cell office:value-type="float" office:value="0.106174" calcext:value-type="float">
            <text:p>0.106174</text:p>
          </table:table-cell>
          <table:table-cell office:value-type="float" office:value="0.121632" calcext:value-type="float">
            <text:p>0.121632</text:p>
          </table:table-cell>
          <table:table-cell office:value-type="float" office:value="0.459438" calcext:value-type="float">
            <text:p>0.459438</text:p>
          </table:table-cell>
          <table:table-cell office:value-type="float" office:value="0.513839" calcext:value-type="float">
            <text:p>0.513839</text:p>
          </table:table-cell>
          <table:table-cell office:value-type="float" office:value="1.48575" calcext:value-type="float">
            <text:p>1.485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095" calcext:value-type="float">
            <text:p>-12.095</text:p>
          </table:table-cell>
          <table:table-cell office:value-type="float" office:value="-8.19188" calcext:value-type="float">
            <text:p>-8.19188</text:p>
          </table:table-cell>
          <table:table-cell office:value-type="float" office:value="4.75324" calcext:value-type="float">
            <text:p>4.75324</text:p>
          </table:table-cell>
          <table:table-cell office:value-type="float" office:value="3.69287" calcext:value-type="float">
            <text:p>3.69287</text:p>
          </table:table-cell>
          <table:table-cell office:value-type="float" office:value="-0.337031" calcext:value-type="float">
            <text:p>-0.337031</text:p>
          </table:table-cell>
          <table:table-cell office:value-type="float" office:value="0.106462" calcext:value-type="float">
            <text:p>0.106462</text:p>
          </table:table-cell>
          <table:table-cell office:value-type="float" office:value="0.121443" calcext:value-type="float">
            <text:p>0.121443</text:p>
          </table:table-cell>
          <table:table-cell office:value-type="float" office:value="0.45899" calcext:value-type="float">
            <text:p>0.45899</text:p>
          </table:table-cell>
          <table:table-cell office:value-type="float" office:value="0.513033" calcext:value-type="float">
            <text:p>0.513033</text:p>
          </table:table-cell>
          <table:table-cell office:value-type="float" office:value="0.657269" calcext:value-type="float">
            <text:p>0.65726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2.3243" calcext:value-type="float">
            <text:p>-12.3243</text:p>
          </table:table-cell>
          <table:table-cell office:value-type="float" office:value="-8.32268" calcext:value-type="float">
            <text:p>-8.32268</text:p>
          </table:table-cell>
          <table:table-cell office:value-type="float" office:value="4.89897" calcext:value-type="float">
            <text:p>4.89897</text:p>
          </table:table-cell>
          <table:table-cell office:value-type="float" office:value="3.67342" calcext:value-type="float">
            <text:p>3.67342</text:p>
          </table:table-cell>
          <table:table-cell office:value-type="float" office:value="-0.339056" calcext:value-type="float">
            <text:p>-0.339056</text:p>
          </table:table-cell>
          <table:table-cell office:value-type="float" office:value="0.10669" calcext:value-type="float">
            <text:p>0.10669</text:p>
          </table:table-cell>
          <table:table-cell office:value-type="float" office:value="0.121261" calcext:value-type="float">
            <text:p>0.121261</text:p>
          </table:table-cell>
          <table:table-cell office:value-type="float" office:value="0.458351" calcext:value-type="float">
            <text:p>0.458351</text:p>
          </table:table-cell>
          <table:table-cell office:value-type="float" office:value="0.512275" calcext:value-type="float">
            <text:p>0.512275</text:p>
          </table:table-cell>
          <table:table-cell office:value-type="float" office:value="2.90119" calcext:value-type="float">
            <text:p>2.9011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5279" calcext:value-type="float">
            <text:p>-12.5279</text:p>
          </table:table-cell>
          <table:table-cell office:value-type="float" office:value="-8.40385" calcext:value-type="float">
            <text:p>-8.40385</text:p>
          </table:table-cell>
          <table:table-cell office:value-type="float" office:value="4.85408" calcext:value-type="float">
            <text:p>4.85408</text:p>
          </table:table-cell>
          <table:table-cell office:value-type="float" office:value="3.64306" calcext:value-type="float">
            <text:p>3.64306</text:p>
          </table:table-cell>
          <table:table-cell office:value-type="float" office:value="-0.355184" calcext:value-type="float">
            <text:p>-0.35518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1071" calcext:value-type="float">
            <text:p>0.121071</text:p>
          </table:table-cell>
          <table:table-cell office:value-type="float" office:value="0.457725" calcext:value-type="float">
            <text:p>0.457725</text:p>
          </table:table-cell>
          <table:table-cell office:value-type="float" office:value="0.511486" calcext:value-type="float">
            <text:p>0.511486</text:p>
          </table:table-cell>
          <table:table-cell office:value-type="float" office:value="1.71014" calcext:value-type="float">
            <text:p>1.71014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2.7299" calcext:value-type="float">
            <text:p>-12.7299</text:p>
          </table:table-cell>
          <table:table-cell office:value-type="float" office:value="-8.49128" calcext:value-type="float">
            <text:p>-8.49128</text:p>
          </table:table-cell>
          <table:table-cell office:value-type="float" office:value="4.74981" calcext:value-type="float">
            <text:p>4.74981</text:p>
          </table:table-cell>
          <table:table-cell office:value-type="float" office:value="3.61634" calcext:value-type="float">
            <text:p>3.61634</text:p>
          </table:table-cell>
          <table:table-cell office:value-type="float" office:value="-0.366953" calcext:value-type="float">
            <text:p>-0.366953</text:p>
          </table:table-cell>
          <table:table-cell office:value-type="float" office:value="0.107419" calcext:value-type="float">
            <text:p>0.107419</text:p>
          </table:table-cell>
          <table:table-cell office:value-type="float" office:value="0.120895" calcext:value-type="float">
            <text:p>0.120895</text:p>
          </table:table-cell>
          <table:table-cell office:value-type="float" office:value="0.457205" calcext:value-type="float">
            <text:p>0.457205</text:p>
          </table:table-cell>
          <table:table-cell office:value-type="float" office:value="0.510686" calcext:value-type="float">
            <text:p>0.510686</text:p>
          </table:table-cell>
          <table:table-cell office:value-type="float" office:value="1.57713" calcext:value-type="float">
            <text:p>1.5771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0103" calcext:value-type="float">
            <text:p>-13.0103</text:p>
          </table:table-cell>
          <table:table-cell office:value-type="float" office:value="-8.58213" calcext:value-type="float">
            <text:p>-8.58213</text:p>
          </table:table-cell>
          <table:table-cell office:value-type="float" office:value="4.82596" calcext:value-type="float">
            <text:p>4.82596</text:p>
          </table:table-cell>
          <table:table-cell office:value-type="float" office:value="3.57446" calcext:value-type="float">
            <text:p>3.57446</text:p>
          </table:table-cell>
          <table:table-cell office:value-type="float" office:value="-0.393202" calcext:value-type="float">
            <text:p>-0.393202</text:p>
          </table:table-cell>
          <table:table-cell office:value-type="float" office:value="0.107554" calcext:value-type="float">
            <text:p>0.107554</text:p>
          </table:table-cell>
          <table:table-cell office:value-type="float" office:value="0.120735" calcext:value-type="float">
            <text:p>0.120735</text:p>
          </table:table-cell>
          <table:table-cell office:value-type="float" office:value="0.456544" calcext:value-type="float">
            <text:p>0.456544</text:p>
          </table:table-cell>
          <table:table-cell office:value-type="float" office:value="0.509897" calcext:value-type="float">
            <text:p>0.509897</text:p>
          </table:table-cell>
          <table:table-cell office:value-type="float" office:value="4.49632" calcext:value-type="float">
            <text:p>4.49632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3.2613" calcext:value-type="float">
            <text:p>-13.2613</text:p>
          </table:table-cell>
          <table:table-cell office:value-type="float" office:value="-8.68422" calcext:value-type="float">
            <text:p>-8.68422</text:p>
          </table:table-cell>
          <table:table-cell office:value-type="float" office:value="4.91959" calcext:value-type="float">
            <text:p>4.91959</text:p>
          </table:table-cell>
          <table:table-cell office:value-type="float" office:value="3.54991" calcext:value-type="float">
            <text:p>3.54991</text:p>
          </table:table-cell>
          <table:table-cell office:value-type="float" office:value="-0.397085" calcext:value-type="float">
            <text:p>-0.397085</text:p>
          </table:table-cell>
          <table:table-cell office:value-type="float" office:value="0.107594" calcext:value-type="float">
            <text:p>0.107594</text:p>
          </table:table-cell>
          <table:table-cell office:value-type="float" office:value="0.120574" calcext:value-type="float">
            <text:p>0.120574</text:p>
          </table:table-cell>
          <table:table-cell office:value-type="float" office:value="0.455837" calcext:value-type="float">
            <text:p>0.455837</text:p>
          </table:table-cell>
          <table:table-cell office:value-type="float" office:value="0.509105" calcext:value-type="float">
            <text:p>0.509105</text:p>
          </table:table-cell>
          <table:table-cell office:value-type="float" office:value="2.83544" calcext:value-type="float">
            <text:p>2.835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4831" calcext:value-type="float">
            <text:p>-13.4831</text:p>
          </table:table-cell>
          <table:table-cell office:value-type="float" office:value="-8.73144" calcext:value-type="float">
            <text:p>-8.73144</text:p>
          </table:table-cell>
          <table:table-cell office:value-type="float" office:value="4.88081" calcext:value-type="float">
            <text:p>4.88081</text:p>
          </table:table-cell>
          <table:table-cell office:value-type="float" office:value="3.51188" calcext:value-type="float">
            <text:p>3.51188</text:p>
          </table:table-cell>
          <table:table-cell office:value-type="float" office:value="-0.418585" calcext:value-type="float">
            <text:p>-0.418585</text:p>
          </table:table-cell>
          <table:table-cell office:value-type="float" office:value="0.107656" calcext:value-type="float">
            <text:p>0.107656</text:p>
          </table:table-cell>
          <table:table-cell office:value-type="float" office:value="0.120503" calcext:value-type="float">
            <text:p>0.120503</text:p>
          </table:table-cell>
          <table:table-cell office:value-type="float" office:value="0.455134" calcext:value-type="float">
            <text:p>0.455134</text:p>
          </table:table-cell>
          <table:table-cell office:value-type="float" office:value="0.508351" calcext:value-type="float">
            <text:p>0.508351</text:p>
          </table:table-cell>
          <table:table-cell office:value-type="float" office:value="1.86499" calcext:value-type="float">
            <text:p>1.8649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3.693" calcext:value-type="float">
            <text:p>-13.693</text:p>
          </table:table-cell>
          <table:table-cell office:value-type="float" office:value="-8.77589" calcext:value-type="float">
            <text:p>-8.77589</text:p>
          </table:table-cell>
          <table:table-cell office:value-type="float" office:value="4.74247" calcext:value-type="float">
            <text:p>4.74247</text:p>
          </table:table-cell>
          <table:table-cell office:value-type="float" office:value="3.47462" calcext:value-type="float">
            <text:p>3.47462</text:p>
          </table:table-cell>
          <table:table-cell office:value-type="float" office:value="-0.441216" calcext:value-type="float">
            <text:p>-0.441216</text:p>
          </table:table-cell>
          <table:table-cell office:value-type="float" office:value="0.107796" calcext:value-type="float">
            <text:p>0.107796</text:p>
          </table:table-cell>
          <table:table-cell office:value-type="float" office:value="0.120573" calcext:value-type="float">
            <text:p>0.120573</text:p>
          </table:table-cell>
          <table:table-cell office:value-type="float" office:value="0.454491" calcext:value-type="float">
            <text:p>0.454491</text:p>
          </table:table-cell>
          <table:table-cell office:value-type="float" office:value="0.507712" calcext:value-type="float">
            <text:p>0.507712</text:p>
          </table:table-cell>
          <table:table-cell office:value-type="float" office:value="3.64661" calcext:value-type="float">
            <text:p>3.646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922" calcext:value-type="float">
            <text:p>-13.922</text:p>
          </table:table-cell>
          <table:table-cell office:value-type="float" office:value="-8.88413" calcext:value-type="float">
            <text:p>-8.88413</text:p>
          </table:table-cell>
          <table:table-cell office:value-type="float" office:value="4.768" calcext:value-type="float">
            <text:p>4.768</text:p>
          </table:table-cell>
          <table:table-cell office:value-type="float" office:value="3.46534" calcext:value-type="float">
            <text:p>3.46534</text:p>
          </table:table-cell>
          <table:table-cell office:value-type="float" office:value="-0.426167" calcext:value-type="float">
            <text:p>-0.426167</text:p>
          </table:table-cell>
          <table:table-cell office:value-type="float" office:value="0.107947" calcext:value-type="float">
            <text:p>0.107947</text:p>
          </table:table-cell>
          <table:table-cell office:value-type="float" office:value="0.120568" calcext:value-type="float">
            <text:p>0.120568</text:p>
          </table:table-cell>
          <table:table-cell office:value-type="float" office:value="0.453847" calcext:value-type="float">
            <text:p>0.453847</text:p>
          </table:table-cell>
          <table:table-cell office:value-type="float" office:value="0.506998" calcext:value-type="float">
            <text:p>0.506998</text:p>
          </table:table-cell>
          <table:table-cell office:value-type="float" office:value="0.941427" calcext:value-type="float">
            <text:p>0.941427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4.1788" calcext:value-type="float">
            <text:p>-14.1788</text:p>
          </table:table-cell>
          <table:table-cell office:value-type="float" office:value="-8.97447" calcext:value-type="float">
            <text:p>-8.97447</text:p>
          </table:table-cell>
          <table:table-cell office:value-type="float" office:value="4.92061" calcext:value-type="float">
            <text:p>4.92061</text:p>
          </table:table-cell>
          <table:table-cell office:value-type="float" office:value="3.44945" calcext:value-type="float">
            <text:p>3.44945</text:p>
          </table:table-cell>
          <table:table-cell office:value-type="float" office:value="-0.415208" calcext:value-type="float">
            <text:p>-0.415208</text:p>
          </table:table-cell>
          <table:table-cell office:value-type="float" office:value="0.108005" calcext:value-type="float">
            <text:p>0.108005</text:p>
          </table:table-cell>
          <table:table-cell office:value-type="float" office:value="0.120536" calcext:value-type="float">
            <text:p>0.120536</text:p>
          </table:table-cell>
          <table:table-cell office:value-type="float" office:value="0.453151" calcext:value-type="float">
            <text:p>0.453151</text:p>
          </table:table-cell>
          <table:table-cell office:value-type="float" office:value="0.506235" calcext:value-type="float">
            <text:p>0.506235</text:p>
          </table:table-cell>
          <table:table-cell office:value-type="float" office:value="2.91349" calcext:value-type="float">
            <text:p>2.9134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4049" calcext:value-type="float">
            <text:p>-14.4049</text:p>
          </table:table-cell>
          <table:table-cell office:value-type="float" office:value="-9.08531" calcext:value-type="float">
            <text:p>-9.08531</text:p>
          </table:table-cell>
          <table:table-cell office:value-type="float" office:value="4.92738" calcext:value-type="float">
            <text:p>4.92738</text:p>
          </table:table-cell>
          <table:table-cell office:value-type="float" office:value="3.44679" calcext:value-type="float">
            <text:p>3.44679</text:p>
          </table:table-cell>
          <table:table-cell office:value-type="float" office:value="-0.394333" calcext:value-type="float">
            <text:p>-0.394333</text:p>
          </table:table-cell>
          <table:table-cell office:value-type="float" office:value="0.108095" calcext:value-type="float">
            <text:p>0.108095</text:p>
          </table:table-cell>
          <table:table-cell office:value-type="float" office:value="0.120421" calcext:value-type="float">
            <text:p>0.120421</text:p>
          </table:table-cell>
          <table:table-cell office:value-type="float" office:value="0.452458" calcext:value-type="float">
            <text:p>0.452458</text:p>
          </table:table-cell>
          <table:table-cell office:value-type="float" office:value="0.505462" calcext:value-type="float">
            <text:p>0.505462</text:p>
          </table:table-cell>
          <table:table-cell office:value-type="float" office:value="0.654428" calcext:value-type="float">
            <text:p>0.654428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4.6329" calcext:value-type="float">
            <text:p>-14.6329</text:p>
          </table:table-cell>
          <table:table-cell office:value-type="float" office:value="-9.1566" calcext:value-type="float">
            <text:p>-9.1566</text:p>
          </table:table-cell>
          <table:table-cell office:value-type="float" office:value="4.88739" calcext:value-type="float">
            <text:p>4.88739</text:p>
          </table:table-cell>
          <table:table-cell office:value-type="float" office:value="3.42702" calcext:value-type="float">
            <text:p>3.42702</text:p>
          </table:table-cell>
          <table:table-cell office:value-type="float" office:value="-0.395779" calcext:value-type="float">
            <text:p>-0.395779</text:p>
          </table:table-cell>
          <table:table-cell office:value-type="float" office:value="0.108216" calcext:value-type="float">
            <text:p>0.108216</text:p>
          </table:table-cell>
          <table:table-cell office:value-type="float" office:value="0.120304" calcext:value-type="float">
            <text:p>0.120304</text:p>
          </table:table-cell>
          <table:table-cell office:value-type="float" office:value="0.451775" calcext:value-type="float">
            <text:p>0.451775</text:p>
          </table:table-cell>
          <table:table-cell office:value-type="float" office:value="0.504694" calcext:value-type="float">
            <text:p>0.504694</text:p>
          </table:table-cell>
          <table:table-cell office:value-type="float" office:value="0.319189" calcext:value-type="float">
            <text:p>0.31918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9214" calcext:value-type="float">
            <text:p>-14.9214</text:p>
          </table:table-cell>
          <table:table-cell office:value-type="float" office:value="-9.1555" calcext:value-type="float">
            <text:p>-9.1555</text:p>
          </table:table-cell>
          <table:table-cell office:value-type="float" office:value="4.93736" calcext:value-type="float">
            <text:p>4.93736</text:p>
          </table:table-cell>
          <table:table-cell office:value-type="float" office:value="3.36852" calcext:value-type="float">
            <text:p>3.36852</text:p>
          </table:table-cell>
          <table:table-cell office:value-type="float" office:value="-0.439672" calcext:value-type="float">
            <text:p>-0.439672</text:p>
          </table:table-cell>
          <table:table-cell office:value-type="float" office:value="0.10817" calcext:value-type="float">
            <text:p>0.10817</text:p>
          </table:table-cell>
          <table:table-cell office:value-type="float" office:value="0.120364" calcext:value-type="float">
            <text:p>0.120364</text:p>
          </table:table-cell>
          <table:table-cell office:value-type="float" office:value="0.451096" calcext:value-type="float">
            <text:p>0.451096</text:p>
          </table:table-cell>
          <table:table-cell office:value-type="float" office:value="0.503974" calcext:value-type="float">
            <text:p>0.503974</text:p>
          </table:table-cell>
          <table:table-cell office:value-type="float" office:value="2.10129" calcext:value-type="float">
            <text:p>2.1012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5.1821" calcext:value-type="float">
            <text:p>-15.1821</text:p>
          </table:table-cell>
          <table:table-cell office:value-type="float" office:value="-9.22769" calcext:value-type="float">
            <text:p>-9.22769</text:p>
          </table:table-cell>
          <table:table-cell office:value-type="float" office:value="4.97724" calcext:value-type="float">
            <text:p>4.97724</text:p>
          </table:table-cell>
          <table:table-cell office:value-type="float" office:value="3.35149" calcext:value-type="float">
            <text:p>3.35149</text:p>
          </table:table-cell>
          <table:table-cell office:value-type="float" office:value="-0.433472" calcext:value-type="float">
            <text:p>-0.433472</text:p>
          </table:table-cell>
          <table:table-cell office:value-type="float" office:value="0.108074" calcext:value-type="float">
            <text:p>0.108074</text:p>
          </table:table-cell>
          <table:table-cell office:value-type="float" office:value="0.120379" calcext:value-type="float">
            <text:p>0.120379</text:p>
          </table:table-cell>
          <table:table-cell office:value-type="float" office:value="0.450436" calcext:value-type="float">
            <text:p>0.450436</text:p>
          </table:table-cell>
          <table:table-cell office:value-type="float" office:value="0.503233" calcext:value-type="float">
            <text:p>0.503233</text:p>
          </table:table-cell>
          <table:table-cell office:value-type="float" office:value="4.49588" calcext:value-type="float">
            <text:p>4.4958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4504" calcext:value-type="float">
            <text:p>-15.4504</text:p>
          </table:table-cell>
          <table:table-cell office:value-type="float" office:value="-9.34182" calcext:value-type="float">
            <text:p>-9.34182</text:p>
          </table:table-cell>
          <table:table-cell office:value-type="float" office:value="5.03642" calcext:value-type="float">
            <text:p>5.03642</text:p>
          </table:table-cell>
          <table:table-cell office:value-type="float" office:value="3.35347" calcext:value-type="float">
            <text:p>3.35347</text:p>
          </table:table-cell>
          <table:table-cell office:value-type="float" office:value="-0.405905" calcext:value-type="float">
            <text:p>-0.405905</text:p>
          </table:table-cell>
          <table:table-cell office:value-type="float" office:value="0.107934" calcext:value-type="float">
            <text:p>0.107934</text:p>
          </table:table-cell>
          <table:table-cell office:value-type="float" office:value="0.12025" calcext:value-type="float">
            <text:p>0.12025</text:p>
          </table:table-cell>
          <table:table-cell office:value-type="float" office:value="0.449802" calcext:value-type="float">
            <text:p>0.449802</text:p>
          </table:table-cell>
          <table:table-cell office:value-type="float" office:value="0.502479" calcext:value-type="float">
            <text:p>0.502479</text:p>
          </table:table-cell>
          <table:table-cell office:value-type="float" office:value="5.26504" calcext:value-type="float">
            <text:p>5.26504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5.6896" calcext:value-type="float">
            <text:p>-15.6896</text:p>
          </table:table-cell>
          <table:table-cell office:value-type="float" office:value="-9.37336" calcext:value-type="float">
            <text:p>-9.37336</text:p>
          </table:table-cell>
          <table:table-cell office:value-type="float" office:value="4.93692" calcext:value-type="float">
            <text:p>4.93692</text:p>
          </table:table-cell>
          <table:table-cell office:value-type="float" office:value="3.32114" calcext:value-type="float">
            <text:p>3.32114</text:p>
          </table:table-cell>
          <table:table-cell office:value-type="float" office:value="-0.425012" calcext:value-type="float">
            <text:p>-0.425012</text:p>
          </table:table-cell>
          <table:table-cell office:value-type="float" office:value="0.107797" calcext:value-type="float">
            <text:p>0.107797</text:p>
          </table:table-cell>
          <table:table-cell office:value-type="float" office:value="0.120151" calcext:value-type="float">
            <text:p>0.120151</text:p>
          </table:table-cell>
          <table:table-cell office:value-type="float" office:value="0.449128" calcext:value-type="float">
            <text:p>0.449128</text:p>
          </table:table-cell>
          <table:table-cell office:value-type="float" office:value="0.501722" calcext:value-type="float">
            <text:p>0.501722</text:p>
          </table:table-cell>
          <table:table-cell office:value-type="float" office:value="2.1191" calcext:value-type="float">
            <text:p>2.119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9481" calcext:value-type="float">
            <text:p>-15.9481</text:p>
          </table:table-cell>
          <table:table-cell office:value-type="float" office:value="-9.45648" calcext:value-type="float">
            <text:p>-9.45648</text:p>
          </table:table-cell>
          <table:table-cell office:value-type="float" office:value="4.97173" calcext:value-type="float">
            <text:p>4.97173</text:p>
          </table:table-cell>
          <table:table-cell office:value-type="float" office:value="3.31547" calcext:value-type="float">
            <text:p>3.31547</text:p>
          </table:table-cell>
          <table:table-cell office:value-type="float" office:value="-0.406972" calcext:value-type="float">
            <text:p>-0.406972</text:p>
          </table:table-cell>
          <table:table-cell office:value-type="float" office:value="0.107644" calcext:value-type="float">
            <text:p>0.107644</text:p>
          </table:table-cell>
          <table:table-cell office:value-type="float" office:value="0.11999" calcext:value-type="float">
            <text:p>0.11999</text:p>
          </table:table-cell>
          <table:table-cell office:value-type="float" office:value="0.448465" calcext:value-type="float">
            <text:p>0.448465</text:p>
          </table:table-cell>
          <table:table-cell office:value-type="float" office:value="0.500986" calcext:value-type="float">
            <text:p>0.500986</text:p>
          </table:table-cell>
          <table:table-cell office:value-type="float" office:value="2.09884" calcext:value-type="float">
            <text:p>2.09884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6.197" calcext:value-type="float">
            <text:p>-16.197</text:p>
          </table:table-cell>
          <table:table-cell office:value-type="float" office:value="-9.46856" calcext:value-type="float">
            <text:p>-9.46856</text:p>
          </table:table-cell>
          <table:table-cell office:value-type="float" office:value="4.928" calcext:value-type="float">
            <text:p>4.928</text:p>
          </table:table-cell>
          <table:table-cell office:value-type="float" office:value="3.27947" calcext:value-type="float">
            <text:p>3.27947</text:p>
          </table:table-cell>
          <table:table-cell office:value-type="float" office:value="-0.427866" calcext:value-type="float">
            <text:p>-0.427866</text:p>
          </table:table-cell>
          <table:table-cell office:value-type="float" office:value="0.107488" calcext:value-type="float">
            <text:p>0.107488</text:p>
          </table:table-cell>
          <table:table-cell office:value-type="float" office:value="0.119862" calcext:value-type="float">
            <text:p>0.119862</text:p>
          </table:table-cell>
          <table:table-cell office:value-type="float" office:value="0.447796" calcext:value-type="float">
            <text:p>0.447796</text:p>
          </table:table-cell>
          <table:table-cell office:value-type="float" office:value="0.500235" calcext:value-type="float">
            <text:p>0.500235</text:p>
          </table:table-cell>
          <table:table-cell office:value-type="float" office:value="2.23551" calcext:value-type="float">
            <text:p>2.2355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4478" calcext:value-type="float">
            <text:p>-16.4478</text:p>
          </table:table-cell>
          <table:table-cell office:value-type="float" office:value="-9.46252" calcext:value-type="float">
            <text:p>-9.46252</text:p>
          </table:table-cell>
          <table:table-cell office:value-type="float" office:value="4.93116" calcext:value-type="float">
            <text:p>4.93116</text:p>
          </table:table-cell>
          <table:table-cell office:value-type="float" office:value="3.24114" calcext:value-type="float">
            <text:p>3.24114</text:p>
          </table:table-cell>
          <table:table-cell office:value-type="float" office:value="-0.447108" calcext:value-type="float">
            <text:p>-0.447108</text:p>
          </table:table-cell>
          <table:table-cell office:value-type="float" office:value="0.10733" calcext:value-type="float">
            <text:p>0.10733</text:p>
          </table:table-cell>
          <table:table-cell office:value-type="float" office:value="0.119809" calcext:value-type="float">
            <text:p>0.119809</text:p>
          </table:table-cell>
          <table:table-cell office:value-type="float" office:value="0.447134" calcext:value-type="float">
            <text:p>0.447134</text:p>
          </table:table-cell>
          <table:table-cell office:value-type="float" office:value="0.499499" calcext:value-type="float">
            <text:p>0.499499</text:p>
          </table:table-cell>
          <table:table-cell office:value-type="float" office:value="0.550266" calcext:value-type="float">
            <text:p>0.55026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6.6606" calcext:value-type="float">
            <text:p>-16.6606</text:p>
          </table:table-cell>
          <table:table-cell office:value-type="float" office:value="-9.46697" calcext:value-type="float">
            <text:p>-9.46697</text:p>
          </table:table-cell>
          <table:table-cell office:value-type="float" office:value="4.84561" calcext:value-type="float">
            <text:p>4.84561</text:p>
          </table:table-cell>
          <table:table-cell office:value-type="float" office:value="3.21288" calcext:value-type="float">
            <text:p>3.21288</text:p>
          </table:table-cell>
          <table:table-cell office:value-type="float" office:value="-0.456915" calcext:value-type="float">
            <text:p>-0.456915</text:p>
          </table:table-cell>
          <table:table-cell office:value-type="float" office:value="0.107194" calcext:value-type="float">
            <text:p>0.107194</text:p>
          </table:table-cell>
          <table:table-cell office:value-type="float" office:value="0.119813" calcext:value-type="float">
            <text:p>0.119813</text:p>
          </table:table-cell>
          <table:table-cell office:value-type="float" office:value="0.446473" calcext:value-type="float">
            <text:p>0.446473</text:p>
          </table:table-cell>
          <table:table-cell office:value-type="float" office:value="0.498779" calcext:value-type="float">
            <text:p>0.498779</text:p>
          </table:table-cell>
          <table:table-cell office:value-type="float" office:value="5.05181" calcext:value-type="float">
            <text:p>5.0518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9468" calcext:value-type="float">
            <text:p>-16.9468</text:p>
          </table:table-cell>
          <table:table-cell office:value-type="float" office:value="-9.44977" calcext:value-type="float">
            <text:p>-9.44977</text:p>
          </table:table-cell>
          <table:table-cell office:value-type="float" office:value="4.91237" calcext:value-type="float">
            <text:p>4.91237</text:p>
          </table:table-cell>
          <table:table-cell office:value-type="float" office:value="3.17111" calcext:value-type="float">
            <text:p>3.17111</text:p>
          </table:table-cell>
          <table:table-cell office:value-type="float" office:value="-0.477938" calcext:value-type="float">
            <text:p>-0.477938</text:p>
          </table:table-cell>
          <table:table-cell office:value-type="float" office:value="0.107035" calcext:value-type="float">
            <text:p>0.107035</text:p>
          </table:table-cell>
          <table:table-cell office:value-type="float" office:value="0.11994" calcext:value-type="float">
            <text:p>0.11994</text:p>
          </table:table-cell>
          <table:table-cell office:value-type="float" office:value="0.445814" calcext:value-type="float">
            <text:p>0.445814</text:p>
          </table:table-cell>
          <table:table-cell office:value-type="float" office:value="0.498126" calcext:value-type="float">
            <text:p>0.498126</text:p>
          </table:table-cell>
          <table:table-cell office:value-type="float" office:value="1.60423" calcext:value-type="float">
            <text:p>1.60423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7.2011" calcext:value-type="float">
            <text:p>-17.2011</text:p>
          </table:table-cell>
          <table:table-cell office:value-type="float" office:value="-9.50694" calcext:value-type="float">
            <text:p>-9.50694</text:p>
          </table:table-cell>
          <table:table-cell office:value-type="float" office:value="4.97139" calcext:value-type="float">
            <text:p>4.97139</text:p>
          </table:table-cell>
          <table:table-cell office:value-type="float" office:value="3.17329" calcext:value-type="float">
            <text:p>3.17329</text:p>
          </table:table-cell>
          <table:table-cell office:value-type="float" office:value="-0.443984" calcext:value-type="float">
            <text:p>-0.443984</text:p>
          </table:table-cell>
          <table:table-cell office:value-type="float" office:value="0.106878" calcext:value-type="float">
            <text:p>0.106878</text:p>
          </table:table-cell>
          <table:table-cell office:value-type="float" office:value="0.119919" calcext:value-type="float">
            <text:p>0.119919</text:p>
          </table:table-cell>
          <table:table-cell office:value-type="float" office:value="0.445182" calcext:value-type="float">
            <text:p>0.445182</text:p>
          </table:table-cell>
          <table:table-cell office:value-type="float" office:value="0.497393" calcext:value-type="float">
            <text:p>0.497393</text:p>
          </table:table-cell>
          <table:table-cell office:value-type="float" office:value="7.85709" calcext:value-type="float">
            <text:p>7.857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4627" calcext:value-type="float">
            <text:p>-17.4627</text:p>
          </table:table-cell>
          <table:table-cell office:value-type="float" office:value="-9.52357" calcext:value-type="float">
            <text:p>-9.52357</text:p>
          </table:table-cell>
          <table:table-cell office:value-type="float" office:value="4.99302" calcext:value-type="float">
            <text:p>4.99302</text:p>
          </table:table-cell>
          <table:table-cell office:value-type="float" office:value="3.15483" calcext:value-type="float">
            <text:p>3.15483</text:p>
          </table:table-cell>
          <table:table-cell office:value-type="float" office:value="-0.439638" calcext:value-type="float">
            <text:p>-0.439638</text:p>
          </table:table-cell>
          <table:table-cell office:value-type="float" office:value="0.106732" calcext:value-type="float">
            <text:p>0.106732</text:p>
          </table:table-cell>
          <table:table-cell office:value-type="float" office:value="0.119872" calcext:value-type="float">
            <text:p>0.119872</text:p>
          </table:table-cell>
          <table:table-cell office:value-type="float" office:value="0.44457" calcext:value-type="float">
            <text:p>0.44457</text:p>
          </table:table-cell>
          <table:table-cell office:value-type="float" office:value="0.496659" calcext:value-type="float">
            <text:p>0.496659</text:p>
          </table:table-cell>
          <table:table-cell office:value-type="float" office:value="0.492253" calcext:value-type="float">
            <text:p>0.492253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7.7192" calcext:value-type="float">
            <text:p>-17.7192</text:p>
          </table:table-cell>
          <table:table-cell office:value-type="float" office:value="-9.51466" calcext:value-type="float">
            <text:p>-9.51466</text:p>
          </table:table-cell>
          <table:table-cell office:value-type="float" office:value="4.96989" calcext:value-type="float">
            <text:p>4.96989</text:p>
          </table:table-cell>
          <table:table-cell office:value-type="float" office:value="3.12493" calcext:value-type="float">
            <text:p>3.12493</text:p>
          </table:table-cell>
          <table:table-cell office:value-type="float" office:value="-0.452133" calcext:value-type="float">
            <text:p>-0.452133</text:p>
          </table:table-cell>
          <table:table-cell office:value-type="float" office:value="0.106598" calcext:value-type="float">
            <text:p>0.106598</text:p>
          </table:table-cell>
          <table:table-cell office:value-type="float" office:value="0.119851" calcext:value-type="float">
            <text:p>0.119851</text:p>
          </table:table-cell>
          <table:table-cell office:value-type="float" office:value="0.443947" calcext:value-type="float">
            <text:p>0.443947</text:p>
          </table:table-cell>
          <table:table-cell office:value-type="float" office:value="0.495932" calcext:value-type="float">
            <text:p>0.495932</text:p>
          </table:table-cell>
          <table:table-cell office:value-type="float" office:value="1.67895" calcext:value-type="float">
            <text:p>1.6789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9745" calcext:value-type="float">
            <text:p>-17.9745</text:p>
          </table:table-cell>
          <table:table-cell office:value-type="float" office:value="-9.48154" calcext:value-type="float">
            <text:p>-9.48154</text:p>
          </table:table-cell>
          <table:table-cell office:value-type="float" office:value="4.98321" calcext:value-type="float">
            <text:p>4.98321</text:p>
          </table:table-cell>
          <table:table-cell office:value-type="float" office:value="3.09046" calcext:value-type="float">
            <text:p>3.09046</text:p>
          </table:table-cell>
          <table:table-cell office:value-type="float" office:value="-0.465445" calcext:value-type="float">
            <text:p>-0.465445</text:p>
          </table:table-cell>
          <table:table-cell office:value-type="float" office:value="0.10648" calcext:value-type="float">
            <text:p>0.10648</text:p>
          </table:table-cell>
          <table:table-cell office:value-type="float" office:value="0.119916" calcext:value-type="float">
            <text:p>0.119916</text:p>
          </table:table-cell>
          <table:table-cell office:value-type="float" office:value="0.443336" calcext:value-type="float">
            <text:p>0.443336</text:p>
          </table:table-cell>
          <table:table-cell office:value-type="float" office:value="0.495228" calcext:value-type="float">
            <text:p>0.495228</text:p>
          </table:table-cell>
          <table:table-cell office:value-type="float" office:value="0.219593" calcext:value-type="float">
            <text:p>0.219593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8.2155" calcext:value-type="float">
            <text:p>-18.2155</text:p>
          </table:table-cell>
          <table:table-cell office:value-type="float" office:value="-9.44778" calcext:value-type="float">
            <text:p>-9.44778</text:p>
          </table:table-cell>
          <table:table-cell office:value-type="float" office:value="4.93466" calcext:value-type="float">
            <text:p>4.93466</text:p>
          </table:table-cell>
          <table:table-cell office:value-type="float" office:value="3.05578" calcext:value-type="float">
            <text:p>3.05578</text:p>
          </table:table-cell>
          <table:table-cell office:value-type="float" office:value="-0.482988" calcext:value-type="float">
            <text:p>-0.482988</text:p>
          </table:table-cell>
          <table:table-cell office:value-type="float" office:value="0.10636" calcext:value-type="float">
            <text:p>0.10636</text:p>
          </table:table-cell>
          <table:table-cell office:value-type="float" office:value="0.120064" calcext:value-type="float">
            <text:p>0.120064</text:p>
          </table:table-cell>
          <table:table-cell office:value-type="float" office:value="0.4427" calcext:value-type="float">
            <text:p>0.4427</text:p>
          </table:table-cell>
          <table:table-cell office:value-type="float" office:value="0.494559" calcext:value-type="float">
            <text:p>0.494559</text:p>
          </table:table-cell>
          <table:table-cell office:value-type="float" office:value="0.669451" calcext:value-type="float">
            <text:p>0.66945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4131" calcext:value-type="float">
            <text:p>-18.4131</text:p>
          </table:table-cell>
          <table:table-cell office:value-type="float" office:value="-9.49345" calcext:value-type="float">
            <text:p>-9.49345</text:p>
          </table:table-cell>
          <table:table-cell office:value-type="float" office:value="4.84678" calcext:value-type="float">
            <text:p>4.84678</text:p>
          </table:table-cell>
          <table:table-cell office:value-type="float" office:value="3.06479" calcext:value-type="float">
            <text:p>3.06479</text:p>
          </table:table-cell>
          <table:table-cell office:value-type="float" office:value="-0.44611" calcext:value-type="float">
            <text:p>-0.44611</text:p>
          </table:table-cell>
          <table:table-cell office:value-type="float" office:value="0.106205" calcext:value-type="float">
            <text:p>0.106205</text:p>
          </table:table-cell>
          <table:table-cell office:value-type="float" office:value="0.12001" calcext:value-type="float">
            <text:p>0.12001</text:p>
          </table:table-cell>
          <table:table-cell office:value-type="float" office:value="0.442054" calcext:value-type="float">
            <text:p>0.442054</text:p>
          </table:table-cell>
          <table:table-cell office:value-type="float" office:value="0.493841" calcext:value-type="float">
            <text:p>0.493841</text:p>
          </table:table-cell>
          <table:table-cell office:value-type="float" office:value="2.08732" calcext:value-type="float">
            <text:p>2.08732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8.6494" calcext:value-type="float">
            <text:p>-18.6494</text:p>
          </table:table-cell>
          <table:table-cell office:value-type="float" office:value="-9.48143" calcext:value-type="float">
            <text:p>-9.48143</text:p>
          </table:table-cell>
          <table:table-cell office:value-type="float" office:value="4.87647" calcext:value-type="float">
            <text:p>4.87647</text:p>
          </table:table-cell>
          <table:table-cell office:value-type="float" office:value="3.05084" calcext:value-type="float">
            <text:p>3.05084</text:p>
          </table:table-cell>
          <table:table-cell office:value-type="float" office:value="-0.432113" calcext:value-type="float">
            <text:p>-0.432113</text:p>
          </table:table-cell>
          <table:table-cell office:value-type="float" office:value="0.106051" calcext:value-type="float">
            <text:p>0.106051</text:p>
          </table:table-cell>
          <table:table-cell office:value-type="float" office:value="0.11993" calcext:value-type="float">
            <text:p>0.11993</text:p>
          </table:table-cell>
          <table:table-cell office:value-type="float" office:value="0.441414" calcext:value-type="float">
            <text:p>0.441414</text:p>
          </table:table-cell>
          <table:table-cell office:value-type="float" office:value="0.493146" calcext:value-type="float">
            <text:p>0.493146</text:p>
          </table:table-cell>
          <table:table-cell office:value-type="float" office:value="1.74367" calcext:value-type="float">
            <text:p>1.7436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8991" calcext:value-type="float">
            <text:p>-18.8991</text:p>
          </table:table-cell>
          <table:table-cell office:value-type="float" office:value="-9.47015" calcext:value-type="float">
            <text:p>-9.47015</text:p>
          </table:table-cell>
          <table:table-cell office:value-type="float" office:value="4.8855" calcext:value-type="float">
            <text:p>4.8855</text:p>
          </table:table-cell>
          <table:table-cell office:value-type="float" office:value="3.0348" calcext:value-type="float">
            <text:p>3.0348</text:p>
          </table:table-cell>
          <table:table-cell office:value-type="float" office:value="-0.425846" calcext:value-type="float">
            <text:p>-0.425846</text:p>
          </table:table-cell>
          <table:table-cell office:value-type="float" office:value="0.105898" calcext:value-type="float">
            <text:p>0.105898</text:p>
          </table:table-cell>
          <table:table-cell office:value-type="float" office:value="0.119816" calcext:value-type="float">
            <text:p>0.119816</text:p>
          </table:table-cell>
          <table:table-cell office:value-type="float" office:value="0.440781" calcext:value-type="float">
            <text:p>0.440781</text:p>
          </table:table-cell>
          <table:table-cell office:value-type="float" office:value="0.492482" calcext:value-type="float">
            <text:p>0.492482</text:p>
          </table:table-cell>
          <table:table-cell office:value-type="float" office:value="0.273323" calcext:value-type="float">
            <text:p>0.273323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9.129" calcext:value-type="float">
            <text:p>-19.129</text:p>
          </table:table-cell>
          <table:table-cell office:value-type="float" office:value="-9.43285" calcext:value-type="float">
            <text:p>-9.43285</text:p>
          </table:table-cell>
          <table:table-cell office:value-type="float" office:value="4.89496" calcext:value-type="float">
            <text:p>4.89496</text:p>
          </table:table-cell>
          <table:table-cell office:value-type="float" office:value="3.01316" calcext:value-type="float">
            <text:p>3.01316</text:p>
          </table:table-cell>
          <table:table-cell office:value-type="float" office:value="-0.422846" calcext:value-type="float">
            <text:p>-0.422846</text:p>
          </table:table-cell>
          <table:table-cell office:value-type="float" office:value="0.105745" calcext:value-type="float">
            <text:p>0.105745</text:p>
          </table:table-cell>
          <table:table-cell office:value-type="float" office:value="0.119704" calcext:value-type="float">
            <text:p>0.119704</text:p>
          </table:table-cell>
          <table:table-cell office:value-type="float" office:value="0.440158" calcext:value-type="float">
            <text:p>0.440158</text:p>
          </table:table-cell>
          <table:table-cell office:value-type="float" office:value="0.491834" calcext:value-type="float">
            <text:p>0.491834</text:p>
          </table:table-cell>
          <table:table-cell office:value-type="float" office:value="3.93213" calcext:value-type="float">
            <text:p>3.9321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378" calcext:value-type="float">
            <text:p>-19.378</text:p>
          </table:table-cell>
          <table:table-cell office:value-type="float" office:value="-9.31167" calcext:value-type="float">
            <text:p>-9.31167</text:p>
          </table:table-cell>
          <table:table-cell office:value-type="float" office:value="4.93128" calcext:value-type="float">
            <text:p>4.93128</text:p>
          </table:table-cell>
          <table:table-cell office:value-type="float" office:value="2.95406" calcext:value-type="float">
            <text:p>2.95406</text:p>
          </table:table-cell>
          <table:table-cell office:value-type="float" office:value="-0.465284" calcext:value-type="float">
            <text:p>-0.465284</text:p>
          </table:table-cell>
          <table:table-cell office:value-type="float" office:value="0.105593" calcext:value-type="float">
            <text:p>0.105593</text:p>
          </table:table-cell>
          <table:table-cell office:value-type="float" office:value="0.119806" calcext:value-type="float">
            <text:p>0.119806</text:p>
          </table:table-cell>
          <table:table-cell office:value-type="float" office:value="0.439545" calcext:value-type="float">
            <text:p>0.439545</text:p>
          </table:table-cell>
          <table:table-cell office:value-type="float" office:value="0.491127" calcext:value-type="float">
            <text:p>0.491127</text:p>
          </table:table-cell>
          <table:table-cell office:value-type="float" office:value="3.09911" calcext:value-type="float">
            <text:p>3.09911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9.6092" calcext:value-type="float">
            <text:p>-19.6092</text:p>
          </table:table-cell>
          <table:table-cell office:value-type="float" office:value="-9.23946" calcext:value-type="float">
            <text:p>-9.23946</text:p>
          </table:table-cell>
          <table:table-cell office:value-type="float" office:value="4.88253" calcext:value-type="float">
            <text:p>4.88253</text:p>
          </table:table-cell>
          <table:table-cell office:value-type="float" office:value="2.91565" calcext:value-type="float">
            <text:p>2.91565</text:p>
          </table:table-cell>
          <table:table-cell office:value-type="float" office:value="-0.488402" calcext:value-type="float">
            <text:p>-0.488402</text:p>
          </table:table-cell>
          <table:table-cell office:value-type="float" office:value="0.105442" calcext:value-type="float">
            <text:p>0.105442</text:p>
          </table:table-cell>
          <table:table-cell office:value-type="float" office:value="0.120002" calcext:value-type="float">
            <text:p>0.120002</text:p>
          </table:table-cell>
          <table:table-cell office:value-type="float" office:value="0.438915" calcext:value-type="float">
            <text:p>0.438915</text:p>
          </table:table-cell>
          <table:table-cell office:value-type="float" office:value="0.490437" calcext:value-type="float">
            <text:p>0.490437</text:p>
          </table:table-cell>
          <table:table-cell office:value-type="float" office:value="1.15168" calcext:value-type="float">
            <text:p>1.1516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865" calcext:value-type="float">
            <text:p>-19.865</text:p>
          </table:table-cell>
          <table:table-cell office:value-type="float" office:value="-9.11309" calcext:value-type="float">
            <text:p>-9.11309</text:p>
          </table:table-cell>
          <table:table-cell office:value-type="float" office:value="4.93947" calcext:value-type="float">
            <text:p>4.93947</text:p>
          </table:table-cell>
          <table:table-cell office:value-type="float" office:value="2.86152" calcext:value-type="float">
            <text:p>2.86152</text:p>
          </table:table-cell>
          <table:table-cell office:value-type="float" office:value="-0.521387" calcext:value-type="float">
            <text:p>-0.521387</text:p>
          </table:table-cell>
          <table:table-cell office:value-type="float" office:value="0.105297" calcext:value-type="float">
            <text:p>0.105297</text:p>
          </table:table-cell>
          <table:table-cell office:value-type="float" office:value="0.120561" calcext:value-type="float">
            <text:p>0.120561</text:p>
          </table:table-cell>
          <table:table-cell office:value-type="float" office:value="0.438291" calcext:value-type="float">
            <text:p>0.438291</text:p>
          </table:table-cell>
          <table:table-cell office:value-type="float" office:value="0.489881" calcext:value-type="float">
            <text:p>0.489881</text:p>
          </table:table-cell>
          <table:table-cell office:value-type="float" office:value="1.44978" calcext:value-type="float">
            <text:p>1.44978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0.1033" calcext:value-type="float">
            <text:p>-20.1033</text:p>
          </table:table-cell>
          <table:table-cell office:value-type="float" office:value="-9.01134" calcext:value-type="float">
            <text:p>-9.01134</text:p>
          </table:table-cell>
          <table:table-cell office:value-type="float" office:value="4.95973" calcext:value-type="float">
            <text:p>4.95973</text:p>
          </table:table-cell>
          <table:table-cell office:value-type="float" office:value="2.82285" calcext:value-type="float">
            <text:p>2.82285</text:p>
          </table:table-cell>
          <table:table-cell office:value-type="float" office:value="-0.534882" calcext:value-type="float">
            <text:p>-0.534882</text:p>
          </table:table-cell>
          <table:table-cell office:value-type="float" office:value="0.105155" calcext:value-type="float">
            <text:p>0.105155</text:p>
          </table:table-cell>
          <table:table-cell office:value-type="float" office:value="0.121378" calcext:value-type="float">
            <text:p>0.121378</text:p>
          </table:table-cell>
          <table:table-cell office:value-type="float" office:value="0.43767" calcext:value-type="float">
            <text:p>0.43767</text:p>
          </table:table-cell>
          <table:table-cell office:value-type="float" office:value="0.48943" calcext:value-type="float">
            <text:p>0.48943</text:p>
          </table:table-cell>
          <table:table-cell office:value-type="float" office:value="4.98987" calcext:value-type="float">
            <text:p>4.989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2656" calcext:value-type="float">
            <text:p>-20.2656</text:p>
          </table:table-cell>
          <table:table-cell office:value-type="float" office:value="-9.14637" calcext:value-type="float">
            <text:p>-9.14637</text:p>
          </table:table-cell>
          <table:table-cell office:value-type="float" office:value="4.73488" calcext:value-type="float">
            <text:p>4.73488</text:p>
          </table:table-cell>
          <table:table-cell office:value-type="float" office:value="2.88643" calcext:value-type="float">
            <text:p>2.88643</text:p>
          </table:table-cell>
          <table:table-cell office:value-type="float" office:value="-0.435764" calcext:value-type="float">
            <text:p>-0.435764</text:p>
          </table:table-cell>
          <table:table-cell office:value-type="float" office:value="0.105033" calcext:value-type="float">
            <text:p>0.105033</text:p>
          </table:table-cell>
          <table:table-cell office:value-type="float" office:value="0.121296" calcext:value-type="float">
            <text:p>0.121296</text:p>
          </table:table-cell>
          <table:table-cell office:value-type="float" office:value="0.437054" calcext:value-type="float">
            <text:p>0.437054</text:p>
          </table:table-cell>
          <table:table-cell office:value-type="float" office:value="0.488835" calcext:value-type="float">
            <text:p>0.488835</text:p>
          </table:table-cell>
          <table:table-cell office:value-type="float" office:value="14.1559" calcext:value-type="float">
            <text:p>14.155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0.5046" calcext:value-type="float">
            <text:p>-20.5046</text:p>
          </table:table-cell>
          <table:table-cell office:value-type="float" office:value="-9.10541" calcext:value-type="float">
            <text:p>-9.10541</text:p>
          </table:table-cell>
          <table:table-cell office:value-type="float" office:value="4.76403" calcext:value-type="float">
            <text:p>4.76403</text:p>
          </table:table-cell>
          <table:table-cell office:value-type="float" office:value="2.877" calcext:value-type="float">
            <text:p>2.877</text:p>
          </table:table-cell>
          <table:table-cell office:value-type="float" office:value="-0.418507" calcext:value-type="float">
            <text:p>-0.418507</text:p>
          </table:table-cell>
          <table:table-cell office:value-type="float" office:value="0.104901" calcext:value-type="float">
            <text:p>0.104901</text:p>
          </table:table-cell>
          <table:table-cell office:value-type="float" office:value="0.121161" calcext:value-type="float">
            <text:p>0.121161</text:p>
          </table:table-cell>
          <table:table-cell office:value-type="float" office:value="0.436433" calcext:value-type="float">
            <text:p>0.436433</text:p>
          </table:table-cell>
          <table:table-cell office:value-type="float" office:value="0.488333" calcext:value-type="float">
            <text:p>0.488333</text:p>
          </table:table-cell>
          <table:table-cell office:value-type="float" office:value="1.60379" calcext:value-type="float">
            <text:p>1.6037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7279" calcext:value-type="float">
            <text:p>-20.7279</text:p>
          </table:table-cell>
          <table:table-cell office:value-type="float" office:value="-9.00635" calcext:value-type="float">
            <text:p>-9.00635</text:p>
          </table:table-cell>
          <table:table-cell office:value-type="float" office:value="4.77413" calcext:value-type="float">
            <text:p>4.77413</text:p>
          </table:table-cell>
          <table:table-cell office:value-type="float" office:value="2.84139" calcext:value-type="float">
            <text:p>2.84139</text:p>
          </table:table-cell>
          <table:table-cell office:value-type="float" office:value="-0.43473" calcext:value-type="float">
            <text:p>-0.43473</text:p>
          </table:table-cell>
          <table:table-cell office:value-type="float" office:value="0.104776" calcext:value-type="float">
            <text:p>0.104776</text:p>
          </table:table-cell>
          <table:table-cell office:value-type="float" office:value="0.12106" calcext:value-type="float">
            <text:p>0.12106</text:p>
          </table:table-cell>
          <table:table-cell office:value-type="float" office:value="0.435815" calcext:value-type="float">
            <text:p>0.435815</text:p>
          </table:table-cell>
          <table:table-cell office:value-type="float" office:value="0.487771" calcext:value-type="float">
            <text:p>0.487771</text:p>
          </table:table-cell>
          <table:table-cell office:value-type="float" office:value="0.731912" calcext:value-type="float">
            <text:p>0.731912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0.9706" calcext:value-type="float">
            <text:p>-20.9706</text:p>
          </table:table-cell>
          <table:table-cell office:value-type="float" office:value="-8.92643" calcext:value-type="float">
            <text:p>-8.92643</text:p>
          </table:table-cell>
          <table:table-cell office:value-type="float" office:value="4.79209" calcext:value-type="float">
            <text:p>4.79209</text:p>
          </table:table-cell>
          <table:table-cell office:value-type="float" office:value="2.81583" calcext:value-type="float">
            <text:p>2.81583</text:p>
          </table:table-cell>
          <table:table-cell office:value-type="float" office:value="-0.440855" calcext:value-type="float">
            <text:p>-0.440855</text:p>
          </table:table-cell>
          <table:table-cell office:value-type="float" office:value="0.104636" calcext:value-type="float">
            <text:p>0.104636</text:p>
          </table:table-cell>
          <table:table-cell office:value-type="float" office:value="0.120952" calcext:value-type="float">
            <text:p>0.120952</text:p>
          </table:table-cell>
          <table:table-cell office:value-type="float" office:value="0.435204" calcext:value-type="float">
            <text:p>0.435204</text:p>
          </table:table-cell>
          <table:table-cell office:value-type="float" office:value="0.487207" calcext:value-type="float">
            <text:p>0.487207</text:p>
          </table:table-cell>
          <table:table-cell office:value-type="float" office:value="2.52003" calcext:value-type="float">
            <text:p>2.520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1653" calcext:value-type="float">
            <text:p>-21.1653</text:p>
          </table:table-cell>
          <table:table-cell office:value-type="float" office:value="-8.8584" calcext:value-type="float">
            <text:p>-8.8584</text:p>
          </table:table-cell>
          <table:table-cell office:value-type="float" office:value="4.73636" calcext:value-type="float">
            <text:p>4.73636</text:p>
          </table:table-cell>
          <table:table-cell office:value-type="float" office:value="2.79711" calcext:value-type="float">
            <text:p>2.79711</text:p>
          </table:table-cell>
          <table:table-cell office:value-type="float" office:value="-0.437173" calcext:value-type="float">
            <text:p>-0.437173</text:p>
          </table:table-cell>
          <table:table-cell office:value-type="float" office:value="0.104529" calcext:value-type="float">
            <text:p>0.104529</text:p>
          </table:table-cell>
          <table:table-cell office:value-type="float" office:value="0.120813" calcext:value-type="float">
            <text:p>0.120813</text:p>
          </table:table-cell>
          <table:table-cell office:value-type="float" office:value="0.434591" calcext:value-type="float">
            <text:p>0.434591</text:p>
          </table:table-cell>
          <table:table-cell office:value-type="float" office:value="0.486716" calcext:value-type="float">
            <text:p>0.486716</text:p>
          </table:table-cell>
          <table:table-cell office:value-type="float" office:value="1.14382" calcext:value-type="float">
            <text:p>1.14382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1.3982" calcext:value-type="float">
            <text:p>-21.3982</text:p>
          </table:table-cell>
          <table:table-cell office:value-type="float" office:value="-8.77303" calcext:value-type="float">
            <text:p>-8.77303</text:p>
          </table:table-cell>
          <table:table-cell office:value-type="float" office:value="4.73845" calcext:value-type="float">
            <text:p>4.73845</text:p>
          </table:table-cell>
          <table:table-cell office:value-type="float" office:value="2.77201" calcext:value-type="float">
            <text:p>2.77201</text:p>
          </table:table-cell>
          <table:table-cell office:value-type="float" office:value="-0.443977" calcext:value-type="float">
            <text:p>-0.443977</text:p>
          </table:table-cell>
          <table:table-cell office:value-type="float" office:value="0.104407" calcext:value-type="float">
            <text:p>0.104407</text:p>
          </table:table-cell>
          <table:table-cell office:value-type="float" office:value="0.120662" calcext:value-type="float">
            <text:p>0.120662</text:p>
          </table:table-cell>
          <table:table-cell office:value-type="float" office:value="0.433981" calcext:value-type="float">
            <text:p>0.433981</text:p>
          </table:table-cell>
          <table:table-cell office:value-type="float" office:value="0.486235" calcext:value-type="float">
            <text:p>0.486235</text:p>
          </table:table-cell>
          <table:table-cell office:value-type="float" office:value="1.96024" calcext:value-type="float">
            <text:p>1.9602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5876" calcext:value-type="float">
            <text:p>-21.5876</text:p>
          </table:table-cell>
          <table:table-cell office:value-type="float" office:value="-8.74915" calcext:value-type="float">
            <text:p>-8.74915</text:p>
          </table:table-cell>
          <table:table-cell office:value-type="float" office:value="4.64793" calcext:value-type="float">
            <text:p>4.64793</text:p>
          </table:table-cell>
          <table:table-cell office:value-type="float" office:value="2.77487" calcext:value-type="float">
            <text:p>2.77487</text:p>
          </table:table-cell>
          <table:table-cell office:value-type="float" office:value="-0.416359" calcext:value-type="float">
            <text:p>-0.416359</text:p>
          </table:table-cell>
          <table:table-cell office:value-type="float" office:value="0.104331" calcext:value-type="float">
            <text:p>0.104331</text:p>
          </table:table-cell>
          <table:table-cell office:value-type="float" office:value="0.120509" calcext:value-type="float">
            <text:p>0.120509</text:p>
          </table:table-cell>
          <table:table-cell office:value-type="float" office:value="0.433373" calcext:value-type="float">
            <text:p>0.433373</text:p>
          </table:table-cell>
          <table:table-cell office:value-type="float" office:value="0.486076" calcext:value-type="float">
            <text:p>0.486076</text:p>
          </table:table-cell>
          <table:table-cell office:value-type="float" office:value="1.45328" calcext:value-type="float">
            <text:p>1.45328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1.7748" calcext:value-type="float">
            <text:p>-21.7748</text:p>
          </table:table-cell>
          <table:table-cell office:value-type="float" office:value="-8.61804" calcext:value-type="float">
            <text:p>-8.61804</text:p>
          </table:table-cell>
          <table:table-cell office:value-type="float" office:value="4.556" calcext:value-type="float">
            <text:p>4.556</text:p>
          </table:table-cell>
          <table:table-cell office:value-type="float" office:value="2.72101" calcext:value-type="float">
            <text:p>2.72101</text:p>
          </table:table-cell>
          <table:table-cell office:value-type="float" office:value="-0.467301" calcext:value-type="float">
            <text:p>-0.467301</text:p>
          </table:table-cell>
          <table:table-cell office:value-type="float" office:value="0.10432" calcext:value-type="float">
            <text:p>0.10432</text:p>
          </table:table-cell>
          <table:table-cell office:value-type="float" office:value="0.120343" calcext:value-type="float">
            <text:p>0.120343</text:p>
          </table:table-cell>
          <table:table-cell office:value-type="float" office:value="0.432816" calcext:value-type="float">
            <text:p>0.432816</text:p>
          </table:table-cell>
          <table:table-cell office:value-type="float" office:value="0.485743" calcext:value-type="float">
            <text:p>0.485743</text:p>
          </table:table-cell>
          <table:table-cell office:value-type="float" office:value="6.34033" calcext:value-type="float">
            <text:p>6.340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9784" calcext:value-type="float">
            <text:p>-21.9784</text:p>
          </table:table-cell>
          <table:table-cell office:value-type="float" office:value="-8.53758" calcext:value-type="float">
            <text:p>-8.53758</text:p>
          </table:table-cell>
          <table:table-cell office:value-type="float" office:value="4.54048" calcext:value-type="float">
            <text:p>4.54048</text:p>
          </table:table-cell>
          <table:table-cell office:value-type="float" office:value="2.70372" calcext:value-type="float">
            <text:p>2.70372</text:p>
          </table:table-cell>
          <table:table-cell office:value-type="float" office:value="-0.460628" calcext:value-type="float">
            <text:p>-0.460628</text:p>
          </table:table-cell>
          <table:table-cell office:value-type="float" office:value="0.104336" calcext:value-type="float">
            <text:p>0.104336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432251" calcext:value-type="float">
            <text:p>0.432251</text:p>
          </table:table-cell>
          <table:table-cell office:value-type="float" office:value="0.485515" calcext:value-type="float">
            <text:p>0.485515</text:p>
          </table:table-cell>
          <table:table-cell office:value-type="float" office:value="0.0715162" calcext:value-type="float">
            <text:p>0.0715162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2.188" calcext:value-type="float">
            <text:p>-22.188</text:p>
          </table:table-cell>
          <table:table-cell office:value-type="float" office:value="-8.43231" calcext:value-type="float">
            <text:p>-8.43231</text:p>
          </table:table-cell>
          <table:table-cell office:value-type="float" office:value="4.58619" calcext:value-type="float">
            <text:p>4.58619</text:p>
          </table:table-cell>
          <table:table-cell office:value-type="float" office:value="2.68389" calcext:value-type="float">
            <text:p>2.68389</text:p>
          </table:table-cell>
          <table:table-cell office:value-type="float" office:value="-0.450457" calcext:value-type="float">
            <text:p>-0.450457</text:p>
          </table:table-cell>
          <table:table-cell office:value-type="float" office:value="0.10435" calcext:value-type="float">
            <text:p>0.10435</text:p>
          </table:table-cell>
          <table:table-cell office:value-type="float" office:value="0.120074" calcext:value-type="float">
            <text:p>0.120074</text:p>
          </table:table-cell>
          <table:table-cell office:value-type="float" office:value="0.431655" calcext:value-type="float">
            <text:p>0.431655</text:p>
          </table:table-cell>
          <table:table-cell office:value-type="float" office:value="0.485311" calcext:value-type="float">
            <text:p>0.485311</text:p>
          </table:table-cell>
          <table:table-cell office:value-type="float" office:value="2.08024" calcext:value-type="float">
            <text:p>2.0802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4236" calcext:value-type="float">
            <text:p>-22.4236</text:p>
          </table:table-cell>
          <table:table-cell office:value-type="float" office:value="-8.32648" calcext:value-type="float">
            <text:p>-8.32648</text:p>
          </table:table-cell>
          <table:table-cell office:value-type="float" office:value="4.63524" calcext:value-type="float">
            <text:p>4.63524</text:p>
          </table:table-cell>
          <table:table-cell office:value-type="float" office:value="2.66346" calcext:value-type="float">
            <text:p>2.66346</text:p>
          </table:table-cell>
          <table:table-cell office:value-type="float" office:value="-0.448255" calcext:value-type="float">
            <text:p>-0.448255</text:p>
          </table:table-cell>
          <table:table-cell office:value-type="float" office:value="0.10429" calcext:value-type="float">
            <text:p>0.10429</text:p>
          </table:table-cell>
          <table:table-cell office:value-type="float" office:value="0.119978" calcext:value-type="float">
            <text:p>0.119978</text:p>
          </table:table-cell>
          <table:table-cell office:value-type="float" office:value="0.43106" calcext:value-type="float">
            <text:p>0.43106</text:p>
          </table:table-cell>
          <table:table-cell office:value-type="float" office:value="0.485118" calcext:value-type="float">
            <text:p>0.485118</text:p>
          </table:table-cell>
          <table:table-cell office:value-type="float" office:value="1.39253" calcext:value-type="float">
            <text:p>1.39253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2.6125" calcext:value-type="float">
            <text:p>-22.6125</text:p>
          </table:table-cell>
          <table:table-cell office:value-type="float" office:value="-8.2163" calcext:value-type="float">
            <text:p>-8.2163</text:p>
          </table:table-cell>
          <table:table-cell office:value-type="float" office:value="4.5938" calcext:value-type="float">
            <text:p>4.5938</text:p>
          </table:table-cell>
          <table:table-cell office:value-type="float" office:value="2.63538" calcext:value-type="float">
            <text:p>2.63538</text:p>
          </table:table-cell>
          <table:table-cell office:value-type="float" office:value="-0.458722" calcext:value-type="float">
            <text:p>-0.458722</text:p>
          </table:table-cell>
          <table:table-cell office:value-type="float" office:value="0.104262" calcext:value-type="float">
            <text:p>0.104262</text:p>
          </table:table-cell>
          <table:table-cell office:value-type="float" office:value="0.119923" calcext:value-type="float">
            <text:p>0.119923</text:p>
          </table:table-cell>
          <table:table-cell office:value-type="float" office:value="0.430464" calcext:value-type="float">
            <text:p>0.430464</text:p>
          </table:table-cell>
          <table:table-cell office:value-type="float" office:value="0.48496" calcext:value-type="float">
            <text:p>0.48496</text:p>
          </table:table-cell>
          <table:table-cell office:value-type="float" office:value="0.831734" calcext:value-type="float">
            <text:p>0.8317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8617" calcext:value-type="float">
            <text:p>-22.8617</text:p>
          </table:table-cell>
          <table:table-cell office:value-type="float" office:value="-7.96116" calcext:value-type="float">
            <text:p>-7.96116</text:p>
          </table:table-cell>
          <table:table-cell office:value-type="float" office:value="4.79259" calcext:value-type="float">
            <text:p>4.79259</text:p>
          </table:table-cell>
          <table:table-cell office:value-type="float" office:value="2.56029" calcext:value-type="float">
            <text:p>2.56029</text:p>
          </table:table-cell>
          <table:table-cell office:value-type="float" office:value="-0.515407" calcext:value-type="float">
            <text:p>-0.515407</text:p>
          </table:table-cell>
          <table:table-cell office:value-type="float" office:value="0.104143" calcext:value-type="float">
            <text:p>0.104143</text:p>
          </table:table-cell>
          <table:table-cell office:value-type="float" office:value="0.119763" calcext:value-type="float">
            <text:p>0.119763</text:p>
          </table:table-cell>
          <table:table-cell office:value-type="float" office:value="0.429885" calcext:value-type="float">
            <text:p>0.429885</text:p>
          </table:table-cell>
          <table:table-cell office:value-type="float" office:value="0.484338" calcext:value-type="float">
            <text:p>0.484338</text:p>
          </table:table-cell>
          <table:table-cell office:value-type="float" office:value="6.48437" calcext:value-type="float">
            <text:p>6.48437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3.0507" calcext:value-type="float">
            <text:p>-23.0507</text:p>
          </table:table-cell>
          <table:table-cell office:value-type="float" office:value="-7.81579" calcext:value-type="float">
            <text:p>-7.81579</text:p>
          </table:table-cell>
          <table:table-cell office:value-type="float" office:value="4.73464" calcext:value-type="float">
            <text:p>4.73464</text:p>
          </table:table-cell>
          <table:table-cell office:value-type="float" office:value="2.51586" calcext:value-type="float">
            <text:p>2.51586</text:p>
          </table:table-cell>
          <table:table-cell office:value-type="float" office:value="-0.551535" calcext:value-type="float">
            <text:p>-0.551535</text:p>
          </table:table-cell>
          <table:table-cell office:value-type="float" office:value="0.104032" calcext:value-type="float">
            <text:p>0.104032</text:p>
          </table:table-cell>
          <table:table-cell office:value-type="float" office:value="0.119607" calcext:value-type="float">
            <text:p>0.119607</text:p>
          </table:table-cell>
          <table:table-cell office:value-type="float" office:value="0.429296" calcext:value-type="float">
            <text:p>0.429296</text:p>
          </table:table-cell>
          <table:table-cell office:value-type="float" office:value="0.483695" calcext:value-type="float">
            <text:p>0.483695</text:p>
          </table:table-cell>
          <table:table-cell office:value-type="float" office:value="3.66857" calcext:value-type="float">
            <text:p>3.668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2847" calcext:value-type="float">
            <text:p>-23.2847</text:p>
          </table:table-cell>
          <table:table-cell office:value-type="float" office:value="-7.63039" calcext:value-type="float">
            <text:p>-7.63039</text:p>
          </table:table-cell>
          <table:table-cell office:value-type="float" office:value="4.84238" calcext:value-type="float">
            <text:p>4.84238</text:p>
          </table:table-cell>
          <table:table-cell office:value-type="float" office:value="2.47698" calcext:value-type="float">
            <text:p>2.47698</text:p>
          </table:table-cell>
          <table:table-cell office:value-type="float" office:value="-0.563469" calcext:value-type="float">
            <text:p>-0.563469</text:p>
          </table:table-cell>
          <table:table-cell office:value-type="float" office:value="0.10389" calcext:value-type="float">
            <text:p>0.10389</text:p>
          </table:table-cell>
          <table:table-cell office:value-type="float" office:value="0.119493" calcext:value-type="float">
            <text:p>0.119493</text:p>
          </table:table-cell>
          <table:table-cell office:value-type="float" office:value="0.42871" calcext:value-type="float">
            <text:p>0.42871</text:p>
          </table:table-cell>
          <table:table-cell office:value-type="float" office:value="0.483033" calcext:value-type="float">
            <text:p>0.483033</text:p>
          </table:table-cell>
          <table:table-cell office:value-type="float" office:value="2.34828" calcext:value-type="float">
            <text:p>2.34828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3.4856" calcext:value-type="float">
            <text:p>-23.4856</text:p>
          </table:table-cell>
          <table:table-cell office:value-type="float" office:value="-7.48711" calcext:value-type="float">
            <text:p>-7.48711</text:p>
          </table:table-cell>
          <table:table-cell office:value-type="float" office:value="4.88804" calcext:value-type="float">
            <text:p>4.88804</text:p>
          </table:table-cell>
          <table:table-cell office:value-type="float" office:value="2.46405" calcext:value-type="float">
            <text:p>2.46405</text:p>
          </table:table-cell>
          <table:table-cell office:value-type="float" office:value="-0.534657" calcext:value-type="float">
            <text:p>-0.534657</text:p>
          </table:table-cell>
          <table:table-cell office:value-type="float" office:value="0.103749" calcext:value-type="float">
            <text:p>0.103749</text:p>
          </table:table-cell>
          <table:table-cell office:value-type="float" office:value="0.119369" calcext:value-type="float">
            <text:p>0.119369</text:p>
          </table:table-cell>
          <table:table-cell office:value-type="float" office:value="0.428163" calcext:value-type="float">
            <text:p>0.428163</text:p>
          </table:table-cell>
          <table:table-cell office:value-type="float" office:value="0.482373" calcext:value-type="float">
            <text:p>0.482373</text:p>
          </table:table-cell>
          <table:table-cell office:value-type="float" office:value="1.61434" calcext:value-type="float">
            <text:p>1.614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6504" calcext:value-type="float">
            <text:p>-23.6504</text:p>
          </table:table-cell>
          <table:table-cell office:value-type="float" office:value="-7.34584" calcext:value-type="float">
            <text:p>-7.34584</text:p>
          </table:table-cell>
          <table:table-cell office:value-type="float" office:value="4.83975" calcext:value-type="float">
            <text:p>4.83975</text:p>
          </table:table-cell>
          <table:table-cell office:value-type="float" office:value="2.43906" calcext:value-type="float">
            <text:p>2.43906</text:p>
          </table:table-cell>
          <table:table-cell office:value-type="float" office:value="-0.533004" calcext:value-type="float">
            <text:p>-0.533004</text:p>
          </table:table-cell>
          <table:table-cell office:value-type="float" office:value="0.103609" calcext:value-type="float">
            <text:p>0.103609</text:p>
          </table:table-cell>
          <table:table-cell office:value-type="float" office:value="0.119229" calcext:value-type="float">
            <text:p>0.119229</text:p>
          </table:table-cell>
          <table:table-cell office:value-type="float" office:value="0.427601" calcext:value-type="float">
            <text:p>0.427601</text:p>
          </table:table-cell>
          <table:table-cell office:value-type="float" office:value="0.48172" calcext:value-type="float">
            <text:p>0.48172</text:p>
          </table:table-cell>
          <table:table-cell office:value-type="float" office:value="0.666625" calcext:value-type="float">
            <text:p>0.666625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3.8425" calcext:value-type="float">
            <text:p>-23.8425</text:p>
          </table:table-cell>
          <table:table-cell office:value-type="float" office:value="-7.18286" calcext:value-type="float">
            <text:p>-7.18286</text:p>
          </table:table-cell>
          <table:table-cell office:value-type="float" office:value="4.87009" calcext:value-type="float">
            <text:p>4.87009</text:p>
          </table:table-cell>
          <table:table-cell office:value-type="float" office:value="2.41575" calcext:value-type="float">
            <text:p>2.41575</text:p>
          </table:table-cell>
          <table:table-cell office:value-type="float" office:value="-0.52527" calcext:value-type="float">
            <text:p>-0.52527</text:p>
          </table:table-cell>
          <table:table-cell office:value-type="float" office:value="0.103468" calcext:value-type="float">
            <text:p>0.103468</text:p>
          </table:table-cell>
          <table:table-cell office:value-type="float" office:value="0.119091" calcext:value-type="float">
            <text:p>0.119091</text:p>
          </table:table-cell>
          <table:table-cell office:value-type="float" office:value="0.427065" calcext:value-type="float">
            <text:p>0.427065</text:p>
          </table:table-cell>
          <table:table-cell office:value-type="float" office:value="0.481068" calcext:value-type="float">
            <text:p>0.481068</text:p>
          </table:table-cell>
          <table:table-cell office:value-type="float" office:value="0.882063" calcext:value-type="float">
            <text:p>0.88206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9992" calcext:value-type="float">
            <text:p>-23.9992</text:p>
          </table:table-cell>
          <table:table-cell office:value-type="float" office:value="-7.09739" calcext:value-type="float">
            <text:p>-7.09739</text:p>
          </table:table-cell>
          <table:table-cell office:value-type="float" office:value="4.74568" calcext:value-type="float">
            <text:p>4.74568</text:p>
          </table:table-cell>
          <table:table-cell office:value-type="float" office:value="2.41336" calcext:value-type="float">
            <text:p>2.41336</text:p>
          </table:table-cell>
          <table:table-cell office:value-type="float" office:value="-0.500595" calcext:value-type="float">
            <text:p>-0.500595</text:p>
          </table:table-cell>
          <table:table-cell office:value-type="float" office:value="0.10333" calcext:value-type="float">
            <text:p>0.10333</text:p>
          </table:table-cell>
          <table:table-cell office:value-type="float" office:value="0.118942" calcext:value-type="float">
            <text:p>0.118942</text:p>
          </table:table-cell>
          <table:table-cell office:value-type="float" office:value="0.426524" calcext:value-type="float">
            <text:p>0.426524</text:p>
          </table:table-cell>
          <table:table-cell office:value-type="float" office:value="0.480529" calcext:value-type="float">
            <text:p>0.480529</text:p>
          </table:table-cell>
          <table:table-cell office:value-type="float" office:value="2.00029" calcext:value-type="float">
            <text:p>2.0002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4.1672" calcext:value-type="float">
            <text:p>-24.1672</text:p>
          </table:table-cell>
          <table:table-cell office:value-type="float" office:value="-6.91596" calcext:value-type="float">
            <text:p>-6.91596</text:p>
          </table:table-cell>
          <table:table-cell office:value-type="float" office:value="4.74741" calcext:value-type="float">
            <text:p>4.74741</text:p>
          </table:table-cell>
          <table:table-cell office:value-type="float" office:value="2.37551" calcext:value-type="float">
            <text:p>2.37551</text:p>
          </table:table-cell>
          <table:table-cell office:value-type="float" office:value="-0.519367" calcext:value-type="float">
            <text:p>-0.519367</text:p>
          </table:table-cell>
          <table:table-cell office:value-type="float" office:value="0.103194" calcext:value-type="float">
            <text:p>0.103194</text:p>
          </table:table-cell>
          <table:table-cell office:value-type="float" office:value="0.118788" calcext:value-type="float">
            <text:p>0.118788</text:p>
          </table:table-cell>
          <table:table-cell office:value-type="float" office:value="0.425969" calcext:value-type="float">
            <text:p>0.425969</text:p>
          </table:table-cell>
          <table:table-cell office:value-type="float" office:value="0.479951" calcext:value-type="float">
            <text:p>0.479951</text:p>
          </table:table-cell>
          <table:table-cell office:value-type="float" office:value="2.01283" calcext:value-type="float">
            <text:p>2.0128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3342" calcext:value-type="float">
            <text:p>-24.3342</text:p>
          </table:table-cell>
          <table:table-cell office:value-type="float" office:value="-6.6543" calcext:value-type="float">
            <text:p>-6.6543</text:p>
          </table:table-cell>
          <table:table-cell office:value-type="float" office:value="4.86427" calcext:value-type="float">
            <text:p>4.86427</text:p>
          </table:table-cell>
          <table:table-cell office:value-type="float" office:value="2.31669" calcext:value-type="float">
            <text:p>2.31669</text:p>
          </table:table-cell>
          <table:table-cell office:value-type="float" office:value="-0.553652" calcext:value-type="float">
            <text:p>-0.553652</text:p>
          </table:table-cell>
          <table:table-cell office:value-type="float" office:value="0.103057" calcext:value-type="float">
            <text:p>0.103057</text:p>
          </table:table-cell>
          <table:table-cell office:value-type="float" office:value="0.118674" calcext:value-type="float">
            <text:p>0.118674</text:p>
          </table:table-cell>
          <table:table-cell office:value-type="float" office:value="0.425406" calcext:value-type="float">
            <text:p>0.425406</text:p>
          </table:table-cell>
          <table:table-cell office:value-type="float" office:value="0.479307" calcext:value-type="float">
            <text:p>0.479307</text:p>
          </table:table-cell>
          <table:table-cell office:value-type="float" office:value="3.32535" calcext:value-type="float">
            <text:p>3.32535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4.5011" calcext:value-type="float">
            <text:p>-24.5011</text:p>
          </table:table-cell>
          <table:table-cell office:value-type="float" office:value="-6.47819" calcext:value-type="float">
            <text:p>-6.47819</text:p>
          </table:table-cell>
          <table:table-cell office:value-type="float" office:value="4.84365" calcext:value-type="float">
            <text:p>4.84365</text:p>
          </table:table-cell>
          <table:table-cell office:value-type="float" office:value="2.28464" calcext:value-type="float">
            <text:p>2.28464</text:p>
          </table:table-cell>
          <table:table-cell office:value-type="float" office:value="-0.567428" calcext:value-type="float">
            <text:p>-0.567428</text:p>
          </table:table-cell>
          <table:table-cell office:value-type="float" office:value="0.102918" calcext:value-type="float">
            <text:p>0.102918</text:p>
          </table:table-cell>
          <table:table-cell office:value-type="float" office:value="0.118556" calcext:value-type="float">
            <text:p>0.118556</text:p>
          </table:table-cell>
          <table:table-cell office:value-type="float" office:value="0.424836" calcext:value-type="float">
            <text:p>0.424836</text:p>
          </table:table-cell>
          <table:table-cell office:value-type="float" office:value="0.478665" calcext:value-type="float">
            <text:p>0.478665</text:p>
          </table:table-cell>
          <table:table-cell office:value-type="float" office:value="3.52428" calcext:value-type="float">
            <text:p>3.524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5944" calcext:value-type="float">
            <text:p>-24.5944</text:p>
          </table:table-cell>
          <table:table-cell office:value-type="float" office:value="-6.34946" calcext:value-type="float">
            <text:p>-6.34946</text:p>
          </table:table-cell>
          <table:table-cell office:value-type="float" office:value="4.691" calcext:value-type="float">
            <text:p>4.691</text:p>
          </table:table-cell>
          <table:table-cell office:value-type="float" office:value="2.26123" calcext:value-type="float">
            <text:p>2.26123</text:p>
          </table:table-cell>
          <table:table-cell office:value-type="float" office:value="-0.562804" calcext:value-type="float">
            <text:p>-0.562804</text:p>
          </table:table-cell>
          <table:table-cell office:value-type="float" office:value="0.102839" calcext:value-type="float">
            <text:p>0.102839</text:p>
          </table:table-cell>
          <table:table-cell office:value-type="float" office:value="0.118397" calcext:value-type="float">
            <text:p>0.118397</text:p>
          </table:table-cell>
          <table:table-cell office:value-type="float" office:value="0.424276" calcext:value-type="float">
            <text:p>0.424276</text:p>
          </table:table-cell>
          <table:table-cell office:value-type="float" office:value="0.478049" calcext:value-type="float">
            <text:p>0.478049</text:p>
          </table:table-cell>
          <table:table-cell office:value-type="float" office:value="5.21679" calcext:value-type="float">
            <text:p>5.2167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4.7345" calcext:value-type="float">
            <text:p>-24.7345</text:p>
          </table:table-cell>
          <table:table-cell office:value-type="float" office:value="-6.16269" calcext:value-type="float">
            <text:p>-6.16269</text:p>
          </table:table-cell>
          <table:table-cell office:value-type="float" office:value="4.68836" calcext:value-type="float">
            <text:p>4.68836</text:p>
          </table:table-cell>
          <table:table-cell office:value-type="float" office:value="2.2303" calcext:value-type="float">
            <text:p>2.2303</text:p>
          </table:table-cell>
          <table:table-cell office:value-type="float" office:value="-0.565904" calcext:value-type="float">
            <text:p>-0.565904</text:p>
          </table:table-cell>
          <table:table-cell office:value-type="float" office:value="0.102777" calcext:value-type="float">
            <text:p>0.102777</text:p>
          </table:table-cell>
          <table:table-cell office:value-type="float" office:value="0.118239" calcext:value-type="float">
            <text:p>0.118239</text:p>
          </table:table-cell>
          <table:table-cell office:value-type="float" office:value="0.423722" calcext:value-type="float">
            <text:p>0.423722</text:p>
          </table:table-cell>
          <table:table-cell office:value-type="float" office:value="0.477433" calcext:value-type="float">
            <text:p>0.477433</text:p>
          </table:table-cell>
          <table:table-cell office:value-type="float" office:value="0.312038" calcext:value-type="float">
            <text:p>0.31203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9206" calcext:value-type="float">
            <text:p>-24.9206</text:p>
          </table:table-cell>
          <table:table-cell office:value-type="float" office:value="-5.94989" calcext:value-type="float">
            <text:p>-5.94989</text:p>
          </table:table-cell>
          <table:table-cell office:value-type="float" office:value="4.77753" calcext:value-type="float">
            <text:p>4.77753</text:p>
          </table:table-cell>
          <table:table-cell office:value-type="float" office:value="2.20469" calcext:value-type="float">
            <text:p>2.20469</text:p>
          </table:table-cell>
          <table:table-cell office:value-type="float" office:value="-0.562733" calcext:value-type="float">
            <text:p>-0.562733</text:p>
          </table:table-cell>
          <table:table-cell office:value-type="float" office:value="0.102655" calcext:value-type="float">
            <text:p>0.102655</text:p>
          </table:table-cell>
          <table:table-cell office:value-type="float" office:value="0.118089" calcext:value-type="float">
            <text:p>0.118089</text:p>
          </table:table-cell>
          <table:table-cell office:value-type="float" office:value="0.423156" calcext:value-type="float">
            <text:p>0.423156</text:p>
          </table:table-cell>
          <table:table-cell office:value-type="float" office:value="0.476797" calcext:value-type="float">
            <text:p>0.476797</text:p>
          </table:table-cell>
          <table:table-cell office:value-type="float" office:value="2.78867" calcext:value-type="float">
            <text:p>2.78867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5.0516" calcext:value-type="float">
            <text:p>-25.0516</text:p>
          </table:table-cell>
          <table:table-cell office:value-type="float" office:value="-5.74452" calcext:value-type="float">
            <text:p>-5.74452</text:p>
          </table:table-cell>
          <table:table-cell office:value-type="float" office:value="4.78929" calcext:value-type="float">
            <text:p>4.78929</text:p>
          </table:table-cell>
          <table:table-cell office:value-type="float" office:value="2.17321" calcext:value-type="float">
            <text:p>2.17321</text:p>
          </table:table-cell>
          <table:table-cell office:value-type="float" office:value="-0.563821" calcext:value-type="float">
            <text:p>-0.563821</text:p>
          </table:table-cell>
          <table:table-cell office:value-type="float" office:value="0.102542" calcext:value-type="float">
            <text:p>0.102542</text:p>
          </table:table-cell>
          <table:table-cell office:value-type="float" office:value="0.117946" calcext:value-type="float">
            <text:p>0.117946</text:p>
          </table:table-cell>
          <table:table-cell office:value-type="float" office:value="0.422594" calcext:value-type="float">
            <text:p>0.422594</text:p>
          </table:table-cell>
          <table:table-cell office:value-type="float" office:value="0.476163" calcext:value-type="float">
            <text:p>0.476163</text:p>
          </table:table-cell>
          <table:table-cell office:value-type="float" office:value="1.86175" calcext:value-type="float">
            <text:p>1.861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1832" calcext:value-type="float">
            <text:p>-25.1832</text:p>
          </table:table-cell>
          <table:table-cell office:value-type="float" office:value="-5.57547" calcext:value-type="float">
            <text:p>-5.57547</text:p>
          </table:table-cell>
          <table:table-cell office:value-type="float" office:value="4.74353" calcext:value-type="float">
            <text:p>4.74353</text:p>
          </table:table-cell>
          <table:table-cell office:value-type="float" office:value="2.15335" calcext:value-type="float">
            <text:p>2.15335</text:p>
          </table:table-cell>
          <table:table-cell office:value-type="float" office:value="-0.55536" calcext:value-type="float">
            <text:p>-0.55536</text:p>
          </table:table-cell>
          <table:table-cell office:value-type="float" office:value="0.102431" calcext:value-type="float">
            <text:p>0.102431</text:p>
          </table:table-cell>
          <table:table-cell office:value-type="float" office:value="0.11779" calcext:value-type="float">
            <text:p>0.11779</text:p>
          </table:table-cell>
          <table:table-cell office:value-type="float" office:value="0.422033" calcext:value-type="float">
            <text:p>0.422033</text:p>
          </table:table-cell>
          <table:table-cell office:value-type="float" office:value="0.475543" calcext:value-type="float">
            <text:p>0.475543</text:p>
          </table:table-cell>
          <table:table-cell office:value-type="float" office:value="0.30309" calcext:value-type="float">
            <text:p>0.3030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5.3364" calcext:value-type="float">
            <text:p>-25.3364</text:p>
          </table:table-cell>
          <table:table-cell office:value-type="float" office:value="-5.38835" calcext:value-type="float">
            <text:p>-5.38835</text:p>
          </table:table-cell>
          <table:table-cell office:value-type="float" office:value="4.77222" calcext:value-type="float">
            <text:p>4.77222</text:p>
          </table:table-cell>
          <table:table-cell office:value-type="float" office:value="2.14481" calcext:value-type="float">
            <text:p>2.14481</text:p>
          </table:table-cell>
          <table:table-cell office:value-type="float" office:value="-0.5229" calcext:value-type="float">
            <text:p>-0.5229</text:p>
          </table:table-cell>
          <table:table-cell office:value-type="float" office:value="0.1023" calcext:value-type="float">
            <text:p>0.1023</text:p>
          </table:table-cell>
          <table:table-cell office:value-type="float" office:value="0.117636" calcext:value-type="float">
            <text:p>0.117636</text:p>
          </table:table-cell>
          <table:table-cell office:value-type="float" office:value="0.421498" calcext:value-type="float">
            <text:p>0.421498</text:p>
          </table:table-cell>
          <table:table-cell office:value-type="float" office:value="0.474935" calcext:value-type="float">
            <text:p>0.474935</text:p>
          </table:table-cell>
          <table:table-cell office:value-type="float" office:value="1.30886" calcext:value-type="float">
            <text:p>1.3088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4826" calcext:value-type="float">
            <text:p>-25.4826</text:p>
          </table:table-cell>
          <table:table-cell office:value-type="float" office:value="-5.15775" calcext:value-type="float">
            <text:p>-5.15775</text:p>
          </table:table-cell>
          <table:table-cell office:value-type="float" office:value="4.83644" calcext:value-type="float">
            <text:p>4.83644</text:p>
          </table:table-cell>
          <table:table-cell office:value-type="float" office:value="2.11608" calcext:value-type="float">
            <text:p>2.11608</text:p>
          </table:table-cell>
          <table:table-cell office:value-type="float" office:value="-0.525334" calcext:value-type="float">
            <text:p>-0.525334</text:p>
          </table:table-cell>
          <table:table-cell office:value-type="float" office:value="0.102165" calcext:value-type="float">
            <text:p>0.102165</text:p>
          </table:table-cell>
          <table:table-cell office:value-type="float" office:value="0.117482" calcext:value-type="float">
            <text:p>0.117482</text:p>
          </table:table-cell>
          <table:table-cell office:value-type="float" office:value="0.420985" calcext:value-type="float">
            <text:p>0.420985</text:p>
          </table:table-cell>
          <table:table-cell office:value-type="float" office:value="0.47431" calcext:value-type="float">
            <text:p>0.47431</text:p>
          </table:table-cell>
          <table:table-cell office:value-type="float" office:value="0.632706" calcext:value-type="float">
            <text:p>0.63270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5.6131" calcext:value-type="float">
            <text:p>-25.6131</text:p>
          </table:table-cell>
          <table:table-cell office:value-type="float" office:value="-4.98159" calcext:value-type="float">
            <text:p>-4.98159</text:p>
          </table:table-cell>
          <table:table-cell office:value-type="float" office:value="4.81733" calcext:value-type="float">
            <text:p>4.81733</text:p>
          </table:table-cell>
          <table:table-cell office:value-type="float" office:value="2.11152" calcext:value-type="float">
            <text:p>2.11152</text:p>
          </table:table-cell>
          <table:table-cell office:value-type="float" office:value="-0.487469" calcext:value-type="float">
            <text:p>-0.487469</text:p>
          </table:table-cell>
          <table:table-cell office:value-type="float" office:value="0.102035" calcext:value-type="float">
            <text:p>0.102035</text:p>
          </table:table-cell>
          <table:table-cell office:value-type="float" office:value="0.117332" calcext:value-type="float">
            <text:p>0.117332</text:p>
          </table:table-cell>
          <table:table-cell office:value-type="float" office:value="0.42056" calcext:value-type="float">
            <text:p>0.42056</text:p>
          </table:table-cell>
          <table:table-cell office:value-type="float" office:value="0.473712" calcext:value-type="float">
            <text:p>0.473712</text:p>
          </table:table-cell>
          <table:table-cell office:value-type="float" office:value="6.39707" calcext:value-type="float">
            <text:p>6.397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7251" calcext:value-type="float">
            <text:p>-25.7251</text:p>
          </table:table-cell>
          <table:table-cell office:value-type="float" office:value="-4.81357" calcext:value-type="float">
            <text:p>-4.81357</text:p>
          </table:table-cell>
          <table:table-cell office:value-type="float" office:value="4.74521" calcext:value-type="float">
            <text:p>4.74521</text:p>
          </table:table-cell>
          <table:table-cell office:value-type="float" office:value="2.09468" calcext:value-type="float">
            <text:p>2.09468</text:p>
          </table:table-cell>
          <table:table-cell office:value-type="float" office:value="-0.479876" calcext:value-type="float">
            <text:p>-0.479876</text:p>
          </table:table-cell>
          <table:table-cell office:value-type="float" office:value="0.101906" calcext:value-type="float">
            <text:p>0.101906</text:p>
          </table:table-cell>
          <table:table-cell office:value-type="float" office:value="0.117225" calcext:value-type="float">
            <text:p>0.117225</text:p>
          </table:table-cell>
          <table:table-cell office:value-type="float" office:value="0.420151" calcext:value-type="float">
            <text:p>0.420151</text:p>
          </table:table-cell>
          <table:table-cell office:value-type="float" office:value="0.47318" calcext:value-type="float">
            <text:p>0.47318</text:p>
          </table:table-cell>
          <table:table-cell office:value-type="float" office:value="0.536977" calcext:value-type="float">
            <text:p>0.536977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5.8465" calcext:value-type="float">
            <text:p>-25.8465</text:p>
          </table:table-cell>
          <table:table-cell office:value-type="float" office:value="-4.60679" calcext:value-type="float">
            <text:p>-4.60679</text:p>
          </table:table-cell>
          <table:table-cell office:value-type="float" office:value="4.75856" calcext:value-type="float">
            <text:p>4.75856</text:p>
          </table:table-cell>
          <table:table-cell office:value-type="float" office:value="2.07596" calcext:value-type="float">
            <text:p>2.07596</text:p>
          </table:table-cell>
          <table:table-cell office:value-type="float" office:value="-0.469105" calcext:value-type="float">
            <text:p>-0.469105</text:p>
          </table:table-cell>
          <table:table-cell office:value-type="float" office:value="0.101789" calcext:value-type="float">
            <text:p>0.101789</text:p>
          </table:table-cell>
          <table:table-cell office:value-type="float" office:value="0.117133" calcext:value-type="float">
            <text:p>0.117133</text:p>
          </table:table-cell>
          <table:table-cell office:value-type="float" office:value="0.419814" calcext:value-type="float">
            <text:p>0.419814</text:p>
          </table:table-cell>
          <table:table-cell office:value-type="float" office:value="0.472654" calcext:value-type="float">
            <text:p>0.472654</text:p>
          </table:table-cell>
          <table:table-cell office:value-type="float" office:value="0.24427" calcext:value-type="float">
            <text:p>0.244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9605" calcext:value-type="float">
            <text:p>-25.9605</text:p>
          </table:table-cell>
          <table:table-cell office:value-type="float" office:value="-4.35703" calcext:value-type="float">
            <text:p>-4.35703</text:p>
          </table:table-cell>
          <table:table-cell office:value-type="float" office:value="4.82514" calcext:value-type="float">
            <text:p>4.82514</text:p>
          </table:table-cell>
          <table:table-cell office:value-type="float" office:value="2.04333" calcext:value-type="float">
            <text:p>2.04333</text:p>
          </table:table-cell>
          <table:table-cell office:value-type="float" office:value="-0.478531" calcext:value-type="float">
            <text:p>-0.478531</text:p>
          </table:table-cell>
          <table:table-cell office:value-type="float" office:value="0.10169" calcext:value-type="float">
            <text:p>0.10169</text:p>
          </table:table-cell>
          <table:table-cell office:value-type="float" office:value="0.117001" calcext:value-type="float">
            <text:p>0.117001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472068" calcext:value-type="float">
            <text:p>0.472068</text:p>
          </table:table-cell>
          <table:table-cell office:value-type="float" office:value="0.528406" calcext:value-type="float">
            <text:p>0.52840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6.0703" calcext:value-type="float">
            <text:p>-26.0703</text:p>
          </table:table-cell>
          <table:table-cell office:value-type="float" office:value="-4.13609" calcext:value-type="float">
            <text:p>-4.13609</text:p>
          </table:table-cell>
          <table:table-cell office:value-type="float" office:value="4.80425" calcext:value-type="float">
            <text:p>4.80425</text:p>
          </table:table-cell>
          <table:table-cell office:value-type="float" office:value="2.00202" calcext:value-type="float">
            <text:p>2.00202</text:p>
          </table:table-cell>
          <table:table-cell office:value-type="float" office:value="-0.520548" calcext:value-type="float">
            <text:p>-0.520548</text:p>
          </table:table-cell>
          <table:table-cell office:value-type="float" office:value="0.101616" calcext:value-type="float">
            <text:p>0.101616</text:p>
          </table:table-cell>
          <table:table-cell office:value-type="float" office:value="0.11687" calcext:value-type="float">
            <text:p>0.11687</text:p>
          </table:table-cell>
          <table:table-cell office:value-type="float" office:value="0.419086" calcext:value-type="float">
            <text:p>0.419086</text:p>
          </table:table-cell>
          <table:table-cell office:value-type="float" office:value="0.471475" calcext:value-type="float">
            <text:p>0.471475</text:p>
          </table:table-cell>
          <table:table-cell office:value-type="float" office:value="11.0452" calcext:value-type="float">
            <text:p>11.04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1643" calcext:value-type="float">
            <text:p>-26.1643</text:p>
          </table:table-cell>
          <table:table-cell office:value-type="float" office:value="-3.84342" calcext:value-type="float">
            <text:p>-3.84342</text:p>
          </table:table-cell>
          <table:table-cell office:value-type="float" office:value="4.92295" calcext:value-type="float">
            <text:p>4.92295</text:p>
          </table:table-cell>
          <table:table-cell office:value-type="float" office:value="1.95876" calcext:value-type="float">
            <text:p>1.95876</text:p>
          </table:table-cell>
          <table:table-cell office:value-type="float" office:value="-0.538244" calcext:value-type="float">
            <text:p>-0.538244</text:p>
          </table:table-cell>
          <table:table-cell office:value-type="float" office:value="0.101555" calcext:value-type="float">
            <text:p>0.101555</text:p>
          </table:table-cell>
          <table:table-cell office:value-type="float" office:value="0.116725" calcext:value-type="float">
            <text:p>0.116725</text:p>
          </table:table-cell>
          <table:table-cell office:value-type="float" office:value="0.418645" calcext:value-type="float">
            <text:p>0.418645</text:p>
          </table:table-cell>
          <table:table-cell office:value-type="float" office:value="0.47087" calcext:value-type="float">
            <text:p>0.47087</text:p>
          </table:table-cell>
          <table:table-cell office:value-type="float" office:value="1.86322" calcext:value-type="float">
            <text:p>1.86322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6.2387" calcext:value-type="float">
            <text:p>-26.2387</text:p>
          </table:table-cell>
          <table:table-cell office:value-type="float" office:value="-3.60492" calcext:value-type="float">
            <text:p>-3.60492</text:p>
          </table:table-cell>
          <table:table-cell office:value-type="float" office:value="4.90627" calcext:value-type="float">
            <text:p>4.90627</text:p>
          </table:table-cell>
          <table:table-cell office:value-type="float" office:value="1.90955" calcext:value-type="float">
            <text:p>1.90955</text:p>
          </table:table-cell>
          <table:table-cell office:value-type="float" office:value="-0.583535" calcext:value-type="float">
            <text:p>-0.583535</text:p>
          </table:table-cell>
          <table:table-cell office:value-type="float" office:value="0.101482" calcext:value-type="float">
            <text:p>0.101482</text:p>
          </table:table-cell>
          <table:table-cell office:value-type="float" office:value="0.116589" calcext:value-type="float">
            <text:p>0.116589</text:p>
          </table:table-cell>
          <table:table-cell office:value-type="float" office:value="0.41812" calcext:value-type="float">
            <text:p>0.41812</text:p>
          </table:table-cell>
          <table:table-cell office:value-type="float" office:value="0.470277" calcext:value-type="float">
            <text:p>0.470277</text:p>
          </table:table-cell>
          <table:table-cell office:value-type="float" office:value="3.57193" calcext:value-type="float">
            <text:p>3.571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268" calcext:value-type="float">
            <text:p>-26.268</text:p>
          </table:table-cell>
          <table:table-cell office:value-type="float" office:value="-3.33854" calcext:value-type="float">
            <text:p>-3.33854</text:p>
          </table:table-cell>
          <table:table-cell office:value-type="float" office:value="4.92748" calcext:value-type="float">
            <text:p>4.92748</text:p>
          </table:table-cell>
          <table:table-cell office:value-type="float" office:value="1.85896" calcext:value-type="float">
            <text:p>1.85896</text:p>
          </table:table-cell>
          <table:table-cell office:value-type="float" office:value="-0.605377" calcext:value-type="float">
            <text:p>-0.605377</text:p>
          </table:table-cell>
          <table:table-cell office:value-type="float" office:value="0.101358" calcext:value-type="float">
            <text:p>0.101358</text:p>
          </table:table-cell>
          <table:table-cell office:value-type="float" office:value="0.116501" calcext:value-type="float">
            <text:p>0.116501</text:p>
          </table:table-cell>
          <table:table-cell office:value-type="float" office:value="0.417582" calcext:value-type="float">
            <text:p>0.417582</text:p>
          </table:table-cell>
          <table:table-cell office:value-type="float" office:value="0.469718" calcext:value-type="float">
            <text:p>0.469718</text:p>
          </table:table-cell>
          <table:table-cell office:value-type="float" office:value="4.34976" calcext:value-type="float">
            <text:p>4.3497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6.3178" calcext:value-type="float">
            <text:p>-26.3178</text:p>
          </table:table-cell>
          <table:table-cell office:value-type="float" office:value="-3.09213" calcext:value-type="float">
            <text:p>-3.09213</text:p>
          </table:table-cell>
          <table:table-cell office:value-type="float" office:value="4.92633" calcext:value-type="float">
            <text:p>4.92633</text:p>
          </table:table-cell>
          <table:table-cell office:value-type="float" office:value="1.81396" calcext:value-type="float">
            <text:p>1.81396</text:p>
          </table:table-cell>
          <table:table-cell office:value-type="float" office:value="-0.631867" calcext:value-type="float">
            <text:p>-0.631867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116443" calcext:value-type="float">
            <text:p>0.116443</text:p>
          </table:table-cell>
          <table:table-cell office:value-type="float" office:value="0.417089" calcext:value-type="float">
            <text:p>0.417089</text:p>
          </table:table-cell>
          <table:table-cell office:value-type="float" office:value="0.469176" calcext:value-type="float">
            <text:p>0.469176</text:p>
          </table:table-cell>
          <table:table-cell office:value-type="float" office:value="0.564143" calcext:value-type="float">
            <text:p>0.5641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3415" calcext:value-type="float">
            <text:p>-26.3415</text:p>
          </table:table-cell>
          <table:table-cell office:value-type="float" office:value="-2.86275" calcext:value-type="float">
            <text:p>-2.86275</text:p>
          </table:table-cell>
          <table:table-cell office:value-type="float" office:value="4.88711" calcext:value-type="float">
            <text:p>4.88711</text:p>
          </table:table-cell>
          <table:table-cell office:value-type="float" office:value="1.77422" calcext:value-type="float">
            <text:p>1.77422</text:p>
          </table:table-cell>
          <table:table-cell office:value-type="float" office:value="-0.640446" calcext:value-type="float">
            <text:p>-0.640446</text:p>
          </table:table-cell>
          <table:table-cell office:value-type="float" office:value="0.101112" calcext:value-type="float">
            <text:p>0.101112</text:p>
          </table:table-cell>
          <table:table-cell office:value-type="float" office:value="0.116379" calcext:value-type="float">
            <text:p>0.116379</text:p>
          </table:table-cell>
          <table:table-cell office:value-type="float" office:value="0.416669" calcext:value-type="float">
            <text:p>0.416669</text:p>
          </table:table-cell>
          <table:table-cell office:value-type="float" office:value="0.468613" calcext:value-type="float">
            <text:p>0.468613</text:p>
          </table:table-cell>
          <table:table-cell office:value-type="float" office:value="1.49995" calcext:value-type="float">
            <text:p>1.49995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6.3987" calcext:value-type="float">
            <text:p>-26.3987</text:p>
          </table:table-cell>
          <table:table-cell office:value-type="float" office:value="-2.63694" calcext:value-type="float">
            <text:p>-2.63694</text:p>
          </table:table-cell>
          <table:table-cell office:value-type="float" office:value="4.86971" calcext:value-type="float">
            <text:p>4.86971</text:p>
          </table:table-cell>
          <table:table-cell office:value-type="float" office:value="1.75103" calcext:value-type="float">
            <text:p>1.75103</text:p>
          </table:table-cell>
          <table:table-cell office:value-type="float" office:value="-0.627407" calcext:value-type="float">
            <text:p>-0.627407</text:p>
          </table:table-cell>
          <table:table-cell office:value-type="float" office:value="0.100997" calcext:value-type="float">
            <text:p>0.100997</text:p>
          </table:table-cell>
          <table:table-cell office:value-type="float" office:value="0.116301" calcext:value-type="float">
            <text:p>0.116301</text:p>
          </table:table-cell>
          <table:table-cell office:value-type="float" office:value="0.416237" calcext:value-type="float">
            <text:p>0.416237</text:p>
          </table:table-cell>
          <table:table-cell office:value-type="float" office:value="0.468036" calcext:value-type="float">
            <text:p>0.468036</text:p>
          </table:table-cell>
          <table:table-cell office:value-type="float" office:value="1.40492" calcext:value-type="float">
            <text:p>1.4049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4723" calcext:value-type="float">
            <text:p>-26.4723</text:p>
          </table:table-cell>
          <table:table-cell office:value-type="float" office:value="-2.49844" calcext:value-type="float">
            <text:p>-2.49844</text:p>
          </table:table-cell>
          <table:table-cell office:value-type="float" office:value="4.70489" calcext:value-type="float">
            <text:p>4.70489</text:p>
          </table:table-cell>
          <table:table-cell office:value-type="float" office:value="1.74458" calcext:value-type="float">
            <text:p>1.74458</text:p>
          </table:table-cell>
          <table:table-cell office:value-type="float" office:value="-0.603951" calcext:value-type="float">
            <text:p>-0.603951</text:p>
          </table:table-cell>
          <table:table-cell office:value-type="float" office:value="0.100868" calcext:value-type="float">
            <text:p>0.100868</text:p>
          </table:table-cell>
          <table:table-cell office:value-type="float" office:value="0.116155" calcext:value-type="float">
            <text:p>0.116155</text:p>
          </table:table-cell>
          <table:table-cell office:value-type="float" office:value="0.415745" calcext:value-type="float">
            <text:p>0.415745</text:p>
          </table:table-cell>
          <table:table-cell office:value-type="float" office:value="0.46746" calcext:value-type="float">
            <text:p>0.46746</text:p>
          </table:table-cell>
          <table:table-cell office:value-type="float" office:value="5.75758" calcext:value-type="float">
            <text:p>5.75758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6.527" calcext:value-type="float">
            <text:p>-26.527</text:p>
          </table:table-cell>
          <table:table-cell office:value-type="float" office:value="-2.26418" calcext:value-type="float">
            <text:p>-2.26418</text:p>
          </table:table-cell>
          <table:table-cell office:value-type="float" office:value="4.72007" calcext:value-type="float">
            <text:p>4.72007</text:p>
          </table:table-cell>
          <table:table-cell office:value-type="float" office:value="1.72656" calcext:value-type="float">
            <text:p>1.72656</text:p>
          </table:table-cell>
          <table:table-cell office:value-type="float" office:value="-0.581726" calcext:value-type="float">
            <text:p>-0.581726</text:p>
          </table:table-cell>
          <table:table-cell office:value-type="float" office:value="0.10074" calcext:value-type="float">
            <text:p>0.10074</text:p>
          </table:table-cell>
          <table:table-cell office:value-type="float" office:value="0.116011" calcext:value-type="float">
            <text:p>0.116011</text:p>
          </table:table-cell>
          <table:table-cell office:value-type="float" office:value="0.415229" calcext:value-type="float">
            <text:p>0.415229</text:p>
          </table:table-cell>
          <table:table-cell office:value-type="float" office:value="0.466884" calcext:value-type="float">
            <text:p>0.466884</text:p>
          </table:table-cell>
          <table:table-cell office:value-type="float" office:value="0.98766" calcext:value-type="float">
            <text:p>0.9876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5761" calcext:value-type="float">
            <text:p>-26.5761</text:p>
          </table:table-cell>
          <table:table-cell office:value-type="float" office:value="-2.07313" calcext:value-type="float">
            <text:p>-2.07313</text:p>
          </table:table-cell>
          <table:table-cell office:value-type="float" office:value="4.64962" calcext:value-type="float">
            <text:p>4.64962</text:p>
          </table:table-cell>
          <table:table-cell office:value-type="float" office:value="1.70764" calcext:value-type="float">
            <text:p>1.70764</text:p>
          </table:table-cell>
          <table:table-cell office:value-type="float" office:value="-0.572156" calcext:value-type="float">
            <text:p>-0.572156</text:p>
          </table:table-cell>
          <table:table-cell office:value-type="float" office:value="0.100614" calcext:value-type="float">
            <text:p>0.100614</text:p>
          </table:table-cell>
          <table:table-cell office:value-type="float" office:value="0.115912" calcext:value-type="float">
            <text:p>0.115912</text:p>
          </table:table-cell>
          <table:table-cell office:value-type="float" office:value="0.414705" calcext:value-type="float">
            <text:p>0.414705</text:p>
          </table:table-cell>
          <table:table-cell office:value-type="float" office:value="0.466366" calcext:value-type="float">
            <text:p>0.466366</text:p>
          </table:table-cell>
          <table:table-cell office:value-type="float" office:value="1.08613" calcext:value-type="float">
            <text:p>1.08613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6.6067" calcext:value-type="float">
            <text:p>-26.6067</text:p>
          </table:table-cell>
          <table:table-cell office:value-type="float" office:value="-1.83877" calcext:value-type="float">
            <text:p>-1.83877</text:p>
          </table:table-cell>
          <table:table-cell office:value-type="float" office:value="4.65928" calcext:value-type="float">
            <text:p>4.65928</text:p>
          </table:table-cell>
          <table:table-cell office:value-type="float" office:value="1.68707" calcext:value-type="float">
            <text:p>1.68707</text:p>
          </table:table-cell>
          <table:table-cell office:value-type="float" office:value="-0.552679" calcext:value-type="float">
            <text:p>-0.552679</text:p>
          </table:table-cell>
          <table:table-cell office:value-type="float" office:value="0.100489" calcext:value-type="float">
            <text:p>0.100489</text:p>
          </table:table-cell>
          <table:table-cell office:value-type="float" office:value="0.11582" calcext:value-type="float">
            <text:p>0.11582</text:p>
          </table:table-cell>
          <table:table-cell office:value-type="float" office:value="0.414179" calcext:value-type="float">
            <text:p>0.414179</text:p>
          </table:table-cell>
          <table:table-cell office:value-type="float" office:value="0.465846" calcext:value-type="float">
            <text:p>0.465846</text:p>
          </table:table-cell>
          <table:table-cell office:value-type="float" office:value="2.02049" calcext:value-type="float">
            <text:p>2.0204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6053" calcext:value-type="float">
            <text:p>-26.6053</text:p>
          </table:table-cell>
          <table:table-cell office:value-type="float" office:value="-1.58538" calcext:value-type="float">
            <text:p>-1.58538</text:p>
          </table:table-cell>
          <table:table-cell office:value-type="float" office:value="4.6897" calcext:value-type="float">
            <text:p>4.6897</text:p>
          </table:table-cell>
          <table:table-cell office:value-type="float" office:value="1.64881" calcext:value-type="float">
            <text:p>1.64881</text:p>
          </table:table-cell>
          <table:table-cell office:value-type="float" office:value="-0.56322" calcext:value-type="float">
            <text:p>-0.56322</text:p>
          </table:table-cell>
          <table:table-cell office:value-type="float" office:value="0.100363" calcext:value-type="float">
            <text:p>0.100363</text:p>
          </table:table-cell>
          <table:table-cell office:value-type="float" office:value="0.11571" calcext:value-type="float">
            <text:p>0.11571</text:p>
          </table:table-cell>
          <table:table-cell office:value-type="float" office:value="0.413662" calcext:value-type="float">
            <text:p>0.413662</text:p>
          </table:table-cell>
          <table:table-cell office:value-type="float" office:value="0.465303" calcext:value-type="float">
            <text:p>0.465303</text:p>
          </table:table-cell>
          <table:table-cell office:value-type="float" office:value="1.1809" calcext:value-type="float">
            <text:p>1.180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6.6026" calcext:value-type="float">
            <text:p>-26.6026</text:p>
          </table:table-cell>
          <table:table-cell office:value-type="float" office:value="-1.3588" calcext:value-type="float">
            <text:p>-1.3588</text:p>
          </table:table-cell>
          <table:table-cell office:value-type="float" office:value="4.67036" calcext:value-type="float">
            <text:p>4.67036</text:p>
          </table:table-cell>
          <table:table-cell office:value-type="float" office:value="1.60767" calcext:value-type="float">
            <text:p>1.60767</text:p>
          </table:table-cell>
          <table:table-cell office:value-type="float" office:value="-0.587527" calcext:value-type="float">
            <text:p>-0.587527</text:p>
          </table:table-cell>
          <table:table-cell office:value-type="float" office:value="0.100249" calcext:value-type="float">
            <text:p>0.100249</text:p>
          </table:table-cell>
          <table:table-cell office:value-type="float" office:value="0.115621" calcext:value-type="float">
            <text:p>0.115621</text:p>
          </table:table-cell>
          <table:table-cell office:value-type="float" office:value="0.413182" calcext:value-type="float">
            <text:p>0.413182</text:p>
          </table:table-cell>
          <table:table-cell office:value-type="float" office:value="0.464777" calcext:value-type="float">
            <text:p>0.464777</text:p>
          </table:table-cell>
          <table:table-cell office:value-type="float" office:value="1.65512" calcext:value-type="float">
            <text:p>1.655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6064" calcext:value-type="float">
            <text:p>-26.6064</text:p>
          </table:table-cell>
          <table:table-cell office:value-type="float" office:value="-1.13078" calcext:value-type="float">
            <text:p>-1.13078</text:p>
          </table:table-cell>
          <table:table-cell office:value-type="float" office:value="4.66" calcext:value-type="float">
            <text:p>4.66</text:p>
          </table:table-cell>
          <table:table-cell office:value-type="float" office:value="1.57821" calcext:value-type="float">
            <text:p>1.57821</text:p>
          </table:table-cell>
          <table:table-cell office:value-type="float" office:value="-0.587716" calcext:value-type="float">
            <text:p>-0.587716</text:p>
          </table:table-cell>
          <table:table-cell office:value-type="float" office:value="0.100141" calcext:value-type="float">
            <text:p>0.100141</text:p>
          </table:table-cell>
          <table:table-cell office:value-type="float" office:value="0.115554" calcext:value-type="float">
            <text:p>0.115554</text:p>
          </table:table-cell>
          <table:table-cell office:value-type="float" office:value="0.412711" calcext:value-type="float">
            <text:p>0.412711</text:p>
          </table:table-cell>
          <table:table-cell office:value-type="float" office:value="0.464268" calcext:value-type="float">
            <text:p>0.464268</text:p>
          </table:table-cell>
          <table:table-cell office:value-type="float" office:value="0.0115847" calcext:value-type="float">
            <text:p>0.0115847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6.6352" calcext:value-type="float">
            <text:p>-26.6352</text:p>
          </table:table-cell>
          <table:table-cell office:value-type="float" office:value="-0.909623" calcext:value-type="float">
            <text:p>-0.909623</text:p>
          </table:table-cell>
          <table:table-cell office:value-type="float" office:value="4.64471" calcext:value-type="float">
            <text:p>4.64471</text:p>
          </table:table-cell>
          <table:table-cell office:value-type="float" office:value="1.56251" calcext:value-type="float">
            <text:p>1.56251</text:p>
          </table:table-cell>
          <table:table-cell office:value-type="float" office:value="-0.57067" calcext:value-type="float">
            <text:p>-0.57067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115529" calcext:value-type="float">
            <text:p>0.115529</text:p>
          </table:table-cell>
          <table:table-cell office:value-type="float" office:value="0.412208" calcext:value-type="float">
            <text:p>0.412208</text:p>
          </table:table-cell>
          <table:table-cell office:value-type="float" office:value="0.46378" calcext:value-type="float">
            <text:p>0.46378</text:p>
          </table:table-cell>
          <table:table-cell office:value-type="float" office:value="5.11338" calcext:value-type="float">
            <text:p>5.1133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6467" calcext:value-type="float">
            <text:p>-26.6467</text:p>
          </table:table-cell>
          <table:table-cell office:value-type="float" office:value="-0.652259" calcext:value-type="float">
            <text:p>-0.652259</text:p>
          </table:table-cell>
          <table:table-cell office:value-type="float" office:value="4.69618" calcext:value-type="float">
            <text:p>4.69618</text:p>
          </table:table-cell>
          <table:table-cell office:value-type="float" office:value="1.53873" calcext:value-type="float">
            <text:p>1.53873</text:p>
          </table:table-cell>
          <table:table-cell office:value-type="float" office:value="-0.565314" calcext:value-type="float">
            <text:p>-0.565314</text:p>
          </table:table-cell>
          <table:table-cell office:value-type="float" office:value="0.0998927" calcext:value-type="float">
            <text:p>0.0998927</text:p>
          </table:table-cell>
          <table:table-cell office:value-type="float" office:value="0.115471" calcext:value-type="float">
            <text:p>0.115471</text:p>
          </table:table-cell>
          <table:table-cell office:value-type="float" office:value="0.411701" calcext:value-type="float">
            <text:p>0.411701</text:p>
          </table:table-cell>
          <table:table-cell office:value-type="float" office:value="0.463252" calcext:value-type="float">
            <text:p>0.463252</text:p>
          </table:table-cell>
          <table:table-cell office:value-type="float" office:value="0.62369" calcext:value-type="float">
            <text:p>0.6236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6.6345" calcext:value-type="float">
            <text:p>-26.6345</text:p>
          </table:table-cell>
          <table:table-cell office:value-type="float" office:value="-0.40977" calcext:value-type="float">
            <text:p>-0.40977</text:p>
          </table:table-cell>
          <table:table-cell office:value-type="float" office:value="4.71617" calcext:value-type="float">
            <text:p>4.71617</text:p>
          </table:table-cell>
          <table:table-cell office:value-type="float" office:value="1.50145" calcext:value-type="float">
            <text:p>1.50145</text:p>
          </table:table-cell>
          <table:table-cell office:value-type="float" office:value="-0.586364" calcext:value-type="float">
            <text:p>-0.586364</text:p>
          </table:table-cell>
          <table:table-cell office:value-type="float" office:value="0.0997682" calcext:value-type="float">
            <text:p>0.0997682</text:p>
          </table:table-cell>
          <table:table-cell office:value-type="float" office:value="0.115411" calcext:value-type="float">
            <text:p>0.115411</text:p>
          </table:table-cell>
          <table:table-cell office:value-type="float" office:value="0.41122" calcext:value-type="float">
            <text:p>0.41122</text:p>
          </table:table-cell>
          <table:table-cell office:value-type="float" office:value="0.462717" calcext:value-type="float">
            <text:p>0.462717</text:p>
          </table:table-cell>
          <table:table-cell office:value-type="float" office:value="2.28572" calcext:value-type="float">
            <text:p>2.285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5899" calcext:value-type="float">
            <text:p>-26.5899</text:p>
          </table:table-cell>
          <table:table-cell office:value-type="float" office:value="-0.103425" calcext:value-type="float">
            <text:p>-0.103425</text:p>
          </table:table-cell>
          <table:table-cell office:value-type="float" office:value="4.84849" calcext:value-type="float">
            <text:p>4.84849</text:p>
          </table:table-cell>
          <table:table-cell office:value-type="float" office:value="1.46157" calcext:value-type="float">
            <text:p>1.46157</text:p>
          </table:table-cell>
          <table:table-cell office:value-type="float" office:value="-0.59569" calcext:value-type="float">
            <text:p>-0.59569</text:p>
          </table:table-cell>
          <table:table-cell office:value-type="float" office:value="0.0996605" calcext:value-type="float">
            <text:p>0.0996605</text:p>
          </table:table-cell>
          <table:table-cell office:value-type="float" office:value="0.115273" calcext:value-type="float">
            <text:p>0.115273</text:p>
          </table:table-cell>
          <table:table-cell office:value-type="float" office:value="0.410807" calcext:value-type="float">
            <text:p>0.410807</text:p>
          </table:table-cell>
          <table:table-cell office:value-type="float" office:value="0.46214" calcext:value-type="float">
            <text:p>0.46214</text:p>
          </table:table-cell>
          <table:table-cell office:value-type="float" office:value="2.66381" calcext:value-type="float">
            <text:p>2.66381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6.5703" calcext:value-type="float">
            <text:p>-26.5703</text:p>
          </table:table-cell>
          <table:table-cell office:value-type="float" office:value="0.137806" calcext:value-type="float">
            <text:p>0.137806</text:p>
          </table:table-cell>
          <table:table-cell office:value-type="float" office:value="4.85393" calcext:value-type="float">
            <text:p>4.85393</text:p>
          </table:table-cell>
          <table:table-cell office:value-type="float" office:value="1.43244" calcext:value-type="float">
            <text:p>1.43244</text:p>
          </table:table-cell>
          <table:table-cell office:value-type="float" office:value="-0.599561" calcext:value-type="float">
            <text:p>-0.599561</text:p>
          </table:table-cell>
          <table:table-cell office:value-type="float" office:value="0.0995523" calcext:value-type="float">
            <text:p>0.0995523</text:p>
          </table:table-cell>
          <table:table-cell office:value-type="float" office:value="0.115136" calcext:value-type="float">
            <text:p>0.115136</text:p>
          </table:table-cell>
          <table:table-cell office:value-type="float" office:value="0.410413" calcext:value-type="float">
            <text:p>0.410413</text:p>
          </table:table-cell>
          <table:table-cell office:value-type="float" office:value="0.461565" calcext:value-type="float">
            <text:p>0.461565</text:p>
          </table:table-cell>
          <table:table-cell office:value-type="float" office:value="2.75749" calcext:value-type="float">
            <text:p>2.7574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5466" calcext:value-type="float">
            <text:p>-26.5466</text:p>
          </table:table-cell>
          <table:table-cell office:value-type="float" office:value="0.438264" calcext:value-type="float">
            <text:p>0.438264</text:p>
          </table:table-cell>
          <table:table-cell office:value-type="float" office:value="4.96934" calcext:value-type="float">
            <text:p>4.96934</text:p>
          </table:table-cell>
          <table:table-cell office:value-type="float" office:value="1.40735" calcext:value-type="float">
            <text:p>1.40735</text:p>
          </table:table-cell>
          <table:table-cell office:value-type="float" office:value="-0.593261" calcext:value-type="float">
            <text:p>-0.593261</text:p>
          </table:table-cell>
          <table:table-cell office:value-type="float" office:value="0.099442" calcext:value-type="float">
            <text:p>0.099442</text:p>
          </table:table-cell>
          <table:table-cell office:value-type="float" office:value="0.115007" calcext:value-type="float">
            <text:p>0.115007</text:p>
          </table:table-cell>
          <table:table-cell office:value-type="float" office:value="0.410037" calcext:value-type="float">
            <text:p>0.410037</text:p>
          </table:table-cell>
          <table:table-cell office:value-type="float" office:value="0.461015" calcext:value-type="float">
            <text:p>0.461015</text:p>
          </table:table-cell>
          <table:table-cell office:value-type="float" office:value="1.49724" calcext:value-type="float">
            <text:p>1.49724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6.534" calcext:value-type="float">
            <text:p>-26.534</text:p>
          </table:table-cell>
          <table:table-cell office:value-type="float" office:value="0.677476" calcext:value-type="float">
            <text:p>0.677476</text:p>
          </table:table-cell>
          <table:table-cell office:value-type="float" office:value="4.94863" calcext:value-type="float">
            <text:p>4.94863</text:p>
          </table:table-cell>
          <table:table-cell office:value-type="float" office:value="1.39754" calcext:value-type="float">
            <text:p>1.39754</text:p>
          </table:table-cell>
          <table:table-cell office:value-type="float" office:value="-0.560285" calcext:value-type="float">
            <text:p>-0.560285</text:p>
          </table:table-cell>
          <table:table-cell office:value-type="float" office:value="0.0993207" calcext:value-type="float">
            <text:p>0.0993207</text:p>
          </table:table-cell>
          <table:table-cell office:value-type="float" office:value="0.114878" calcext:value-type="float">
            <text:p>0.114878</text:p>
          </table:table-cell>
          <table:table-cell office:value-type="float" office:value="0.40958" calcext:value-type="float">
            <text:p>0.40958</text:p>
          </table:table-cell>
          <table:table-cell office:value-type="float" office:value="0.46046" calcext:value-type="float">
            <text:p>0.46046</text:p>
          </table:table-cell>
          <table:table-cell office:value-type="float" office:value="1.81344" calcext:value-type="float">
            <text:p>1.813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5256" calcext:value-type="float">
            <text:p>-26.5256</text:p>
          </table:table-cell>
          <table:table-cell office:value-type="float" office:value="0.962613" calcext:value-type="float">
            <text:p>0.962613</text:p>
          </table:table-cell>
          <table:table-cell office:value-type="float" office:value="5.02613" calcext:value-type="float">
            <text:p>5.02613</text:p>
          </table:table-cell>
          <table:table-cell office:value-type="float" office:value="1.38379" calcext:value-type="float">
            <text:p>1.38379</text:p>
          </table:table-cell>
          <table:table-cell office:value-type="float" office:value="-0.545083" calcext:value-type="float">
            <text:p>-0.545083</text:p>
          </table:table-cell>
          <table:table-cell office:value-type="float" office:value="0.0992023" calcext:value-type="float">
            <text:p>0.0992023</text:p>
          </table:table-cell>
          <table:table-cell office:value-type="float" office:value="0.114807" calcext:value-type="float">
            <text:p>0.114807</text:p>
          </table:table-cell>
          <table:table-cell office:value-type="float" office:value="0.409098" calcext:value-type="float">
            <text:p>0.409098</text:p>
          </table:table-cell>
          <table:table-cell office:value-type="float" office:value="0.459959" calcext:value-type="float">
            <text:p>0.459959</text:p>
          </table:table-cell>
          <table:table-cell office:value-type="float" office:value="2.79657" calcext:value-type="float">
            <text:p>2.79657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6.4874" calcext:value-type="float">
            <text:p>-26.4874</text:p>
          </table:table-cell>
          <table:table-cell office:value-type="float" office:value="1.22688" calcext:value-type="float">
            <text:p>1.22688</text:p>
          </table:table-cell>
          <table:table-cell office:value-type="float" office:value="5.04324" calcext:value-type="float">
            <text:p>5.04324</text:p>
          </table:table-cell>
          <table:table-cell office:value-type="float" office:value="1.37572" calcext:value-type="float">
            <text:p>1.37572</text:p>
          </table:table-cell>
          <table:table-cell office:value-type="float" office:value="-0.503507" calcext:value-type="float">
            <text:p>-0.503507</text:p>
          </table:table-cell>
          <table:table-cell office:value-type="float" office:value="0.0990883" calcext:value-type="float">
            <text:p>0.0990883</text:p>
          </table:table-cell>
          <table:table-cell office:value-type="float" office:value="0.114787" calcext:value-type="float">
            <text:p>0.114787</text:p>
          </table:table-cell>
          <table:table-cell office:value-type="float" office:value="0.408594" calcext:value-type="float">
            <text:p>0.408594</text:p>
          </table:table-cell>
          <table:table-cell office:value-type="float" office:value="0.459487" calcext:value-type="float">
            <text:p>0.459487</text:p>
          </table:table-cell>
          <table:table-cell office:value-type="float" office:value="7.11677" calcext:value-type="float">
            <text:p>7.1167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4299" calcext:value-type="float">
            <text:p>-26.4299</text:p>
          </table:table-cell>
          <table:table-cell office:value-type="float" office:value="1.45799" calcext:value-type="float">
            <text:p>1.45799</text:p>
          </table:table-cell>
          <table:table-cell office:value-type="float" office:value="5.01475" calcext:value-type="float">
            <text:p>5.01475</text:p>
          </table:table-cell>
          <table:table-cell office:value-type="float" office:value="1.34796" calcext:value-type="float">
            <text:p>1.34796</text:p>
          </table:table-cell>
          <table:table-cell office:value-type="float" office:value="-0.506389" calcext:value-type="float">
            <text:p>-0.506389</text:p>
          </table:table-cell>
          <table:table-cell office:value-type="float" office:value="0.0989714" calcext:value-type="float">
            <text:p>0.0989714</text:p>
          </table:table-cell>
          <table:table-cell office:value-type="float" office:value="0.114755" calcext:value-type="float">
            <text:p>0.114755</text:p>
          </table:table-cell>
          <table:table-cell office:value-type="float" office:value="0.408093" calcext:value-type="float">
            <text:p>0.408093</text:p>
          </table:table-cell>
          <table:table-cell office:value-type="float" office:value="0.458985" calcext:value-type="float">
            <text:p>0.458985</text:p>
          </table:table-cell>
          <table:table-cell office:value-type="float" office:value="0.13313" calcext:value-type="float">
            <text:p>0.13313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6.3914" calcext:value-type="float">
            <text:p>-26.3914</text:p>
          </table:table-cell>
          <table:table-cell office:value-type="float" office:value="1.67343" calcext:value-type="float">
            <text:p>1.67343</text:p>
          </table:table-cell>
          <table:table-cell office:value-type="float" office:value="4.94917" calcext:value-type="float">
            <text:p>4.94917</text:p>
          </table:table-cell>
          <table:table-cell office:value-type="float" office:value="1.335" calcext:value-type="float">
            <text:p>1.335</text:p>
          </table:table-cell>
          <table:table-cell office:value-type="float" office:value="-0.483885" calcext:value-type="float">
            <text:p>-0.483885</text:p>
          </table:table-cell>
          <table:table-cell office:value-type="float" office:value="0.0988687" calcext:value-type="float">
            <text:p>0.0988687</text:p>
          </table:table-cell>
          <table:table-cell office:value-type="float" office:value="0.114682" calcext:value-type="float">
            <text:p>0.114682</text:p>
          </table:table-cell>
          <table:table-cell office:value-type="float" office:value="0.407601" calcext:value-type="float">
            <text:p>0.407601</text:p>
          </table:table-cell>
          <table:table-cell office:value-type="float" office:value="0.458449" calcext:value-type="float">
            <text:p>0.458449</text:p>
          </table:table-cell>
          <table:table-cell office:value-type="float" office:value="8.5807" calcext:value-type="float">
            <text:p>8.58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3363" calcext:value-type="float">
            <text:p>-26.3363</text:p>
          </table:table-cell>
          <table:table-cell office:value-type="float" office:value="1.8763" calcext:value-type="float">
            <text:p>1.8763</text:p>
          </table:table-cell>
          <table:table-cell office:value-type="float" office:value="4.87884" calcext:value-type="float">
            <text:p>4.87884</text:p>
          </table:table-cell>
          <table:table-cell office:value-type="float" office:value="1.31049" calcext:value-type="float">
            <text:p>1.31049</text:p>
          </table:table-cell>
          <table:table-cell office:value-type="float" office:value="-0.4849" calcext:value-type="float">
            <text:p>-0.4849</text:p>
          </table:table-cell>
          <table:table-cell office:value-type="float" office:value="0.0987754" calcext:value-type="float">
            <text:p>0.0987754</text:p>
          </table:table-cell>
          <table:table-cell office:value-type="float" office:value="0.114566" calcext:value-type="float">
            <text:p>0.114566</text:p>
          </table:table-cell>
          <table:table-cell office:value-type="float" office:value="0.407119" calcext:value-type="float">
            <text:p>0.407119</text:p>
          </table:table-cell>
          <table:table-cell office:value-type="float" office:value="0.457891" calcext:value-type="float">
            <text:p>0.457891</text:p>
          </table:table-cell>
          <table:table-cell office:value-type="float" office:value="0.473131" calcext:value-type="float">
            <text:p>0.473131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6.2687" calcext:value-type="float">
            <text:p>-26.2687</text:p>
          </table:table-cell>
          <table:table-cell office:value-type="float" office:value="2.10719" calcext:value-type="float">
            <text:p>2.10719</text:p>
          </table:table-cell>
          <table:table-cell office:value-type="float" office:value="4.87514" calcext:value-type="float">
            <text:p>4.87514</text:p>
          </table:table-cell>
          <table:table-cell office:value-type="float" office:value="1.2831" calcext:value-type="float">
            <text:p>1.2831</text:p>
          </table:table-cell>
          <table:table-cell office:value-type="float" office:value="-0.491532" calcext:value-type="float">
            <text:p>-0.491532</text:p>
          </table:table-cell>
          <table:table-cell office:value-type="float" office:value="0.0986846" calcext:value-type="float">
            <text:p>0.0986846</text:p>
          </table:table-cell>
          <table:table-cell office:value-type="float" office:value="0.114448" calcext:value-type="float">
            <text:p>0.114448</text:p>
          </table:table-cell>
          <table:table-cell office:value-type="float" office:value="0.406635" calcext:value-type="float">
            <text:p>0.406635</text:p>
          </table:table-cell>
          <table:table-cell office:value-type="float" office:value="0.457333" calcext:value-type="float">
            <text:p>0.457333</text:p>
          </table:table-cell>
          <table:table-cell office:value-type="float" office:value="0.214365" calcext:value-type="float">
            <text:p>0.21436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2069" calcext:value-type="float">
            <text:p>-26.2069</text:p>
          </table:table-cell>
          <table:table-cell office:value-type="float" office:value="2.29202" calcext:value-type="float">
            <text:p>2.29202</text:p>
          </table:table-cell>
          <table:table-cell office:value-type="float" office:value="4.78301" calcext:value-type="float">
            <text:p>4.78301</text:p>
          </table:table-cell>
          <table:table-cell office:value-type="float" office:value="1.25833" calcext:value-type="float">
            <text:p>1.25833</text:p>
          </table:table-cell>
          <table:table-cell office:value-type="float" office:value="-0.492603" calcext:value-type="float">
            <text:p>-0.492603</text:p>
          </table:table-cell>
          <table:table-cell office:value-type="float" office:value="0.0986128" calcext:value-type="float">
            <text:p>0.0986128</text:p>
          </table:table-cell>
          <table:table-cell office:value-type="float" office:value="0.114309" calcext:value-type="float">
            <text:p>0.114309</text:p>
          </table:table-cell>
          <table:table-cell office:value-type="float" office:value="0.406167" calcext:value-type="float">
            <text:p>0.406167</text:p>
          </table:table-cell>
          <table:table-cell office:value-type="float" office:value="0.456788" calcext:value-type="float">
            <text:p>0.456788</text:p>
          </table:table-cell>
          <table:table-cell office:value-type="float" office:value="0.84192" calcext:value-type="float">
            <text:p>0.84192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6.1445" calcext:value-type="float">
            <text:p>-26.1445</text:p>
          </table:table-cell>
          <table:table-cell office:value-type="float" office:value="2.51625" calcext:value-type="float">
            <text:p>2.51625</text:p>
          </table:table-cell>
          <table:table-cell office:value-type="float" office:value="4.75991" calcext:value-type="float">
            <text:p>4.75991</text:p>
          </table:table-cell>
          <table:table-cell office:value-type="float" office:value="1.24635" calcext:value-type="float">
            <text:p>1.24635</text:p>
          </table:table-cell>
          <table:table-cell office:value-type="float" office:value="-0.467234" calcext:value-type="float">
            <text:p>-0.467234</text:p>
          </table:table-cell>
          <table:table-cell office:value-type="float" office:value="0.0985742" calcext:value-type="float">
            <text:p>0.0985742</text:p>
          </table:table-cell>
          <table:table-cell office:value-type="float" office:value="0.114171" calcext:value-type="float">
            <text:p>0.114171</text:p>
          </table:table-cell>
          <table:table-cell office:value-type="float" office:value="0.405752" calcext:value-type="float">
            <text:p>0.405752</text:p>
          </table:table-cell>
          <table:table-cell office:value-type="float" office:value="0.456247" calcext:value-type="float">
            <text:p>0.456247</text:p>
          </table:table-cell>
          <table:table-cell office:value-type="float" office:value="0.868878" calcext:value-type="float">
            <text:p>0.8688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0649" calcext:value-type="float">
            <text:p>-26.0649</text:p>
          </table:table-cell>
          <table:table-cell office:value-type="float" office:value="2.76102" calcext:value-type="float">
            <text:p>2.76102</text:p>
          </table:table-cell>
          <table:table-cell office:value-type="float" office:value="4.79767" calcext:value-type="float">
            <text:p>4.79767</text:p>
          </table:table-cell>
          <table:table-cell office:value-type="float" office:value="1.22447" calcext:value-type="float">
            <text:p>1.22447</text:p>
          </table:table-cell>
          <table:table-cell office:value-type="float" office:value="-0.465371" calcext:value-type="float">
            <text:p>-0.465371</text:p>
          </table:table-cell>
          <table:table-cell office:value-type="float" office:value="0.0985509" calcext:value-type="float">
            <text:p>0.0985509</text:p>
          </table:table-cell>
          <table:table-cell office:value-type="float" office:value="0.114034" calcext:value-type="float">
            <text:p>0.114034</text:p>
          </table:table-cell>
          <table:table-cell office:value-type="float" office:value="0.405342" calcext:value-type="float">
            <text:p>0.405342</text:p>
          </table:table-cell>
          <table:table-cell office:value-type="float" office:value="0.455697" calcext:value-type="float">
            <text:p>0.455697</text:p>
          </table:table-cell>
          <table:table-cell office:value-type="float" office:value="0.135354" calcext:value-type="float">
            <text:p>0.135354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5.9709" calcext:value-type="float">
            <text:p>-25.9709</text:p>
          </table:table-cell>
          <table:table-cell office:value-type="float" office:value="2.98444" calcext:value-type="float">
            <text:p>2.98444</text:p>
          </table:table-cell>
          <table:table-cell office:value-type="float" office:value="4.82089" calcext:value-type="float">
            <text:p>4.82089</text:p>
          </table:table-cell>
          <table:table-cell office:value-type="float" office:value="1.18574" calcext:value-type="float">
            <text:p>1.18574</text:p>
          </table:table-cell>
          <table:table-cell office:value-type="float" office:value="-0.499364" calcext:value-type="float">
            <text:p>-0.499364</text:p>
          </table:table-cell>
          <table:table-cell office:value-type="float" office:value="0.0985243" calcext:value-type="float">
            <text:p>0.0985243</text:p>
          </table:table-cell>
          <table:table-cell office:value-type="float" office:value="0.113896" calcext:value-type="float">
            <text:p>0.113896</text:p>
          </table:table-cell>
          <table:table-cell office:value-type="float" office:value="0.404879" calcext:value-type="float">
            <text:p>0.404879</text:p>
          </table:table-cell>
          <table:table-cell office:value-type="float" office:value="0.455149" calcext:value-type="float">
            <text:p>0.455149</text:p>
          </table:table-cell>
          <table:table-cell office:value-type="float" office:value="2.78317" calcext:value-type="float">
            <text:p>2.783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8674" calcext:value-type="float">
            <text:p>-25.8674</text:p>
          </table:table-cell>
          <table:table-cell office:value-type="float" office:value="3.27225" calcext:value-type="float">
            <text:p>3.27225</text:p>
          </table:table-cell>
          <table:table-cell office:value-type="float" office:value="4.94539" calcext:value-type="float">
            <text:p>4.94539</text:p>
          </table:table-cell>
          <table:table-cell office:value-type="float" office:value="1.1646" calcext:value-type="float">
            <text:p>1.1646</text:p>
          </table:table-cell>
          <table:table-cell office:value-type="float" office:value="-0.494193" calcext:value-type="float">
            <text:p>-0.494193</text:p>
          </table:table-cell>
          <table:table-cell office:value-type="float" office:value="0.0984866" calcext:value-type="float">
            <text:p>0.0984866</text:p>
          </table:table-cell>
          <table:table-cell office:value-type="float" office:value="0.113812" calcext:value-type="float">
            <text:p>0.113812</text:p>
          </table:table-cell>
          <table:table-cell office:value-type="float" office:value="0.404402" calcext:value-type="float">
            <text:p>0.404402</text:p>
          </table:table-cell>
          <table:table-cell office:value-type="float" office:value="0.45462" calcext:value-type="float">
            <text:p>0.45462</text:p>
          </table:table-cell>
          <table:table-cell office:value-type="float" office:value="1.46559" calcext:value-type="float">
            <text:p>1.4655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5.7844" calcext:value-type="float">
            <text:p>-25.7844</text:p>
          </table:table-cell>
          <table:table-cell office:value-type="float" office:value="3.50321" calcext:value-type="float">
            <text:p>3.50321</text:p>
          </table:table-cell>
          <table:table-cell office:value-type="float" office:value="4.94778" calcext:value-type="float">
            <text:p>4.94778</text:p>
          </table:table-cell>
          <table:table-cell office:value-type="float" office:value="1.14586" calcext:value-type="float">
            <text:p>1.14586</text:p>
          </table:table-cell>
          <table:table-cell office:value-type="float" office:value="-0.488789" calcext:value-type="float">
            <text:p>-0.488789</text:p>
          </table:table-cell>
          <table:table-cell office:value-type="float" office:value="0.0984947" calcext:value-type="float">
            <text:p>0.0984947</text:p>
          </table:table-cell>
          <table:table-cell office:value-type="float" office:value="0.113743" calcext:value-type="float">
            <text:p>0.113743</text:p>
          </table:table-cell>
          <table:table-cell office:value-type="float" office:value="0.403937" calcext:value-type="float">
            <text:p>0.403937</text:p>
          </table:table-cell>
          <table:table-cell office:value-type="float" office:value="0.454097" calcext:value-type="float">
            <text:p>0.454097</text:p>
          </table:table-cell>
          <table:table-cell office:value-type="float" office:value="2.14797" calcext:value-type="float">
            <text:p>2.1479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6794" calcext:value-type="float">
            <text:p>-25.6794</text:p>
          </table:table-cell>
          <table:table-cell office:value-type="float" office:value="3.69944" calcext:value-type="float">
            <text:p>3.69944</text:p>
          </table:table-cell>
          <table:table-cell office:value-type="float" office:value="4.89772" calcext:value-type="float">
            <text:p>4.89772</text:p>
          </table:table-cell>
          <table:table-cell office:value-type="float" office:value="1.11771" calcext:value-type="float">
            <text:p>1.11771</text:p>
          </table:table-cell>
          <table:table-cell office:value-type="float" office:value="-0.493117" calcext:value-type="float">
            <text:p>-0.493117</text:p>
          </table:table-cell>
          <table:table-cell office:value-type="float" office:value="0.0985124" calcext:value-type="float">
            <text:p>0.0985124</text:p>
          </table:table-cell>
          <table:table-cell office:value-type="float" office:value="0.113641" calcext:value-type="float">
            <text:p>0.113641</text:p>
          </table:table-cell>
          <table:table-cell office:value-type="float" office:value="0.403475" calcext:value-type="float">
            <text:p>0.403475</text:p>
          </table:table-cell>
          <table:table-cell office:value-type="float" office:value="0.453556" calcext:value-type="float">
            <text:p>0.453556</text:p>
          </table:table-cell>
          <table:table-cell office:value-type="float" office:value="0.271065" calcext:value-type="float">
            <text:p>0.271065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5.5632" calcext:value-type="float">
            <text:p>-25.5632</text:p>
          </table:table-cell>
          <table:table-cell office:value-type="float" office:value="3.90626" calcext:value-type="float">
            <text:p>3.90626</text:p>
          </table:table-cell>
          <table:table-cell office:value-type="float" office:value="4.88368" calcext:value-type="float">
            <text:p>4.88368</text:p>
          </table:table-cell>
          <table:table-cell office:value-type="float" office:value="1.08749" calcext:value-type="float">
            <text:p>1.08749</text:p>
          </table:table-cell>
          <table:table-cell office:value-type="float" office:value="-0.501755" calcext:value-type="float">
            <text:p>-0.501755</text:p>
          </table:table-cell>
          <table:table-cell office:value-type="float" office:value="0.0985248" calcext:value-type="float">
            <text:p>0.0985248</text:p>
          </table:table-cell>
          <table:table-cell office:value-type="float" office:value="0.113528" calcext:value-type="float">
            <text:p>0.113528</text:p>
          </table:table-cell>
          <table:table-cell office:value-type="float" office:value="0.403006" calcext:value-type="float">
            <text:p>0.403006</text:p>
          </table:table-cell>
          <table:table-cell office:value-type="float" office:value="0.453014" calcext:value-type="float">
            <text:p>0.453014</text:p>
          </table:table-cell>
          <table:table-cell office:value-type="float" office:value="1.13147" calcext:value-type="float">
            <text:p>1.131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4979" calcext:value-type="float">
            <text:p>-25.4979</text:p>
          </table:table-cell>
          <table:table-cell office:value-type="float" office:value="4.07794" calcext:value-type="float">
            <text:p>4.07794</text:p>
          </table:table-cell>
          <table:table-cell office:value-type="float" office:value="4.77845" calcext:value-type="float">
            <text:p>4.77845</text:p>
          </table:table-cell>
          <table:table-cell office:value-type="float" office:value="1.07235" calcext:value-type="float">
            <text:p>1.07235</text:p>
          </table:table-cell>
          <table:table-cell office:value-type="float" office:value="-0.493109" calcext:value-type="float">
            <text:p>-0.493109</text:p>
          </table:table-cell>
          <table:table-cell office:value-type="float" office:value="0.0987083" calcext:value-type="float">
            <text:p>0.0987083</text:p>
          </table:table-cell>
          <table:table-cell office:value-type="float" office:value="0.113393" calcext:value-type="float">
            <text:p>0.113393</text:p>
          </table:table-cell>
          <table:table-cell office:value-type="float" office:value="0.402596" calcext:value-type="float">
            <text:p>0.402596</text:p>
          </table:table-cell>
          <table:table-cell office:value-type="float" office:value="0.452484" calcext:value-type="float">
            <text:p>0.452484</text:p>
          </table:table-cell>
          <table:table-cell office:value-type="float" office:value="3.79636" calcext:value-type="float">
            <text:p>3.7963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5.3754" calcext:value-type="float">
            <text:p>-25.3754</text:p>
          </table:table-cell>
          <table:table-cell office:value-type="float" office:value="4.27789" calcext:value-type="float">
            <text:p>4.27789</text:p>
          </table:table-cell>
          <table:table-cell office:value-type="float" office:value="4.76988" calcext:value-type="float">
            <text:p>4.76988</text:p>
          </table:table-cell>
          <table:table-cell office:value-type="float" office:value="1.04338" calcext:value-type="float">
            <text:p>1.04338</text:p>
          </table:table-cell>
          <table:table-cell office:value-type="float" office:value="-0.499341" calcext:value-type="float">
            <text:p>-0.499341</text:p>
          </table:table-cell>
          <table:table-cell office:value-type="float" office:value="0.0988981" calcext:value-type="float">
            <text:p>0.0988981</text:p>
          </table:table-cell>
          <table:table-cell office:value-type="float" office:value="0.113258" calcext:value-type="float">
            <text:p>0.113258</text:p>
          </table:table-cell>
          <table:table-cell office:value-type="float" office:value="0.402175" calcext:value-type="float">
            <text:p>0.402175</text:p>
          </table:table-cell>
          <table:table-cell office:value-type="float" office:value="0.451964" calcext:value-type="float">
            <text:p>0.451964</text:p>
          </table:table-cell>
          <table:table-cell office:value-type="float" office:value="0.590371" calcext:value-type="float">
            <text:p>0.5903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2148" calcext:value-type="float">
            <text:p>-25.2148</text:p>
          </table:table-cell>
          <table:table-cell office:value-type="float" office:value="4.5015" calcext:value-type="float">
            <text:p>4.5015</text:p>
          </table:table-cell>
          <table:table-cell office:value-type="float" office:value="4.82756" calcext:value-type="float">
            <text:p>4.82756</text:p>
          </table:table-cell>
          <table:table-cell office:value-type="float" office:value="1.00957" calcext:value-type="float">
            <text:p>1.00957</text:p>
          </table:table-cell>
          <table:table-cell office:value-type="float" office:value="-0.507486" calcext:value-type="float">
            <text:p>-0.507486</text:p>
          </table:table-cell>
          <table:table-cell office:value-type="float" office:value="0.0989791" calcext:value-type="float">
            <text:p>0.0989791</text:p>
          </table:table-cell>
          <table:table-cell office:value-type="float" office:value="0.113124" calcext:value-type="float">
            <text:p>0.113124</text:p>
          </table:table-cell>
          <table:table-cell office:value-type="float" office:value="0.401712" calcext:value-type="float">
            <text:p>0.401712</text:p>
          </table:table-cell>
          <table:table-cell office:value-type="float" office:value="0.451437" calcext:value-type="float">
            <text:p>0.451437</text:p>
          </table:table-cell>
          <table:table-cell office:value-type="float" office:value="2.04395" calcext:value-type="float">
            <text:p>2.04395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5.0648" calcext:value-type="float">
            <text:p>-25.0648</text:p>
          </table:table-cell>
          <table:table-cell office:value-type="float" office:value="4.6959" calcext:value-type="float">
            <text:p>4.6959</text:p>
          </table:table-cell>
          <table:table-cell office:value-type="float" office:value="4.8042" calcext:value-type="float">
            <text:p>4.8042</text:p>
          </table:table-cell>
          <table:table-cell office:value-type="float" office:value="0.984293" calcext:value-type="float">
            <text:p>0.984293</text:p>
          </table:table-cell>
          <table:table-cell office:value-type="float" office:value="-0.495816" calcext:value-type="float">
            <text:p>-0.495816</text:p>
          </table:table-cell>
          <table:table-cell office:value-type="float" office:value="0.0990145" calcext:value-type="float">
            <text:p>0.0990145</text:p>
          </table:table-cell>
          <table:table-cell office:value-type="float" office:value="0.11299" calcext:value-type="float">
            <text:p>0.11299</text:p>
          </table:table-cell>
          <table:table-cell office:value-type="float" office:value="0.401255" calcext:value-type="float">
            <text:p>0.401255</text:p>
          </table:table-cell>
          <table:table-cell office:value-type="float" office:value="0.450924" calcext:value-type="float">
            <text:p>0.450924</text:p>
          </table:table-cell>
          <table:table-cell office:value-type="float" office:value="8.92964" calcext:value-type="float">
            <text:p>8.9296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9469" calcext:value-type="float">
            <text:p>-24.9469</text:p>
          </table:table-cell>
          <table:table-cell office:value-type="float" office:value="4.88878" calcext:value-type="float">
            <text:p>4.88878</text:p>
          </table:table-cell>
          <table:table-cell office:value-type="float" office:value="4.78252" calcext:value-type="float">
            <text:p>4.78252</text:p>
          </table:table-cell>
          <table:table-cell office:value-type="float" office:value="0.963839" calcext:value-type="float">
            <text:p>0.963839</text:p>
          </table:table-cell>
          <table:table-cell office:value-type="float" office:value="-0.491759" calcext:value-type="float">
            <text:p>-0.491759</text:p>
          </table:table-cell>
          <table:table-cell office:value-type="float" office:value="0.0991129" calcext:value-type="float">
            <text:p>0.0991129</text:p>
          </table:table-cell>
          <table:table-cell office:value-type="float" office:value="0.112859" calcext:value-type="float">
            <text:p>0.112859</text:p>
          </table:table-cell>
          <table:table-cell office:value-type="float" office:value="0.400813" calcext:value-type="float">
            <text:p>0.400813</text:p>
          </table:table-cell>
          <table:table-cell office:value-type="float" office:value="0.450419" calcext:value-type="float">
            <text:p>0.450419</text:p>
          </table:table-cell>
          <table:table-cell office:value-type="float" office:value="0.425654" calcext:value-type="float">
            <text:p>0.425654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4.7913" calcext:value-type="float">
            <text:p>-24.7913</text:p>
          </table:table-cell>
          <table:table-cell office:value-type="float" office:value="5.07889" calcext:value-type="float">
            <text:p>5.07889</text:p>
          </table:table-cell>
          <table:table-cell office:value-type="float" office:value="4.78484" calcext:value-type="float">
            <text:p>4.78484</text:p>
          </table:table-cell>
          <table:table-cell office:value-type="float" office:value="0.933982" calcext:value-type="float">
            <text:p>0.933982</text:p>
          </table:table-cell>
          <table:table-cell office:value-type="float" office:value="-0.49575" calcext:value-type="float">
            <text:p>-0.49575</text:p>
          </table:table-cell>
          <table:table-cell office:value-type="float" office:value="0.0991748" calcext:value-type="float">
            <text:p>0.0991748</text:p>
          </table:table-cell>
          <table:table-cell office:value-type="float" office:value="0.112732" calcext:value-type="float">
            <text:p>0.112732</text:p>
          </table:table-cell>
          <table:table-cell office:value-type="float" office:value="0.40036" calcext:value-type="float">
            <text:p>0.40036</text:p>
          </table:table-cell>
          <table:table-cell office:value-type="float" office:value="0.449928" calcext:value-type="float">
            <text:p>0.449928</text:p>
          </table:table-cell>
          <table:table-cell office:value-type="float" office:value="2.30227" calcext:value-type="float">
            <text:p>2.302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6215" calcext:value-type="float">
            <text:p>-24.6215</text:p>
          </table:table-cell>
          <table:table-cell office:value-type="float" office:value="5.29856" calcext:value-type="float">
            <text:p>5.29856</text:p>
          </table:table-cell>
          <table:table-cell office:value-type="float" office:value="4.85337" calcext:value-type="float">
            <text:p>4.85337</text:p>
          </table:table-cell>
          <table:table-cell office:value-type="float" office:value="0.907644" calcext:value-type="float">
            <text:p>0.907644</text:p>
          </table:table-cell>
          <table:table-cell office:value-type="float" office:value="-0.496161" calcext:value-type="float">
            <text:p>-0.496161</text:p>
          </table:table-cell>
          <table:table-cell office:value-type="float" office:value="0.0991802" calcext:value-type="float">
            <text:p>0.0991802</text:p>
          </table:table-cell>
          <table:table-cell office:value-type="float" office:value="0.112599" calcext:value-type="float">
            <text:p>0.112599</text:p>
          </table:table-cell>
          <table:table-cell office:value-type="float" office:value="0.399891" calcext:value-type="float">
            <text:p>0.399891</text:p>
          </table:table-cell>
          <table:table-cell office:value-type="float" office:value="0.449417" calcext:value-type="float">
            <text:p>0.449417</text:p>
          </table:table-cell>
          <table:table-cell office:value-type="float" office:value="0.946226" calcext:value-type="float">
            <text:p>0.94622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4.4495" calcext:value-type="float">
            <text:p>-24.4495</text:p>
          </table:table-cell>
          <table:table-cell office:value-type="float" office:value="5.47899" calcext:value-type="float">
            <text:p>5.47899</text:p>
          </table:table-cell>
          <table:table-cell office:value-type="float" office:value="4.88336" calcext:value-type="float">
            <text:p>4.88336</text:p>
          </table:table-cell>
          <table:table-cell office:value-type="float" office:value="0.866537" calcext:value-type="float">
            <text:p>0.866537</text:p>
          </table:table-cell>
          <table:table-cell office:value-type="float" office:value="-0.525416" calcext:value-type="float">
            <text:p>-0.525416</text:p>
          </table:table-cell>
          <table:table-cell office:value-type="float" office:value="0.0991444" calcext:value-type="float">
            <text:p>0.0991444</text:p>
          </table:table-cell>
          <table:table-cell office:value-type="float" office:value="0.112469" calcext:value-type="float">
            <text:p>0.112469</text:p>
          </table:table-cell>
          <table:table-cell office:value-type="float" office:value="0.39943" calcext:value-type="float">
            <text:p>0.39943</text:p>
          </table:table-cell>
          <table:table-cell office:value-type="float" office:value="0.448928" calcext:value-type="float">
            <text:p>0.448928</text:p>
          </table:table-cell>
          <table:table-cell office:value-type="float" office:value="0.92692" calcext:value-type="float">
            <text:p>0.9269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2626" calcext:value-type="float">
            <text:p>-24.2626</text:p>
          </table:table-cell>
          <table:table-cell office:value-type="float" office:value="5.65244" calcext:value-type="float">
            <text:p>5.65244</text:p>
          </table:table-cell>
          <table:table-cell office:value-type="float" office:value="4.88909" calcext:value-type="float">
            <text:p>4.88909</text:p>
          </table:table-cell>
          <table:table-cell office:value-type="float" office:value="0.830182" calcext:value-type="float">
            <text:p>0.830182</text:p>
          </table:table-cell>
          <table:table-cell office:value-type="float" office:value="-0.535591" calcext:value-type="float">
            <text:p>-0.535591</text:p>
          </table:table-cell>
          <table:table-cell office:value-type="float" office:value="0.0990616" calcext:value-type="float">
            <text:p>0.0990616</text:p>
          </table:table-cell>
          <table:table-cell office:value-type="float" office:value="0.112348" calcext:value-type="float">
            <text:p>0.112348</text:p>
          </table:table-cell>
          <table:table-cell office:value-type="float" office:value="0.398994" calcext:value-type="float">
            <text:p>0.398994</text:p>
          </table:table-cell>
          <table:table-cell office:value-type="float" office:value="0.448478" calcext:value-type="float">
            <text:p>0.448478</text:p>
          </table:table-cell>
          <table:table-cell office:value-type="float" office:value="1.2236" calcext:value-type="float">
            <text:p>1.223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4.0973" calcext:value-type="float">
            <text:p>-24.0973</text:p>
          </table:table-cell>
          <table:table-cell office:value-type="float" office:value="5.81375" calcext:value-type="float">
            <text:p>5.81375</text:p>
          </table:table-cell>
          <table:table-cell office:value-type="float" office:value="4.8804" calcext:value-type="float">
            <text:p>4.8804</text:p>
          </table:table-cell>
          <table:table-cell office:value-type="float" office:value="0.794843" calcext:value-type="float">
            <text:p>0.794843</text:p>
          </table:table-cell>
          <table:table-cell office:value-type="float" office:value="-0.552674" calcext:value-type="float">
            <text:p>-0.552674</text:p>
          </table:table-cell>
          <table:table-cell office:value-type="float" office:value="0.0989747" calcext:value-type="float">
            <text:p>0.0989747</text:p>
          </table:table-cell>
          <table:table-cell office:value-type="float" office:value="0.112251" calcext:value-type="float">
            <text:p>0.112251</text:p>
          </table:table-cell>
          <table:table-cell office:value-type="float" office:value="0.398584" calcext:value-type="float">
            <text:p>0.398584</text:p>
          </table:table-cell>
          <table:table-cell office:value-type="float" office:value="0.448089" calcext:value-type="float">
            <text:p>0.448089</text:p>
          </table:table-cell>
          <table:table-cell office:value-type="float" office:value="3.22511" calcext:value-type="float">
            <text:p>3.2251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924" calcext:value-type="float">
            <text:p>-23.924</text:p>
          </table:table-cell>
          <table:table-cell office:value-type="float" office:value="5.97316" calcext:value-type="float">
            <text:p>5.97316</text:p>
          </table:table-cell>
          <table:table-cell office:value-type="float" office:value="4.86114" calcext:value-type="float">
            <text:p>4.86114</text:p>
          </table:table-cell>
          <table:table-cell office:value-type="float" office:value="0.764091" calcext:value-type="float">
            <text:p>0.764091</text:p>
          </table:table-cell>
          <table:table-cell office:value-type="float" office:value="-0.556259" calcext:value-type="float">
            <text:p>-0.556259</text:p>
          </table:table-cell>
          <table:table-cell office:value-type="float" office:value="0.0988804" calcext:value-type="float">
            <text:p>0.0988804</text:p>
          </table:table-cell>
          <table:table-cell office:value-type="float" office:value="0.11219" calcext:value-type="float">
            <text:p>0.11219</text:p>
          </table:table-cell>
          <table:table-cell office:value-type="float" office:value="0.398183" calcext:value-type="float">
            <text:p>0.398183</text:p>
          </table:table-cell>
          <table:table-cell office:value-type="float" office:value="0.44777" calcext:value-type="float">
            <text:p>0.44777</text:p>
          </table:table-cell>
          <table:table-cell office:value-type="float" office:value="0.0579989" calcext:value-type="float">
            <text:p>0.057998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3.7814" calcext:value-type="float">
            <text:p>-23.7814</text:p>
          </table:table-cell>
          <table:table-cell office:value-type="float" office:value="6.15292" calcext:value-type="float">
            <text:p>6.15292</text:p>
          </table:table-cell>
          <table:table-cell office:value-type="float" office:value="4.76861" calcext:value-type="float">
            <text:p>4.76861</text:p>
          </table:table-cell>
          <table:table-cell office:value-type="float" office:value="0.76712" calcext:value-type="float">
            <text:p>0.76712</text:p>
          </table:table-cell>
          <table:table-cell office:value-type="float" office:value="-0.497351" calcext:value-type="float">
            <text:p>-0.497351</text:p>
          </table:table-cell>
          <table:table-cell office:value-type="float" office:value="0.0988224" calcext:value-type="float">
            <text:p>0.0988224</text:p>
          </table:table-cell>
          <table:table-cell office:value-type="float" office:value="0.11213" calcext:value-type="float">
            <text:p>0.11213</text:p>
          </table:table-cell>
          <table:table-cell office:value-type="float" office:value="0.39772" calcext:value-type="float">
            <text:p>0.39772</text:p>
          </table:table-cell>
          <table:table-cell office:value-type="float" office:value="0.44743" calcext:value-type="float">
            <text:p>0.44743</text:p>
          </table:table-cell>
          <table:table-cell office:value-type="float" office:value="4.62242" calcext:value-type="float">
            <text:p>4.622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6151" calcext:value-type="float">
            <text:p>-23.6151</text:p>
          </table:table-cell>
          <table:table-cell office:value-type="float" office:value="6.30732" calcext:value-type="float">
            <text:p>6.30732</text:p>
          </table:table-cell>
          <table:table-cell office:value-type="float" office:value="4.74792" calcext:value-type="float">
            <text:p>4.74792</text:p>
          </table:table-cell>
          <table:table-cell office:value-type="float" office:value="0.741737" calcext:value-type="float">
            <text:p>0.741737</text:p>
          </table:table-cell>
          <table:table-cell office:value-type="float" office:value="-0.498342" calcext:value-type="float">
            <text:p>-0.498342</text:p>
          </table:table-cell>
          <table:table-cell office:value-type="float" office:value="0.0987782" calcext:value-type="float">
            <text:p>0.0987782</text:p>
          </table:table-cell>
          <table:table-cell office:value-type="float" office:value="0.112114" calcext:value-type="float">
            <text:p>0.112114</text:p>
          </table:table-cell>
          <table:table-cell office:value-type="float" office:value="0.39726" calcext:value-type="float">
            <text:p>0.39726</text:p>
          </table:table-cell>
          <table:table-cell office:value-type="float" office:value="0.447138" calcext:value-type="float">
            <text:p>0.447138</text:p>
          </table:table-cell>
          <table:table-cell office:value-type="float" office:value="0.0739305" calcext:value-type="float">
            <text:p>0.0739305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3.4676" calcext:value-type="float">
            <text:p>-23.4676</text:p>
          </table:table-cell>
          <table:table-cell office:value-type="float" office:value="6.47527" calcext:value-type="float">
            <text:p>6.47527</text:p>
          </table:table-cell>
          <table:table-cell office:value-type="float" office:value="4.69894" calcext:value-type="float">
            <text:p>4.69894</text:p>
          </table:table-cell>
          <table:table-cell office:value-type="float" office:value="0.73448" calcext:value-type="float">
            <text:p>0.73448</text:p>
          </table:table-cell>
          <table:table-cell office:value-type="float" office:value="-0.469215" calcext:value-type="float">
            <text:p>-0.469215</text:p>
          </table:table-cell>
          <table:table-cell office:value-type="float" office:value="0.0988002" calcext:value-type="float">
            <text:p>0.0988002</text:p>
          </table:table-cell>
          <table:table-cell office:value-type="float" office:value="0.11211" calcext:value-type="float">
            <text:p>0.11211</text:p>
          </table:table-cell>
          <table:table-cell office:value-type="float" office:value="0.396835" calcext:value-type="float">
            <text:p>0.396835</text:p>
          </table:table-cell>
          <table:table-cell office:value-type="float" office:value="0.446828" calcext:value-type="float">
            <text:p>0.446828</text:p>
          </table:table-cell>
          <table:table-cell office:value-type="float" office:value="1.78819" calcext:value-type="float">
            <text:p>1.7881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2373" calcext:value-type="float">
            <text:p>-23.2373</text:p>
          </table:table-cell>
          <table:table-cell office:value-type="float" office:value="6.71055" calcext:value-type="float">
            <text:p>6.71055</text:p>
          </table:table-cell>
          <table:table-cell office:value-type="float" office:value="4.8726" calcext:value-type="float">
            <text:p>4.8726</text:p>
          </table:table-cell>
          <table:table-cell office:value-type="float" office:value="0.720289" calcext:value-type="float">
            <text:p>0.720289</text:p>
          </table:table-cell>
          <table:table-cell office:value-type="float" office:value="-0.455922" calcext:value-type="float">
            <text:p>-0.455922</text:p>
          </table:table-cell>
          <table:table-cell office:value-type="float" office:value="0.098727" calcext:value-type="float">
            <text:p>0.098727</text:p>
          </table:table-cell>
          <table:table-cell office:value-type="float" office:value="0.112001" calcext:value-type="float">
            <text:p>0.112001</text:p>
          </table:table-cell>
          <table:table-cell office:value-type="float" office:value="0.396377" calcext:value-type="float">
            <text:p>0.396377</text:p>
          </table:table-cell>
          <table:table-cell office:value-type="float" office:value="0.446368" calcext:value-type="float">
            <text:p>0.446368</text:p>
          </table:table-cell>
          <table:table-cell office:value-type="float" office:value="4.40275" calcext:value-type="float">
            <text:p>4.40275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3.0435" calcext:value-type="float">
            <text:p>-23.0435</text:p>
          </table:table-cell>
          <table:table-cell office:value-type="float" office:value="6.84951" calcext:value-type="float">
            <text:p>6.84951</text:p>
          </table:table-cell>
          <table:table-cell office:value-type="float" office:value="4.83677" calcext:value-type="float">
            <text:p>4.83677</text:p>
          </table:table-cell>
          <table:table-cell office:value-type="float" office:value="0.693514" calcext:value-type="float">
            <text:p>0.693514</text:p>
          </table:table-cell>
          <table:table-cell office:value-type="float" office:value="-0.454282" calcext:value-type="float">
            <text:p>-0.454282</text:p>
          </table:table-cell>
          <table:table-cell office:value-type="float" office:value="0.0986432" calcext:value-type="float">
            <text:p>0.0986432</text:p>
          </table:table-cell>
          <table:table-cell office:value-type="float" office:value="0.111925" calcext:value-type="float">
            <text:p>0.111925</text:p>
          </table:table-cell>
          <table:table-cell office:value-type="float" office:value="0.395922" calcext:value-type="float">
            <text:p>0.395922</text:p>
          </table:table-cell>
          <table:table-cell office:value-type="float" office:value="0.445952" calcext:value-type="float">
            <text:p>0.445952</text:p>
          </table:table-cell>
          <table:table-cell office:value-type="float" office:value="5.55004" calcext:value-type="float">
            <text:p>5.550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8278" calcext:value-type="float">
            <text:p>-22.8278</text:p>
          </table:table-cell>
          <table:table-cell office:value-type="float" office:value="7.02637" calcext:value-type="float">
            <text:p>7.02637</text:p>
          </table:table-cell>
          <table:table-cell office:value-type="float" office:value="4.90261" calcext:value-type="float">
            <text:p>4.90261</text:p>
          </table:table-cell>
          <table:table-cell office:value-type="float" office:value="0.671325" calcext:value-type="float">
            <text:p>0.671325</text:p>
          </table:table-cell>
          <table:table-cell office:value-type="float" office:value="-0.45242" calcext:value-type="float">
            <text:p>-0.45242</text:p>
          </table:table-cell>
          <table:table-cell office:value-type="float" office:value="0.0985364" calcext:value-type="float">
            <text:p>0.0985364</text:p>
          </table:table-cell>
          <table:table-cell office:value-type="float" office:value="0.11183" calcext:value-type="float">
            <text:p>0.11183</text:p>
          </table:table-cell>
          <table:table-cell office:value-type="float" office:value="0.395468" calcext:value-type="float">
            <text:p>0.395468</text:p>
          </table:table-cell>
          <table:table-cell office:value-type="float" office:value="0.445509" calcext:value-type="float">
            <text:p>0.445509</text:p>
          </table:table-cell>
          <table:table-cell office:value-type="float" office:value="0.996967" calcext:value-type="float">
            <text:p>0.996967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2.6159" calcext:value-type="float">
            <text:p>-22.6159</text:p>
          </table:table-cell>
          <table:table-cell office:value-type="float" office:value="7.1627" calcext:value-type="float">
            <text:p>7.1627</text:p>
          </table:table-cell>
          <table:table-cell office:value-type="float" office:value="4.91946" calcext:value-type="float">
            <text:p>4.91946</text:p>
          </table:table-cell>
          <table:table-cell office:value-type="float" office:value="0.63679" calcext:value-type="float">
            <text:p>0.63679</text:p>
          </table:table-cell>
          <table:table-cell office:value-type="float" office:value="-0.469671" calcext:value-type="float">
            <text:p>-0.469671</text:p>
          </table:table-cell>
          <table:table-cell office:value-type="float" office:value="0.0984236" calcext:value-type="float">
            <text:p>0.0984236</text:p>
          </table:table-cell>
          <table:table-cell office:value-type="float" office:value="0.111768" calcext:value-type="float">
            <text:p>0.111768</text:p>
          </table:table-cell>
          <table:table-cell office:value-type="float" office:value="0.39503" calcext:value-type="float">
            <text:p>0.39503</text:p>
          </table:table-cell>
          <table:table-cell office:value-type="float" office:value="0.445117" calcext:value-type="float">
            <text:p>0.445117</text:p>
          </table:table-cell>
          <table:table-cell office:value-type="float" office:value="1.48618" calcext:value-type="float">
            <text:p>1.4861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4317" calcext:value-type="float">
            <text:p>-22.4317</text:p>
          </table:table-cell>
          <table:table-cell office:value-type="float" office:value="7.30558" calcext:value-type="float">
            <text:p>7.30558</text:p>
          </table:table-cell>
          <table:table-cell office:value-type="float" office:value="4.90057" calcext:value-type="float">
            <text:p>4.90057</text:p>
          </table:table-cell>
          <table:table-cell office:value-type="float" office:value="0.616336" calcext:value-type="float">
            <text:p>0.616336</text:p>
          </table:table-cell>
          <table:table-cell office:value-type="float" office:value="-0.466943" calcext:value-type="float">
            <text:p>-0.466943</text:p>
          </table:table-cell>
          <table:table-cell office:value-type="float" office:value="0.0983137" calcext:value-type="float">
            <text:p>0.0983137</text:p>
          </table:table-cell>
          <table:table-cell office:value-type="float" office:value="0.111727" calcext:value-type="float">
            <text:p>0.111727</text:p>
          </table:table-cell>
          <table:table-cell office:value-type="float" office:value="0.394586" calcext:value-type="float">
            <text:p>0.394586</text:p>
          </table:table-cell>
          <table:table-cell office:value-type="float" office:value="0.444748" calcext:value-type="float">
            <text:p>0.444748</text:p>
          </table:table-cell>
          <table:table-cell office:value-type="float" office:value="0.315608" calcext:value-type="float">
            <text:p>0.315608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2.2005" calcext:value-type="float">
            <text:p>-22.2005</text:p>
          </table:table-cell>
          <table:table-cell office:value-type="float" office:value="7.43856" calcext:value-type="float">
            <text:p>7.43856</text:p>
          </table:table-cell>
          <table:table-cell office:value-type="float" office:value="4.98871" calcext:value-type="float">
            <text:p>4.98871</text:p>
          </table:table-cell>
          <table:table-cell office:value-type="float" office:value="0.572532" calcext:value-type="float">
            <text:p>0.572532</text:p>
          </table:table-cell>
          <table:table-cell office:value-type="float" office:value="-0.50567" calcext:value-type="float">
            <text:p>-0.50567</text:p>
          </table:table-cell>
          <table:table-cell office:value-type="float" office:value="0.0982047" calcext:value-type="float">
            <text:p>0.0982047</text:p>
          </table:table-cell>
          <table:table-cell office:value-type="float" office:value="0.111724" calcext:value-type="float">
            <text:p>0.111724</text:p>
          </table:table-cell>
          <table:table-cell office:value-type="float" office:value="0.394233" calcext:value-type="float">
            <text:p>0.394233</text:p>
          </table:table-cell>
          <table:table-cell office:value-type="float" office:value="0.444454" calcext:value-type="float">
            <text:p>0.444454</text:p>
          </table:table-cell>
          <table:table-cell office:value-type="float" office:value="2.42822" calcext:value-type="float">
            <text:p>2.428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0187" calcext:value-type="float">
            <text:p>-22.0187</text:p>
          </table:table-cell>
          <table:table-cell office:value-type="float" office:value="7.59982" calcext:value-type="float">
            <text:p>7.59982</text:p>
          </table:table-cell>
          <table:table-cell office:value-type="float" office:value="4.99021" calcext:value-type="float">
            <text:p>4.99021</text:p>
          </table:table-cell>
          <table:table-cell office:value-type="float" office:value="0.562661" calcext:value-type="float">
            <text:p>0.562661</text:p>
          </table:table-cell>
          <table:table-cell office:value-type="float" office:value="-0.489808" calcext:value-type="float">
            <text:p>-0.489808</text:p>
          </table:table-cell>
          <table:table-cell office:value-type="float" office:value="0.0980929" calcext:value-type="float">
            <text:p>0.0980929</text:p>
          </table:table-cell>
          <table:table-cell office:value-type="float" office:value="0.111693" calcext:value-type="float">
            <text:p>0.111693</text:p>
          </table:table-cell>
          <table:table-cell office:value-type="float" office:value="0.393849" calcext:value-type="float">
            <text:p>0.393849</text:p>
          </table:table-cell>
          <table:table-cell office:value-type="float" office:value="0.444113" calcext:value-type="float">
            <text:p>0.444113</text:p>
          </table:table-cell>
          <table:table-cell office:value-type="float" office:value="2.1274" calcext:value-type="float">
            <text:p>2.1274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1.8347" calcext:value-type="float">
            <text:p>-21.8347</text:p>
          </table:table-cell>
          <table:table-cell office:value-type="float" office:value="7.76947" calcext:value-type="float">
            <text:p>7.76947</text:p>
          </table:table-cell>
          <table:table-cell office:value-type="float" office:value="4.9465" calcext:value-type="float">
            <text:p>4.9465</text:p>
          </table:table-cell>
          <table:table-cell office:value-type="float" office:value="0.567517" calcext:value-type="float">
            <text:p>0.567517</text:p>
          </table:table-cell>
          <table:table-cell office:value-type="float" office:value="-0.442749" calcext:value-type="float">
            <text:p>-0.442749</text:p>
          </table:table-cell>
          <table:table-cell office:value-type="float" office:value="0.0979882" calcext:value-type="float">
            <text:p>0.0979882</text:p>
          </table:table-cell>
          <table:table-cell office:value-type="float" office:value="0.111618" calcext:value-type="float">
            <text:p>0.111618</text:p>
          </table:table-cell>
          <table:table-cell office:value-type="float" office:value="0.393406" calcext:value-type="float">
            <text:p>0.393406</text:p>
          </table:table-cell>
          <table:table-cell office:value-type="float" office:value="0.443692" calcext:value-type="float">
            <text:p>0.443692</text:p>
          </table:table-cell>
          <table:table-cell office:value-type="float" office:value="5.84052" calcext:value-type="float">
            <text:p>5.840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627" calcext:value-type="float">
            <text:p>-21.627</text:p>
          </table:table-cell>
          <table:table-cell office:value-type="float" office:value="7.91125" calcext:value-type="float">
            <text:p>7.91125</text:p>
          </table:table-cell>
          <table:table-cell office:value-type="float" office:value="4.95777" calcext:value-type="float">
            <text:p>4.95777</text:p>
          </table:table-cell>
          <table:table-cell office:value-type="float" office:value="0.549466" calcext:value-type="float">
            <text:p>0.549466</text:p>
          </table:table-cell>
          <table:table-cell office:value-type="float" office:value="-0.438304" calcext:value-type="float">
            <text:p>-0.438304</text:p>
          </table:table-cell>
          <table:table-cell office:value-type="float" office:value="0.0978839" calcext:value-type="float">
            <text:p>0.0978839</text:p>
          </table:table-cell>
          <table:table-cell office:value-type="float" office:value="0.11154" calcext:value-type="float">
            <text:p>0.11154</text:p>
          </table:table-cell>
          <table:table-cell office:value-type="float" office:value="0.392964" calcext:value-type="float">
            <text:p>0.392964</text:p>
          </table:table-cell>
          <table:table-cell office:value-type="float" office:value="0.443268" calcext:value-type="float">
            <text:p>0.443268</text:p>
          </table:table-cell>
          <table:table-cell office:value-type="float" office:value="0.0710623" calcext:value-type="float">
            <text:p>0.0710623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1.4378" calcext:value-type="float">
            <text:p>-21.4378</text:p>
          </table:table-cell>
          <table:table-cell office:value-type="float" office:value="8.04304" calcext:value-type="float">
            <text:p>8.04304</text:p>
          </table:table-cell>
          <table:table-cell office:value-type="float" office:value="4.91272" calcext:value-type="float">
            <text:p>4.91272</text:p>
          </table:table-cell>
          <table:table-cell office:value-type="float" office:value="0.537473" calcext:value-type="float">
            <text:p>0.537473</text:p>
          </table:table-cell>
          <table:table-cell office:value-type="float" office:value="-0.422579" calcext:value-type="float">
            <text:p>-0.422579</text:p>
          </table:table-cell>
          <table:table-cell office:value-type="float" office:value="0.0977973" calcext:value-type="float">
            <text:p>0.0977973</text:p>
          </table:table-cell>
          <table:table-cell office:value-type="float" office:value="0.111469" calcext:value-type="float">
            <text:p>0.111469</text:p>
          </table:table-cell>
          <table:table-cell office:value-type="float" office:value="0.392521" calcext:value-type="float">
            <text:p>0.392521</text:p>
          </table:table-cell>
          <table:table-cell office:value-type="float" office:value="0.442845" calcext:value-type="float">
            <text:p>0.442845</text:p>
          </table:table-cell>
          <table:table-cell office:value-type="float" office:value="1.69802" calcext:value-type="float">
            <text:p>1.698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2175" calcext:value-type="float">
            <text:p>-21.2175</text:p>
          </table:table-cell>
          <table:table-cell office:value-type="float" office:value="8.07218" calcext:value-type="float">
            <text:p>8.07218</text:p>
          </table:table-cell>
          <table:table-cell office:value-type="float" office:value="4.81022" calcext:value-type="float">
            <text:p>4.81022</text:p>
          </table:table-cell>
          <table:table-cell office:value-type="float" office:value="0.482671" calcext:value-type="float">
            <text:p>0.482671</text:p>
          </table:table-cell>
          <table:table-cell office:value-type="float" office:value="-0.4593" calcext:value-type="float">
            <text:p>-0.4593</text:p>
          </table:table-cell>
          <table:table-cell office:value-type="float" office:value="0.0977043" calcext:value-type="float">
            <text:p>0.0977043</text:p>
          </table:table-cell>
          <table:table-cell office:value-type="float" office:value="0.111662" calcext:value-type="float">
            <text:p>0.111662</text:p>
          </table:table-cell>
          <table:table-cell office:value-type="float" office:value="0.392081" calcext:value-type="float">
            <text:p>0.392081</text:p>
          </table:table-cell>
          <table:table-cell office:value-type="float" office:value="0.442716" calcext:value-type="float">
            <text:p>0.442716</text:p>
          </table:table-cell>
          <table:table-cell office:value-type="float" office:value="4.3907" calcext:value-type="float">
            <text:p>4.3907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1.0284" calcext:value-type="float">
            <text:p>-21.0284</text:p>
          </table:table-cell>
          <table:table-cell office:value-type="float" office:value="8.21881" calcext:value-type="float">
            <text:p>8.21881</text:p>
          </table:table-cell>
          <table:table-cell office:value-type="float" office:value="4.73514" calcext:value-type="float">
            <text:p>4.73514</text:p>
          </table:table-cell>
          <table:table-cell office:value-type="float" office:value="0.490786" calcext:value-type="float">
            <text:p>0.490786</text:p>
          </table:table-cell>
          <table:table-cell office:value-type="float" office:value="-0.405739" calcext:value-type="float">
            <text:p>-0.405739</text:p>
          </table:table-cell>
          <table:table-cell office:value-type="float" office:value="0.0976437" calcext:value-type="float">
            <text:p>0.0976437</text:p>
          </table:table-cell>
          <table:table-cell office:value-type="float" office:value="0.111793" calcext:value-type="float">
            <text:p>0.111793</text:p>
          </table:table-cell>
          <table:table-cell office:value-type="float" office:value="0.391721" calcext:value-type="float">
            <text:p>0.391721</text:p>
          </table:table-cell>
          <table:table-cell office:value-type="float" office:value="0.442457" calcext:value-type="float">
            <text:p>0.442457</text:p>
          </table:table-cell>
          <table:table-cell office:value-type="float" office:value="6.3084" calcext:value-type="float">
            <text:p>6.308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8499" calcext:value-type="float">
            <text:p>-20.8499</text:p>
          </table:table-cell>
          <table:table-cell office:value-type="float" office:value="8.37141" calcext:value-type="float">
            <text:p>8.37141</text:p>
          </table:table-cell>
          <table:table-cell office:value-type="float" office:value="4.74231" calcext:value-type="float">
            <text:p>4.74231</text:p>
          </table:table-cell>
          <table:table-cell office:value-type="float" office:value="0.491032" calcext:value-type="float">
            <text:p>0.491032</text:p>
          </table:table-cell>
          <table:table-cell office:value-type="float" office:value="-0.384257" calcext:value-type="float">
            <text:p>-0.384257</text:p>
          </table:table-cell>
          <table:table-cell office:value-type="float" office:value="0.0976619" calcext:value-type="float">
            <text:p>0.0976619</text:p>
          </table:table-cell>
          <table:table-cell office:value-type="float" office:value="0.111842" calcext:value-type="float">
            <text:p>0.111842</text:p>
          </table:table-cell>
          <table:table-cell office:value-type="float" office:value="0.39141" calcext:value-type="float">
            <text:p>0.39141</text:p>
          </table:table-cell>
          <table:table-cell office:value-type="float" office:value="0.442091" calcext:value-type="float">
            <text:p>0.442091</text:p>
          </table:table-cell>
          <table:table-cell office:value-type="float" office:value="3.21048" calcext:value-type="float">
            <text:p>3.21048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0.607" calcext:value-type="float">
            <text:p>-20.607</text:p>
          </table:table-cell>
          <table:table-cell office:value-type="float" office:value="8.48603" calcext:value-type="float">
            <text:p>8.48603</text:p>
          </table:table-cell>
          <table:table-cell office:value-type="float" office:value="4.83281" calcext:value-type="float">
            <text:p>4.83281</text:p>
          </table:table-cell>
          <table:table-cell office:value-type="float" office:value="0.460922" calcext:value-type="float">
            <text:p>0.460922</text:p>
          </table:table-cell>
          <table:table-cell office:value-type="float" office:value="-0.4053" calcext:value-type="float">
            <text:p>-0.4053</text:p>
          </table:table-cell>
          <table:table-cell office:value-type="float" office:value="0.0976321" calcext:value-type="float">
            <text:p>0.0976321</text:p>
          </table:table-cell>
          <table:table-cell office:value-type="float" office:value="0.111909" calcext:value-type="float">
            <text:p>0.111909</text:p>
          </table:table-cell>
          <table:table-cell office:value-type="float" office:value="0.391007" calcext:value-type="float">
            <text:p>0.391007</text:p>
          </table:table-cell>
          <table:table-cell office:value-type="float" office:value="0.441739" calcext:value-type="float">
            <text:p>0.441739</text:p>
          </table:table-cell>
          <table:table-cell office:value-type="float" office:value="4.44189" calcext:value-type="float">
            <text:p>4.4418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3535" calcext:value-type="float">
            <text:p>-20.3535</text:p>
          </table:table-cell>
          <table:table-cell office:value-type="float" office:value="8.62988" calcext:value-type="float">
            <text:p>8.62988</text:p>
          </table:table-cell>
          <table:table-cell office:value-type="float" office:value="4.92453" calcext:value-type="float">
            <text:p>4.92453</text:p>
          </table:table-cell>
          <table:table-cell office:value-type="float" office:value="0.44872" calcext:value-type="float">
            <text:p>0.44872</text:p>
          </table:table-cell>
          <table:table-cell office:value-type="float" office:value="-0.395166" calcext:value-type="float">
            <text:p>-0.395166</text:p>
          </table:table-cell>
          <table:table-cell office:value-type="float" office:value="0.0975549" calcext:value-type="float">
            <text:p>0.0975549</text:p>
          </table:table-cell>
          <table:table-cell office:value-type="float" office:value="0.11191" calcext:value-type="float">
            <text:p>0.11191</text:p>
          </table:table-cell>
          <table:table-cell office:value-type="float" office:value="0.390576" calcext:value-type="float">
            <text:p>0.390576</text:p>
          </table:table-cell>
          <table:table-cell office:value-type="float" office:value="0.441325" calcext:value-type="float">
            <text:p>0.441325</text:p>
          </table:table-cell>
          <table:table-cell office:value-type="float" office:value="1.40379" calcext:value-type="float">
            <text:p>1.4037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20.1576" calcext:value-type="float">
            <text:p>-20.1576</text:p>
          </table:table-cell>
          <table:table-cell office:value-type="float" office:value="8.75578" calcext:value-type="float">
            <text:p>8.75578</text:p>
          </table:table-cell>
          <table:table-cell office:value-type="float" office:value="4.84804" calcext:value-type="float">
            <text:p>4.84804</text:p>
          </table:table-cell>
          <table:table-cell office:value-type="float" office:value="0.451803" calcext:value-type="float">
            <text:p>0.451803</text:p>
          </table:table-cell>
          <table:table-cell office:value-type="float" office:value="-0.355359" calcext:value-type="float">
            <text:p>-0.355359</text:p>
          </table:table-cell>
          <table:table-cell office:value-type="float" office:value="0.0975235" calcext:value-type="float">
            <text:p>0.0975235</text:p>
          </table:table-cell>
          <table:table-cell office:value-type="float" office:value="0.111885" calcext:value-type="float">
            <text:p>0.111885</text:p>
          </table:table-cell>
          <table:table-cell office:value-type="float" office:value="0.39022" calcext:value-type="float">
            <text:p>0.39022</text:p>
          </table:table-cell>
          <table:table-cell office:value-type="float" office:value="0.44087" calcext:value-type="float">
            <text:p>0.44087</text:p>
          </table:table-cell>
          <table:table-cell office:value-type="float" office:value="1.9574" calcext:value-type="float">
            <text:p>1.957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9604" calcext:value-type="float">
            <text:p>-19.9604</text:p>
          </table:table-cell>
          <table:table-cell office:value-type="float" office:value="8.85529" calcext:value-type="float">
            <text:p>8.85529</text:p>
          </table:table-cell>
          <table:table-cell office:value-type="float" office:value="4.81337" calcext:value-type="float">
            <text:p>4.81337</text:p>
          </table:table-cell>
          <table:table-cell office:value-type="float" office:value="0.435609" calcext:value-type="float">
            <text:p>0.435609</text:p>
          </table:table-cell>
          <table:table-cell office:value-type="float" office:value="-0.35435" calcext:value-type="float">
            <text:p>-0.35435</text:p>
          </table:table-cell>
          <table:table-cell office:value-type="float" office:value="0.097559" calcext:value-type="float">
            <text:p>0.097559</text:p>
          </table:table-cell>
          <table:table-cell office:value-type="float" office:value="0.111882" calcext:value-type="float">
            <text:p>0.111882</text:p>
          </table:table-cell>
          <table:table-cell office:value-type="float" office:value="0.389907" calcext:value-type="float">
            <text:p>0.389907</text:p>
          </table:table-cell>
          <table:table-cell office:value-type="float" office:value="0.440424" calcext:value-type="float">
            <text:p>0.440424</text:p>
          </table:table-cell>
          <table:table-cell office:value-type="float" office:value="0.572629" calcext:value-type="float">
            <text:p>0.57262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9.7649" calcext:value-type="float">
            <text:p>-19.7649</text:p>
          </table:table-cell>
          <table:table-cell office:value-type="float" office:value="8.96727" calcext:value-type="float">
            <text:p>8.96727</text:p>
          </table:table-cell>
          <table:table-cell office:value-type="float" office:value="4.74189" calcext:value-type="float">
            <text:p>4.74189</text:p>
          </table:table-cell>
          <table:table-cell office:value-type="float" office:value="0.434811" calcext:value-type="float">
            <text:p>0.434811</text:p>
          </table:table-cell>
          <table:table-cell office:value-type="float" office:value="-0.323847" calcext:value-type="float">
            <text:p>-0.323847</text:p>
          </table:table-cell>
          <table:table-cell office:value-type="float" office:value="0.0976941" calcext:value-type="float">
            <text:p>0.0976941</text:p>
          </table:table-cell>
          <table:table-cell office:value-type="float" office:value="0.111867" calcext:value-type="float">
            <text:p>0.111867</text:p>
          </table:table-cell>
          <table:table-cell office:value-type="float" office:value="0.389745" calcext:value-type="float">
            <text:p>0.389745</text:p>
          </table:table-cell>
          <table:table-cell office:value-type="float" office:value="0.439957" calcext:value-type="float">
            <text:p>0.439957</text:p>
          </table:table-cell>
          <table:table-cell office:value-type="float" office:value="1.44735" calcext:value-type="float">
            <text:p>1.4473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5436" calcext:value-type="float">
            <text:p>-19.5436</text:p>
          </table:table-cell>
          <table:table-cell office:value-type="float" office:value="9.03985" calcext:value-type="float">
            <text:p>9.03985</text:p>
          </table:table-cell>
          <table:table-cell office:value-type="float" office:value="4.72385" calcext:value-type="float">
            <text:p>4.72385</text:p>
          </table:table-cell>
          <table:table-cell office:value-type="float" office:value="0.408271" calcext:value-type="float">
            <text:p>0.408271</text:p>
          </table:table-cell>
          <table:table-cell office:value-type="float" office:value="-0.334924" calcext:value-type="float">
            <text:p>-0.334924</text:p>
          </table:table-cell>
          <table:table-cell office:value-type="float" office:value="0.0978631" calcext:value-type="float">
            <text:p>0.0978631</text:p>
          </table:table-cell>
          <table:table-cell office:value-type="float" office:value="0.111924" calcext:value-type="float">
            <text:p>0.111924</text:p>
          </table:table-cell>
          <table:table-cell office:value-type="float" office:value="0.389589" calcext:value-type="float">
            <text:p>0.389589</text:p>
          </table:table-cell>
          <table:table-cell office:value-type="float" office:value="0.439521" calcext:value-type="float">
            <text:p>0.439521</text:p>
          </table:table-cell>
          <table:table-cell office:value-type="float" office:value="0.483405" calcext:value-type="float">
            <text:p>0.483405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9.3027" calcext:value-type="float">
            <text:p>-19.3027</text:p>
          </table:table-cell>
          <table:table-cell office:value-type="float" office:value="9.14824" calcext:value-type="float">
            <text:p>9.14824</text:p>
          </table:table-cell>
          <table:table-cell office:value-type="float" office:value="4.79205" calcext:value-type="float">
            <text:p>4.79205</text:p>
          </table:table-cell>
          <table:table-cell office:value-type="float" office:value="0.391506" calcext:value-type="float">
            <text:p>0.391506</text:p>
          </table:table-cell>
          <table:table-cell office:value-type="float" office:value="-0.338407" calcext:value-type="float">
            <text:p>-0.338407</text:p>
          </table:table-cell>
          <table:table-cell office:value-type="float" office:value="0.0980042" calcext:value-type="float">
            <text:p>0.0980042</text:p>
          </table:table-cell>
          <table:table-cell office:value-type="float" office:value="0.111957" calcext:value-type="float">
            <text:p>0.111957</text:p>
          </table:table-cell>
          <table:table-cell office:value-type="float" office:value="0.38934" calcext:value-type="float">
            <text:p>0.38934</text:p>
          </table:table-cell>
          <table:table-cell office:value-type="float" office:value="0.43907" calcext:value-type="float">
            <text:p>0.43907</text:p>
          </table:table-cell>
          <table:table-cell office:value-type="float" office:value="4.55658" calcext:value-type="float">
            <text:p>4.5565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0112" calcext:value-type="float">
            <text:p>-19.0112</text:p>
          </table:table-cell>
          <table:table-cell office:value-type="float" office:value="9.24781" calcext:value-type="float">
            <text:p>9.24781</text:p>
          </table:table-cell>
          <table:table-cell office:value-type="float" office:value="4.90255" calcext:value-type="float">
            <text:p>4.90255</text:p>
          </table:table-cell>
          <table:table-cell office:value-type="float" office:value="0.369138" calcext:value-type="float">
            <text:p>0.369138</text:p>
          </table:table-cell>
          <table:table-cell office:value-type="float" office:value="-0.342251" calcext:value-type="float">
            <text:p>-0.342251</text:p>
          </table:table-cell>
          <table:table-cell office:value-type="float" office:value="0.0979912" calcext:value-type="float">
            <text:p>0.0979912</text:p>
          </table:table-cell>
          <table:table-cell office:value-type="float" office:value="0.111979" calcext:value-type="float">
            <text:p>0.111979</text:p>
          </table:table-cell>
          <table:table-cell office:value-type="float" office:value="0.388969" calcext:value-type="float">
            <text:p>0.388969</text:p>
          </table:table-cell>
          <table:table-cell office:value-type="float" office:value="0.438613" calcext:value-type="float">
            <text:p>0.438613</text:p>
          </table:table-cell>
          <table:table-cell office:value-type="float" office:value="6.05877" calcext:value-type="float">
            <text:p>6.05877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8.7963" calcext:value-type="float">
            <text:p>-18.7963</text:p>
          </table:table-cell>
          <table:table-cell office:value-type="float" office:value="9.32896" calcext:value-type="float">
            <text:p>9.32896</text:p>
          </table:table-cell>
          <table:table-cell office:value-type="float" office:value="4.88076" calcext:value-type="float">
            <text:p>4.88076</text:p>
          </table:table-cell>
          <table:table-cell office:value-type="float" office:value="0.351039" calcext:value-type="float">
            <text:p>0.351039</text:p>
          </table:table-cell>
          <table:table-cell office:value-type="float" office:value="-0.344779" calcext:value-type="float">
            <text:p>-0.344779</text:p>
          </table:table-cell>
          <table:table-cell office:value-type="float" office:value="0.0980283" calcext:value-type="float">
            <text:p>0.0980283</text:p>
          </table:table-cell>
          <table:table-cell office:value-type="float" office:value="0.112029" calcext:value-type="float">
            <text:p>0.112029</text:p>
          </table:table-cell>
          <table:table-cell office:value-type="float" office:value="0.388619" calcext:value-type="float">
            <text:p>0.388619</text:p>
          </table:table-cell>
          <table:table-cell office:value-type="float" office:value="0.43817" calcext:value-type="float">
            <text:p>0.43817</text:p>
          </table:table-cell>
          <table:table-cell office:value-type="float" office:value="1.65561" calcext:value-type="float">
            <text:p>1.655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5373" calcext:value-type="float">
            <text:p>-18.5373</text:p>
          </table:table-cell>
          <table:table-cell office:value-type="float" office:value="9.43645" calcext:value-type="float">
            <text:p>9.43645</text:p>
          </table:table-cell>
          <table:table-cell office:value-type="float" office:value="4.94784" calcext:value-type="float">
            <text:p>4.94784</text:p>
          </table:table-cell>
          <table:table-cell office:value-type="float" office:value="0.340004" calcext:value-type="float">
            <text:p>0.340004</text:p>
          </table:table-cell>
          <table:table-cell office:value-type="float" office:value="-0.337149" calcext:value-type="float">
            <text:p>-0.337149</text:p>
          </table:table-cell>
          <table:table-cell office:value-type="float" office:value="0.0980169" calcext:value-type="float">
            <text:p>0.0980169</text:p>
          </table:table-cell>
          <table:table-cell office:value-type="float" office:value="0.112032" calcext:value-type="float">
            <text:p>0.112032</text:p>
          </table:table-cell>
          <table:table-cell office:value-type="float" office:value="0.38823" calcext:value-type="float">
            <text:p>0.38823</text:p>
          </table:table-cell>
          <table:table-cell office:value-type="float" office:value="0.437706" calcext:value-type="float">
            <text:p>0.437706</text:p>
          </table:table-cell>
          <table:table-cell office:value-type="float" office:value="0.798586" calcext:value-type="float">
            <text:p>0.79858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8.2701" calcext:value-type="float">
            <text:p>-18.2701</text:p>
          </table:table-cell>
          <table:table-cell office:value-type="float" office:value="9.47172" calcext:value-type="float">
            <text:p>9.47172</text:p>
          </table:table-cell>
          <table:table-cell office:value-type="float" office:value="5.02705" calcext:value-type="float">
            <text:p>5.02705</text:p>
          </table:table-cell>
          <table:table-cell office:value-type="float" office:value="0.290035" calcext:value-type="float">
            <text:p>0.290035</text:p>
          </table:table-cell>
          <table:table-cell office:value-type="float" office:value="-0.388846" calcext:value-type="float">
            <text:p>-0.388846</text:p>
          </table:table-cell>
          <table:table-cell office:value-type="float" office:value="0.0979569" calcext:value-type="float">
            <text:p>0.0979569</text:p>
          </table:table-cell>
          <table:table-cell office:value-type="float" office:value="0.11217" calcext:value-type="float">
            <text:p>0.11217</text:p>
          </table:table-cell>
          <table:table-cell office:value-type="float" office:value="0.387804" calcext:value-type="float">
            <text:p>0.387804</text:p>
          </table:table-cell>
          <table:table-cell office:value-type="float" office:value="0.437355" calcext:value-type="float">
            <text:p>0.437355</text:p>
          </table:table-cell>
          <table:table-cell office:value-type="float" office:value="5.54575" calcext:value-type="float">
            <text:p>5.545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9702" calcext:value-type="float">
            <text:p>-17.9702</text:p>
          </table:table-cell>
          <table:table-cell office:value-type="float" office:value="9.61085" calcext:value-type="float">
            <text:p>9.61085</text:p>
          </table:table-cell>
          <table:table-cell office:value-type="float" office:value="5.17651" calcext:value-type="float">
            <text:p>5.17651</text:p>
          </table:table-cell>
          <table:table-cell office:value-type="float" office:value="0.291198" calcext:value-type="float">
            <text:p>0.291198</text:p>
          </table:table-cell>
          <table:table-cell office:value-type="float" office:value="-0.364641" calcext:value-type="float">
            <text:p>-0.364641</text:p>
          </table:table-cell>
          <table:table-cell office:value-type="float" office:value="0.0978501" calcext:value-type="float">
            <text:p>0.0978501</text:p>
          </table:table-cell>
          <table:table-cell office:value-type="float" office:value="0.112156" calcext:value-type="float">
            <text:p>0.112156</text:p>
          </table:table-cell>
          <table:table-cell office:value-type="float" office:value="0.387421" calcext:value-type="float">
            <text:p>0.387421</text:p>
          </table:table-cell>
          <table:table-cell office:value-type="float" office:value="0.436907" calcext:value-type="float">
            <text:p>0.436907</text:p>
          </table:table-cell>
          <table:table-cell office:value-type="float" office:value="3.1579" calcext:value-type="float">
            <text:p>3.157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7.7241" calcext:value-type="float">
            <text:p>-17.7241</text:p>
          </table:table-cell>
          <table:table-cell office:value-type="float" office:value="9.70531" calcext:value-type="float">
            <text:p>9.70531</text:p>
          </table:table-cell>
          <table:table-cell office:value-type="float" office:value="5.13516" calcext:value-type="float">
            <text:p>5.13516</text:p>
          </table:table-cell>
          <table:table-cell office:value-type="float" office:value="0.291052" calcext:value-type="float">
            <text:p>0.291052</text:p>
          </table:table-cell>
          <table:table-cell office:value-type="float" office:value="-0.331741" calcext:value-type="float">
            <text:p>-0.331741</text:p>
          </table:table-cell>
          <table:table-cell office:value-type="float" office:value="0.0977433" calcext:value-type="float">
            <text:p>0.0977433</text:p>
          </table:table-cell>
          <table:table-cell office:value-type="float" office:value="0.112111" calcext:value-type="float">
            <text:p>0.112111</text:p>
          </table:table-cell>
          <table:table-cell office:value-type="float" office:value="0.387007" calcext:value-type="float">
            <text:p>0.387007</text:p>
          </table:table-cell>
          <table:table-cell office:value-type="float" office:value="0.436438" calcext:value-type="float">
            <text:p>0.436438</text:p>
          </table:table-cell>
          <table:table-cell office:value-type="float" office:value="2.96495" calcext:value-type="float">
            <text:p>2.9649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4459" calcext:value-type="float">
            <text:p>-17.4459</text:p>
          </table:table-cell>
          <table:table-cell office:value-type="float" office:value="9.81612" calcext:value-type="float">
            <text:p>9.81612</text:p>
          </table:table-cell>
          <table:table-cell office:value-type="float" office:value="5.21635" calcext:value-type="float">
            <text:p>5.21635</text:p>
          </table:table-cell>
          <table:table-cell office:value-type="float" office:value="0.28661" calcext:value-type="float">
            <text:p>0.28661</text:p>
          </table:table-cell>
          <table:table-cell office:value-type="float" office:value="-0.317562" calcext:value-type="float">
            <text:p>-0.317562</text:p>
          </table:table-cell>
          <table:table-cell office:value-type="float" office:value="0.0976481" calcext:value-type="float">
            <text:p>0.0976481</text:p>
          </table:table-cell>
          <table:table-cell office:value-type="float" office:value="0.112016" calcext:value-type="float">
            <text:p>0.112016</text:p>
          </table:table-cell>
          <table:table-cell office:value-type="float" office:value="0.386622" calcext:value-type="float">
            <text:p>0.386622</text:p>
          </table:table-cell>
          <table:table-cell office:value-type="float" office:value="0.435962" calcext:value-type="float">
            <text:p>0.435962</text:p>
          </table:table-cell>
          <table:table-cell office:value-type="float" office:value="0.910812" calcext:value-type="float">
            <text:p>0.910812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7.1958" calcext:value-type="float">
            <text:p>-17.1958</text:p>
          </table:table-cell>
          <table:table-cell office:value-type="float" office:value="9.89676" calcext:value-type="float">
            <text:p>9.89676</text:p>
          </table:table-cell>
          <table:table-cell office:value-type="float" office:value="5.22512" calcext:value-type="float">
            <text:p>5.22512</text:p>
          </table:table-cell>
          <table:table-cell office:value-type="float" office:value="0.273823" calcext:value-type="float">
            <text:p>0.273823</text:p>
          </table:table-cell>
          <table:table-cell office:value-type="float" office:value="-0.31474" calcext:value-type="float">
            <text:p>-0.31474</text:p>
          </table:table-cell>
          <table:table-cell office:value-type="float" office:value="0.0975571" calcext:value-type="float">
            <text:p>0.0975571</text:p>
          </table:table-cell>
          <table:table-cell office:value-type="float" office:value="0.111913" calcext:value-type="float">
            <text:p>0.111913</text:p>
          </table:table-cell>
          <table:table-cell office:value-type="float" office:value="0.386241" calcext:value-type="float">
            <text:p>0.386241</text:p>
          </table:table-cell>
          <table:table-cell office:value-type="float" office:value="0.435489" calcext:value-type="float">
            <text:p>0.435489</text:p>
          </table:table-cell>
          <table:table-cell office:value-type="float" office:value="0.425656" calcext:value-type="float">
            <text:p>0.4256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9212" calcext:value-type="float">
            <text:p>-16.9212</text:p>
          </table:table-cell>
          <table:table-cell office:value-type="float" office:value="10.0213" calcext:value-type="float">
            <text:p>10.0213</text:p>
          </table:table-cell>
          <table:table-cell office:value-type="float" office:value="5.30513" calcext:value-type="float">
            <text:p>5.30513</text:p>
          </table:table-cell>
          <table:table-cell office:value-type="float" office:value="0.277618" calcext:value-type="float">
            <text:p>0.277618</text:p>
          </table:table-cell>
          <table:table-cell office:value-type="float" office:value="-0.292998" calcext:value-type="float">
            <text:p>-0.292998</text:p>
          </table:table-cell>
          <table:table-cell office:value-type="float" office:value="0.097499" calcext:value-type="float">
            <text:p>0.097499</text:p>
          </table:table-cell>
          <table:table-cell office:value-type="float" office:value="0.111793" calcext:value-type="float">
            <text:p>0.111793</text:p>
          </table:table-cell>
          <table:table-cell office:value-type="float" office:value="0.385901" calcext:value-type="float">
            <text:p>0.385901</text:p>
          </table:table-cell>
          <table:table-cell office:value-type="float" office:value="0.435052" calcext:value-type="float">
            <text:p>0.435052</text:p>
          </table:table-cell>
          <table:table-cell office:value-type="float" office:value="1.07116" calcext:value-type="float">
            <text:p>1.0711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6.6639" calcext:value-type="float">
            <text:p>-16.6639</text:p>
          </table:table-cell>
          <table:table-cell office:value-type="float" office:value="10.0926" calcext:value-type="float">
            <text:p>10.0926</text:p>
          </table:table-cell>
          <table:table-cell office:value-type="float" office:value="5.30712" calcext:value-type="float">
            <text:p>5.30712</text:p>
          </table:table-cell>
          <table:table-cell office:value-type="float" office:value="0.263219" calcext:value-type="float">
            <text:p>0.263219</text:p>
          </table:table-cell>
          <table:table-cell office:value-type="float" office:value="-0.292299" calcext:value-type="float">
            <text:p>-0.292299</text:p>
          </table:table-cell>
          <table:table-cell office:value-type="float" office:value="0.0974572" calcext:value-type="float">
            <text:p>0.0974572</text:p>
          </table:table-cell>
          <table:table-cell office:value-type="float" office:value="0.111676" calcext:value-type="float">
            <text:p>0.111676</text:p>
          </table:table-cell>
          <table:table-cell office:value-type="float" office:value="0.385564" calcext:value-type="float">
            <text:p>0.385564</text:p>
          </table:table-cell>
          <table:table-cell office:value-type="float" office:value="0.434611" calcext:value-type="float">
            <text:p>0.434611</text:p>
          </table:table-cell>
          <table:table-cell office:value-type="float" office:value="0.0372466" calcext:value-type="float">
            <text:p>0.037246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4179" calcext:value-type="float">
            <text:p>-16.4179</text:p>
          </table:table-cell>
          <table:table-cell office:value-type="float" office:value="10.1951" calcext:value-type="float">
            <text:p>10.1951</text:p>
          </table:table-cell>
          <table:table-cell office:value-type="float" office:value="5.31834" calcext:value-type="float">
            <text:p>5.31834</text:p>
          </table:table-cell>
          <table:table-cell office:value-type="float" office:value="0.262728" calcext:value-type="float">
            <text:p>0.262728</text:p>
          </table:table-cell>
          <table:table-cell office:value-type="float" office:value="-0.277457" calcext:value-type="float">
            <text:p>-0.277457</text:p>
          </table:table-cell>
          <table:table-cell office:value-type="float" office:value="0.0974119" calcext:value-type="float">
            <text:p>0.0974119</text:p>
          </table:table-cell>
          <table:table-cell office:value-type="float" office:value="0.111589" calcext:value-type="float">
            <text:p>0.111589</text:p>
          </table:table-cell>
          <table:table-cell office:value-type="float" office:value="0.38522" calcext:value-type="float">
            <text:p>0.38522</text:p>
          </table:table-cell>
          <table:table-cell office:value-type="float" office:value="0.434215" calcext:value-type="float">
            <text:p>0.434215</text:p>
          </table:table-cell>
          <table:table-cell office:value-type="float" office:value="1.22278" calcext:value-type="float">
            <text:p>1.22278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6.1578" calcext:value-type="float">
            <text:p>-16.1578</text:p>
          </table:table-cell>
          <table:table-cell office:value-type="float" office:value="10.2681" calcext:value-type="float">
            <text:p>10.2681</text:p>
          </table:table-cell>
          <table:table-cell office:value-type="float" office:value="5.33813" calcext:value-type="float">
            <text:p>5.33813</text:p>
          </table:table-cell>
          <table:table-cell office:value-type="float" office:value="0.248906" calcext:value-type="float">
            <text:p>0.248906</text:p>
          </table:table-cell>
          <table:table-cell office:value-type="float" office:value="-0.280055" calcext:value-type="float">
            <text:p>-0.280055</text:p>
          </table:table-cell>
          <table:table-cell office:value-type="float" office:value="0.097386" calcext:value-type="float">
            <text:p>0.097386</text:p>
          </table:table-cell>
          <table:table-cell office:value-type="float" office:value="0.11152" calcext:value-type="float">
            <text:p>0.11152</text:p>
          </table:table-cell>
          <table:table-cell office:value-type="float" office:value="0.384896" calcext:value-type="float">
            <text:p>0.384896</text:p>
          </table:table-cell>
          <table:table-cell office:value-type="float" office:value="0.433815" calcext:value-type="float">
            <text:p>0.433815</text:p>
          </table:table-cell>
          <table:table-cell office:value-type="float" office:value="0.473457" calcext:value-type="float">
            <text:p>0.4734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9305" calcext:value-type="float">
            <text:p>-15.9305</text:p>
          </table:table-cell>
          <table:table-cell office:value-type="float" office:value="10.2827" calcext:value-type="float">
            <text:p>10.2827</text:p>
          </table:table-cell>
          <table:table-cell office:value-type="float" office:value="5.25097" calcext:value-type="float">
            <text:p>5.25097</text:p>
          </table:table-cell>
          <table:table-cell office:value-type="float" office:value="0.218403" calcext:value-type="float">
            <text:p>0.218403</text:p>
          </table:table-cell>
          <table:table-cell office:value-type="float" office:value="-0.298491" calcext:value-type="float">
            <text:p>-0.298491</text:p>
          </table:table-cell>
          <table:table-cell office:value-type="float" office:value="0.0973236" calcext:value-type="float">
            <text:p>0.0973236</text:p>
          </table:table-cell>
          <table:table-cell office:value-type="float" office:value="0.111409" calcext:value-type="float">
            <text:p>0.111409</text:p>
          </table:table-cell>
          <table:table-cell office:value-type="float" office:value="0.384519" calcext:value-type="float">
            <text:p>0.384519</text:p>
          </table:table-cell>
          <table:table-cell office:value-type="float" office:value="0.433354" calcext:value-type="float">
            <text:p>0.433354</text:p>
          </table:table-cell>
          <table:table-cell office:value-type="float" office:value="1.00573" calcext:value-type="float">
            <text:p>1.00573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5.6825" calcext:value-type="float">
            <text:p>-15.6825</text:p>
          </table:table-cell>
          <table:table-cell office:value-type="float" office:value="10.3487" calcext:value-type="float">
            <text:p>10.3487</text:p>
          </table:table-cell>
          <table:table-cell office:value-type="float" office:value="5.22254" calcext:value-type="float">
            <text:p>5.22254</text:p>
          </table:table-cell>
          <table:table-cell office:value-type="float" office:value="0.211735" calcext:value-type="float">
            <text:p>0.211735</text:p>
          </table:table-cell>
          <table:table-cell office:value-type="float" office:value="-0.284371" calcext:value-type="float">
            <text:p>-0.284371</text:p>
          </table:table-cell>
          <table:table-cell office:value-type="float" office:value="0.0972576" calcext:value-type="float">
            <text:p>0.0972576</text:p>
          </table:table-cell>
          <table:table-cell office:value-type="float" office:value="0.111309" calcext:value-type="float">
            <text:p>0.111309</text:p>
          </table:table-cell>
          <table:table-cell office:value-type="float" office:value="0.384124" calcext:value-type="float">
            <text:p>0.384124</text:p>
          </table:table-cell>
          <table:table-cell office:value-type="float" office:value="0.4329" calcext:value-type="float">
            <text:p>0.4329</text:p>
          </table:table-cell>
          <table:table-cell office:value-type="float" office:value="0.288556" calcext:value-type="float">
            <text:p>0.2885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4709" calcext:value-type="float">
            <text:p>-15.4709</text:p>
          </table:table-cell>
          <table:table-cell office:value-type="float" office:value="10.3325" calcext:value-type="float">
            <text:p>10.3325</text:p>
          </table:table-cell>
          <table:table-cell office:value-type="float" office:value="5.1032" calcext:value-type="float">
            <text:p>5.1032</text:p>
          </table:table-cell>
          <table:table-cell office:value-type="float" office:value="0.173836" calcext:value-type="float">
            <text:p>0.173836</text:p>
          </table:table-cell>
          <table:table-cell office:value-type="float" office:value="-0.310987" calcext:value-type="float">
            <text:p>-0.310987</text:p>
          </table:table-cell>
          <table:table-cell office:value-type="float" office:value="0.0971574" calcext:value-type="float">
            <text:p>0.0971574</text:p>
          </table:table-cell>
          <table:table-cell office:value-type="float" office:value="0.111194" calcext:value-type="float">
            <text:p>0.111194</text:p>
          </table:table-cell>
          <table:table-cell office:value-type="float" office:value="0.383713" calcext:value-type="float">
            <text:p>0.383713</text:p>
          </table:table-cell>
          <table:table-cell office:value-type="float" office:value="0.432457" calcext:value-type="float">
            <text:p>0.432457</text:p>
          </table:table-cell>
          <table:table-cell office:value-type="float" office:value="1.96349" calcext:value-type="float">
            <text:p>1.9634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5.1683" calcext:value-type="float">
            <text:p>-15.1683</text:p>
          </table:table-cell>
          <table:table-cell office:value-type="float" office:value="10.365" calcext:value-type="float">
            <text:p>10.365</text:p>
          </table:table-cell>
          <table:table-cell office:value-type="float" office:value="5.25122" calcext:value-type="float">
            <text:p>5.25122</text:p>
          </table:table-cell>
          <table:table-cell office:value-type="float" office:value="0.141692" calcext:value-type="float">
            <text:p>0.141692</text:p>
          </table:table-cell>
          <table:table-cell office:value-type="float" office:value="-0.343182" calcext:value-type="float">
            <text:p>-0.343182</text:p>
          </table:table-cell>
          <table:table-cell office:value-type="float" office:value="0.0971063" calcext:value-type="float">
            <text:p>0.0971063</text:p>
          </table:table-cell>
          <table:table-cell office:value-type="float" office:value="0.111088" calcext:value-type="float">
            <text:p>0.111088</text:p>
          </table:table-cell>
          <table:table-cell office:value-type="float" office:value="0.38336" calcext:value-type="float">
            <text:p>0.38336</text:p>
          </table:table-cell>
          <table:table-cell office:value-type="float" office:value="0.432073" calcext:value-type="float">
            <text:p>0.432073</text:p>
          </table:table-cell>
          <table:table-cell office:value-type="float" office:value="7.73228" calcext:value-type="float">
            <text:p>7.732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9087" calcext:value-type="float">
            <text:p>-14.9087</text:p>
          </table:table-cell>
          <table:table-cell office:value-type="float" office:value="10.4178" calcext:value-type="float">
            <text:p>10.4178</text:p>
          </table:table-cell>
          <table:table-cell office:value-type="float" office:value="5.26217" calcext:value-type="float">
            <text:p>5.26217</text:p>
          </table:table-cell>
          <table:table-cell office:value-type="float" office:value="0.131324" calcext:value-type="float">
            <text:p>0.131324</text:p>
          </table:table-cell>
          <table:table-cell office:value-type="float" office:value="-0.335796" calcext:value-type="float">
            <text:p>-0.335796</text:p>
          </table:table-cell>
          <table:table-cell office:value-type="float" office:value="0.097066" calcext:value-type="float">
            <text:p>0.097066</text:p>
          </table:table-cell>
          <table:table-cell office:value-type="float" office:value="0.110977" calcext:value-type="float">
            <text:p>0.110977</text:p>
          </table:table-cell>
          <table:table-cell office:value-type="float" office:value="0.383012" calcext:value-type="float">
            <text:p>0.383012</text:p>
          </table:table-cell>
          <table:table-cell office:value-type="float" office:value="0.43169" calcext:value-type="float">
            <text:p>0.43169</text:p>
          </table:table-cell>
          <table:table-cell office:value-type="float" office:value="0.208919" calcext:value-type="float">
            <text:p>0.208919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4.6692" calcext:value-type="float">
            <text:p>-14.6692</text:p>
          </table:table-cell>
          <table:table-cell office:value-type="float" office:value="10.4495" calcext:value-type="float">
            <text:p>10.4495</text:p>
          </table:table-cell>
          <table:table-cell office:value-type="float" office:value="5.14022" calcext:value-type="float">
            <text:p>5.14022</text:p>
          </table:table-cell>
          <table:table-cell office:value-type="float" office:value="0.127473" calcext:value-type="float">
            <text:p>0.127473</text:p>
          </table:table-cell>
          <table:table-cell office:value-type="float" office:value="-0.303578" calcext:value-type="float">
            <text:p>-0.303578</text:p>
          </table:table-cell>
          <table:table-cell office:value-type="float" office:value="0.0970044" calcext:value-type="float">
            <text:p>0.0970044</text:p>
          </table:table-cell>
          <table:table-cell office:value-type="float" office:value="0.110874" calcext:value-type="float">
            <text:p>0.110874</text:p>
          </table:table-cell>
          <table:table-cell office:value-type="float" office:value="0.382605" calcext:value-type="float">
            <text:p>0.382605</text:p>
          </table:table-cell>
          <table:table-cell office:value-type="float" office:value="0.431293" calcext:value-type="float">
            <text:p>0.431293</text:p>
          </table:table-cell>
          <table:table-cell office:value-type="float" office:value="6.48934" calcext:value-type="float">
            <text:p>6.489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4328" calcext:value-type="float">
            <text:p>-14.4328</text:p>
          </table:table-cell>
          <table:table-cell office:value-type="float" office:value="10.4105" calcext:value-type="float">
            <text:p>10.4105</text:p>
          </table:table-cell>
          <table:table-cell office:value-type="float" office:value="5.06907" calcext:value-type="float">
            <text:p>5.06907</text:p>
          </table:table-cell>
          <table:table-cell office:value-type="float" office:value="0.085946" calcext:value-type="float">
            <text:p>0.085946</text:p>
          </table:table-cell>
          <table:table-cell office:value-type="float" office:value="-0.332988" calcext:value-type="float">
            <text:p>-0.332988</text:p>
          </table:table-cell>
          <table:table-cell office:value-type="float" office:value="0.0969224" calcext:value-type="float">
            <text:p>0.0969224</text:p>
          </table:table-cell>
          <table:table-cell office:value-type="float" office:value="0.110887" calcext:value-type="float">
            <text:p>0.110887</text:p>
          </table:table-cell>
          <table:table-cell office:value-type="float" office:value="0.382203" calcext:value-type="float">
            <text:p>0.382203</text:p>
          </table:table-cell>
          <table:table-cell office:value-type="float" office:value="0.431099" calcext:value-type="float">
            <text:p>0.431099</text:p>
          </table:table-cell>
          <table:table-cell office:value-type="float" office:value="2.17118" calcext:value-type="float">
            <text:p>2.17118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4.173" calcext:value-type="float">
            <text:p>-14.173</text:p>
          </table:table-cell>
          <table:table-cell office:value-type="float" office:value="10.4346" calcext:value-type="float">
            <text:p>10.4346</text:p>
          </table:table-cell>
          <table:table-cell office:value-type="float" office:value="5.07415" calcext:value-type="float">
            <text:p>5.07415</text:p>
          </table:table-cell>
          <table:table-cell office:value-type="float" office:value="0.0719823" calcext:value-type="float">
            <text:p>0.0719823</text:p>
          </table:table-cell>
          <table:table-cell office:value-type="float" office:value="-0.327993" calcext:value-type="float">
            <text:p>-0.327993</text:p>
          </table:table-cell>
          <table:table-cell office:value-type="float" office:value="0.0968458" calcext:value-type="float">
            <text:p>0.0968458</text:p>
          </table:table-cell>
          <table:table-cell office:value-type="float" office:value="0.110931" calcext:value-type="float">
            <text:p>0.110931</text:p>
          </table:table-cell>
          <table:table-cell office:value-type="float" office:value="0.381803" calcext:value-type="float">
            <text:p>0.381803</text:p>
          </table:table-cell>
          <table:table-cell office:value-type="float" office:value="0.43094" calcext:value-type="float">
            <text:p>0.43094</text:p>
          </table:table-cell>
          <table:table-cell office:value-type="float" office:value="0.546236" calcext:value-type="float">
            <text:p>0.54623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8588" calcext:value-type="float">
            <text:p>-13.8588</text:p>
          </table:table-cell>
          <table:table-cell office:value-type="float" office:value="10.5906" calcext:value-type="float">
            <text:p>10.5906</text:p>
          </table:table-cell>
          <table:table-cell office:value-type="float" office:value="5.24639" calcext:value-type="float">
            <text:p>5.24639</text:p>
          </table:table-cell>
          <table:table-cell office:value-type="float" office:value="0.109409" calcext:value-type="float">
            <text:p>0.109409</text:p>
          </table:table-cell>
          <table:table-cell office:value-type="float" office:value="-0.266623" calcext:value-type="float">
            <text:p>-0.266623</text:p>
          </table:table-cell>
          <table:table-cell office:value-type="float" office:value="0.09687" calcext:value-type="float">
            <text:p>0.09687</text:p>
          </table:table-cell>
          <table:table-cell office:value-type="float" office:value="0.110814" calcext:value-type="float">
            <text:p>0.110814</text:p>
          </table:table-cell>
          <table:table-cell office:value-type="float" office:value="0.381428" calcext:value-type="float">
            <text:p>0.381428</text:p>
          </table:table-cell>
          <table:table-cell office:value-type="float" office:value="0.430505" calcext:value-type="float">
            <text:p>0.430505</text:p>
          </table:table-cell>
          <table:table-cell office:value-type="float" office:value="7.80846" calcext:value-type="float">
            <text:p>7.8084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3.6059" calcext:value-type="float">
            <text:p>-13.6059</text:p>
          </table:table-cell>
          <table:table-cell office:value-type="float" office:value="10.6499" calcext:value-type="float">
            <text:p>10.6499</text:p>
          </table:table-cell>
          <table:table-cell office:value-type="float" office:value="5.18296" calcext:value-type="float">
            <text:p>5.18296</text:p>
          </table:table-cell>
          <table:table-cell office:value-type="float" office:value="0.119658" calcext:value-type="float">
            <text:p>0.119658</text:p>
          </table:table-cell>
          <table:table-cell office:value-type="float" office:value="-0.225211" calcext:value-type="float">
            <text:p>-0.225211</text:p>
          </table:table-cell>
          <table:table-cell office:value-type="float" office:value="0.0968874" calcext:value-type="float">
            <text:p>0.0968874</text:p>
          </table:table-cell>
          <table:table-cell office:value-type="float" office:value="0.110701" calcext:value-type="float">
            <text:p>0.110701</text:p>
          </table:table-cell>
          <table:table-cell office:value-type="float" office:value="0.381028" calcext:value-type="float">
            <text:p>0.381028</text:p>
          </table:table-cell>
          <table:table-cell office:value-type="float" office:value="0.430051" calcext:value-type="float">
            <text:p>0.430051</text:p>
          </table:table-cell>
          <table:table-cell office:value-type="float" office:value="2.16218" calcext:value-type="float">
            <text:p>2.1621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3601" calcext:value-type="float">
            <text:p>-13.3601</text:p>
          </table:table-cell>
          <table:table-cell office:value-type="float" office:value="10.6452" calcext:value-type="float">
            <text:p>10.6452</text:p>
          </table:table-cell>
          <table:table-cell office:value-type="float" office:value="5.14687" calcext:value-type="float">
            <text:p>5.14687</text:p>
          </table:table-cell>
          <table:table-cell office:value-type="float" office:value="0.0950488" calcext:value-type="float">
            <text:p>0.0950488</text:p>
          </table:table-cell>
          <table:table-cell office:value-type="float" office:value="-0.240157" calcext:value-type="float">
            <text:p>-0.240157</text:p>
          </table:table-cell>
          <table:table-cell office:value-type="float" office:value="0.0968823" calcext:value-type="float">
            <text:p>0.0968823</text:p>
          </table:table-cell>
          <table:table-cell office:value-type="float" office:value="0.110586" calcext:value-type="float">
            <text:p>0.110586</text:p>
          </table:table-cell>
          <table:table-cell office:value-type="float" office:value="0.380626" calcext:value-type="float">
            <text:p>0.380626</text:p>
          </table:table-cell>
          <table:table-cell office:value-type="float" office:value="0.429616" calcext:value-type="float">
            <text:p>0.429616</text:p>
          </table:table-cell>
          <table:table-cell office:value-type="float" office:value="0.529731" calcext:value-type="float">
            <text:p>0.529731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3.0973" calcext:value-type="float">
            <text:p>-13.0973</text:p>
          </table:table-cell>
          <table:table-cell office:value-type="float" office:value="10.6706" calcext:value-type="float">
            <text:p>10.6706</text:p>
          </table:table-cell>
          <table:table-cell office:value-type="float" office:value="5.16523" calcext:value-type="float">
            <text:p>5.16523</text:p>
          </table:table-cell>
          <table:table-cell office:value-type="float" office:value="0.0830178" calcext:value-type="float">
            <text:p>0.0830178</text:p>
          </table:table-cell>
          <table:table-cell office:value-type="float" office:value="-0.241342" calcext:value-type="float">
            <text:p>-0.241342</text:p>
          </table:table-cell>
          <table:table-cell office:value-type="float" office:value="0.0968903" calcext:value-type="float">
            <text:p>0.0968903</text:p>
          </table:table-cell>
          <table:table-cell office:value-type="float" office:value="0.110473" calcext:value-type="float">
            <text:p>0.110473</text:p>
          </table:table-cell>
          <table:table-cell office:value-type="float" office:value="0.380227" calcext:value-type="float">
            <text:p>0.380227</text:p>
          </table:table-cell>
          <table:table-cell office:value-type="float" office:value="0.429189" calcext:value-type="float">
            <text:p>0.429189</text:p>
          </table:table-cell>
          <table:table-cell office:value-type="float" office:value="0.208309" calcext:value-type="float">
            <text:p>0.2083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8405" calcext:value-type="float">
            <text:p>-12.8405</text:p>
          </table:table-cell>
          <table:table-cell office:value-type="float" office:value="10.7646" calcext:value-type="float">
            <text:p>10.7646</text:p>
          </table:table-cell>
          <table:table-cell office:value-type="float" office:value="5.20021" calcext:value-type="float">
            <text:p>5.20021</text:p>
          </table:table-cell>
          <table:table-cell office:value-type="float" office:value="0.0998659" calcext:value-type="float">
            <text:p>0.0998659</text:p>
          </table:table-cell>
          <table:table-cell office:value-type="float" office:value="-0.209795" calcext:value-type="float">
            <text:p>-0.209795</text:p>
          </table:table-cell>
          <table:table-cell office:value-type="float" office:value="0.096898" calcext:value-type="float">
            <text:p>0.096898</text:p>
          </table:table-cell>
          <table:table-cell office:value-type="float" office:value="0.110382" calcext:value-type="float">
            <text:p>0.110382</text:p>
          </table:table-cell>
          <table:table-cell office:value-type="float" office:value="0.37983" calcext:value-type="float">
            <text:p>0.37983</text:p>
          </table:table-cell>
          <table:table-cell office:value-type="float" office:value="0.428742" calcext:value-type="float">
            <text:p>0.428742</text:p>
          </table:table-cell>
          <table:table-cell office:value-type="float" office:value="4.10792" calcext:value-type="float">
            <text:p>4.10792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2.5756" calcext:value-type="float">
            <text:p>-12.5756</text:p>
          </table:table-cell>
          <table:table-cell office:value-type="float" office:value="10.8156" calcext:value-type="float">
            <text:p>10.8156</text:p>
          </table:table-cell>
          <table:table-cell office:value-type="float" office:value="5.20214" calcext:value-type="float">
            <text:p>5.20214</text:p>
          </table:table-cell>
          <table:table-cell office:value-type="float" office:value="0.103372" calcext:value-type="float">
            <text:p>0.103372</text:p>
          </table:table-cell>
          <table:table-cell office:value-type="float" office:value="-0.189127" calcext:value-type="float">
            <text:p>-0.189127</text:p>
          </table:table-cell>
          <table:table-cell office:value-type="float" office:value="0.0969226" calcext:value-type="float">
            <text:p>0.0969226</text:p>
          </table:table-cell>
          <table:table-cell office:value-type="float" office:value="0.110325" calcext:value-type="float">
            <text:p>0.110325</text:p>
          </table:table-cell>
          <table:table-cell office:value-type="float" office:value="0.379434" calcext:value-type="float">
            <text:p>0.379434</text:p>
          </table:table-cell>
          <table:table-cell office:value-type="float" office:value="0.428312" calcext:value-type="float">
            <text:p>0.428312</text:p>
          </table:table-cell>
          <table:table-cell office:value-type="float" office:value="1.46033" calcext:value-type="float">
            <text:p>1.460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347" calcext:value-type="float">
            <text:p>-12.347</text:p>
          </table:table-cell>
          <table:table-cell office:value-type="float" office:value="10.7776" calcext:value-type="float">
            <text:p>10.7776</text:p>
          </table:table-cell>
          <table:table-cell office:value-type="float" office:value="5.12145" calcext:value-type="float">
            <text:p>5.12145</text:p>
          </table:table-cell>
          <table:table-cell office:value-type="float" office:value="0.0691429" calcext:value-type="float">
            <text:p>0.0691429</text:p>
          </table:table-cell>
          <table:table-cell office:value-type="float" office:value="-0.2166" calcext:value-type="float">
            <text:p>-0.2166</text:p>
          </table:table-cell>
          <table:table-cell office:value-type="float" office:value="0.0968887" calcext:value-type="float">
            <text:p>0.0968887</text:p>
          </table:table-cell>
          <table:table-cell office:value-type="float" office:value="0.110213" calcext:value-type="float">
            <text:p>0.110213</text:p>
          </table:table-cell>
          <table:table-cell office:value-type="float" office:value="0.379044" calcext:value-type="float">
            <text:p>0.379044</text:p>
          </table:table-cell>
          <table:table-cell office:value-type="float" office:value="0.427872" calcext:value-type="float">
            <text:p>0.427872</text:p>
          </table:table-cell>
          <table:table-cell office:value-type="float" office:value="1.79836" calcext:value-type="float">
            <text:p>1.7983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2.0929" calcext:value-type="float">
            <text:p>-12.0929</text:p>
          </table:table-cell>
          <table:table-cell office:value-type="float" office:value="10.8121" calcext:value-type="float">
            <text:p>10.8121</text:p>
          </table:table-cell>
          <table:table-cell office:value-type="float" office:value="5.09396" calcext:value-type="float">
            <text:p>5.09396</text:p>
          </table:table-cell>
          <table:table-cell office:value-type="float" office:value="0.0707914" calcext:value-type="float">
            <text:p>0.0707914</text:p>
          </table:table-cell>
          <table:table-cell office:value-type="float" office:value="-0.195243" calcext:value-type="float">
            <text:p>-0.195243</text:p>
          </table:table-cell>
          <table:table-cell office:value-type="float" office:value="0.0968486" calcext:value-type="float">
            <text:p>0.0968486</text:p>
          </table:table-cell>
          <table:table-cell office:value-type="float" office:value="0.110109" calcext:value-type="float">
            <text:p>0.110109</text:p>
          </table:table-cell>
          <table:table-cell office:value-type="float" office:value="0.378667" calcext:value-type="float">
            <text:p>0.378667</text:p>
          </table:table-cell>
          <table:table-cell office:value-type="float" office:value="0.427427" calcext:value-type="float">
            <text:p>0.427427</text:p>
          </table:table-cell>
          <table:table-cell office:value-type="float" office:value="0.662292" calcext:value-type="float">
            <text:p>0.66229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8448" calcext:value-type="float">
            <text:p>-11.8448</text:p>
          </table:table-cell>
          <table:table-cell office:value-type="float" office:value="10.8767" calcext:value-type="float">
            <text:p>10.8767</text:p>
          </table:table-cell>
          <table:table-cell office:value-type="float" office:value="5.10579" calcext:value-type="float">
            <text:p>5.10579</text:p>
          </table:table-cell>
          <table:table-cell office:value-type="float" office:value="0.0795009" calcext:value-type="float">
            <text:p>0.0795009</text:p>
          </table:table-cell>
          <table:table-cell office:value-type="float" office:value="-0.175394" calcext:value-type="float">
            <text:p>-0.175394</text:p>
          </table:table-cell>
          <table:table-cell office:value-type="float" office:value="0.0967934" calcext:value-type="float">
            <text:p>0.0967934</text:p>
          </table:table-cell>
          <table:table-cell office:value-type="float" office:value="0.110056" calcext:value-type="float">
            <text:p>0.110056</text:p>
          </table:table-cell>
          <table:table-cell office:value-type="float" office:value="0.378289" calcext:value-type="float">
            <text:p>0.378289</text:p>
          </table:table-cell>
          <table:table-cell office:value-type="float" office:value="0.426993" calcext:value-type="float">
            <text:p>0.426993</text:p>
          </table:table-cell>
          <table:table-cell office:value-type="float" office:value="2.20056" calcext:value-type="float">
            <text:p>2.2005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1.5676" calcext:value-type="float">
            <text:p>-11.5676</text:p>
          </table:table-cell>
          <table:table-cell office:value-type="float" office:value="10.898" calcext:value-type="float">
            <text:p>10.898</text:p>
          </table:table-cell>
          <table:table-cell office:value-type="float" office:value="5.14441" calcext:value-type="float">
            <text:p>5.14441</text:p>
          </table:table-cell>
          <table:table-cell office:value-type="float" office:value="0.0719399" calcext:value-type="float">
            <text:p>0.0719399</text:p>
          </table:table-cell>
          <table:table-cell office:value-type="float" office:value="-0.173241" calcext:value-type="float">
            <text:p>-0.173241</text:p>
          </table:table-cell>
          <table:table-cell office:value-type="float" office:value="0.0967687" calcext:value-type="float">
            <text:p>0.0967687</text:p>
          </table:table-cell>
          <table:table-cell office:value-type="float" office:value="0.110011" calcext:value-type="float">
            <text:p>0.110011</text:p>
          </table:table-cell>
          <table:table-cell office:value-type="float" office:value="0.377901" calcext:value-type="float">
            <text:p>0.377901</text:p>
          </table:table-cell>
          <table:table-cell office:value-type="float" office:value="0.42656" calcext:value-type="float">
            <text:p>0.42656</text:p>
          </table:table-cell>
          <table:table-cell office:value-type="float" office:value="2.68672" calcext:value-type="float">
            <text:p>2.686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3412" calcext:value-type="float">
            <text:p>-11.3412</text:p>
          </table:table-cell>
          <table:table-cell office:value-type="float" office:value="10.9105" calcext:value-type="float">
            <text:p>10.9105</text:p>
          </table:table-cell>
          <table:table-cell office:value-type="float" office:value="5.09098" calcext:value-type="float">
            <text:p>5.09098</text:p>
          </table:table-cell>
          <table:table-cell office:value-type="float" office:value="0.0610601" calcext:value-type="float">
            <text:p>0.0610601</text:p>
          </table:table-cell>
          <table:table-cell office:value-type="float" office:value="-0.176194" calcext:value-type="float">
            <text:p>-0.176194</text:p>
          </table:table-cell>
          <table:table-cell office:value-type="float" office:value="0.0966971" calcext:value-type="float">
            <text:p>0.0966971</text:p>
          </table:table-cell>
          <table:table-cell office:value-type="float" office:value="0.109963" calcext:value-type="float">
            <text:p>0.109963</text:p>
          </table:table-cell>
          <table:table-cell office:value-type="float" office:value="0.377534" calcext:value-type="float">
            <text:p>0.377534</text:p>
          </table:table-cell>
          <table:table-cell office:value-type="float" office:value="0.426122" calcext:value-type="float">
            <text:p>0.426122</text:p>
          </table:table-cell>
          <table:table-cell office:value-type="float" office:value="0.758832" calcext:value-type="float">
            <text:p>0.758832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1.0735" calcext:value-type="float">
            <text:p>-11.0735</text:p>
          </table:table-cell>
          <table:table-cell office:value-type="float" office:value="10.849" calcext:value-type="float">
            <text:p>10.849</text:p>
          </table:table-cell>
          <table:table-cell office:value-type="float" office:value="5.21309" calcext:value-type="float">
            <text:p>5.21309</text:p>
          </table:table-cell>
          <table:table-cell office:value-type="float" office:value="-0.000582429" calcext:value-type="float">
            <text:p>-0.000582429</text:p>
          </table:table-cell>
          <table:table-cell office:value-type="float" office:value="-0.266405" calcext:value-type="float">
            <text:p>-0.266405</text:p>
          </table:table-cell>
          <table:table-cell office:value-type="float" office:value="0.0966366" calcext:value-type="float">
            <text:p>0.0966366</text:p>
          </table:table-cell>
          <table:table-cell office:value-type="float" office:value="0.109851" calcext:value-type="float">
            <text:p>0.109851</text:p>
          </table:table-cell>
          <table:table-cell office:value-type="float" office:value="0.377147" calcext:value-type="float">
            <text:p>0.377147</text:p>
          </table:table-cell>
          <table:table-cell office:value-type="float" office:value="0.425828" calcext:value-type="float">
            <text:p>0.425828</text:p>
          </table:table-cell>
          <table:table-cell office:value-type="float" office:value="9.29261" calcext:value-type="float">
            <text:p>9.292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7777" calcext:value-type="float">
            <text:p>-10.7777</text:p>
          </table:table-cell>
          <table:table-cell office:value-type="float" office:value="10.8241" calcext:value-type="float">
            <text:p>10.8241</text:p>
          </table:table-cell>
          <table:table-cell office:value-type="float" office:value="5.26464" calcext:value-type="float">
            <text:p>5.26464</text:p>
          </table:table-cell>
          <table:table-cell office:value-type="float" office:value="-0.0222478" calcext:value-type="float">
            <text:p>-0.0222478</text:p>
          </table:table-cell>
          <table:table-cell office:value-type="float" office:value="-0.274617" calcext:value-type="float">
            <text:p>-0.274617</text:p>
          </table:table-cell>
          <table:table-cell office:value-type="float" office:value="0.0966385" calcext:value-type="float">
            <text:p>0.0966385</text:p>
          </table:table-cell>
          <table:table-cell office:value-type="float" office:value="0.109744" calcext:value-type="float">
            <text:p>0.109744</text:p>
          </table:table-cell>
          <table:table-cell office:value-type="float" office:value="0.376776" calcext:value-type="float">
            <text:p>0.376776</text:p>
          </table:table-cell>
          <table:table-cell office:value-type="float" office:value="0.425655" calcext:value-type="float">
            <text:p>0.425655</text:p>
          </table:table-cell>
          <table:table-cell office:value-type="float" office:value="2.7088" calcext:value-type="float">
            <text:p>2.7088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0.5221" calcext:value-type="float">
            <text:p>-10.5221</text:p>
          </table:table-cell>
          <table:table-cell office:value-type="float" office:value="10.8211" calcext:value-type="float">
            <text:p>10.8211</text:p>
          </table:table-cell>
          <table:table-cell office:value-type="float" office:value="5.24469" calcext:value-type="float">
            <text:p>5.24469</text:p>
          </table:table-cell>
          <table:table-cell office:value-type="float" office:value="-0.033016" calcext:value-type="float">
            <text:p>-0.033016</text:p>
          </table:table-cell>
          <table:table-cell office:value-type="float" office:value="-0.26957" calcext:value-type="float">
            <text:p>-0.26957</text:p>
          </table:table-cell>
          <table:table-cell office:value-type="float" office:value="0.0966331" calcext:value-type="float">
            <text:p>0.0966331</text:p>
          </table:table-cell>
          <table:table-cell office:value-type="float" office:value="0.109646" calcext:value-type="float">
            <text:p>0.109646</text:p>
          </table:table-cell>
          <table:table-cell office:value-type="float" office:value="0.376397" calcext:value-type="float">
            <text:p>0.376397</text:p>
          </table:table-cell>
          <table:table-cell office:value-type="float" office:value="0.425532" calcext:value-type="float">
            <text:p>0.425532</text:p>
          </table:table-cell>
          <table:table-cell office:value-type="float" office:value="0.19973" calcext:value-type="float">
            <text:p>0.1997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2909" calcext:value-type="float">
            <text:p>-10.2909</text:p>
          </table:table-cell>
          <table:table-cell office:value-type="float" office:value="10.814" calcext:value-type="float">
            <text:p>10.814</text:p>
          </table:table-cell>
          <table:table-cell office:value-type="float" office:value="5.19309" calcext:value-type="float">
            <text:p>5.19309</text:p>
          </table:table-cell>
          <table:table-cell office:value-type="float" office:value="-0.0462198" calcext:value-type="float">
            <text:p>-0.0462198</text:p>
          </table:table-cell>
          <table:table-cell office:value-type="float" office:value="-0.270038" calcext:value-type="float">
            <text:p>-0.270038</text:p>
          </table:table-cell>
          <table:table-cell office:value-type="float" office:value="0.0965802" calcext:value-type="float">
            <text:p>0.0965802</text:p>
          </table:table-cell>
          <table:table-cell office:value-type="float" office:value="0.109562" calcext:value-type="float">
            <text:p>0.109562</text:p>
          </table:table-cell>
          <table:table-cell office:value-type="float" office:value="0.376011" calcext:value-type="float">
            <text:p>0.376011</text:p>
          </table:table-cell>
          <table:table-cell office:value-type="float" office:value="0.425486" calcext:value-type="float">
            <text:p>0.425486</text:p>
          </table:table-cell>
          <table:table-cell office:value-type="float" office:value="1.01521" calcext:value-type="float">
            <text:p>1.01521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10.0474" calcext:value-type="float">
            <text:p>-10.0474</text:p>
          </table:table-cell>
          <table:table-cell office:value-type="float" office:value="10.8644" calcext:value-type="float">
            <text:p>10.8644</text:p>
          </table:table-cell>
          <table:table-cell office:value-type="float" office:value="5.07112" calcext:value-type="float">
            <text:p>5.07112</text:p>
          </table:table-cell>
          <table:table-cell office:value-type="float" office:value="-0.0177968" calcext:value-type="float">
            <text:p>-0.0177968</text:p>
          </table:table-cell>
          <table:table-cell office:value-type="float" office:value="-0.198968" calcext:value-type="float">
            <text:p>-0.198968</text:p>
          </table:table-cell>
          <table:table-cell office:value-type="float" office:value="0.0965078" calcext:value-type="float">
            <text:p>0.0965078</text:p>
          </table:table-cell>
          <table:table-cell office:value-type="float" office:value="0.109452" calcext:value-type="float">
            <text:p>0.109452</text:p>
          </table:table-cell>
          <table:table-cell office:value-type="float" office:value="0.375664" calcext:value-type="float">
            <text:p>0.375664</text:p>
          </table:table-cell>
          <table:table-cell office:value-type="float" office:value="0.425177" calcext:value-type="float">
            <text:p>0.425177</text:p>
          </table:table-cell>
          <table:table-cell office:value-type="float" office:value="6.62052" calcext:value-type="float">
            <text:p>6.620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78439" calcext:value-type="float">
            <text:p>-9.78439</text:p>
          </table:table-cell>
          <table:table-cell office:value-type="float" office:value="10.913" calcext:value-type="float">
            <text:p>10.913</text:p>
          </table:table-cell>
          <table:table-cell office:value-type="float" office:value="5.10493" calcext:value-type="float">
            <text:p>5.10493</text:p>
          </table:table-cell>
          <table:table-cell office:value-type="float" office:value="-0.00645116" calcext:value-type="float">
            <text:p>-0.00645116</text:p>
          </table:table-cell>
          <table:table-cell office:value-type="float" office:value="-0.175688" calcext:value-type="float">
            <text:p>-0.175688</text:p>
          </table:table-cell>
          <table:table-cell office:value-type="float" office:value="0.0964397" calcext:value-type="float">
            <text:p>0.0964397</text:p>
          </table:table-cell>
          <table:table-cell office:value-type="float" office:value="0.109348" calcext:value-type="float">
            <text:p>0.109348</text:p>
          </table:table-cell>
          <table:table-cell office:value-type="float" office:value="0.3753" calcext:value-type="float">
            <text:p>0.3753</text:p>
          </table:table-cell>
          <table:table-cell office:value-type="float" office:value="0.424797" calcext:value-type="float">
            <text:p>0.424797</text:p>
          </table:table-cell>
          <table:table-cell office:value-type="float" office:value="2.15518" calcext:value-type="float">
            <text:p>2.15518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9.55931" calcext:value-type="float">
            <text:p>-9.55931</text:p>
          </table:table-cell>
          <table:table-cell office:value-type="float" office:value="10.8902" calcext:value-type="float">
            <text:p>10.8902</text:p>
          </table:table-cell>
          <table:table-cell office:value-type="float" office:value="5.03796" calcext:value-type="float">
            <text:p>5.03796</text:p>
          </table:table-cell>
          <table:table-cell office:value-type="float" office:value="-0.0226578" calcext:value-type="float">
            <text:p>-0.0226578</text:p>
          </table:table-cell>
          <table:table-cell office:value-type="float" office:value="-0.182133" calcext:value-type="float">
            <text:p>-0.182133</text:p>
          </table:table-cell>
          <table:table-cell office:value-type="float" office:value="0.0963451" calcext:value-type="float">
            <text:p>0.0963451</text:p>
          </table:table-cell>
          <table:table-cell office:value-type="float" office:value="0.109236" calcext:value-type="float">
            <text:p>0.109236</text:p>
          </table:table-cell>
          <table:table-cell office:value-type="float" office:value="0.374983" calcext:value-type="float">
            <text:p>0.374983</text:p>
          </table:table-cell>
          <table:table-cell office:value-type="float" office:value="0.424472" calcext:value-type="float">
            <text:p>0.424472</text:p>
          </table:table-cell>
          <table:table-cell office:value-type="float" office:value="3.87904" calcext:value-type="float">
            <text:p>3.879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29582" calcext:value-type="float">
            <text:p>-9.29582</text:p>
          </table:table-cell>
          <table:table-cell office:value-type="float" office:value="10.9181" calcext:value-type="float">
            <text:p>10.9181</text:p>
          </table:table-cell>
          <table:table-cell office:value-type="float" office:value="5.06896" calcext:value-type="float">
            <text:p>5.06896</text:p>
          </table:table-cell>
          <table:table-cell office:value-type="float" office:value="-0.0179891" calcext:value-type="float">
            <text:p>-0.0179891</text:p>
          </table:table-cell>
          <table:table-cell office:value-type="float" office:value="-0.167113" calcext:value-type="float">
            <text:p>-0.167113</text:p>
          </table:table-cell>
          <table:table-cell office:value-type="float" office:value="0.0962526" calcext:value-type="float">
            <text:p>0.0962526</text:p>
          </table:table-cell>
          <table:table-cell office:value-type="float" office:value="0.10913" calcext:value-type="float">
            <text:p>0.10913</text:p>
          </table:table-cell>
          <table:table-cell office:value-type="float" office:value="0.374644" calcext:value-type="float">
            <text:p>0.374644</text:p>
          </table:table-cell>
          <table:table-cell office:value-type="float" office:value="0.424111" calcext:value-type="float">
            <text:p>0.424111</text:p>
          </table:table-cell>
          <table:table-cell office:value-type="float" office:value="0.783046" calcext:value-type="float">
            <text:p>0.783046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9.05441" calcext:value-type="float">
            <text:p>-9.05441</text:p>
          </table:table-cell>
          <table:table-cell office:value-type="float" office:value="10.8961" calcext:value-type="float">
            <text:p>10.8961</text:p>
          </table:table-cell>
          <table:table-cell office:value-type="float" office:value="5.02549" calcext:value-type="float">
            <text:p>5.02549</text:p>
          </table:table-cell>
          <table:table-cell office:value-type="float" office:value="-0.0298856" calcext:value-type="float">
            <text:p>-0.0298856</text:p>
          </table:table-cell>
          <table:table-cell office:value-type="float" office:value="-0.166303" calcext:value-type="float">
            <text:p>-0.166303</text:p>
          </table:table-cell>
          <table:table-cell office:value-type="float" office:value="0.0961549" calcext:value-type="float">
            <text:p>0.0961549</text:p>
          </table:table-cell>
          <table:table-cell office:value-type="float" office:value="0.109019" calcext:value-type="float">
            <text:p>0.109019</text:p>
          </table:table-cell>
          <table:table-cell office:value-type="float" office:value="0.374344" calcext:value-type="float">
            <text:p>0.374344</text:p>
          </table:table-cell>
          <table:table-cell office:value-type="float" office:value="0.42379" calcext:value-type="float">
            <text:p>0.42379</text:p>
          </table:table-cell>
          <table:table-cell office:value-type="float" office:value="2.563" calcext:value-type="float">
            <text:p>2.56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78624" calcext:value-type="float">
            <text:p>-8.78624</text:p>
          </table:table-cell>
          <table:table-cell office:value-type="float" office:value="10.9295" calcext:value-type="float">
            <text:p>10.9295</text:p>
          </table:table-cell>
          <table:table-cell office:value-type="float" office:value="5.06761" calcext:value-type="float">
            <text:p>5.06761</text:p>
          </table:table-cell>
          <table:table-cell office:value-type="float" office:value="-0.0214429" calcext:value-type="float">
            <text:p>-0.0214429</text:p>
          </table:table-cell>
          <table:table-cell office:value-type="float" office:value="-0.148106" calcext:value-type="float">
            <text:p>-0.148106</text:p>
          </table:table-cell>
          <table:table-cell office:value-type="float" office:value="0.0960592" calcext:value-type="float">
            <text:p>0.0960592</text:p>
          </table:table-cell>
          <table:table-cell office:value-type="float" office:value="0.108917" calcext:value-type="float">
            <text:p>0.108917</text:p>
          </table:table-cell>
          <table:table-cell office:value-type="float" office:value="0.37401" calcext:value-type="float">
            <text:p>0.37401</text:p>
          </table:table-cell>
          <table:table-cell office:value-type="float" office:value="0.423421" calcext:value-type="float">
            <text:p>0.423421</text:p>
          </table:table-cell>
          <table:table-cell office:value-type="float" office:value="1.14594" calcext:value-type="float">
            <text:p>1.14594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8.55135" calcext:value-type="float">
            <text:p>-8.55135</text:p>
          </table:table-cell>
          <table:table-cell office:value-type="float" office:value="10.8846" calcext:value-type="float">
            <text:p>10.8846</text:p>
          </table:table-cell>
          <table:table-cell office:value-type="float" office:value="5.01968" calcext:value-type="float">
            <text:p>5.01968</text:p>
          </table:table-cell>
          <table:table-cell office:value-type="float" office:value="-0.0435861" calcext:value-type="float">
            <text:p>-0.0435861</text:p>
          </table:table-cell>
          <table:table-cell office:value-type="float" office:value="-0.1628" calcext:value-type="float">
            <text:p>-0.1628</text:p>
          </table:table-cell>
          <table:table-cell office:value-type="float" office:value="0.0959634" calcext:value-type="float">
            <text:p>0.0959634</text:p>
          </table:table-cell>
          <table:table-cell office:value-type="float" office:value="0.108809" calcext:value-type="float">
            <text:p>0.108809</text:p>
          </table:table-cell>
          <table:table-cell office:value-type="float" office:value="0.373721" calcext:value-type="float">
            <text:p>0.373721</text:p>
          </table:table-cell>
          <table:table-cell office:value-type="float" office:value="0.423149" calcext:value-type="float">
            <text:p>0.423149</text:p>
          </table:table-cell>
          <table:table-cell office:value-type="float" office:value="6.28143" calcext:value-type="float">
            <text:p>6.281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39459" calcext:value-type="float">
            <text:p>-8.39459</text:p>
          </table:table-cell>
          <table:table-cell office:value-type="float" office:value="10.8029" calcext:value-type="float">
            <text:p>10.8029</text:p>
          </table:table-cell>
          <table:table-cell office:value-type="float" office:value="4.83483" calcext:value-type="float">
            <text:p>4.83483</text:p>
          </table:table-cell>
          <table:table-cell office:value-type="float" office:value="-0.0828617" calcext:value-type="float">
            <text:p>-0.0828617</text:p>
          </table:table-cell>
          <table:table-cell office:value-type="float" office:value="-0.197459" calcext:value-type="float">
            <text:p>-0.197459</text:p>
          </table:table-cell>
          <table:table-cell office:value-type="float" office:value="0.0960055" calcext:value-type="float">
            <text:p>0.0960055</text:p>
          </table:table-cell>
          <table:table-cell office:value-type="float" office:value="0.108794" calcext:value-type="float">
            <text:p>0.108794</text:p>
          </table:table-cell>
          <table:table-cell office:value-type="float" office:value="0.373735" calcext:value-type="float">
            <text:p>0.373735</text:p>
          </table:table-cell>
          <table:table-cell office:value-type="float" office:value="0.423157" calcext:value-type="float">
            <text:p>0.423157</text:p>
          </table:table-cell>
          <table:table-cell office:value-type="float" office:value="4.59693" calcext:value-type="float">
            <text:p>4.59693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8.14774" calcext:value-type="float">
            <text:p>-8.14774</text:p>
          </table:table-cell>
          <table:table-cell office:value-type="float" office:value="10.8119" calcext:value-type="float">
            <text:p>10.8119</text:p>
          </table:table-cell>
          <table:table-cell office:value-type="float" office:value="4.81864" calcext:value-type="float">
            <text:p>4.81864</text:p>
          </table:table-cell>
          <table:table-cell office:value-type="float" office:value="-0.0750693" calcext:value-type="float">
            <text:p>-0.0750693</text:p>
          </table:table-cell>
          <table:table-cell office:value-type="float" office:value="-0.170157" calcext:value-type="float">
            <text:p>-0.170157</text:p>
          </table:table-cell>
          <table:table-cell office:value-type="float" office:value="0.0960807" calcext:value-type="float">
            <text:p>0.0960807</text:p>
          </table:table-cell>
          <table:table-cell office:value-type="float" office:value="0.108765" calcext:value-type="float">
            <text:p>0.108765</text:p>
          </table:table-cell>
          <table:table-cell office:value-type="float" office:value="0.373776" calcext:value-type="float">
            <text:p>0.373776</text:p>
          </table:table-cell>
          <table:table-cell office:value-type="float" office:value="0.423074" calcext:value-type="float">
            <text:p>0.423074</text:p>
          </table:table-cell>
          <table:table-cell office:value-type="float" office:value="1.56784" calcext:value-type="float">
            <text:p>1.5678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79717" calcext:value-type="float">
            <text:p>-7.79717</text:p>
          </table:table-cell>
          <table:table-cell office:value-type="float" office:value="10.8649" calcext:value-type="float">
            <text:p>10.8649</text:p>
          </table:table-cell>
          <table:table-cell office:value-type="float" office:value="5.03058" calcext:value-type="float">
            <text:p>5.03058</text:p>
          </table:table-cell>
          <table:table-cell office:value-type="float" office:value="-0.0495503" calcext:value-type="float">
            <text:p>-0.0495503</text:p>
          </table:table-cell>
          <table:table-cell office:value-type="float" office:value="-0.131575" calcext:value-type="float">
            <text:p>-0.131575</text:p>
          </table:table-cell>
          <table:table-cell office:value-type="float" office:value="0.0959987" calcext:value-type="float">
            <text:p>0.0959987</text:p>
          </table:table-cell>
          <table:table-cell office:value-type="float" office:value="0.108671" calcext:value-type="float">
            <text:p>0.108671</text:p>
          </table:table-cell>
          <table:table-cell office:value-type="float" office:value="0.373483" calcext:value-type="float">
            <text:p>0.373483</text:p>
          </table:table-cell>
          <table:table-cell office:value-type="float" office:value="0.422809" calcext:value-type="float">
            <text:p>0.422809</text:p>
          </table:table-cell>
          <table:table-cell office:value-type="float" office:value="6.03438" calcext:value-type="float">
            <text:p>6.03438</text:p>
          </table:table-cell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-7.53669" calcext:value-type="float">
            <text:p>-7.53669</text:p>
          </table:table-cell>
          <table:table-cell office:value-type="float" office:value="10.8648" calcext:value-type="float">
            <text:p>10.8648</text:p>
          </table:table-cell>
          <table:table-cell office:value-type="float" office:value="5.01303" calcext:value-type="float">
            <text:p>5.01303</text:p>
          </table:table-cell>
          <table:table-cell office:value-type="float" office:value="-0.0423357" calcext:value-type="float">
            <text:p>-0.0423357</text:p>
          </table:table-cell>
          <table:table-cell office:value-type="float" office:value="-0.105048" calcext:value-type="float">
            <text:p>-0.105048</text:p>
          </table:table-cell>
          <table:table-cell office:value-type="float" office:value="0.0959165" calcext:value-type="float">
            <text:p>0.0959165</text:p>
          </table:table-cell>
          <table:table-cell office:value-type="float" office:value="0.108577" calcext:value-type="float">
            <text:p>0.108577</text:p>
          </table:table-cell>
          <table:table-cell office:value-type="float" office:value="0.373206" calcext:value-type="float">
            <text:p>0.373206</text:p>
          </table:table-cell>
          <table:table-cell office:value-type="float" office:value="0.422496" calcext:value-type="float">
            <text:p>0.422496</text:p>
          </table:table-cell>
          <table:table-cell office:value-type="float" office:value="2.17271" calcext:value-type="float">
            <text:p>2.172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25673" calcext:value-type="float">
            <text:p>-7.25673</text:p>
          </table:table-cell>
          <table:table-cell office:value-type="float" office:value="10.8547" calcext:value-type="float">
            <text:p>10.8547</text:p>
          </table:table-cell>
          <table:table-cell office:value-type="float" office:value="5.06643" calcext:value-type="float">
            <text:p>5.06643</text:p>
          </table:table-cell>
          <table:table-cell office:value-type="float" office:value="-0.0455054" calcext:value-type="float">
            <text:p>-0.0455054</text:p>
          </table:table-cell>
          <table:table-cell office:value-type="float" office:value="-0.102356" calcext:value-type="float">
            <text:p>-0.102356</text:p>
          </table:table-cell>
          <table:table-cell office:value-type="float" office:value="0.0958233" calcext:value-type="float">
            <text:p>0.0958233</text:p>
          </table:table-cell>
          <table:table-cell office:value-type="float" office:value="0.108493" calcext:value-type="float">
            <text:p>0.108493</text:p>
          </table:table-cell>
          <table:table-cell office:value-type="float" office:value="0.372883" calcext:value-type="float">
            <text:p>0.372883</text:p>
          </table:table-cell>
          <table:table-cell office:value-type="float" office:value="0.422201" calcext:value-type="float">
            <text:p>0.422201</text:p>
          </table:table-cell>
          <table:table-cell office:value-type="float" office:value="0.649226" calcext:value-type="float">
            <text:p>0.649226</text:p>
          </table:table-cell>
        </table:table-row>
      </table:table>
      <table:named-expressions/>
      <table:database-ranges>
        <table:database-range table:name="__Anonymous_Sheet_DB__0" table:target-range-address="output.A1:output.K500" table:display-filter-buttons="true">
          <table:filter>
            <table:filter-and>
              <table:filter-condition table:field-number="0" table:value="L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8T19:19:04.232848075</dc:date>
    <meta:editing-duration>PT8M27S</meta:editing-duration>
    <meta:editing-cycles>1</meta:editing-cycles>
    <meta:document-statistic meta:table-count="1" meta:cell-count="55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74cm" svg:y="4.201cm" style:legend-expansion="high" chart:style-name="ch2"/>
        <chart:plot-area chart:style-name="ch3" table:cell-range-address="output.K1:output.K500" chart:data-source-has-labels="row" svg:x="0.32cm" svg:y="0.18cm" svg:width="13.434cm" svg:height="8.64cm">
          <chartooo:coordinate-region svg:x="0.756cm" svg:y="0.379cm" svg:width="12.53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.K2:output.K500" chart:label-cell-address="output.K1:output.K1" chart:class="chart:scatter"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S</text:p>
                <draw:g>
                  <svg:desc>output.K1:output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put.K2:output.K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22298">
                <text:p>7.222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9882">
                <text:p>11.98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3909">
                <text:p>13.3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00611">
                <text:p>9.006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2697">
                <text:p>2.126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5335">
                <text:p>11.53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60718">
                <text:p>5.607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1332">
                <text:p>13.13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1824">
                <text:p>11.18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7956">
                <text:p>9.579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2546">
                <text:p>15.25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4706">
                <text:p>3.247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8476">
                <text:p>10.84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5133">
                <text:p>1.65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47867">
                <text:p>3.478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4674">
                <text:p>5.46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0376">
                <text:p>2.803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88958">
                <text:p>8.889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343">
                <text:p>3.03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60467">
                <text:p>0.7604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5286">
                <text:p>2.052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18302">
                <text:p>0.3183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36958">
                <text:p>0.4369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11773">
                <text:p>3.117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6665">
                <text:p>2.266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62051">
                <text:p>0.9620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4065">
                <text:p>0.440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5913">
                <text:p>2.659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75064">
                <text:p>0.5750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082">
                <text:p>0.3600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10144">
                <text:p>0.4101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10096">
                <text:p>0.2100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12665">
                <text:p>0.5126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95019">
                <text:p>0.4950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83988">
                <text:p>0.1839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8818">
                <text:p>1.688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33531">
                <text:p>0.8335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38979">
                <text:p>0.7389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5209">
                <text:p>1.652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74258">
                <text:p>3.742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3459">
                <text:p>1.634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6022">
                <text:p>1.360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31622">
                <text:p>3.316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95126">
                <text:p>3.951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20127">
                <text:p>3.201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89806">
                <text:p>0.9898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815">
                <text:p>1.18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1946">
                <text:p>2.19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859512">
                <text:p>0.0008595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6916">
                <text:p>4.69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7329">
                <text:p>1.173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80366">
                <text:p>1.803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84544">
                <text:p>0.9845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4175">
                <text:p>1.341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9135">
                <text:p>0.391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4644">
                <text:p>1.246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2934">
                <text:p>2.129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34879">
                <text:p>3.348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63881">
                <text:p>0.04638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34083">
                <text:p>0.5340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5834">
                <text:p>0.2558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1996">
                <text:p>2.019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4673">
                <text:p>3.846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24673">
                <text:p>0.9246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5526">
                <text:p>1.055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45778">
                <text:p>0.5457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774">
                <text:p>0.277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69352">
                <text:p>2.693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47289">
                <text:p>0.8472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52379">
                <text:p>0.7523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26447">
                <text:p>1.264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92837">
                <text:p>1.928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25385">
                <text:p>0.6253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82133">
                <text:p>0.6821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5736">
                <text:p>1.557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90303">
                <text:p>0.1903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9568">
                <text:p>2.095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24429">
                <text:p>0.1244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6055">
                <text:p>1.960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07421">
                <text:p>0.7074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62652">
                <text:p>0.5626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45785">
                <text:p>3.457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8869">
                <text:p>1.588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7299">
                <text:p>0.772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7078">
                <text:p>2.70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4718">
                <text:p>2.947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47954">
                <text:p>0.1479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34167">
                <text:p>3.341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21833">
                <text:p>0.5218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42333">
                <text:p>0.242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12374">
                <text:p>0.6123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72471">
                <text:p>1.724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8585">
                <text:p>1.985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23405">
                <text:p>0.7234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0889">
                <text:p>1.108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75263">
                <text:p>1.752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7065">
                <text:p>2.70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0581">
                <text:p>1.205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2036">
                <text:p>6.20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391567">
                <text:p>0.03915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16719">
                <text:p>0.5167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22274">
                <text:p>2.222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79101">
                <text:p>1.791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2295">
                <text:p>0.722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9145">
                <text:p>2.191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02779">
                <text:p>0.5027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74619">
                <text:p>0.7746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05322">
                <text:p>4.053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6422">
                <text:p>1.164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70912">
                <text:p>3.709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37945">
                <text:p>0.3379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05305">
                <text:p>0.5053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46052">
                <text:p>4.460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65086">
                <text:p>2.650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69374">
                <text:p>0.9693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10242">
                <text:p>2.102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11695">
                <text:p>0.8116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917">
                <text:p>3.9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50629">
                <text:p>0.1506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15898">
                <text:p>0.8158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94513">
                <text:p>0.7945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82327">
                <text:p>0.3823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33346">
                <text:p>2.333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00751">
                <text:p>0.2007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85725">
                <text:p>1.857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10509">
                <text:p>0.7105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24297">
                <text:p>2.242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46201">
                <text:p>2.462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45301">
                <text:p>0.7453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617642">
                <text:p>0.006176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22534">
                <text:p>1.225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76256">
                <text:p>0.5762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6238">
                <text:p>1.362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12906">
                <text:p>5.129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86787">
                <text:p>3.867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5212">
                <text:p>1.52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56916">
                <text:p>1.569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62008">
                <text:p>2.620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4557">
                <text:p>1.445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6803">
                <text:p>1.168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77439">
                <text:p>0.3774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9875">
                <text:p>0.598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20617">
                <text:p>2.206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8558">
                <text:p>1.485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05021">
                <text:p>5.050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05103">
                <text:p>0.5051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18712">
                <text:p>1.187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65267">
                <text:p>0.2652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8344">
                <text:p>1.83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905025">
                <text:p>0.09050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21646">
                <text:p>4.216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41345">
                <text:p>0.6413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23706">
                <text:p>0.7237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795">
                <text:p>3.7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63605">
                <text:p>3.636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04897">
                <text:p>3.048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90573">
                <text:p>2.905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57269">
                <text:p>0.6572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71014">
                <text:p>1.710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49632">
                <text:p>4.496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86499">
                <text:p>1.864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41427">
                <text:p>0.9414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54428">
                <text:p>0.6544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10129">
                <text:p>2.101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26504">
                <text:p>5.265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09884">
                <text:p>2.098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50266">
                <text:p>0.5502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0423">
                <text:p>1.604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92253">
                <text:p>0.4922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19593">
                <text:p>0.2195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08732">
                <text:p>2.087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73323">
                <text:p>0.2733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09911">
                <text:p>3.099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44978">
                <text:p>1.449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.1559">
                <text:p>14.15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31912">
                <text:p>0.7319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14382">
                <text:p>1.143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45328">
                <text:p>1.453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715162">
                <text:p>0.07151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39253">
                <text:p>1.392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48437">
                <text:p>6.484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34828">
                <text:p>2.348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66625">
                <text:p>0.6666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00029">
                <text:p>2.000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32535">
                <text:p>3.325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21679">
                <text:p>5.216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78867">
                <text:p>2.788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0309">
                <text:p>0.303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32706">
                <text:p>0.6327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36977">
                <text:p>0.5369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28406">
                <text:p>0.5284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86322">
                <text:p>1.863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34976">
                <text:p>4.349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49995">
                <text:p>1.499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75758">
                <text:p>5.757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8613">
                <text:p>1.086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809">
                <text:p>1.18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15847">
                <text:p>0.01158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2369">
                <text:p>0.623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66381">
                <text:p>2.663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49724">
                <text:p>1.497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79657">
                <text:p>2.796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3313">
                <text:p>0.133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73131">
                <text:p>0.4731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4192">
                <text:p>0.841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35354">
                <text:p>0.1353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46559">
                <text:p>1.4655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71065">
                <text:p>0.2710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79636">
                <text:p>3.796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04395">
                <text:p>2.043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25654">
                <text:p>0.4256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46226">
                <text:p>0.9462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236">
                <text:p>1.22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579989">
                <text:p>0.05799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739305">
                <text:p>0.07393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40275">
                <text:p>4.402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96967">
                <text:p>0.9969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15608">
                <text:p>0.3156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274">
                <text:p>2.12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710623">
                <text:p>0.07106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3907">
                <text:p>4.39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21048">
                <text:p>3.210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40379">
                <text:p>1.403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72629">
                <text:p>0.5726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83405">
                <text:p>0.4834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.05877">
                <text:p>6.058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98586">
                <text:p>0.79858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1579">
                <text:p>3.15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10812">
                <text:p>0.9108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07116">
                <text:p>1.071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22278">
                <text:p>1.222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00573">
                <text:p>1.005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96349">
                <text:p>1.963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08919">
                <text:p>0.2089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17118">
                <text:p>2.171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80846">
                <text:p>7.808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29731">
                <text:p>0.5297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10792">
                <text:p>4.107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79836">
                <text:p>1.798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20056">
                <text:p>2.200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58832">
                <text:p>0.7588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7088">
                <text:p>2.708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01521">
                <text:p>1.0152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15518">
                <text:p>2.155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83046">
                <text:p>0.7830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14594">
                <text:p>1.145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59693">
                <text:p>4.596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03438">
                <text:p>6.034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49226">
                <text:p>0.6492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